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9DC3E6" style:repeat-content="false"/>
      <style:paragraph-properties fo:text-align="end" fo:margin-righ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C3D69B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background-color="#D99694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5" style:family="table-cell" style:parent-style-name="Default" style:data-style-name="N3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AC08F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8" style:family="table-cell" style:parent-style-name="Default" style:data-style-name="N30">
      <style:table-cell-properties style:vertical-align="automatic" fo:background-color="#548DD4" style:repeat-content="false"/>
      <style:paragraph-properties fo:text-align="end" fo:margin-righ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0" style:family="table-cell" style:parent-style-name="Default" style:data-style-name="N30">
      <style:table-cell-properties style:vertical-align="automatic" fo:background-color="#B2B2B2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8A202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5" style:family="table-cell" style:parent-style-name="Default" style:data-style-name="N3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fo:background-color="#92CDDC" style:repeat-content="false"/>
      <style:paragraph-properties fo:text-align="end" fo:margin-righ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background-color="#A9D18E" style:repeat-content="false"/>
      <style:paragraph-properties fo:text-align="end" fo:margin-righ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3" style:family="table-cell" style:parent-style-name="Default" style:data-style-name="N3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6" style:family="table-cell" style:parent-style-name="Default" style:data-style-name="N30">
      <style:table-cell-properties style:vertical-align="automatic" fo:background-color="#FFD966" style:repeat-content="false"/>
      <style:paragraph-properties fo:text-align="end" fo:margin-right="0c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AFABAB" style:repeat-content="false"/>
      <style:paragraph-properties fo:text-align="end" fo:margin-right="0cm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background-color="#0070C0" style:repeat-content="false"/>
      <style:paragraph-properties fo:text-align="end" fo:margin-right="0cm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E59F93" style:repeat-content="false"/>
      <style:paragraph-properties fo:text-align="end" fo:margin-right="0cm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47" style:family="table-cell" style:parent-style-name="Default" style:data-style-name="N3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automatic" fo:background-color="#F8CBAD" style:repeat-content="false"/>
      <style:paragraph-properties fo:text-align="end" fo:margin-righ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1" style:family="table-cell" style:parent-style-name="Default" style:data-style-name="N3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style:vertical-align="automatic" fo:background-color="#5B9BD5" style:repeat-content="false"/>
      <style:paragraph-properties fo:text-align="end" fo:margin-righ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7" style:family="table-cell" style:parent-style-name="Default" style:data-style-name="N3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 fo:background-color="#A9D08E" style:repeat-content="false"/>
      <style:paragraph-properties fo:text-align="end" fo:margin-right="0cm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A9D08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automatic" fo:background-color="#AEAAAA" style:repeat-content="false"/>
      <style:paragraph-properties fo:text-align="end" fo:margin-righ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3" style:family="table-cell" style:parent-style-name="Default" style:data-style-name="N3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C5E0B4" style:repeat-content="false"/>
      <style:paragraph-properties fo:text-align="end" fo:margin-righ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automatic" fo:background-color="#C6E0B4" style:repeat-content="false"/>
      <style:paragraph-properties fo:text-align="end" fo:margin-righ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68" style:family="table-cell" style:parent-style-name="Default" style:data-style-name="N3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automatic" fo:background-color="#B2A2C7" style:repeat-content="false"/>
      <style:paragraph-properties fo:text-align="end" fo:margin-right="0c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automatic" fo:background-color="#F4B183" style:repeat-content="false"/>
      <style:paragraph-properties fo:text-align="end" fo:margin-right="0c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72" style:family="table-cell" style:parent-style-name="Default" style:data-style-name="N3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automatic" fo:background-color="#D9E1F2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Default" style:data-style-name="N3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automatic" fo:background-color="#F4B084" style:repeat-content="false"/>
      <style:paragraph-properties fo:text-align="end" fo:margin-righ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automatic" fo:background-color="#E2F0D9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style:vertical-align="automatic" fo:background-color="#FFE699" style:repeat-content="false"/>
      <style:paragraph-properties fo:text-align="end" fo:margin-righ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81" style:family="table-cell" style:parent-style-name="Default" style:data-style-name="N3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84" style:family="table-cell" style:parent-style-name="Default" style:data-style-name="N3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automatic" fo:background-color="#BFBFBF" style:repeat-content="false"/>
      <style:paragraph-properties fo:text-align="end" fo:margin-right="0cm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7" style:family="table-cell" style:parent-style-name="Default" style:data-style-name="N3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style:vertical-align="automatic" fo:background-color="#FFC000" style:repeat-content="false"/>
      <style:paragraph-properties fo:text-align="end" fo:margin-right="0c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C78FFF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1" style:family="table-cell" style:parent-style-name="Default" style:data-style-name="N30">
      <style:table-cell-properties style:vertical-align="automatic" fo:background-color="#C78FFF" style:repeat-content="false"/>
      <style:paragraph-properties fo:text-align="end" fo:margin-right="0cm"/>
      <style:text-properties fo:font-size="10pt" style:font-size-asian="10pt" style:font-size-complex="10pt"/>
    </style:style>
    <style:style style:name="ce92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93" style:family="table-cell" style:parent-style-name="Default" style:data-style-name="N36">
      <style:table-cell-properties fo:background-color="#C78FFF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00EE0B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96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99" style:family="table-cell" style:parent-style-name="Default" style:data-style-name="N30">
      <style:table-cell-properties style:vertical-align="automatic" fo:background-color="#C9C9C9" style:repeat-content="false"/>
      <style:paragraph-properties fo:text-align="end" fo:margin-right="0cm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#9BC2E6"/>
    </style:style>
    <style:style style:name="T1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BEC0C2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36763888888889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19.3675cm"/>
    </style:style>
    <style:style style:name="co5" style:family="table-column">
      <style:table-column-properties fo:break-before="auto" style:column-width="7.63763888888889cm"/>
    </style:style>
    <style:style style:name="co6" style:family="table-column">
      <style:table-column-properties fo:break-before="auto" style:column-width="3.61597222222222cm"/>
    </style:style>
    <style:style style:name="co7" style:family="table-column">
      <style:table-column-properties fo:break-before="auto" style:column-width="1.71097222222222cm"/>
    </style:style>
    <style:style style:name="co8" style:family="table-column">
      <style:table-column-properties fo:break-before="auto" style:column-width="5.30930555555556cm"/>
    </style:style>
    <style:style style:name="co9" style:family="table-column">
      <style:table-column-properties fo:break-before="auto" style:column-width="2.13430555555556cm"/>
    </style:style>
    <style:style style:name="co10" style:family="table-column">
      <style:table-column-properties fo:break-before="auto" style:column-width="6.20888888888889cm"/>
    </style:style>
    <style:style style:name="co11" style:family="table-column">
      <style:table-column-properties fo:break-before="auto" style:column-width="7.24958333333333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3.19263888888889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tooltip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options</text:p>
          </table:table-cell>
          <table:table-cell office:value-type="string" table:style-name="ce2">
            <text:p>default</text:p>
          </table:table-cell>
          <table:table-cell office:value-type="string" table:style-name="ce2">
            <text:p>minor</text:p>
          </table:table-cell>
          <table:table-cell office:value-type="string" table:style-name="ce2">
            <text:p>major</text:p>
          </table:table-cell>
          <table:table-cell office:value-type="string" table:style-name="ce2">
            <text:p>namespace</text:p>
          </table:table-cell>
          <table:table-cell office:value-type="string" table:style-name="ce2">
            <text:p>symbol</text:p>
          </table:table-cell>
          <table:table-cell office:value-type="string" table:style-name="ce2">
            <text:p>dependency_group</text:p>
          </table:table-cell>
          <table:table-cell office:value-type="string" table:style-name="ce2">
            <text:p>local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5">
            <text:p>syntax</text:p>
          </table:table-cell>
          <table:table-cell office:value-type="string" table:style-name="ce5">
            <text:p>Syntax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Declares the syntax of the G-code (mm or in, comments () or ; etc</text:p>
          </table:table-cell>
          <table:table-cell table:style-name="ce5"/>
          <table:table-cell office:value-type="string" table:style-name="ce5">
            <text:p>Beam, Cincinnati, Common, Dmg Dmu, GKN, Gudel, Haas Inch, Haas Metric, Haas Metric No Comments, Hurco,Ingersoll,Marlin,Marlin Pellet,Mazak,MVP,RomiFanuc,RPBF,Siemens,SkyBaam,Thermwood,Wolf,RepRap,Mach4,AeroBasic,Sheet Lamination,Meld,ORNL,Okuma,Tormach,AML3D,KraussMaffei,Sandia,5AxisMarlin,Meltio,Adamantine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2]; &quot;::&quot;; [.H2])); &quot; &quot;; &quot;&quot;); &quot;/&quot;; &quot;&quot;); &quot;-&quot;; &quot;&quot;)" table:style-name="ce5">
            <text:p>Printer::MachineSetup</text:p>
          </table:table-cell>
          <table:table-cell office:value-type="string" office:string-value="kSyntax" table:formula="of:=SUBSTITUTE(SUBSTITUTE(SUBSTITUTE((COM.MICROSOFT.CONCAT(&quot;k&quot;; [.B2])); &quot; &quot;; &quot;&quot;); &quot;/&quot;; &quot;&quot;); &quot;-&quot;; &quot;&quot;)" table:style-name="ce5">
            <text:p>kSyntax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machine_type</text:p>
          </table:table-cell>
          <table:table-cell office:value-type="string" table:style-name="ce5">
            <text:p>Machine Type</text:p>
          </table:table-cell>
          <table:table-cell office:value-type="string" table:style-name="ce5">
            <text:p>enumeration</text:p>
          </table:table-cell>
          <table:table-cell office:value-type="string" table:style-name="ce5">
            <text:p>What type of machine</text:p>
          </table:table-cell>
          <table:table-cell table:style-name="ce5"/>
          <table:table-cell office:value-type="string" table:style-name="ce5">
            <text:p>Pellet,Filament,Wire_Arc,Laser_Wire,Concrete,Thermoset</text:p>
          </table:table-cell>
          <table:table-cell office:value-type="float" office:value="0" table:style-name="ce6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3]; &quot;::&quot;; [.H3])); &quot; &quot;; &quot;&quot;); &quot;/&quot;; &quot;&quot;); &quot;-&quot;; &quot;&quot;)" table:style-name="ce5">
            <text:p>Printer::MachineSetup</text:p>
          </table:table-cell>
          <table:table-cell office:value-type="string" office:string-value="kMachineType" table:formula="of:=SUBSTITUTE(SUBSTITUTE(SUBSTITUTE((COM.MICROSOFT.CONCAT(&quot;k&quot;; [.B3])); &quot; &quot;; &quot;&quot;); &quot;/&quot;; &quot;&quot;); &quot;-&quot;; &quot;&quot;)" table:style-name="ce5">
            <text:p>kMachineTyp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G2_3</text:p>
          </table:table-cell>
          <table:table-cell office:value-type="string" table:style-name="ce5">
            <text:p>Supports G2/G3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G2/G3 for spiral commands. <text:s/>Otherwise, the spiral will be comprised of G1s.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4]; &quot;::&quot;; [.H4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G2G3" table:formula="of:=SUBSTITUTE(SUBSTITUTE(SUBSTITUTE((COM.MICROSOFT.CONCAT(&quot;k&quot;; [.B4])); &quot; &quot;; &quot;&quot;); &quot;/&quot;; &quot;&quot;); &quot;-&quot;; &quot;&quot;)" table:style-name="ce5">
            <text:p>kSupportsG2G3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a</text:p>
          </table:table-cell>
          <table:table-cell office:value-type="string" table:style-name="ce5">
            <text:p>Axis A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A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5]; &quot;::&quot;; [.H5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A" table:formula="of:=SUBSTITUTE(SUBSTITUTE(SUBSTITUTE((COM.MICROSOFT.CONCAT(&quot;k&quot;; [.B5])); &quot; &quot;; &quot;&quot;); &quot;/&quot;; &quot;&quot;); &quot;-&quot;; &quot;&quot;)" table:style-name="ce5">
            <text:p>kAxisA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b</text:p>
          </table:table-cell>
          <table:table-cell office:value-type="string" table:style-name="ce5">
            <text:p>Axis B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B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6]; &quot;::&quot;; [.H6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B" table:formula="of:=SUBSTITUTE(SUBSTITUTE(SUBSTITUTE((COM.MICROSOFT.CONCAT(&quot;k&quot;; [.B6])); &quot; &quot;; &quot;&quot;); &quot;/&quot;; &quot;&quot;); &quot;-&quot;; &quot;&quot;)" table:style-name="ce5">
            <text:p>kAxisB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axis_c</text:p>
          </table:table-cell>
          <table:table-cell office:value-type="string" table:style-name="ce5">
            <text:p>Axis C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Sets the printing angle for the C axis</text:p>
          </table:table-cell>
          <table:table-cell office:value-type="string" table:style-name="ce5">
            <text:p>{"OR": [{"syntax": 4}, {"syntax": 32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7]; &quot;::&quot;; [.H7])); &quot; &quot;; &quot;&quot;); &quot;/&quot;; &quot;&quot;); &quot;-&quot;; &quot;&quot;)" table:style-name="ce5">
            <text:p>Printer::MachineSetup</text:p>
          </table:table-cell>
          <table:table-cell office:value-type="string" office:string-value="kAxisC" table:formula="of:=SUBSTITUTE(SUBSTITUTE(SUBSTITUTE((COM.MICROSOFT.CONCAT(&quot;k&quot;; [.B7])); &quot; &quot;; &quot;&quot;); &quot;/&quot;; &quot;&quot;); &quot;-&quot;; &quot;&quot;)" table:style-name="ce5">
            <text:p>kAxisC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tool_coordinate</text:p>
          </table:table-cell>
          <table:table-cell office:value-type="string" table:style-name="ce5">
            <text:p>Tool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tool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8]; &quot;::&quot;; [.H8])); &quot; &quot;; &quot;&quot;); &quot;/&quot;; &quot;&quot;); &quot;-&quot;; &quot;&quot;)" table:style-name="ce5">
            <text:p>Printer::MachineSetup</text:p>
          </table:table-cell>
          <table:table-cell office:value-type="string" office:string-value="kToolCoordinate" table:formula="of:=SUBSTITUTE(SUBSTITUTE(SUBSTITUTE((COM.MICROSOFT.CONCAT(&quot;k&quot;; [.B8])); &quot; &quot;; &quot;&quot;); &quot;/&quot;; &quot;&quot;); &quot;-&quot;; &quot;&quot;)" table:style-name="ce5">
            <text:p>kTool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base_coordinate</text:p>
          </table:table-cell>
          <table:table-cell office:value-type="string" table:style-name="ce5">
            <text:p>Base Coordinate</text:p>
          </table:table-cell>
          <table:table-cell office:value-type="string" table:style-name="ce5">
            <text:p>number</text:p>
          </table:table-cell>
          <table:table-cell office:value-type="string" table:style-name="ce5">
            <text:p>Sets the base coordinate - used by GK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9]; &quot;::&quot;; [.H9])); &quot; &quot;; &quot;&quot;); &quot;/&quot;; &quot;&quot;); &quot;-&quot;; &quot;&quot;)" table:style-name="ce5">
            <text:p>Printer::MachineSetup</text:p>
          </table:table-cell>
          <table:table-cell office:value-type="string" office:string-value="kBaseCoordinate" table:formula="of:=SUBSTITUTE(SUBSTITUTE(SUBSTITUTE((COM.MICROSOFT.CONCAT(&quot;k&quot;; [.B9])); &quot; &quot;; &quot;&quot;); &quot;/&quot;; &quot;&quot;); &quot;-&quot;; &quot;&quot;)" table:style-name="ce5">
            <text:p>kBaseCoordinat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E1</text:p>
          </table:table-cell>
          <table:table-cell office:value-type="string" table:style-name="ce5">
            <text:p>Supports E1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tilt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0]; &quot;::&quot;; [.H10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1" table:formula="of:=SUBSTITUTE(SUBSTITUTE(SUBSTITUTE((COM.MICROSOFT.CONCAT(&quot;k&quot;; [.B10])); &quot; &quot;; &quot;&quot;); &quot;/&quot;; &quot;&quot;); &quot;-&quot;; &quot;&quot;)" table:style-name="ce5">
            <text:p>kSupportsE1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">
            <text:p>supports_E2</text:p>
          </table:table-cell>
          <table:table-cell office:value-type="string" table:style-name="ce5">
            <text:p>Supports E2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chine will use E1 commands for table rotation</text:p>
          </table:table-cell>
          <table:table-cell office:value-type="string" table:style-name="ce5">
            <text:p>{"syntax": 4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Machine Setup</text:p>
          </table:table-cell>
          <table:table-cell office:value-type="string" table:style-name="ce5">
            <text:p>Printer</text:p>
          </table:table-cell>
          <table:table-cell office:value-type="string" office:string-value="Printer::MachineSetup" table:formula="of:=SUBSTITUTE(SUBSTITUTE(SUBSTITUTE((COM.MICROSOFT.CONCAT([.I11]; &quot;::&quot;; [.H11])); &quot; &quot;; &quot;&quot;); &quot;/&quot;; &quot;&quot;); &quot;-&quot;; &quot;&quot;)" table:style-name="ce5">
            <text:p>Printer::MachineSetup</text:p>
          </table:table-cell>
          <table:table-cell office:value-type="string" office:string-value="kSupportsE2" table:formula="of:=SUBSTITUTE(SUBSTITUTE(SUBSTITUTE((COM.MICROSOFT.CONCAT(&quot;k&quot;; [.B11])); &quot; &quot;; &quot;&quot;); &quot;/&quot;; &quot;&quot;); &quot;-&quot;; &quot;&quot;)" table:style-name="ce5">
            <text:p>kSupportsE2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build_volume_type</text:p>
          </table:table-cell>
          <table:table-cell office:value-type="string" table:style-name="ce8">
            <text:p>Build Volume Typ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Sets the general build volume type</text:p>
          </table:table-cell>
          <table:table-cell table:style-name="ce8"/>
          <table:table-cell office:value-type="string" table:style-name="ce8">
            <text:p>Rectangular, Cylindrical, Toroidal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2]; &quot;::&quot;; [.H12])); &quot; &quot;; &quot;&quot;); &quot;/&quot;; &quot;&quot;); &quot;-&quot;; &quot;&quot;)" table:style-name="ce8">
            <text:p>Printer::Dimensions</text:p>
          </table:table-cell>
          <table:table-cell office:value-type="string" office:string-value="kBuildVolumeType" table:formula="of:=SUBSTITUTE(SUBSTITUTE(SUBSTITUTE((COM.MICROSOFT.CONCAT(&quot;k&quot;; [.B12])); &quot; &quot;; &quot;&quot;); &quot;/&quot;; &quot;&quot;); &quot;-&quot;; &quot;&quot;)" table:style-name="ce8">
            <text:p>kBuildVolumeTyp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x</text:p>
          </table:table-cell>
          <table:table-cell office:value-type="string" table:style-name="ce8">
            <text:p>Min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3]; &quot;::&quot;; [.H13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X" table:formula="of:=SUBSTITUTE(SUBSTITUTE(SUBSTITUTE((COM.MICROSOFT.CONCAT(&quot;k&quot;; [.B13])); &quot; &quot;; &quot;&quot;); &quot;/&quot;; &quot;&quot;); &quot;-&quot;; &quot;&quot;)" table:style-name="ce8">
            <text:p>kMin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aximum_x</text:p>
          </table:table-cell>
          <table:table-cell office:value-type="string" table:style-name="ce8">
            <text:p>Maximum X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X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4]; &quot;::&quot;; [.H14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X" table:formula="of:=SUBSTITUTE(SUBSTITUTE(SUBSTITUTE((COM.MICROSOFT.CONCAT(&quot;k&quot;; [.B14])); &quot; &quot;; &quot;&quot;); &quot;/&quot;; &quot;&quot;); &quot;-&quot;; &quot;&quot;)" table:style-name="ce8">
            <text:p>kMaximum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y</text:p>
          </table:table-cell>
          <table:table-cell office:value-type="string" table:style-name="ce8">
            <text:p>Min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5]; &quot;::&quot;; [.H15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Y" table:formula="of:=SUBSTITUTE(SUBSTITUTE(SUBSTITUTE((COM.MICROSOFT.CONCAT(&quot;k&quot;; [.B15])); &quot; &quot;; &quot;&quot;); &quot;/&quot;; &quot;&quot;); &quot;-&quot;; &quot;&quot;)" table:style-name="ce8">
            <text:p>kMin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aximum_y</text:p>
          </table:table-cell>
          <table:table-cell office:value-type="string" table:style-name="ce8">
            <text:p>Maximum Y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Y axis value</text:p>
          </table:table-cell>
          <table:table-cell office:value-type="string" table:style-name="ce8">
            <text:p>{"build_volume_type": 0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6]; &quot;::&quot;; [.H16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Y" table:formula="of:=SUBSTITUTE(SUBSTITUTE(SUBSTITUTE((COM.MICROSOFT.CONCAT(&quot;k&quot;; [.B16])); &quot; &quot;; &quot;&quot;); &quot;/&quot;; &quot;&quot;); &quot;-&quot;; &quot;&quot;)" table:style-name="ce8">
            <text:p>kMaximum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8">
            <text:p>minimum_z</text:p>
          </table:table-cell>
          <table:table-cell office:value-type="string" table:style-name="ce8">
            <text:p>Min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7]; &quot;::&quot;; [.H17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Z" table:formula="of:=SUBSTITUTE(SUBSTITUTE(SUBSTITUTE((COM.MICROSOFT.CONCAT(&quot;k&quot;; [.B17])); &quot; &quot;; &quot;&quot;); &quot;/&quot;; &quot;&quot;); &quot;-&quot;; &quot;&quot;)" table:style-name="ce8">
            <text:p>kMin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z</text:p>
          </table:table-cell>
          <table:table-cell office:value-type="string" table:style-name="ce8">
            <text:p>Maximum Z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aximum Z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8]; &quot;::&quot;; [.H18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Z" table:formula="of:=SUBSTITUTE(SUBSTITUTE(SUBSTITUTE((COM.MICROSOFT.CONCAT(&quot;k&quot;; [.B18])); &quot; &quot;; &quot;&quot;); &quot;/&quot;; &quot;&quot;); &quot;-&quot;; &quot;&quot;)" table:style-name="ce8">
            <text:p>kMaximumZ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inner_radius</text:p>
          </table:table-cell>
          <table:table-cell office:value-type="string" table:style-name="ce8">
            <text:p>Inn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ner radius value</text:p>
          </table:table-cell>
          <table:table-cell office:value-type="string" table:style-name="ce8">
            <text:p>{"build_volume_type": 2}</text:p>
          </table:table-cell>
          <table:table-cell table:style-name="ce8"/>
          <table:table-cell office:value-type="float" office:value="100000" table:style-name="ce10">
            <text:p>1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19]; &quot;::&quot;; [.H19])); &quot; &quot;; &quot;&quot;); &quot;/&quot;; &quot;&quot;); &quot;-&quot;; &quot;&quot;)" table:style-name="ce8">
            <text:p>Printer::Dimensions</text:p>
          </table:table-cell>
          <table:table-cell office:value-type="string" office:string-value="kInnerRadius" table:formula="of:=SUBSTITUTE(SUBSTITUTE(SUBSTITUTE((COM.MICROSOFT.CONCAT(&quot;k&quot;; [.B19])); &quot; &quot;; &quot;&quot;); &quot;/&quot;; &quot;&quot;); &quot;-&quot;; &quot;&quot;)" table:style-name="ce8">
            <text:p>kInn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outer_radius</text:p>
          </table:table-cell>
          <table:table-cell office:value-type="string" table:style-name="ce8">
            <text:p>Outer Radius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uter radius value</text:p>
          </table:table-cell>
          <table:table-cell office:value-type="string" table:style-name="ce8">
            <text:p>{"OR": [{"build_volume_type": 1}, {"build_volume_type": 2}]}</text:p>
          </table:table-cell>
          <table:table-cell table:style-name="ce8"/>
          <table:table-cell office:value-type="float" office:value="1000000" table:style-name="ce10">
            <text:p>100000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0]; &quot;::&quot;; [.H20])); &quot; &quot;; &quot;&quot;); &quot;/&quot;; &quot;&quot;); &quot;-&quot;; &quot;&quot;)" table:style-name="ce8">
            <text:p>Printer::Dimensions</text:p>
          </table:table-cell>
          <table:table-cell office:value-type="string" office:string-value="kOuterRadius" table:formula="of:=SUBSTITUTE(SUBSTITUTE(SUBSTITUTE((COM.MICROSOFT.CONCAT(&quot;k&quot;; [.B20])); &quot; &quot;; &quot;&quot;); &quot;/&quot;; &quot;&quot;); &quot;-&quot;; &quot;&quot;)" table:style-name="ce8">
            <text:p>kOuterRadiu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x_offset</text:p>
          </table:table-cell>
          <table:table-cell office:value-type="string" table:style-name="ce8">
            <text:p>X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X position of origin from the minimum X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1]; &quot;::&quot;; [.H21])); &quot; &quot;; &quot;&quot;); &quot;/&quot;; &quot;&quot;); &quot;-&quot;; &quot;&quot;)" table:style-name="ce8">
            <text:p>Printer::Dimensions</text:p>
          </table:table-cell>
          <table:table-cell office:value-type="string" office:string-value="kXOffset" table:formula="of:=SUBSTITUTE(SUBSTITUTE(SUBSTITUTE((COM.MICROSOFT.CONCAT(&quot;k&quot;; [.B21])); &quot; &quot;; &quot;&quot;); &quot;/&quot;; &quot;&quot;); &quot;-&quot;; &quot;&quot;)" table:style-name="ce8">
            <text:p>kX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y_offset</text:p>
          </table:table-cell>
          <table:table-cell office:value-type="string" table:style-name="ce8">
            <text:p>Y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Offset Y position of origin from the minimum Y axis value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2]; &quot;::&quot;; [.H22])); &quot; &quot;; &quot;&quot;); &quot;/&quot;; &quot;&quot;); &quot;-&quot;; &quot;&quot;)" table:style-name="ce8">
            <text:p>Printer::Dimensions</text:p>
          </table:table-cell>
          <table:table-cell office:value-type="string" office:string-value="kYOffset" table:formula="of:=SUBSTITUTE(SUBSTITUTE(SUBSTITUTE((COM.MICROSOFT.CONCAT(&quot;k&quot;; [.B22])); &quot; &quot;; &quot;&quot;); &quot;/&quot;; &quot;&quot;); &quot;-&quot;; &quot;&quot;)" table:style-name="ce8">
            <text:p>kY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z_offset</text:p>
          </table:table-cell>
          <table:table-cell office:value-type="string" table:style-name="ce8">
            <text:p>Z Offset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of the Z axis where the nozzle touches the build surface (table at maximum value)</text:p>
          </table:table-cell>
          <table:table-cell table:number-columns-repeated="2"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3]; &quot;::&quot;; [.H23])); &quot; &quot;; &quot;&quot;); &quot;/&quot;; &quot;&quot;); &quot;-&quot;; &quot;&quot;)" table:style-name="ce8">
            <text:p>Printer::Dimensions</text:p>
          </table:table-cell>
          <table:table-cell office:value-type="string" office:string-value="kZOffset" table:formula="of:=SUBSTITUTE(SUBSTITUTE(SUBSTITUTE((COM.MICROSOFT.CONCAT(&quot;k&quot;; [.B23])); &quot; &quot;; &quot;&quot;); &quot;/&quot;; &quot;&quot;); &quot;-&quot;; &quot;&quot;)" table:style-name="ce8">
            <text:p>kZOffset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variable_for_z</text:p>
          </table:table-cell>
          <table:table-cell office:value-type="string" table:style-name="ce8">
            <text:p>Use Variable for Z Posi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a variable, #200, is issued in place of the Z offset. Z motions are output as mathematical operations on the variable.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4]; &quot;::&quot;; [.H24])); &quot; &quot;; &quot;&quot;); &quot;/&quot;; &quot;&quot;); &quot;-&quot;; &quot;&quot;)" table:style-name="ce8">
            <text:p>Printer::Dimensions</text:p>
          </table:table-cell>
          <table:table-cell office:value-type="string" office:string-value="kUseVariableforZPosition" table:formula="of:=SUBSTITUTE(SUBSTITUTE(SUBSTITUTE((COM.MICROSOFT.CONCAT(&quot;k&quot;; [.B24])); &quot; &quot;; &quot;&quot;); &quot;/&quot;; &quot;&quot;); &quot;-&quot;; &quot;&quot;)" table:style-name="ce8">
            <text:p>kUseVariableforZPosi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w_axis</text:p>
          </table:table-cell>
          <table:table-cell office:value-type="string" table:style-name="ce8">
            <text:p>Enable W Axis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axis will be enabled for Z motion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5]; &quot;::&quot;; [.H2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WAxis" table:formula="of:=SUBSTITUTE(SUBSTITUTE(SUBSTITUTE((COM.MICROSOFT.CONCAT(&quot;k&quot;; [.B25])); &quot; &quot;; &quot;&quot;); &quot;/&quot;; &quot;&quot;); &quot;-&quot;; &quot;&quot;)" table:style-name="ce8">
            <text:p>kEnableWAxis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inimum_w</text:p>
          </table:table-cell>
          <table:table-cell office:value-type="string" table:style-name="ce8">
            <text:p>Min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6]; &quot;::&quot;; [.H26])); &quot; &quot;; &quot;&quot;); &quot;/&quot;; &quot;&quot;); &quot;-&quot;; &quot;&quot;)" table:style-name="ce8">
            <text:p>Printer::Dimensions</text:p>
          </table:table-cell>
          <table:table-cell office:value-type="string" office:string-value="kMinimumW" table:formula="of:=SUBSTITUTE(SUBSTITUTE(SUBSTITUTE((COM.MICROSOFT.CONCAT(&quot;k&quot;; [.B26])); &quot; &quot;; &quot;&quot;); &quot;/&quot;; &quot;&quot;); &quot;-&quot;; &quot;&quot;)" table:style-name="ce8">
            <text:p>kMin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maximum_w</text:p>
          </table:table-cell>
          <table:table-cell office:value-type="string" table:style-name="ce8">
            <text:p>Maximum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Minimum W axis value (enter 0 to disable)</text:p>
          </table:table-cell>
          <table:table-cell office:value-type="string" table:style-name="ce8">
            <text:p>{"enable_w_axis": true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7]; &quot;::&quot;; [.H27])); &quot; &quot;; &quot;&quot;); &quot;/&quot;; &quot;&quot;); &quot;-&quot;; &quot;&quot;)" table:style-name="ce8">
            <text:p>Printer::Dimensions</text:p>
          </table:table-cell>
          <table:table-cell office:value-type="string" office:string-value="kMaximumW" table:formula="of:=SUBSTITUTE(SUBSTITUTE(SUBSTITUTE((COM.MICROSOFT.CONCAT(&quot;k&quot;; [.B27])); &quot; &quot;; &quot;&quot;); &quot;/&quot;; &quot;&quot;); &quot;-&quot;; &quot;&quot;)" table:style-name="ce8">
            <text:p>kMaximum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initial_w</text:p>
          </table:table-cell>
          <table:table-cell office:value-type="string" table:style-name="ce8">
            <text:p>Initial W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Initial W position when printing in Z only mode</text:p>
          </table:table-cell>
          <table:table-cell office:value-type="string" table:style-name="ce8">
            <text:p>{"AND": [{"enable_w_axis": true}, {"layer_change": 0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8]; &quot;::&quot;; [.H28])); &quot; &quot;; &quot;&quot;); &quot;/&quot;; &quot;&quot;); &quot;-&quot;; &quot;&quot;)" table:style-name="ce8">
            <text:p>Printer::Dimensions</text:p>
          </table:table-cell>
          <table:table-cell office:value-type="string" office:string-value="kInitialW" table:formula="of:=SUBSTITUTE(SUBSTITUTE(SUBSTITUTE((COM.MICROSOFT.CONCAT(&quot;k&quot;; [.B28])); &quot; &quot;; &quot;&quot;); &quot;/&quot;; &quot;&quot;); &quot;-&quot;; &quot;&quot;)" table:style-name="ce8">
            <text:p>kInitialW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layer_change</text:p>
          </table:table-cell>
          <table:table-cell office:value-type="string" table:style-name="ce8">
            <text:p>Layer Change</text:p>
          </table:table-cell>
          <table:table-cell office:value-type="string" table:style-name="ce8">
            <text:p>enumeration</text:p>
          </table:table-cell>
          <table:table-cell office:value-type="string" table:style-name="ce8">
            <text:p>What type of Z axis movement is used to change layers</text:p>
          </table:table-cell>
          <table:table-cell office:value-type="string" table:style-name="ce8">
            <text:p>{"syntax": 1}</text:p>
          </table:table-cell>
          <table:table-cell office:value-type="string" table:style-name="ce8">
            <text:p>Z_ONLY, W_ONLY, BOTH_Z_AND_W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29]; &quot;::&quot;; [.H29])); &quot; &quot;; &quot;&quot;); &quot;/&quot;; &quot;&quot;); &quot;-&quot;; &quot;&quot;)" table:style-name="ce8">
            <text:p>Printer::Dimensions</text:p>
          </table:table-cell>
          <table:table-cell office:value-type="string" office:string-value="kLayerChange" table:formula="of:=SUBSTITUTE(SUBSTITUTE(SUBSTITUTE((COM.MICROSOFT.CONCAT(&quot;k&quot;; [.B29])); &quot; &quot;; &quot;&quot;); &quot;/&quot;; &quot;&quot;); &quot;-&quot;; &quot;&quot;)" table:style-name="ce8">
            <text:p>kLayerChang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</text:p>
          </table:table-cell>
          <table:table-cell office:value-type="string" table:style-name="ce8">
            <text:p>Use Doffing Station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If selected, W Table will lower to a specific height at the end of print</text:p>
          </table:table-cell>
          <table:table-cell office:value-type="string" table:style-name="ce8">
            <text:p>{"syntax": 1}</text:p>
          </table:table-cell>
          <table:table-cell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0]; &quot;::&quot;; [.H30])); &quot; &quot;; &quot;&quot;); &quot;/&quot;; &quot;&quot;); &quot;-&quot;; &quot;&quot;)" table:style-name="ce8">
            <text:p>Printer::Dimensions</text:p>
          </table:table-cell>
          <table:table-cell office:value-type="string" office:string-value="kUseDoffingStation" table:formula="of:=SUBSTITUTE(SUBSTITUTE(SUBSTITUTE((COM.MICROSOFT.CONCAT(&quot;k&quot;; [.B30])); &quot; &quot;; &quot;&quot;); &quot;/&quot;; &quot;&quot;); &quot;-&quot;; &quot;&quot;)" table:style-name="ce8">
            <text:p>kUseDoffingSt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doffing_location</text:p>
          </table:table-cell>
          <table:table-cell office:value-type="string" table:style-name="ce8">
            <text:p>Doffing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Height for the W Table when doffing</text:p>
          </table:table-cell>
          <table:table-cell office:value-type="string" table:style-name="ce8">
            <text:p>{"AND": [{"syntax":1}, {"doffing":true}]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1]; &quot;::&quot;; [.H31])); &quot; &quot;; &quot;&quot;); &quot;/&quot;; &quot;&quot;); &quot;-&quot;; &quot;&quot;)" table:style-name="ce8">
            <text:p>Printer::Dimensions</text:p>
          </table:table-cell>
          <table:table-cell office:value-type="string" office:string-value="kDoffingLocation" table:formula="of:=SUBSTITUTE(SUBSTITUTE(SUBSTITUTE((COM.MICROSOFT.CONCAT(&quot;k&quot;; [.B31])); &quot; &quot;; &quot;&quot;); &quot;/&quot;; &quot;&quot;); &quot;-&quot;; &quot;&quot;)" table:style-name="ce8">
            <text:p>kDoffing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x</text:p>
          </table:table-cell>
          <table:table-cell office:value-type="string" table:style-name="ce8">
            <text:p>Purge X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X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2]; &quot;::&quot;; [.H32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XLocation" table:formula="of:=SUBSTITUTE(SUBSTITUTE(SUBSTITUTE((COM.MICROSOFT.CONCAT(&quot;k&quot;; [.B32])); &quot; &quot;; &quot;&quot;); &quot;/&quot;; &quot;&quot;); &quot;-&quot;; &quot;&quot;)" table:style-name="ce8">
            <text:p>kPurgeX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y</text:p>
          </table:table-cell>
          <table:table-cell office:value-type="string" table:style-name="ce8">
            <text:p>Purge Y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Y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3]; &quot;::&quot;; [.H33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YLocation" table:formula="of:=SUBSTITUTE(SUBSTITUTE(SUBSTITUTE((COM.MICROSOFT.CONCAT(&quot;k&quot;; [.B33])); &quot; &quot;; &quot;&quot;); &quot;/&quot;; &quot;&quot;); &quot;-&quot;; &quot;&quot;)" table:style-name="ce8">
            <text:p>kPurgeY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purge_z</text:p>
          </table:table-cell>
          <table:table-cell office:value-type="string" table:style-name="ce8">
            <text:p>Purge Z Location</text:p>
          </table:table-cell>
          <table:table-cell office:value-type="string" table:style-name="ce8">
            <text:p>location</text:p>
          </table:table-cell>
          <table:table-cell office:value-type="string" table:style-name="ce8">
            <text:p>Z location for the purge routine</text:p>
          </table:table-cell>
          <table:table-cell office:value-type="string" table:style-name="ce8">
            <text:p>{"syntax": 11}</text:p>
          </table:table-cell>
          <table:table-cell table:style-name="ce8"/>
          <table:table-cell office:value-type="float" office:value="0" table:style-name="ce9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4]; &quot;::&quot;; [.H34])); &quot; &quot;; &quot;&quot;); &quot;/&quot;; &quot;&quot;); &quot;-&quot;; &quot;&quot;)" table:style-name="ce8">
            <text:p>Printer::Dimensions</text:p>
          </table:table-cell>
          <table:table-cell office:value-type="string" office:string-value="kPurgeZLocation" table:formula="of:=SUBSTITUTE(SUBSTITUTE(SUBSTITUTE((COM.MICROSOFT.CONCAT(&quot;k&quot;; [.B34])); &quot; &quot;; &quot;&quot;); &quot;/&quot;; &quot;&quot;); &quot;-&quot;; &quot;&quot;)" table:style-name="ce8">
            <text:p>kPurgeZLocation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x</text:p>
          </table:table-cell>
          <table:table-cell office:value-type="string" table:style-name="ce8">
            <text:p>Enable Grid X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x axis (vertic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5]; &quot;::&quot;; [.H35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X" table:formula="of:=SUBSTITUTE(SUBSTITUTE(SUBSTITUTE((COM.MICROSOFT.CONCAT(&quot;k&quot;; [.B35])); &quot; &quot;; &quot;&quot;); &quot;/&quot;; &quot;&quot;); &quot;-&quot;; &quot;&quot;)" table:style-name="ce8">
            <text:p>kEnableGridX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x_distance</text:p>
          </table:table-cell>
          <table:table-cell office:value-type="string" table:style-name="ce8">
            <text:p>Grid X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x grid ticks (vertical bars)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6]; &quot;::&quot;; [.H36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Distance" table:formula="of:=SUBSTITUTE(SUBSTITUTE(SUBSTITUTE((COM.MICROSOFT.CONCAT(&quot;k&quot;; [.B36])); &quot; &quot;; &quot;&quot;); &quot;/&quot;; &quot;&quot;); &quot;-&quot;; &quot;&quot;)" table:style-name="ce8">
            <text:p>kGridX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x_offset</text:p>
          </table:table-cell>
          <table:table-cell office:value-type="string" table:style-name="ce8">
            <text:p>Grid X Offset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Offset distance for location of first X grid line</text:p>
          </table:table-cell>
          <table:table-cell office:value-type="string" table:style-name="ce8">
            <text:p>{"enable_grid_x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7]; &quot;::&quot;; [.H37])); &quot; &quot;; &quot;&quot;); &quot;/&quot;; &quot;&quot;); &quot;-&quot;; &quot;&quot;)" table:style-name="ce8">
            <text:p>Printer::Dimensions</text:p>
          </table:table-cell>
          <table:table-cell office:value-type="string" office:string-value="kGridXOffsetDistance" table:formula="of:=SUBSTITUTE(SUBSTITUTE(SUBSTITUTE((COM.MICROSOFT.CONCAT(&quot;k&quot;; [.B37])); &quot; &quot;; &quot;&quot;); &quot;/&quot;; &quot;&quot;); &quot;-&quot;; &quot;&quot;)" table:style-name="ce8">
            <text:p>kGridXOffset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enable_grid_y</text:p>
          </table:table-cell>
          <table:table-cell office:value-type="string" table:style-name="ce8">
            <text:p>Enable Grid Y</text:p>
          </table:table-cell>
          <table:table-cell office:value-type="string" table:style-name="ce8">
            <text:p>boolean</text:p>
          </table:table-cell>
          <table:table-cell office:value-type="string" table:style-name="ce8">
            <text:p>Enable grid rendering on the floor of build volume on y axis (horizontal bars)</text:p>
          </table:table-cell>
          <table:table-cell table:number-columns-repeated="2" table:style-name="ce8"/>
          <table:table-cell office:value-type="string" table:style-name="ce9">
            <text:p>false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8]; &quot;::&quot;; [.H38])); &quot; &quot;; &quot;&quot;); &quot;/&quot;; &quot;&quot;); &quot;-&quot;; &quot;&quot;)" table:style-name="ce8">
            <text:p>Printer::Dimensions</text:p>
          </table:table-cell>
          <table:table-cell office:value-type="string" office:string-value="kEnableGridY" table:formula="of:=SUBSTITUTE(SUBSTITUTE(SUBSTITUTE((COM.MICROSOFT.CONCAT(&quot;k&quot;; [.B38])); &quot; &quot;; &quot;&quot;); &quot;/&quot;; &quot;&quot;); &quot;-&quot;; &quot;&quot;)" table:style-name="ce8">
            <text:p>kEnableGridY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y_distance</text:p>
          </table:table-cell>
          <table:table-cell office:value-type="string" table:style-name="ce8">
            <text:p>Grid Y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Distance between y grid ticks (horizontal bars)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39]; &quot;::&quot;; [.H39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Distance" table:formula="of:=SUBSTITUTE(SUBSTITUTE(SUBSTITUTE((COM.MICROSOFT.CONCAT(&quot;k&quot;; [.B39])); &quot; &quot;; &quot;&quot;); &quot;/&quot;; &quot;&quot;); &quot;-&quot;; &quot;&quot;)" table:style-name="ce8">
            <text:p>kGridY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grid_y_offset</text:p>
          </table:table-cell>
          <table:table-cell office:value-type="string" table:style-name="ce8">
            <text:p>Grid Y Offset Distance</text:p>
          </table:table-cell>
          <table:table-cell office:value-type="string" table:style-name="ce8">
            <text:p>distance</text:p>
          </table:table-cell>
          <table:table-cell office:value-type="string" table:style-name="ce8">
            <text:p>Offset distance for location of first Y grid line</text:p>
          </table:table-cell>
          <table:table-cell office:value-type="string" table:style-name="ce8">
            <text:p>{"enable_grid_y": true}</text:p>
          </table:table-cell>
          <table:table-cell table:style-name="ce8"/>
          <table:table-cell office:value-type="float" office:value="0" table:style-name="ce10">
            <text:p>0</text:p>
          </table:table-cell>
          <table:table-cell office:value-type="string" table:style-name="ce8">
            <text:p>Dimensions</text:p>
          </table:table-cell>
          <table:table-cell office:value-type="string" table:style-name="ce8">
            <text:p>Printer</text:p>
          </table:table-cell>
          <table:table-cell office:value-type="string" office:string-value="Printer::Dimensions" table:formula="of:=SUBSTITUTE(SUBSTITUTE(SUBSTITUTE((COM.MICROSOFT.CONCAT([.I40]; &quot;::&quot;; [.H40])); &quot; &quot;; &quot;&quot;); &quot;/&quot;; &quot;&quot;); &quot;-&quot;; &quot;&quot;)" table:style-name="ce8">
            <text:p>Printer::Dimensions</text:p>
          </table:table-cell>
          <table:table-cell office:value-type="string" office:string-value="kGridYOffsetDistance" table:formula="of:=SUBSTITUTE(SUBSTITUTE(SUBSTITUTE((COM.MICROSOFT.CONCAT(&quot;k&quot;; [.B40])); &quot; &quot;; &quot;&quot;); &quot;/&quot;; &quot;&quot;); &quot;-&quot;; &quot;&quot;)" table:style-name="ce8">
            <text:p>kGridYOffsetDistance</text:p>
          </table:table-cell>
          <table:table-cell table:style-name="ce8"/>
          <table:table-cell office:value-type="string" table:style-name="ce8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enable_tamper</text:p>
          </table:table-cell>
          <table:table-cell office:value-type="string" table:style-name="ce11">
            <text:p>Enable Tamper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turn tamper on during all extrude moves</text:p>
          </table:table-cell>
          <table:table-cell office:value-type="string" table:style-name="ce11">
            <text:p>{"syntax": 1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1]; &quot;::&quot;; [.H41])); &quot; &quot;; &quot;&quot;); &quot;/&quot;; &quot;&quot;); &quot;-&quot;; &quot;&quot;)" table:style-name="ce11">
            <text:p>Printer::Auxiliary</text:p>
          </table:table-cell>
          <table:table-cell office:value-type="string" office:string-value="kEnableTamper" table:formula="of:=SUBSTITUTE(SUBSTITUTE(SUBSTITUTE((COM.MICROSOFT.CONCAT(&quot;k&quot;; [.B41])); &quot; &quot;; &quot;&quot;); &quot;/&quot;; &quot;&quot;); &quot;-&quot;; &quot;&quot;)" table:style-name="ce11">
            <text:p>kEnableTamp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tamper_voltage</text:p>
          </table:table-cell>
          <table:table-cell office:value-type="string" table:style-name="ce11">
            <text:p>Tamper Voltage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Voltage sent to the tamper to control it's speed</text:p>
          </table:table-cell>
          <table:table-cell office:value-type="string" table:style-name="ce11">
            <text:p>{"enable_tamper":true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2]; &quot;::&quot;; [.H42])); &quot; &quot;; &quot;&quot;); &quot;/&quot;; &quot;&quot;); &quot;-&quot;; &quot;&quot;)" table:style-name="ce11">
            <text:p>Printer::Auxiliary</text:p>
          </table:table-cell>
          <table:table-cell office:value-type="string" office:string-value="kTamperVoltage" table:formula="of:=SUBSTITUTE(SUBSTITUTE(SUBSTITUTE((COM.MICROSOFT.CONCAT(&quot;k&quot;; [.B42])); &quot; &quot;; &quot;&quot;); &quot;/&quot;; &quot;&quot;); &quot;-&quot;; &quot;&quot;)" table:style-name="ce11">
            <text:p>kTamperVoltag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laser_power</text:p>
          </table:table-cell>
          <table:table-cell office:value-type="string" table:style-name="ce11">
            <text:p>GKN Laser Power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Laser power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3]; &quot;::&quot;; [.H43])); &quot; &quot;; &quot;&quot;); &quot;/&quot;; &quot;&quot;); &quot;-&quot;; &quot;&quot;)" table:style-name="ce11">
            <text:p>Printer::Auxiliary</text:p>
          </table:table-cell>
          <table:table-cell office:value-type="string" office:string-value="kGKNLaserPower" table:formula="of:=SUBSTITUTE(SUBSTITUTE(SUBSTITUTE((COM.MICROSOFT.CONCAT(&quot;k&quot;; [.B43])); &quot; &quot;; &quot;&quot;); &quot;/&quot;; &quot;&quot;); &quot;-&quot;; &quot;&quot;)" table:style-name="ce11">
            <text:p>kGKNLaserPower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wire_speed</text:p>
          </table:table-cell>
          <table:table-cell office:value-type="string" table:style-name="ce11">
            <text:p>GKN Wire Speed</text:p>
          </table:table-cell>
          <table:table-cell office:value-type="string" table:style-name="ce11">
            <text:p>voltage</text:p>
          </table:table-cell>
          <table:table-cell office:value-type="string" table:style-name="ce11">
            <text:p>Wire feeder speed for GKN syntax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4]; &quot;::&quot;; [.H44])); &quot; &quot;; &quot;&quot;); &quot;/&quot;; &quot;&quot;); &quot;-&quot;; &quot;&quot;)" table:style-name="ce11">
            <text:p>Printer::Auxiliary</text:p>
          </table:table-cell>
          <table:table-cell office:value-type="string" office:string-value="kGKNWireSpeed" table:formula="of:=SUBSTITUTE(SUBSTITUTE(SUBSTITUTE((COM.MICROSOFT.CONCAT(&quot;k&quot;; [.B44])); &quot; &quot;; &quot;&quot;); &quot;/&quot;; &quot;&quot;); &quot;-&quot;; &quot;&quot;)" table:style-name="ce11">
            <text:p>kGKNWireSpeed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gkn_melt_pool</text:p>
          </table:table-cell>
          <table:table-cell office:value-type="string" table:style-name="ce11">
            <text:p>GKN Melt Pool Override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age change to melt pool size</text:p>
          </table:table-cell>
          <table:table-cell office:value-type="string" table:style-name="ce11">
            <text:p>{"syntax": 4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Auxiliary</text:p>
          </table:table-cell>
          <table:table-cell office:value-type="string" table:style-name="ce11">
            <text:p>Printer</text:p>
          </table:table-cell>
          <table:table-cell office:value-type="string" office:string-value="Printer::Auxiliary" table:formula="of:=SUBSTITUTE(SUBSTITUTE(SUBSTITUTE((COM.MICROSOFT.CONCAT([.I45]; &quot;::&quot;; [.H45])); &quot; &quot;; &quot;&quot;); &quot;/&quot;; &quot;&quot;); &quot;-&quot;; &quot;&quot;)" table:style-name="ce11">
            <text:p>Printer::Auxiliary</text:p>
          </table:table-cell>
          <table:table-cell office:value-type="string" office:string-value="kGKNMeltPoolOverride" table:formula="of:=SUBSTITUTE(SUBSTITUTE(SUBSTITUTE((COM.MICROSOFT.CONCAT(&quot;k&quot;; [.B45])); &quot; &quot;; &quot;&quot;); &quot;/&quot;; &quot;&quot;); &quot;-&quot;; &quot;&quot;)" table:style-name="ce11">
            <text:p>kGKNMeltPoolOverride</text:p>
          </table:table-cell>
          <table:table-cell table:style-name="ce11"/>
          <table:table-cell office:value-type="string" table:style-name="ce1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in_xy_speed</text:p>
          </table:table-cell>
          <table:table-cell office:value-type="string" table:style-name="ce14">
            <text:p>Min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in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6]; &quot;::&quot;; [.H46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inimumXYSpeed" table:formula="of:=SUBSTITUTE(SUBSTITUTE(SUBSTITUTE((COM.MICROSOFT.CONCAT(&quot;k&quot;; [.B46])); &quot; &quot;; &quot;&quot;); &quot;/&quot;; &quot;&quot;); &quot;-&quot;; &quot;&quot;)" table:style-name="ce14">
            <text:p>kMin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xy_speed</text:p>
          </table:table-cell>
          <table:table-cell office:value-type="string" table:style-name="ce14">
            <text:p>Maximum XY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aximum XY speed of the machine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7]; &quot;::&quot;; [.H47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XYSpeed" table:formula="of:=SUBSTITUTE(SUBSTITUTE(SUBSTITUTE((COM.MICROSOFT.CONCAT(&quot;k&quot;; [.B47])); &quot; &quot;; &quot;&quot;); &quot;/&quot;; &quot;&quot;); &quot;-&quot;; &quot;&quot;)" table:style-name="ce14">
            <text:p>kMaximumXY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max_extruder_speed</text:p>
          </table:table-cell>
          <table:table-cell office:value-type="string" table:style-name="ce14">
            <text:p>Maximum Extruder Speed</text:p>
          </table:table-cell>
          <table:table-cell office:value-type="string" table:style-name="ce14">
            <text:p>rpm</text:p>
          </table:table-cell>
          <table:table-cell office:value-type="string" table:style-name="ce14">
            <text:p>Maximum speed of the extruder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8]; &quot;::&quot;; [.H48])); &quot; &quot;; &quot;&quot;); &quot;/&quot;; &quot;&quot;); &quot;-&quot;; &quot;&quot;)" table:style-name="ce14">
            <text:p>Printer::MachineSpeeds</text:p>
          </table:table-cell>
          <table:table-cell office:value-type="string" office:string-value="kMaximumExtruderSpeed" table:formula="of:=SUBSTITUTE(SUBSTITUTE(SUBSTITUTE((COM.MICROSOFT.CONCAT(&quot;k&quot;; [.B48])); &quot; &quot;; &quot;&quot;); &quot;/&quot;; &quot;&quot;); &quot;-&quot;; &quot;&quot;)" table:style-name="ce14">
            <text:p>kMaximumExtruder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w_table_speed</text:p>
          </table:table-cell>
          <table:table-cell office:value-type="string" table:style-name="ce14">
            <text:p>W Table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to move the table</text:p>
          </table:table-cell>
          <table:table-cell office:value-type="string" table:style-name="ce14">
            <text:p>{"enable_w_axis": true}</text:p>
          </table:table-cell>
          <table:table-cell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49]; &quot;::&quot;; [.H49])); &quot; &quot;; &quot;&quot;); &quot;/&quot;; &quot;&quot;); &quot;-&quot;; &quot;&quot;)" table:style-name="ce14">
            <text:p>Printer::MachineSpeeds</text:p>
          </table:table-cell>
          <table:table-cell office:value-type="string" office:string-value="kWTableSpeed" table:formula="of:=SUBSTITUTE(SUBSTITUTE(SUBSTITUTE((COM.MICROSOFT.CONCAT(&quot;k&quot;; [.B49])); &quot; &quot;; &quot;&quot;); &quot;/&quot;; &quot;&quot;); &quot;-&quot;; &quot;&quot;)" table:style-name="ce14">
            <text:p>kWTable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z_speed</text:p>
          </table:table-cell>
          <table:table-cell office:value-type="string" table:style-name="ce14">
            <text:p>Z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Speed for Z axis moves</text:p>
          </table:table-cell>
          <table:table-cell table:number-columns-repeated="2" table:style-name="ce14"/>
          <table:table-cell office:value-type="float" office:value="0" table:style-name="ce15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50]; &quot;::&quot;; [.H50])); &quot; &quot;; &quot;&quot;); &quot;/&quot;; &quot;&quot;); &quot;-&quot;; &quot;&quot;)" table:style-name="ce14">
            <text:p>Printer::MachineSpeeds</text:p>
          </table:table-cell>
          <table:table-cell office:value-type="string" office:string-value="kZSpeed" table:formula="of:=SUBSTITUTE(SUBSTITUTE(SUBSTITUTE((COM.MICROSOFT.CONCAT(&quot;k&quot;; [.B50])); &quot; &quot;; &quot;&quot;); &quot;/&quot;; &quot;&quot;); &quot;-&quot;; &quot;&quot;)" table:style-name="ce14">
            <text:p>kZ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gkn_print_speed</text:p>
          </table:table-cell>
          <table:table-cell office:value-type="string" table:style-name="ce14">
            <text:p>GKN Print Speed</text:p>
          </table:table-cell>
          <table:table-cell office:value-type="string" table:style-name="ce14">
            <text:p>speed</text:p>
          </table:table-cell>
          <table:table-cell office:value-type="string" table:style-name="ce14">
            <text:p>Movement speed for all print moves on GKN syntax</text:p>
          </table:table-cell>
          <table:table-cell office:value-type="string" table:style-name="ce14">
            <text:p>{"syntax": 4}</text:p>
          </table:table-cell>
          <table:table-cell table:style-name="ce14"/>
          <table:table-cell office:value-type="float" office:value="0" table:style-name="ce16">
            <text:p>0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51]; &quot;::&quot;; [.H51])); &quot; &quot;; &quot;&quot;); &quot;/&quot;; &quot;&quot;); &quot;-&quot;; &quot;&quot;)" table:style-name="ce14">
            <text:p>Printer::MachineSpeeds</text:p>
          </table:table-cell>
          <table:table-cell office:value-type="string" office:string-value="kGKNPrintSpeed" table:formula="of:=SUBSTITUTE(SUBSTITUTE(SUBSTITUTE((COM.MICROSOFT.CONCAT(&quot;k&quot;; [.B51])); &quot; &quot;; &quot;&quot;); &quot;/&quot;; &quot;&quot;); &quot;-&quot;; &quot;&quot;)" table:style-name="ce14">
            <text:p>kGKNPrintSpeed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4">
            <text:p>extruder_gear_ratio</text:p>
          </table:table-cell>
          <table:table-cell office:value-type="string" table:style-name="ce14">
            <text:p>Extruder Gear Ratio</text:p>
          </table:table-cell>
          <table:table-cell office:value-type="string" table:style-name="ce14">
            <text:p>unitless_float</text:p>
          </table:table-cell>
          <table:table-cell office:value-type="string" table:style-name="ce14">
            <text:p>Sets the gear ratio for the extruder. This number is multiplied by any output RPM i.e. a Perimeter RPM of 100 and Gear Ratio of 7 would output 700RPM to the G-Code</text:p>
          </table:table-cell>
          <table:table-cell office:value-type="string" table:style-name="ce14">
            <text:p>{"machine_type": 0}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14">
            <text:p>Machine Speeds</text:p>
          </table:table-cell>
          <table:table-cell office:value-type="string" table:style-name="ce14">
            <text:p>Printer</text:p>
          </table:table-cell>
          <table:table-cell office:value-type="string" office:string-value="Printer::MachineSpeeds" table:formula="of:=SUBSTITUTE(SUBSTITUTE(SUBSTITUTE((COM.MICROSOFT.CONCAT([.I52]; &quot;::&quot;; [.H52])); &quot; &quot;; &quot;&quot;); &quot;/&quot;; &quot;&quot;); &quot;-&quot;; &quot;&quot;)" table:style-name="ce14">
            <text:p>Printer::MachineSpeeds</text:p>
          </table:table-cell>
          <table:table-cell office:value-type="string" office:string-value="kExtruderGearRatio" table:formula="of:=SUBSTITUTE(SUBSTITUTE(SUBSTITUTE((COM.MICROSOFT.CONCAT(&quot;k&quot;; [.B52])); &quot; &quot;; &quot;&quot;); &quot;/&quot;; &quot;&quot;); &quot;-&quot;; &quot;&quot;)" table:style-name="ce14">
            <text:p>kExtruderGearRatio</text:p>
          </table:table-cell>
          <table:table-cell table:style-name="ce14"/>
          <table:table-cell office:value-type="string" table:style-name="ce1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enable_dynamic_acceleration</text:p>
          </table:table-cell>
          <table:table-cell office:value-type="string" table:style-name="ce17">
            <text:p>Enable Dynamic Acceleration</text:p>
          </table:table-cell>
          <table:table-cell office:value-type="string" table:style-name="ce17">
            <text:p>boolean</text:p>
          </table:table-cell>
          <table:table-cell office:value-type="string" table:style-name="ce17">
            <text:p>If selected, machine acceleration will be changed throughout the G-Code</text:p>
          </table:table-cell>
          <table:table-cell office:value-type="string" table:style-name="ce17">
            <text:p>{"OR": [{"syntax":1}, {"syntax":11}]}</text:p>
          </table:table-cell>
          <table:table-cell table:style-name="ce17"/>
          <table:table-cell office:value-type="string" table:style-name="ce18">
            <text:p>false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3]; &quot;::&quot;; [.H53])); &quot; &quot;; &quot;&quot;); &quot;/&quot;; &quot;&quot;); &quot;-&quot;; &quot;&quot;)" table:style-name="ce17">
            <text:p>Printer::Acceleration</text:p>
          </table:table-cell>
          <table:table-cell office:value-type="string" office:string-value="kEnableDynamicAcceleration" table:formula="of:=SUBSTITUTE(SUBSTITUTE(SUBSTITUTE((COM.MICROSOFT.CONCAT(&quot;k&quot;; [.B53])); &quot; &quot;; &quot;&quot;); &quot;/&quot;; &quot;&quot;); &quot;-&quot;; &quot;&quot;)" table:style-name="ce17">
            <text:p>kEnableDynamic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default_acceleration</text:p>
          </table:table-cell>
          <table:table-cell office:value-type="string" table:style-name="ce17">
            <text:p>Defaul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Default acceleration value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4]; &quot;::&quot;; [.H54])); &quot; &quot;; &quot;&quot;); &quot;/&quot;; &quot;&quot;); &quot;-&quot;; &quot;&quot;)" table:style-name="ce17">
            <text:p>Printer::Acceleration</text:p>
          </table:table-cell>
          <table:table-cell office:value-type="string" office:string-value="kDefaultAcceleration" table:formula="of:=SUBSTITUTE(SUBSTITUTE(SUBSTITUTE((COM.MICROSOFT.CONCAT(&quot;k&quot;; [.B54])); &quot; &quot;; &quot;&quot;); &quot;/&quot;; &quot;&quot;); &quot;-&quot;; &quot;&quot;)" table:style-name="ce17">
            <text:p>kDefaul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perimeter_acceleration</text:p>
          </table:table-cell>
          <table:table-cell office:value-type="string" table:style-name="ce17">
            <text:p>Perimeter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perimeter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5]; &quot;::&quot;; [.H55])); &quot; &quot;; &quot;&quot;); &quot;/&quot;; &quot;&quot;); &quot;-&quot;; &quot;&quot;)" table:style-name="ce17">
            <text:p>Printer::Acceleration</text:p>
          </table:table-cell>
          <table:table-cell office:value-type="string" office:string-value="kPerimeterAcceleration" table:formula="of:=SUBSTITUTE(SUBSTITUTE(SUBSTITUTE((COM.MICROSOFT.CONCAT(&quot;k&quot;; [.B55])); &quot; &quot;; &quot;&quot;); &quot;/&quot;; &quot;&quot;); &quot;-&quot;; &quot;&quot;)" table:style-name="ce17">
            <text:p>kPerimeter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set_acceleration</text:p>
          </table:table-cell>
          <table:table-cell office:value-type="string" table:style-name="ce17">
            <text:p>Inse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se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6]; &quot;::&quot;; [.H56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setAcceleration" table:formula="of:=SUBSTITUTE(SUBSTITUTE(SUBSTITUTE((COM.MICROSOFT.CONCAT(&quot;k&quot;; [.B56])); &quot; &quot;; &quot;&quot;); &quot;/&quot;; &quot;&quot;); &quot;-&quot;; &quot;&quot;)" table:style-name="ce17">
            <text:p>kInse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in_acceleration</text:p>
          </table:table-cell>
          <table:table-cell office:value-type="string" table:style-name="ce17">
            <text:p>Ski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in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7]; &quot;::&quot;; [.H57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inAcceleration" table:formula="of:=SUBSTITUTE(SUBSTITUTE(SUBSTITUTE((COM.MICROSOFT.CONCAT(&quot;k&quot;; [.B57])); &quot; &quot;; &quot;&quot;); &quot;/&quot;; &quot;&quot;); &quot;-&quot;; &quot;&quot;)" table:style-name="ce17">
            <text:p>kSki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infill_acceleration</text:p>
          </table:table-cell>
          <table:table-cell office:value-type="string" table:style-name="ce17">
            <text:p>Infill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infill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8]; &quot;::&quot;; [.H58])); &quot; &quot;; &quot;&quot;); &quot;/&quot;; &quot;&quot;); &quot;-&quot;; &quot;&quot;)" table:style-name="ce17">
            <text:p>Printer::Acceleration</text:p>
          </table:table-cell>
          <table:table-cell office:value-type="string" office:string-value="kInfillAcceleration" table:formula="of:=SUBSTITUTE(SUBSTITUTE(SUBSTITUTE((COM.MICROSOFT.CONCAT(&quot;k&quot;; [.B58])); &quot; &quot;; &quot;&quot;); &quot;/&quot;; &quot;&quot;); &quot;-&quot;; &quot;&quot;)" table:style-name="ce17">
            <text:p>kInfill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keleton_acceleration</text:p>
          </table:table-cell>
          <table:table-cell office:value-type="string" table:style-name="ce17">
            <text:p>Skeleton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keletons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59]; &quot;::&quot;; [.H59])); &quot; &quot;; &quot;&quot;); &quot;/&quot;; &quot;&quot;); &quot;-&quot;; &quot;&quot;)" table:style-name="ce17">
            <text:p>Printer::Acceleration</text:p>
          </table:table-cell>
          <table:table-cell office:value-type="string" office:string-value="kSkeletonAcceleration" table:formula="of:=SUBSTITUTE(SUBSTITUTE(SUBSTITUTE((COM.MICROSOFT.CONCAT(&quot;k&quot;; [.B59])); &quot; &quot;; &quot;&quot;); &quot;/&quot;; &quot;&quot;); &quot;-&quot;; &quot;&quot;)" table:style-name="ce17">
            <text:p>kSkeleton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7">
            <text:p>support_acceleration</text:p>
          </table:table-cell>
          <table:table-cell office:value-type="string" table:style-name="ce17">
            <text:p>Support Acceleration</text:p>
          </table:table-cell>
          <table:table-cell office:value-type="string" table:style-name="ce17">
            <text:p>accel</text:p>
          </table:table-cell>
          <table:table-cell office:value-type="string" table:style-name="ce17">
            <text:p>Acceleration value for support</text:p>
          </table:table-cell>
          <table:table-cell office:value-type="string" table:style-name="ce17">
            <text:p>{"enable_dynamic_acceleration":true}</text:p>
          </table:table-cell>
          <table:table-cell table:style-name="ce17"/>
          <table:table-cell office:value-type="float" office:value="0" table:style-name="ce18">
            <text:p>0</text:p>
          </table:table-cell>
          <table:table-cell office:value-type="string" table:style-name="ce17">
            <text:p>Acceleration</text:p>
          </table:table-cell>
          <table:table-cell office:value-type="string" table:style-name="ce17">
            <text:p>Printer</text:p>
          </table:table-cell>
          <table:table-cell office:value-type="string" office:string-value="Printer::Acceleration" table:formula="of:=SUBSTITUTE(SUBSTITUTE(SUBSTITUTE((COM.MICROSOFT.CONCAT([.I60]; &quot;::&quot;; [.H60])); &quot; &quot;; &quot;&quot;); &quot;/&quot;; &quot;&quot;); &quot;-&quot;; &quot;&quot;)" table:style-name="ce17">
            <text:p>Printer::Acceleration</text:p>
          </table:table-cell>
          <table:table-cell office:value-type="string" office:string-value="kSupportAcceleration" table:formula="of:=SUBSTITUTE(SUBSTITUTE(SUBSTITUTE((COM.MICROSOFT.CONCAT(&quot;k&quot;; [.B60])); &quot; &quot;; &quot;&quot;); &quot;/&quot;; &quot;&quot;); &quot;-&quot;; &quot;&quot;)" table:style-name="ce17">
            <text:p>kSupportAcceleration</text:p>
          </table:table-cell>
          <table:table-cell table:style-name="ce17"/>
          <table:table-cell office:value-type="string" table:style-name="ce1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default_startup_code</text:p>
          </table:table-cell>
          <table:table-cell office:value-type="string" table:style-name="ce19">
            <text:p>Use Default Startup G-Code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default G-Code will be added to the header of the print. See the user's manual for what is included for each syntax.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1]; &quot;::&quot;; [.H61])); &quot; &quot;; &quot;&quot;); &quot;/&quot;; &quot;&quot;); &quot;-&quot;; &quot;&quot;)" table:style-name="ce19">
            <text:p>Printer::GCode</text:p>
          </table:table-cell>
          <table:table-cell office:value-type="string" office:string-value="kUseDefaultStartupGCode" table:formula="of:=SUBSTITUTE(SUBSTITUTE(SUBSTITUTE((COM.MICROSOFT.CONCAT(&quot;k&quot;; [.B61])); &quot; &quot;; &quot;&quot;); &quot;/&quot;; &quot;&quot;); &quot;-&quot;; &quot;&quot;)" table:style-name="ce19">
            <text:p>kUseDefaultStartupG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material_load</text:p>
          </table:table-cell>
          <table:table-cell office:value-type="string" table:style-name="ce19">
            <text:p>Material Load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aterial loading/purging commands will be added to the header of the G-Code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2]; &quot;::&quot;; [.H62])); &quot; &quot;; &quot;&quot;); &quot;/&quot;; &quot;&quot;); &quot;-&quot;; &quot;&quot;)" table:style-name="ce19">
            <text:p>Printer::GCode</text:p>
          </table:table-cell>
          <table:table-cell office:value-type="string" office:string-value="kMaterialLoad" table:formula="of:=SUBSTITUTE(SUBSTITUTE(SUBSTITUTE((COM.MICROSOFT.CONCAT(&quot;k&quot;; [.B62])); &quot; &quot;; &quot;&quot;); &quot;/&quot;; &quot;&quot;); &quot;-&quot;; &quot;&quot;)" table:style-name="ce19">
            <text:p>kMaterialLoad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wait_for_user</text:p>
          </table:table-cell>
          <table:table-cell office:value-type="string" table:style-name="ce19">
            <text:p>Wait For User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M0 wait for user commands are added at the end of the header for the operator to initiate the print</text:p>
          </table:table-cell>
          <table:table-cell office:value-type="string" table:style-name="ce19">
            <text:p>{"syntax": 1}</text:p>
          </table:table-cell>
          <table:table-cell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3]; &quot;::&quot;; [.H63])); &quot; &quot;; &quot;&quot;); &quot;/&quot;; &quot;&quot;); &quot;-&quot;; &quot;&quot;)" table:style-name="ce19">
            <text:p>Printer::GCode</text:p>
          </table:table-cell>
          <table:table-cell office:value-type="string" office:string-value="kWaitForUser" table:formula="of:=SUBSTITUTE(SUBSTITUTE(SUBSTITUTE((COM.MICROSOFT.CONCAT(&quot;k&quot;; [.B63])); &quot; &quot;; &quot;&quot;); &quot;/&quot;; &quot;&quot;); &quot;-&quot;; &quot;&quot;)" table:style-name="ce19">
            <text:p>kWaitForUser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able_bounding_box</text:p>
          </table:table-cell>
          <table:table-cell office:value-type="string" table:style-name="ce19">
            <text:p>Demo Bounding Box</text:p>
          </table:table-cell>
          <table:table-cell office:value-type="string" table:style-name="ce19">
            <text:p>boolean</text:p>
          </table:table-cell>
          <table:table-cell office:value-type="string" table:style-name="ce19">
            <text:p>If selected, will trace a perimeter bounding box around the max X/Y coordinates of the object before starting the print</text:p>
          </table:table-cell>
          <table:table-cell table:number-columns-repeated="2" table:style-name="ce19"/>
          <table:table-cell office:value-type="string" table:style-name="ce20">
            <text:p>false</text:p>
          </table:table-cell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4]; &quot;::&quot;; [.H64])); &quot; &quot;; &quot;&quot;); &quot;/&quot;; &quot;&quot;); &quot;-&quot;; &quot;&quot;)" table:style-name="ce19">
            <text:p>Printer::GCode</text:p>
          </table:table-cell>
          <table:table-cell office:value-type="string" office:string-value="kDemoBoundingBox" table:formula="of:=SUBSTITUTE(SUBSTITUTE(SUBSTITUTE((COM.MICROSOFT.CONCAT(&quot;k&quot;; [.B64])); &quot; &quot;; &quot;&quot;); &quot;/&quot;; &quot;&quot;); &quot;-&quot;; &quot;&quot;)" table:style-name="ce19">
            <text:p>kDemoBoundingBox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start_code</text:p>
          </table:table-cell>
          <table:table-cell office:value-type="string" table:style-name="ce19">
            <text:p>Start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before the start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5]; &quot;::&quot;; [.H65])); &quot; &quot;; &quot;&quot;); &quot;/&quot;; &quot;&quot;); &quot;-&quot;; &quot;&quot;)" table:style-name="ce19">
            <text:p>Printer::GCode</text:p>
          </table:table-cell>
          <table:table-cell office:value-type="string" office:string-value="kStartCode" table:formula="of:=SUBSTITUTE(SUBSTITUTE(SUBSTITUTE((COM.MICROSOFT.CONCAT(&quot;k&quot;; [.B65])); &quot; &quot;; &quot;&quot;); &quot;/&quot;; &quot;&quot;); &quot;-&quot;; &quot;&quot;)" table:style-name="ce19">
            <text:p>kStart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layer_change_code</text:p>
          </table:table-cell>
          <table:table-cell office:value-type="string" table:style-name="ce19">
            <text:p>Layer Change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t each layer change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6]; &quot;::&quot;; [.H66])); &quot; &quot;; &quot;&quot;); &quot;/&quot;; &quot;&quot;); &quot;-&quot;; &quot;&quot;)" table:style-name="ce19">
            <text:p>Printer::GCode</text:p>
          </table:table-cell>
          <table:table-cell office:value-type="string" office:string-value="kLayerChangeCode" table:formula="of:=SUBSTITUTE(SUBSTITUTE(SUBSTITUTE((COM.MICROSOFT.CONCAT(&quot;k&quot;; [.B66])); &quot; &quot;; &quot;&quot;); &quot;/&quot;; &quot;&quot;); &quot;-&quot;; &quot;&quot;)" table:style-name="ce19">
            <text:p>kLayerChange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19">
            <text:p>end_code</text:p>
          </table:table-cell>
          <table:table-cell office:value-type="string" table:style-name="ce19">
            <text:p>End Code</text:p>
          </table:table-cell>
          <table:table-cell office:value-type="string" table:style-name="ce19">
            <text:p>multiline_text</text:p>
          </table:table-cell>
          <table:table-cell office:value-type="string" table:style-name="ce19">
            <text:p>Input G-Code to be executed after the end of the print</text:p>
          </table:table-cell>
          <table:table-cell table:number-columns-repeated="2" table:style-name="ce19"/>
          <table:table-cell table:style-name="ce20"/>
          <table:table-cell office:value-type="string" table:style-name="ce19">
            <text:p>G-Code</text:p>
          </table:table-cell>
          <table:table-cell office:value-type="string" table:style-name="ce19">
            <text:p>Printer</text:p>
          </table:table-cell>
          <table:table-cell office:value-type="string" office:string-value="Printer::GCode" table:formula="of:=SUBSTITUTE(SUBSTITUTE(SUBSTITUTE((COM.MICROSOFT.CONCAT([.I67]; &quot;::&quot;; [.H67])); &quot; &quot;; &quot;&quot;); &quot;/&quot;; &quot;&quot;); &quot;-&quot;; &quot;&quot;)" table:style-name="ce19">
            <text:p>Printer::GCode</text:p>
          </table:table-cell>
          <table:table-cell office:value-type="string" office:string-value="kEndCode" table:formula="of:=SUBSTITUTE(SUBSTITUTE(SUBSTITUTE((COM.MICROSOFT.CONCAT(&quot;k&quot;; [.B67])); &quot; &quot;; &quot;&quot;); &quot;/&quot;; &quot;&quot;); &quot;-&quot;; &quot;&quot;)" table:style-name="ce19">
            <text:p>kEndCode</text:p>
          </table:table-cell>
          <table:table-cell table:style-name="ce19"/>
          <table:table-cell office:value-type="string" table:style-name="ce1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nable_emboss</text:p>
          </table:table-cell>
          <table:table-cell office:value-type="string" table:style-name="ce21">
            <text:p>Enable Embossing Support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If selected, output will also include information to perform embossing, notably an ESP ratio</text:p>
          </table:table-cell>
          <table:table-cell office:value-type="string" table:style-name="ce21">
            <text:p>{"syntax": 4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8]; &quot;::&quot;; [.H68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Support" table:formula="of:=SUBSTITUTE(SUBSTITUTE(SUBSTITUTE((COM.MICROSOFT.CONCAT(&quot;k&quot;; [.B68])); &quot; &quot;; &quot;&quot;); &quot;/&quot;; &quot;&quot;); &quot;-&quot;; &quot;&quot;)" table:style-name="ce21">
            <text:p>kEnableEmbossingSupport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nominal</text:p>
          </table:table-cell>
          <table:table-cell office:value-type="string" table:style-name="ce21">
            <text:p>ESP Nominal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constructing parent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69]; &quot;::&quot;; [.H69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NominalValue" table:formula="of:=SUBSTITUTE(SUBSTITUTE(SUBSTITUTE((COM.MICROSOFT.CONCAT(&quot;k&quot;; [.B69])); &quot; &quot;; &quot;&quot;); &quot;/&quot;; &quot;&quot;); &quot;-&quot;; &quot;&quot;)" table:style-name="ce21">
            <text:p>kESPNominal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embossing</text:p>
          </table:table-cell>
          <table:table-cell office:value-type="string" table:style-name="ce21">
            <text:p>ESP Embossing Value</text:p>
          </table:table-cell>
          <table:table-cell office:value-type="string" table:style-name="ce21">
            <text:p>unitless_float</text:p>
          </table:table-cell>
          <table:table-cell office:value-type="string" table:style-name="ce21">
            <text:p>ESP ratio used when embossing an object in to a paren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float" office:value="1.5" table:style-name="ce23">
            <text:p>1.5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70]; &quot;::&quot;; [.H70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SPEmbossingValue" table:formula="of:=SUBSTITUTE(SUBSTITUTE(SUBSTITUTE((COM.MICROSOFT.CONCAT(&quot;k&quot;; [.B70])); &quot; &quot;; &quot;&quot;); &quot;/&quot;; &quot;&quot;); &quot;-&quot;; &quot;&quot;)" table:style-name="ce21">
            <text:p>kESPEmbossingValue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_enable</text:p>
          </table:table-cell>
          <table:table-cell office:value-type="string" table:style-name="ce21">
            <text:p>Enable Embossing Velocity Modulation</text:p>
          </table:table-cell>
          <table:table-cell office:value-type="string" table:style-name="ce21">
            <text:p>boolean</text:p>
          </table:table-cell>
          <table:table-cell office:value-type="string" table:style-name="ce21">
            <text:p>Enables velocity modulation when embossing an object</text:p>
          </table:table-cell>
          <table:table-cell office:value-type="string" table:style-name="ce21">
            <text:p>{"enable_emboss":true}</text:p>
          </table:table-cell>
          <table:table-cell table:style-name="ce21"/>
          <table:table-cell office:value-type="string" table:style-name="ce22">
            <text:p>false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71]; &quot;::&quot;; [.H71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nableEmbossingVelocityModulation" table:formula="of:=SUBSTITUTE(SUBSTITUTE(SUBSTITUTE((COM.MICROSOFT.CONCAT(&quot;k&quot;; [.B71])); &quot; &quot;; &quot;&quot;); &quot;/&quot;; &quot;&quot;); &quot;-&quot;; &quot;&quot;)" table:style-name="ce21">
            <text:p>kEnableEmbossingVelocityModulation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1">
            <text:p>esp_speed</text:p>
          </table:table-cell>
          <table:table-cell office:value-type="string" table:style-name="ce21">
            <text:p>Embossing Velocity</text:p>
          </table:table-cell>
          <table:table-cell office:value-type="string" table:style-name="ce21">
            <text:p>speed</text:p>
          </table:table-cell>
          <table:table-cell office:value-type="string" table:style-name="ce21">
            <text:p>Velocity to use when embossing an object</text:p>
          </table:table-cell>
          <table:table-cell office:value-type="string" table:style-name="ce21">
            <text:p>{"AND": [{"enable_emboss": true}, {"esp_speed_enable": true}]}</text:p>
          </table:table-cell>
          <table:table-cell table:style-name="ce21"/>
          <table:table-cell office:value-type="float" office:value="1" table:style-name="ce23">
            <text:p>1</text:p>
          </table:table-cell>
          <table:table-cell office:value-type="string" table:style-name="ce21">
            <text:p>Embossing Support</text:p>
          </table:table-cell>
          <table:table-cell office:value-type="string" table:style-name="ce21">
            <text:p>Printer</text:p>
          </table:table-cell>
          <table:table-cell office:value-type="string" office:string-value="Printer::EmbossingSupport" table:formula="of:=SUBSTITUTE(SUBSTITUTE(SUBSTITUTE((COM.MICROSOFT.CONCAT([.I72]; &quot;::&quot;; [.H72])); &quot; &quot;; &quot;&quot;); &quot;/&quot;; &quot;&quot;); &quot;-&quot;; &quot;&quot;)" table:style-name="ce21">
            <text:p>Printer::EmbossingSupport</text:p>
          </table:table-cell>
          <table:table-cell office:value-type="string" office:string-value="kEmbossingVelocity" table:formula="of:=SUBSTITUTE(SUBSTITUTE(SUBSTITUTE((COM.MICROSOFT.CONCAT(&quot;k&quot;; [.B72])); &quot; &quot;; &quot;&quot;); &quot;/&quot;; &quot;&quot;); &quot;-&quot;; &quot;&quot;)" table:style-name="ce21">
            <text:p>kEmbossingVelocity</text:p>
          </table:table-cell>
          <table:table-cell table:style-name="ce21"/>
          <table:table-cell office:value-type="string" table:style-name="ce21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printing_material</text:p>
          </table:table-cell>
          <table:table-cell office:value-type="string" table:style-name="ce24">
            <text:p>Printing Material</text:p>
          </table:table-cell>
          <table:table-cell office:value-type="string" table:style-name="ce24">
            <text:p>enumeration</text:p>
          </table:table-cell>
          <table:table-cell office:value-type="string" table:style-name="ce24">
            <text:p>Material type used to calculate approximate weight </text:p>
          </table:table-cell>
          <table:table-cell table:style-name="ce24"/>
          <table:table-cell office:value-type="string" table:style-name="ce24">
            <text:p>ABS20CF,ABS,PPS,PPS50CF,PPSU,PPSU25CF,PESU,PESU25CF,PLA,Concrete,Other</text:p>
          </table:table-cell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3]; &quot;::&quot;; [.H73])); &quot; &quot;; &quot;&quot;); &quot;/&quot;; &quot;&quot;); &quot;-&quot;; &quot;&quot;)" table:style-name="ce24">
            <text:p>Material::Density</text:p>
          </table:table-cell>
          <table:table-cell office:value-type="string" office:string-value="kPrintingMaterial" table:formula="of:=SUBSTITUTE(SUBSTITUTE(SUBSTITUTE((COM.MICROSOFT.CONCAT(&quot;k&quot;; [.B73])); &quot; &quot;; &quot;&quot;); &quot;/&quot;; &quot;&quot;); &quot;-&quot;; &quot;&quot;)" table:style-name="ce24">
            <text:p>kPrintingMaterial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other_density</text:p>
          </table:table-cell>
          <table:table-cell office:value-type="string" table:style-name="ce24">
            <text:p>Other Density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Density of material being used to print</text:p>
          </table:table-cell>
          <table:table-cell office:value-type="string" table:style-name="ce24">
            <text:p>{"printing_material":10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Density</text:p>
          </table:table-cell>
          <table:table-cell office:value-type="string" table:style-name="ce24">
            <text:p>Material</text:p>
          </table:table-cell>
          <table:table-cell office:value-type="string" office:string-value="Material::Density" table:formula="of:=SUBSTITUTE(SUBSTITUTE(SUBSTITUTE((COM.MICROSOFT.CONCAT([.I74]; &quot;::&quot;; [.H74])); &quot; &quot;; &quot;&quot;); &quot;/&quot;; &quot;&quot;); &quot;-&quot;; &quot;&quot;)" table:style-name="ce24">
            <text:p>Material::Density</text:p>
          </table:table-cell>
          <table:table-cell office:value-type="string" office:string-value="kOtherDensity" table:formula="of:=SUBSTITUTE(SUBSTITUTE(SUBSTITUTE((COM.MICROSOFT.CONCAT(&quot;k&quot;; [.B74])); &quot; &quot;; &quot;&quot;); &quot;/&quot;; &quot;&quot;); &quot;-&quot;; &quot;&quot;)" table:style-name="ce24">
            <text:p>kOtherDensity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</text:p>
          </table:table-cell>
          <table:table-cell office:value-type="string" table:style-name="ce26">
            <text:p>Enable Perimeter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perimeter path</text:p>
          </table:table-cell>
          <table:table-cell office:value-type="string" table:style-name="ce26">
            <text:p>{"perimeter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5]; &quot;::&quot;; [.H7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" table:formula="of:=SUBSTITUTE(SUBSTITUTE(SUBSTITUTE((COM.MICROSOFT.CONCAT(&quot;k&quot;; [.B75])); &quot; &quot;; &quot;&quot;); &quot;/&quot;; &quot;&quot;); &quot;-&quot;; &quot;&quot;)" table:style-name="ce26">
            <text:p>kEnablePerimeter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distance</text:p>
          </table:table-cell>
          <table:table-cell office:value-type="string" table:style-name="ce26">
            <text:p>Perimeter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6]; &quot;::&quot;; [.H76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Distance" table:formula="of:=SUBSTITUTE(SUBSTITUTE(SUBSTITUTE((COM.MICROSOFT.CONCAT(&quot;k&quot;; [.B76])); &quot; &quot;; &quot;&quot;); &quot;/&quot;; &quot;&quot;); &quot;-&quot;; &quot;&quot;)" table:style-name="ce26">
            <text:p>kPerimeter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peed</text:p>
          </table:table-cell>
          <table:table-cell office:value-type="string" table:style-name="ce26">
            <text:p>Perimeter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perimeter start-up move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7]; &quot;::&quot;; [.H77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Speed" table:formula="of:=SUBSTITUTE(SUBSTITUTE(SUBSTITUTE((COM.MICROSOFT.CONCAT(&quot;k&quot;; [.B77])); &quot; &quot;; &quot;&quot;); &quot;/&quot;; &quot;&quot;); &quot;-&quot;; &quot;&quot;)" table:style-name="ce26">
            <text:p>kPerimeter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extruder_speed</text:p>
          </table:table-cell>
          <table:table-cell office:value-type="string" table:style-name="ce26">
            <text:p>Perimeter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perimeter start-up move</text:p>
          </table:table-cell>
          <table:table-cell office:value-type="string" table:style-name="ce26">
            <text:p>{"AND": [{"perimeter": true}, {"AND": [{"perimeter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8]; &quot;::&quot;; [.H78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ExtruderSpeed" table:formula="of:=SUBSTITUTE(SUBSTITUTE(SUBSTITUTE((COM.MICROSOFT.CONCAT(&quot;k&quot;; [.B78])); &quot; &quot;; &quot;&quot;); &quot;/&quot;; &quot;&quot;); &quot;-&quot;; &quot;&quot;)" table:style-name="ce26">
            <text:p>kPerimeter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ramp-up</text:p>
          </table:table-cell>
          <table:table-cell office:value-type="string" table:style-name="ce26">
            <text:p>Enable Perimeter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Perimeter Start-Up Extruder Speed to the Perimeter Speed using short segments of increasing RPM</text:p>
          </table:table-cell>
          <table:table-cell office:value-type="string" table:style-name="ce26">
            <text:p>{"AND": [{"perimeter": true}, {"perimeter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79]; &quot;::&quot;; [.H7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PerimeterStartUpRampUp" table:formula="of:=SUBSTITUTE(SUBSTITUTE(SUBSTITUTE((COM.MICROSOFT.CONCAT(&quot;k&quot;; [.B79])); &quot; &quot;; &quot;&quot;); &quot;/&quot;; &quot;&quot;); &quot;-&quot;; &quot;&quot;)" table:style-name="ce26">
            <text:p>kEnablePerimeter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perimeter_start-up_steps</text:p>
          </table:table-cell>
          <table:table-cell office:value-type="string" table:style-name="ce26">
            <text:p>Perimeter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perimeter start-up paths</text:p>
          </table:table-cell>
          <table:table-cell office:value-type="string" table:style-name="ce26">
            <text:p>{"AND": [{"perimeter": true}, {"AND": [{"perimeter_start-up_ramp-up": true}, {"perimeter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0]; &quot;::&quot;; [.H80])); &quot; &quot;; &quot;&quot;); &quot;/&quot;; &quot;&quot;); &quot;-&quot;; &quot;&quot;)" table:style-name="ce26">
            <text:p>Material::StartUp</text:p>
          </table:table-cell>
          <table:table-cell office:value-type="string" office:string-value="kPerimeterStartUpRampUpSteps" table:formula="of:=SUBSTITUTE(SUBSTITUTE(SUBSTITUTE((COM.MICROSOFT.CONCAT(&quot;k&quot;; [.B80])); &quot; &quot;; &quot;&quot;); &quot;/&quot;; &quot;&quot;); &quot;-&quot;; &quot;&quot;)" table:style-name="ce26">
            <text:p>kPerimeter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</text:p>
          </table:table-cell>
          <table:table-cell office:value-type="string" table:style-name="ce26">
            <text:p>Enable Inset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set path</text:p>
          </table:table-cell>
          <table:table-cell office:value-type="string" table:style-name="ce26">
            <text:p>{"inset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1]; &quot;::&quot;; [.H8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" table:formula="of:=SUBSTITUTE(SUBSTITUTE(SUBSTITUTE((COM.MICROSOFT.CONCAT(&quot;k&quot;; [.B81])); &quot; &quot;; &quot;&quot;); &quot;/&quot;; &quot;&quot;); &quot;-&quot;; &quot;&quot;)" table:style-name="ce26">
            <text:p>kEnableInset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distance</text:p>
          </table:table-cell>
          <table:table-cell office:value-type="string" table:style-name="ce26">
            <text:p>Inset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2]; &quot;::&quot;; [.H82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Distance" table:formula="of:=SUBSTITUTE(SUBSTITUTE(SUBSTITUTE((COM.MICROSOFT.CONCAT(&quot;k&quot;; [.B82])); &quot; &quot;; &quot;&quot;); &quot;/&quot;; &quot;&quot;); &quot;-&quot;; &quot;&quot;)" table:style-name="ce26">
            <text:p>kInset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peed</text:p>
          </table:table-cell>
          <table:table-cell office:value-type="string" table:style-name="ce26">
            <text:p>Inset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set start-up move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3]; &quot;::&quot;; [.H83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Speed" table:formula="of:=SUBSTITUTE(SUBSTITUTE(SUBSTITUTE((COM.MICROSOFT.CONCAT(&quot;k&quot;; [.B83])); &quot; &quot;; &quot;&quot;); &quot;/&quot;; &quot;&quot;); &quot;-&quot;; &quot;&quot;)" table:style-name="ce26">
            <text:p>kInset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extruder_speed</text:p>
          </table:table-cell>
          <table:table-cell office:value-type="string" table:style-name="ce26">
            <text:p>Inset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set start-up move</text:p>
          </table:table-cell>
          <table:table-cell office:value-type="string" table:style-name="ce26">
            <text:p>{"AND": [{"inset": true}, {"AND": [{"inset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4]; &quot;::&quot;; [.H84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ExtruderSpeed" table:formula="of:=SUBSTITUTE(SUBSTITUTE(SUBSTITUTE((COM.MICROSOFT.CONCAT(&quot;k&quot;; [.B84])); &quot; &quot;; &quot;&quot;); &quot;/&quot;; &quot;&quot;); &quot;-&quot;; &quot;&quot;)" table:style-name="ce26">
            <text:p>kInset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ramp-up</text:p>
          </table:table-cell>
          <table:table-cell office:value-type="string" table:style-name="ce26">
            <text:p>Enable Inset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set Start-Up Extruder Speed to the Inset Speed using short segments of increasing RPM</text:p>
          </table:table-cell>
          <table:table-cell office:value-type="string" table:style-name="ce26">
            <text:p>{"AND": [{"inset": true}, {"inset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5]; &quot;::&quot;; [.H85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setStartUpRampUp" table:formula="of:=SUBSTITUTE(SUBSTITUTE(SUBSTITUTE((COM.MICROSOFT.CONCAT(&quot;k&quot;; [.B85])); &quot; &quot;; &quot;&quot;); &quot;/&quot;; &quot;&quot;); &quot;-&quot;; &quot;&quot;)" table:style-name="ce26">
            <text:p>kEnableInset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set_start-up_steps</text:p>
          </table:table-cell>
          <table:table-cell office:value-type="string" table:style-name="ce26">
            <text:p>Inset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set start-up paths</text:p>
          </table:table-cell>
          <table:table-cell office:value-type="string" table:style-name="ce26">
            <text:p>{"AND": [{"inset": true}, {"AND": [{"inset_start-up_ramp-up": true}, {"inset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6]; &quot;::&quot;; [.H86])); &quot; &quot;; &quot;&quot;); &quot;/&quot;; &quot;&quot;); &quot;-&quot;; &quot;&quot;)" table:style-name="ce26">
            <text:p>Material::StartUp</text:p>
          </table:table-cell>
          <table:table-cell office:value-type="string" office:string-value="kInsetStartUpRampUpSteps" table:formula="of:=SUBSTITUTE(SUBSTITUTE(SUBSTITUTE((COM.MICROSOFT.CONCAT(&quot;k&quot;; [.B86])); &quot; &quot;; &quot;&quot;); &quot;/&quot;; &quot;&quot;); &quot;-&quot;; &quot;&quot;)" table:style-name="ce26">
            <text:p>kInset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</text:p>
          </table:table-cell>
          <table:table-cell office:value-type="string" table:style-name="ce26">
            <text:p>Enable Ski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in path</text:p>
          </table:table-cell>
          <table:table-cell office:value-type="string" table:style-name="ce26">
            <text:p>{"ski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7]; &quot;::&quot;; [.H8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" table:formula="of:=SUBSTITUTE(SUBSTITUTE(SUBSTITUTE((COM.MICROSOFT.CONCAT(&quot;k&quot;; [.B87])); &quot; &quot;; &quot;&quot;); &quot;/&quot;; &quot;&quot;); &quot;-&quot;; &quot;&quot;)" table:style-name="ce26">
            <text:p>kEnableSki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distance</text:p>
          </table:table-cell>
          <table:table-cell office:value-type="string" table:style-name="ce26">
            <text:p>Ski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8]; &quot;::&quot;; [.H88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Distance" table:formula="of:=SUBSTITUTE(SUBSTITUTE(SUBSTITUTE((COM.MICROSOFT.CONCAT(&quot;k&quot;; [.B88])); &quot; &quot;; &quot;&quot;); &quot;/&quot;; &quot;&quot;); &quot;-&quot;; &quot;&quot;)" table:style-name="ce26">
            <text:p>kSki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peed</text:p>
          </table:table-cell>
          <table:table-cell office:value-type="string" table:style-name="ce26">
            <text:p>Ski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in start-up move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89]; &quot;::&quot;; [.H89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Speed" table:formula="of:=SUBSTITUTE(SUBSTITUTE(SUBSTITUTE((COM.MICROSOFT.CONCAT(&quot;k&quot;; [.B89])); &quot; &quot;; &quot;&quot;); &quot;/&quot;; &quot;&quot;); &quot;-&quot;; &quot;&quot;)" table:style-name="ce26">
            <text:p>kSki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extruder_speed</text:p>
          </table:table-cell>
          <table:table-cell office:value-type="string" table:style-name="ce26">
            <text:p>Ski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in start-up move</text:p>
          </table:table-cell>
          <table:table-cell office:value-type="string" table:style-name="ce26">
            <text:p>{"AND": [{"skin": true}, {"AND": [{"ski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0]; &quot;::&quot;; [.H90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ExtruderSpeed" table:formula="of:=SUBSTITUTE(SUBSTITUTE(SUBSTITUTE((COM.MICROSOFT.CONCAT(&quot;k&quot;; [.B90])); &quot; &quot;; &quot;&quot;); &quot;/&quot;; &quot;&quot;); &quot;-&quot;; &quot;&quot;)" table:style-name="ce26">
            <text:p>kSki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ramp-up</text:p>
          </table:table-cell>
          <table:table-cell office:value-type="string" table:style-name="ce26">
            <text:p>Enable Ski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in Start-Up Extruder Speed to the Skin Speed using short segments of increasing RPM</text:p>
          </table:table-cell>
          <table:table-cell office:value-type="string" table:style-name="ce26">
            <text:p>{"AND": [{"skin": true}, {"ski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1]; &quot;::&quot;; [.H91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inStartUpRampUp" table:formula="of:=SUBSTITUTE(SUBSTITUTE(SUBSTITUTE((COM.MICROSOFT.CONCAT(&quot;k&quot;; [.B91])); &quot; &quot;; &quot;&quot;); &quot;/&quot;; &quot;&quot;); &quot;-&quot;; &quot;&quot;)" table:style-name="ce26">
            <text:p>kEnableSki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in_start-up_steps</text:p>
          </table:table-cell>
          <table:table-cell office:value-type="string" table:style-name="ce26">
            <text:p>Ski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in start-up paths</text:p>
          </table:table-cell>
          <table:table-cell office:value-type="string" table:style-name="ce26">
            <text:p>{"AND": [{"skin": true}, {"AND": [{"skin_start-up_ramp-up": true}, {"ski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2]; &quot;::&quot;; [.H92])); &quot; &quot;; &quot;&quot;); &quot;/&quot;; &quot;&quot;); &quot;-&quot;; &quot;&quot;)" table:style-name="ce26">
            <text:p>Material::StartUp</text:p>
          </table:table-cell>
          <table:table-cell office:value-type="string" office:string-value="kSkinStartUpRampUpSteps" table:formula="of:=SUBSTITUTE(SUBSTITUTE(SUBSTITUTE((COM.MICROSOFT.CONCAT(&quot;k&quot;; [.B92])); &quot; &quot;; &quot;&quot;); &quot;/&quot;; &quot;&quot;); &quot;-&quot;; &quot;&quot;)" table:style-name="ce26">
            <text:p>kSki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</text:p>
          </table:table-cell>
          <table:table-cell office:value-type="string" table:style-name="ce26">
            <text:p>Enable Infill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n infill path</text:p>
          </table:table-cell>
          <table:table-cell office:value-type="string" table:style-name="ce26">
            <text:p>{"infill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3]; &quot;::&quot;; [.H9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" table:formula="of:=SUBSTITUTE(SUBSTITUTE(SUBSTITUTE((COM.MICROSOFT.CONCAT(&quot;k&quot;; [.B93])); &quot; &quot;; &quot;&quot;); &quot;/&quot;; &quot;&quot;); &quot;-&quot;; &quot;&quot;)" table:style-name="ce26">
            <text:p>kEnableInfill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distance</text:p>
          </table:table-cell>
          <table:table-cell office:value-type="string" table:style-name="ce26">
            <text:p>Infill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4]; &quot;::&quot;; [.H94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Distance" table:formula="of:=SUBSTITUTE(SUBSTITUTE(SUBSTITUTE((COM.MICROSOFT.CONCAT(&quot;k&quot;; [.B94])); &quot; &quot;; &quot;&quot;); &quot;/&quot;; &quot;&quot;); &quot;-&quot;; &quot;&quot;)" table:style-name="ce26">
            <text:p>kInfill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peed</text:p>
          </table:table-cell>
          <table:table-cell office:value-type="string" table:style-name="ce26">
            <text:p>Infill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infill start-up move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5]; &quot;::&quot;; [.H95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Speed" table:formula="of:=SUBSTITUTE(SUBSTITUTE(SUBSTITUTE((COM.MICROSOFT.CONCAT(&quot;k&quot;; [.B95])); &quot; &quot;; &quot;&quot;); &quot;/&quot;; &quot;&quot;); &quot;-&quot;; &quot;&quot;)" table:style-name="ce26">
            <text:p>kInfill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extruder_speed</text:p>
          </table:table-cell>
          <table:table-cell office:value-type="string" table:style-name="ce26">
            <text:p>Infill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infill start-up move</text:p>
          </table:table-cell>
          <table:table-cell office:value-type="string" table:style-name="ce26">
            <text:p>{"AND": [{"infill": true}, {"AND": [{"infill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6]; &quot;::&quot;; [.H96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ExtruderSpeed" table:formula="of:=SUBSTITUTE(SUBSTITUTE(SUBSTITUTE((COM.MICROSOFT.CONCAT(&quot;k&quot;; [.B96])); &quot; &quot;; &quot;&quot;); &quot;/&quot;; &quot;&quot;); &quot;-&quot;; &quot;&quot;)" table:style-name="ce26">
            <text:p>kInfill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ramp-up</text:p>
          </table:table-cell>
          <table:table-cell office:value-type="string" table:style-name="ce26">
            <text:p>Enable Infill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Infill Start-Up Extruder Speed to the Infill Speed using short segments of increasing RPM</text:p>
          </table:table-cell>
          <table:table-cell office:value-type="string" table:style-name="ce26">
            <text:p>{"AND": [{"infill": true}, {"infill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7]; &quot;::&quot;; [.H97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InfillStartUpRampUp" table:formula="of:=SUBSTITUTE(SUBSTITUTE(SUBSTITUTE((COM.MICROSOFT.CONCAT(&quot;k&quot;; [.B97])); &quot; &quot;; &quot;&quot;); &quot;/&quot;; &quot;&quot;); &quot;-&quot;; &quot;&quot;)" table:style-name="ce26">
            <text:p>kEnableInfill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infill_start-up_steps</text:p>
          </table:table-cell>
          <table:table-cell office:value-type="string" table:style-name="ce26">
            <text:p>Infill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infill start-up paths</text:p>
          </table:table-cell>
          <table:table-cell office:value-type="string" table:style-name="ce26">
            <text:p>{"AND": [{"infill": true}, {"AND": [{"infill_start-up_ramp-up": true}, {"infill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8]; &quot;::&quot;; [.H98])); &quot; &quot;; &quot;&quot;); &quot;/&quot;; &quot;&quot;); &quot;-&quot;; &quot;&quot;)" table:style-name="ce26">
            <text:p>Material::StartUp</text:p>
          </table:table-cell>
          <table:table-cell office:value-type="string" office:string-value="kInfillStartUpRampUpSteps" table:formula="of:=SUBSTITUTE(SUBSTITUTE(SUBSTITUTE((COM.MICROSOFT.CONCAT(&quot;k&quot;; [.B98])); &quot; &quot;; &quot;&quot;); &quot;/&quot;; &quot;&quot;); &quot;-&quot;; &quot;&quot;)" table:style-name="ce26">
            <text:p>kInfill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</text:p>
          </table:table-cell>
          <table:table-cell office:value-type="string" table:style-name="ce26">
            <text:p>Enable Skeleton Start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move at a slower speed for a certain distance at the beginning of a skeleton path</text:p>
          </table:table-cell>
          <table:table-cell office:value-type="string" table:style-name="ce26">
            <text:p>{"skeleton":true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99]; &quot;::&quot;; [.H99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" table:formula="of:=SUBSTITUTE(SUBSTITUTE(SUBSTITUTE((COM.MICROSOFT.CONCAT(&quot;k&quot;; [.B99])); &quot; &quot;; &quot;&quot;); &quot;/&quot;; &quot;&quot;); &quot;-&quot;; &quot;&quot;)" table:style-name="ce26">
            <text:p>kEnableSkeletonStart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distance</text:p>
          </table:table-cell>
          <table:table-cell office:value-type="string" table:style-name="ce26">
            <text:p>Skeleton Start-Up Distance</text:p>
          </table:table-cell>
          <table:table-cell office:value-type="string" table:style-name="ce26">
            <text:p>distance</text:p>
          </table:table-cell>
          <table:table-cell office:value-type="string" table:style-name="ce26">
            <text:p>Distance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0]; &quot;::&quot;; [.H100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Distance" table:formula="of:=SUBSTITUTE(SUBSTITUTE(SUBSTITUTE((COM.MICROSOFT.CONCAT(&quot;k&quot;; [.B100])); &quot; &quot;; &quot;&quot;); &quot;/&quot;; &quot;&quot;); &quot;-&quot;; &quot;&quot;)" table:style-name="ce26">
            <text:p>kSkeletonStartUpDistance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peed</text:p>
          </table:table-cell>
          <table:table-cell office:value-type="string" table:style-name="ce26">
            <text:p>Skeleton Start-Up Speed</text:p>
          </table:table-cell>
          <table:table-cell office:value-type="string" table:style-name="ce26">
            <text:p>speed</text:p>
          </table:table-cell>
          <table:table-cell office:value-type="string" table:style-name="ce26">
            <text:p>Speed for the skeleton start-up move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1]; &quot;::&quot;; [.H101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Speed" table:formula="of:=SUBSTITUTE(SUBSTITUTE(SUBSTITUTE((COM.MICROSOFT.CONCAT(&quot;k&quot;; [.B101])); &quot; &quot;; &quot;&quot;); &quot;/&quot;; &quot;&quot;); &quot;-&quot;; &quot;&quot;)" table:style-name="ce26">
            <text:p>kSkeletonStartUp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extruder_speed</text:p>
          </table:table-cell>
          <table:table-cell office:value-type="string" table:style-name="ce26">
            <text:p>Skeleton Start-Up Extruder Speed</text:p>
          </table:table-cell>
          <table:table-cell office:value-type="string" table:style-name="ce26">
            <text:p>rpm</text:p>
          </table:table-cell>
          <table:table-cell office:value-type="string" table:style-name="ce26">
            <text:p>Extruder Speed for the skeleton start-up move</text:p>
          </table:table-cell>
          <table:table-cell office:value-type="string" table:style-name="ce26">
            <text:p>{"AND": [{"skeleton": true}, {"AND": [{"skeleton_start-up":true}, {"enable_width_height": false}]}]}</text:p>
          </table:table-cell>
          <table:table-cell table:style-name="ce26"/>
          <table:table-cell office:value-type="float" office:value="0" table:style-name="ce27">
            <text:p>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2]; &quot;::&quot;; [.H102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ExtruderSpeed" table:formula="of:=SUBSTITUTE(SUBSTITUTE(SUBSTITUTE((COM.MICROSOFT.CONCAT(&quot;k&quot;; [.B102])); &quot; &quot;; &quot;&quot;); &quot;/&quot;; &quot;&quot;); &quot;-&quot;; &quot;&quot;)" table:style-name="ce26">
            <text:p>kSkeletonStartUpExtruderSpeed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ramp-up</text:p>
          </table:table-cell>
          <table:table-cell office:value-type="string" table:style-name="ce26">
            <text:p>Enable Skeleton Start-Up Ramp-Up</text:p>
          </table:table-cell>
          <table:table-cell office:value-type="string" table:style-name="ce26">
            <text:p>boolean</text:p>
          </table:table-cell>
          <table:table-cell office:value-type="string" table:style-name="ce26">
            <text:p>If selected, will ramp-up the extruder speed from the Skeleton Start-Up Extruder Speed to the Skeleton Speed using short segments of increasing RPM</text:p>
          </table:table-cell>
          <table:table-cell office:value-type="string" table:style-name="ce26">
            <text:p>{"AND": [{"skeleton": true}, {"skeleton_start-up":true}]}</text:p>
          </table:table-cell>
          <table:table-cell table:style-name="ce26"/>
          <table:table-cell office:value-type="string" table:style-name="ce27">
            <text:p>false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3]; &quot;::&quot;; [.H103])); &quot; &quot;; &quot;&quot;); &quot;/&quot;; &quot;&quot;); &quot;-&quot;; &quot;&quot;)" table:style-name="ce26">
            <text:p>Material::StartUp</text:p>
          </table:table-cell>
          <table:table-cell office:value-type="string" office:string-value="kEnableSkeletonStartUpRampUp" table:formula="of:=SUBSTITUTE(SUBSTITUTE(SUBSTITUTE((COM.MICROSOFT.CONCAT(&quot;k&quot;; [.B103])); &quot; &quot;; &quot;&quot;); &quot;/&quot;; &quot;&quot;); &quot;-&quot;; &quot;&quot;)" table:style-name="ce26">
            <text:p>kEnableSkeletonStartUpRampUp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keleton_start-up_steps</text:p>
          </table:table-cell>
          <table:table-cell office:value-type="string" table:style-name="ce26">
            <text:p>Skeleton Start-Up Ramp-Up Steps</text:p>
          </table:table-cell>
          <table:table-cell office:value-type="string" table:style-name="ce26">
            <text:p>positive_int</text:p>
          </table:table-cell>
          <table:table-cell office:value-type="string" table:style-name="ce26">
            <text:p>Numbers of steps to take while ramping up the extruder speed during skeleton start-up paths</text:p>
          </table:table-cell>
          <table:table-cell office:value-type="string" table:style-name="ce26">
            <text:p>{"AND": [{"skeleton": true}, {"AND": [{"skeleton_start-up_ramp-up": true}, {"skeleton_start-up":true}]}]}</text:p>
          </table:table-cell>
          <table:table-cell table:style-name="ce26"/>
          <table:table-cell office:value-type="float" office:value="1" table:style-name="ce28">
            <text:p>1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4]; &quot;::&quot;; [.H104])); &quot; &quot;; &quot;&quot;); &quot;/&quot;; &quot;&quot;); &quot;-&quot;; &quot;&quot;)" table:style-name="ce26">
            <text:p>Material::StartUp</text:p>
          </table:table-cell>
          <table:table-cell office:value-type="string" office:string-value="kSkeletonStartUpRampUpSteps" table:formula="of:=SUBSTITUTE(SUBSTITUTE(SUBSTITUTE((COM.MICROSOFT.CONCAT(&quot;k&quot;; [.B104])); &quot; &quot;; &quot;&quot;); &quot;/&quot;; &quot;&quot;); &quot;-&quot;; &quot;&quot;)" table:style-name="ce26">
            <text:p>kSkeletonStartUpRampUpSteps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6">
            <text:p>start-up_area_modifier</text:p>
          </table:table-cell>
          <table:table-cell office:value-type="string" table:style-name="ce26">
            <text:p>Start-Up Bead Area Modifier</text:p>
          </table:table-cell>
          <table:table-cell office:value-type="string" table:style-name="ce26">
            <text:p>percentage</text:p>
          </table:table-cell>
          <table:table-cell office:value-type="string" table:style-name="ce26">
            <text:p>Percent multiplier for bead area of start-up paths</text:p>
          </table:table-cell>
          <table:table-cell office:value-type="string" table:style-name="ce26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office:value-type="float" office:value="100" table:style-name="ce28">
            <text:p>100</text:p>
          </table:table-cell>
          <table:table-cell office:value-type="string" table:style-name="ce26">
            <text:p>Start-Up</text:p>
          </table:table-cell>
          <table:table-cell office:value-type="string" table:style-name="ce26">
            <text:p>Material</text:p>
          </table:table-cell>
          <table:table-cell office:value-type="string" office:string-value="Material::StartUp" table:formula="of:=SUBSTITUTE(SUBSTITUTE(SUBSTITUTE((COM.MICROSOFT.CONCAT([.I105]; &quot;::&quot;; [.H105])); &quot; &quot;; &quot;&quot;); &quot;/&quot;; &quot;&quot;); &quot;-&quot;; &quot;&quot;)" table:style-name="ce26">
            <text:p>Material::StartUp</text:p>
          </table:table-cell>
          <table:table-cell office:value-type="string" office:string-value="kStartUpBeadAreaModifier" table:formula="of:=SUBSTITUTE(SUBSTITUTE(SUBSTITUTE((COM.MICROSOFT.CONCAT(&quot;k&quot;; [.B105])); &quot; &quot;; &quot;&quot;); &quot;/&quot;; &quot;&quot;); &quot;-&quot;; &quot;&quot;)" table:style-name="ce26">
            <text:p>kStartUpBeadAreaModifier</text:p>
          </table:table-cell>
          <table:table-cell table:style-name="ce26"/>
          <table:table-cell office:value-type="string" table:style-name="ce2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</text:p>
          </table:table-cell>
          <table:table-cell office:value-type="string" table:style-name="ce11">
            <text:p>Enable Perimeter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perimeter path</text:p>
          </table:table-cell>
          <table:table-cell office:value-type="string" table:style-name="ce11">
            <text:p>{"perimeter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6]; &quot;::&quot;; [.H106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PerimeterSlowDown" table:formula="of:=SUBSTITUTE(SUBSTITUTE(SUBSTITUTE((COM.MICROSOFT.CONCAT(&quot;k&quot;; [.B106])); &quot; &quot;; &quot;&quot;); &quot;/&quot;; &quot;&quot;); &quot;-&quot;; &quot;&quot;)" table:style-name="ce11">
            <text:p>kEnablePerimeter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distance</text:p>
          </table:table-cell>
          <table:table-cell office:value-type="string" table:style-name="ce11">
            <text:p>Perimeter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7]; &quot;::&quot;; [.H107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Distance" table:formula="of:=SUBSTITUTE(SUBSTITUTE(SUBSTITUTE((COM.MICROSOFT.CONCAT(&quot;k&quot;; [.B107])); &quot; &quot;; &quot;&quot;); &quot;/&quot;; &quot;&quot;); &quot;-&quot;; &quot;&quot;)" table:style-name="ce11">
            <text:p>kPerimeter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lift_distance</text:p>
          </table:table-cell>
          <table:table-cell office:value-type="string" table:style-name="ce11">
            <text:p>Perimeter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8]; &quot;::&quot;; [.H108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LiftDistance" table:formula="of:=SUBSTITUTE(SUBSTITUTE(SUBSTITUTE((COM.MICROSOFT.CONCAT(&quot;k&quot;; [.B108])); &quot; &quot;; &quot;&quot;); &quot;/&quot;; &quot;&quot;); &quot;-&quot;; &quot;&quot;)" table:style-name="ce11">
            <text:p>kPerimeter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speed</text:p>
          </table:table-cell>
          <table:table-cell office:value-type="string" table:style-name="ce11">
            <text:p>Perimeter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perimeter slow down move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09]; &quot;::&quot;; [.H109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Speed" table:formula="of:=SUBSTITUTE(SUBSTITUTE(SUBSTITUTE((COM.MICROSOFT.CONCAT(&quot;k&quot;; [.B109])); &quot; &quot;; &quot;&quot;); &quot;/&quot;; &quot;&quot;); &quot;-&quot;; &quot;&quot;)" table:style-name="ce11">
            <text:p>kPerimeter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speed</text:p>
          </table:table-cell>
          <table:table-cell office:value-type="string" table:style-name="ce11">
            <text:p>Perimeter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perimeter slow down move</text:p>
          </table:table-cell>
          <table:table-cell office:value-type="string" table:style-name="ce11">
            <text:p>{"AND": [{"perimeter": true}, {"AND": [{"perimeter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0]; &quot;::&quot;; [.H110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Speed" table:formula="of:=SUBSTITUTE(SUBSTITUTE(SUBSTITUTE((COM.MICROSOFT.CONCAT(&quot;k&quot;; [.B110])); &quot; &quot;; &quot;&quot;); &quot;/&quot;; &quot;&quot;); &quot;-&quot;; &quot;&quot;)" table:style-name="ce11">
            <text:p>kPerimeter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perimeter_slow_down_extruder_off_distance</text:p>
          </table:table-cell>
          <table:table-cell office:value-type="string" table:style-name="ce11">
            <text:p>Perimeter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perimeter slow down move to turn the extruder off</text:p>
          </table:table-cell>
          <table:table-cell office:value-type="string" table:style-name="ce11">
            <text:p>{"AND": [{"perimeter": true}, {"perimeter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1]; &quot;::&quot;; [.H111])); &quot; &quot;; &quot;&quot;); &quot;/&quot;; &quot;&quot;); &quot;-&quot;; &quot;&quot;)" table:style-name="ce11">
            <text:p>Material::SlowDown</text:p>
          </table:table-cell>
          <table:table-cell office:value-type="string" office:string-value="kPerimeterSlowDownExtruderCutoffDistance" table:formula="of:=SUBSTITUTE(SUBSTITUTE(SUBSTITUTE((COM.MICROSOFT.CONCAT(&quot;k&quot;; [.B111])); &quot; &quot;; &quot;&quot;); &quot;/&quot;; &quot;&quot;); &quot;-&quot;; &quot;&quot;)" table:style-name="ce11">
            <text:p>kPerimeter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</text:p>
          </table:table-cell>
          <table:table-cell office:value-type="string" table:style-name="ce11">
            <text:p>Enable Inset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set path</text:p>
          </table:table-cell>
          <table:table-cell office:value-type="string" table:style-name="ce11">
            <text:p>{"inset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2]; &quot;::&quot;; [.H112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setSlowDown" table:formula="of:=SUBSTITUTE(SUBSTITUTE(SUBSTITUTE((COM.MICROSOFT.CONCAT(&quot;k&quot;; [.B112])); &quot; &quot;; &quot;&quot;); &quot;/&quot;; &quot;&quot;); &quot;-&quot;; &quot;&quot;)" table:style-name="ce11">
            <text:p>kEnableInset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distance</text:p>
          </table:table-cell>
          <table:table-cell office:value-type="string" table:style-name="ce11">
            <text:p>Inset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3]; &quot;::&quot;; [.H113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Distance" table:formula="of:=SUBSTITUTE(SUBSTITUTE(SUBSTITUTE((COM.MICROSOFT.CONCAT(&quot;k&quot;; [.B113])); &quot; &quot;; &quot;&quot;); &quot;/&quot;; &quot;&quot;); &quot;-&quot;; &quot;&quot;)" table:style-name="ce11">
            <text:p>kInset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lift_distance</text:p>
          </table:table-cell>
          <table:table-cell office:value-type="string" table:style-name="ce11">
            <text:p>Inset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4]; &quot;::&quot;; [.H114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LiftDistance" table:formula="of:=SUBSTITUTE(SUBSTITUTE(SUBSTITUTE((COM.MICROSOFT.CONCAT(&quot;k&quot;; [.B114])); &quot; &quot;; &quot;&quot;); &quot;/&quot;; &quot;&quot;); &quot;-&quot;; &quot;&quot;)" table:style-name="ce11">
            <text:p>kInset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speed</text:p>
          </table:table-cell>
          <table:table-cell office:value-type="string" table:style-name="ce11">
            <text:p>Inset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set slow down move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5]; &quot;::&quot;; [.H115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Speed" table:formula="of:=SUBSTITUTE(SUBSTITUTE(SUBSTITUTE((COM.MICROSOFT.CONCAT(&quot;k&quot;; [.B115])); &quot; &quot;; &quot;&quot;); &quot;/&quot;; &quot;&quot;); &quot;-&quot;; &quot;&quot;)" table:style-name="ce11">
            <text:p>kInset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speed</text:p>
          </table:table-cell>
          <table:table-cell office:value-type="string" table:style-name="ce11">
            <text:p>Inset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set slow down move</text:p>
          </table:table-cell>
          <table:table-cell office:value-type="string" table:style-name="ce11">
            <text:p>{"AND": [{"inset": true}, {"AND": [{"inset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6]; &quot;::&quot;; [.H116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Speed" table:formula="of:=SUBSTITUTE(SUBSTITUTE(SUBSTITUTE((COM.MICROSOFT.CONCAT(&quot;k&quot;; [.B116])); &quot; &quot;; &quot;&quot;); &quot;/&quot;; &quot;&quot;); &quot;-&quot;; &quot;&quot;)" table:style-name="ce11">
            <text:p>kInset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set_slow_down_extruder_off_distance</text:p>
          </table:table-cell>
          <table:table-cell office:value-type="string" table:style-name="ce11">
            <text:p>Inset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set slow down move to turn the extruder off</text:p>
          </table:table-cell>
          <table:table-cell office:value-type="string" table:style-name="ce11">
            <text:p>{"AND": [{"inset": true}, {"inset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7]; &quot;::&quot;; [.H117])); &quot; &quot;; &quot;&quot;); &quot;/&quot;; &quot;&quot;); &quot;-&quot;; &quot;&quot;)" table:style-name="ce11">
            <text:p>Material::SlowDown</text:p>
          </table:table-cell>
          <table:table-cell office:value-type="string" office:string-value="kInsetSlowDownExtruderCutoffDistance" table:formula="of:=SUBSTITUTE(SUBSTITUTE(SUBSTITUTE((COM.MICROSOFT.CONCAT(&quot;k&quot;; [.B117])); &quot; &quot;; &quot;&quot;); &quot;/&quot;; &quot;&quot;); &quot;-&quot;; &quot;&quot;)" table:style-name="ce11">
            <text:p>kInset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</text:p>
          </table:table-cell>
          <table:table-cell office:value-type="string" table:style-name="ce11">
            <text:p>Enable Ski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in path</text:p>
          </table:table-cell>
          <table:table-cell office:value-type="string" table:style-name="ce11">
            <text:p>{"ski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8]; &quot;::&quot;; [.H118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inSlowDown" table:formula="of:=SUBSTITUTE(SUBSTITUTE(SUBSTITUTE((COM.MICROSOFT.CONCAT(&quot;k&quot;; [.B118])); &quot; &quot;; &quot;&quot;); &quot;/&quot;; &quot;&quot;); &quot;-&quot;; &quot;&quot;)" table:style-name="ce11">
            <text:p>kEnableSki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distance</text:p>
          </table:table-cell>
          <table:table-cell office:value-type="string" table:style-name="ce11">
            <text:p>Ski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19]; &quot;::&quot;; [.H119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Distance" table:formula="of:=SUBSTITUTE(SUBSTITUTE(SUBSTITUTE((COM.MICROSOFT.CONCAT(&quot;k&quot;; [.B119])); &quot; &quot;; &quot;&quot;); &quot;/&quot;; &quot;&quot;); &quot;-&quot;; &quot;&quot;)" table:style-name="ce11">
            <text:p>kSki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lift_distance</text:p>
          </table:table-cell>
          <table:table-cell office:value-type="string" table:style-name="ce11">
            <text:p>Ski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0]; &quot;::&quot;; [.H120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LiftDistance" table:formula="of:=SUBSTITUTE(SUBSTITUTE(SUBSTITUTE((COM.MICROSOFT.CONCAT(&quot;k&quot;; [.B120])); &quot; &quot;; &quot;&quot;); &quot;/&quot;; &quot;&quot;); &quot;-&quot;; &quot;&quot;)" table:style-name="ce11">
            <text:p>kSki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speed</text:p>
          </table:table-cell>
          <table:table-cell office:value-type="string" table:style-name="ce11">
            <text:p>Ski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in slow down move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1]; &quot;::&quot;; [.H121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Speed" table:formula="of:=SUBSTITUTE(SUBSTITUTE(SUBSTITUTE((COM.MICROSOFT.CONCAT(&quot;k&quot;; [.B121])); &quot; &quot;; &quot;&quot;); &quot;/&quot;; &quot;&quot;); &quot;-&quot;; &quot;&quot;)" table:style-name="ce11">
            <text:p>kSki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speed</text:p>
          </table:table-cell>
          <table:table-cell office:value-type="string" table:style-name="ce11">
            <text:p>Ski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in slow down move</text:p>
          </table:table-cell>
          <table:table-cell office:value-type="string" table:style-name="ce11">
            <text:p>{"AND": [{"skin": true}, {"AND": [{"ski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2]; &quot;::&quot;; [.H122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Speed" table:formula="of:=SUBSTITUTE(SUBSTITUTE(SUBSTITUTE((COM.MICROSOFT.CONCAT(&quot;k&quot;; [.B122])); &quot; &quot;; &quot;&quot;); &quot;/&quot;; &quot;&quot;); &quot;-&quot;; &quot;&quot;)" table:style-name="ce11">
            <text:p>kSki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in_slow_down_extruder_off_distance</text:p>
          </table:table-cell>
          <table:table-cell office:value-type="string" table:style-name="ce11">
            <text:p>Ski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in slow down move to turn the extruder off</text:p>
          </table:table-cell>
          <table:table-cell office:value-type="string" table:style-name="ce11">
            <text:p>{"AND": [{"skin": true}, {"ski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3]; &quot;::&quot;; [.H123])); &quot; &quot;; &quot;&quot;); &quot;/&quot;; &quot;&quot;); &quot;-&quot;; &quot;&quot;)" table:style-name="ce11">
            <text:p>Material::SlowDown</text:p>
          </table:table-cell>
          <table:table-cell office:value-type="string" office:string-value="kSkinSlowDownExtruderCutoffDistance" table:formula="of:=SUBSTITUTE(SUBSTITUTE(SUBSTITUTE((COM.MICROSOFT.CONCAT(&quot;k&quot;; [.B123])); &quot; &quot;; &quot;&quot;); &quot;/&quot;; &quot;&quot;); &quot;-&quot;; &quot;&quot;)" table:style-name="ce11">
            <text:p>kSki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</text:p>
          </table:table-cell>
          <table:table-cell office:value-type="string" table:style-name="ce11">
            <text:p>Enable Infill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n infill path</text:p>
          </table:table-cell>
          <table:table-cell office:value-type="string" table:style-name="ce11">
            <text:p>{"infill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4]; &quot;::&quot;; [.H124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InfillSlowDown" table:formula="of:=SUBSTITUTE(SUBSTITUTE(SUBSTITUTE((COM.MICROSOFT.CONCAT(&quot;k&quot;; [.B124])); &quot; &quot;; &quot;&quot;); &quot;/&quot;; &quot;&quot;); &quot;-&quot;; &quot;&quot;)" table:style-name="ce11">
            <text:p>kEnableInfill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distance</text:p>
          </table:table-cell>
          <table:table-cell office:value-type="string" table:style-name="ce11">
            <text:p>Infill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5]; &quot;::&quot;; [.H125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Distance" table:formula="of:=SUBSTITUTE(SUBSTITUTE(SUBSTITUTE((COM.MICROSOFT.CONCAT(&quot;k&quot;; [.B125])); &quot; &quot;; &quot;&quot;); &quot;/&quot;; &quot;&quot;); &quot;-&quot;; &quot;&quot;)" table:style-name="ce11">
            <text:p>kInfill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lift_distance</text:p>
          </table:table-cell>
          <table:table-cell office:value-type="string" table:style-name="ce11">
            <text:p>Infill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6]; &quot;::&quot;; [.H126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LiftDistance" table:formula="of:=SUBSTITUTE(SUBSTITUTE(SUBSTITUTE((COM.MICROSOFT.CONCAT(&quot;k&quot;; [.B126])); &quot; &quot;; &quot;&quot;); &quot;/&quot;; &quot;&quot;); &quot;-&quot;; &quot;&quot;)" table:style-name="ce11">
            <text:p>kInfill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speed</text:p>
          </table:table-cell>
          <table:table-cell office:value-type="string" table:style-name="ce11">
            <text:p>Infill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infill slow down move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7]; &quot;::&quot;; [.H127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Speed" table:formula="of:=SUBSTITUTE(SUBSTITUTE(SUBSTITUTE((COM.MICROSOFT.CONCAT(&quot;k&quot;; [.B127])); &quot; &quot;; &quot;&quot;); &quot;/&quot;; &quot;&quot;); &quot;-&quot;; &quot;&quot;)" table:style-name="ce11">
            <text:p>kInfill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speed</text:p>
          </table:table-cell>
          <table:table-cell office:value-type="string" table:style-name="ce11">
            <text:p>Infill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infill slow down move</text:p>
          </table:table-cell>
          <table:table-cell office:value-type="string" table:style-name="ce11">
            <text:p>{"AND": [{"infill": true}, {"AND": [{"infill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8]; &quot;::&quot;; [.H128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Speed" table:formula="of:=SUBSTITUTE(SUBSTITUTE(SUBSTITUTE((COM.MICROSOFT.CONCAT(&quot;k&quot;; [.B128])); &quot; &quot;; &quot;&quot;); &quot;/&quot;; &quot;&quot;); &quot;-&quot;; &quot;&quot;)" table:style-name="ce11">
            <text:p>kInfill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infill_slow_down_extruder_off_distance</text:p>
          </table:table-cell>
          <table:table-cell office:value-type="string" table:style-name="ce11">
            <text:p>Infill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infill slow down move to turn the extruder off</text:p>
          </table:table-cell>
          <table:table-cell office:value-type="string" table:style-name="ce11">
            <text:p>{"AND": [{"infill": true}, {"infill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29]; &quot;::&quot;; [.H129])); &quot; &quot;; &quot;&quot;); &quot;/&quot;; &quot;&quot;); &quot;-&quot;; &quot;&quot;)" table:style-name="ce11">
            <text:p>Material::SlowDown</text:p>
          </table:table-cell>
          <table:table-cell office:value-type="string" office:string-value="kInfillSlowDownExtruderCutoffDistance" table:formula="of:=SUBSTITUTE(SUBSTITUTE(SUBSTITUTE((COM.MICROSOFT.CONCAT(&quot;k&quot;; [.B129])); &quot; &quot;; &quot;&quot;); &quot;/&quot;; &quot;&quot;); &quot;-&quot;; &quot;&quot;)" table:style-name="ce11">
            <text:p>kInfill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</text:p>
          </table:table-cell>
          <table:table-cell office:value-type="string" table:style-name="ce11">
            <text:p>Enable Skeleton Slow Down</text:p>
          </table:table-cell>
          <table:table-cell office:value-type="string" table:style-name="ce11">
            <text:p>boolean</text:p>
          </table:table-cell>
          <table:table-cell office:value-type="string" table:style-name="ce11">
            <text:p>If selected, will move at a slower speed for a certain distance at the end of a skeleton path</text:p>
          </table:table-cell>
          <table:table-cell office:value-type="string" table:style-name="ce11">
            <text:p>{"skeleton":true}</text:p>
          </table:table-cell>
          <table:table-cell table:style-name="ce11"/>
          <table:table-cell office:value-type="string" table:style-name="ce12">
            <text:p>false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0]; &quot;::&quot;; [.H130])); &quot; &quot;; &quot;&quot;); &quot;/&quot;; &quot;&quot;); &quot;-&quot;; &quot;&quot;)" table:style-name="ce11">
            <text:p>Material::SlowDown</text:p>
          </table:table-cell>
          <table:table-cell office:value-type="string" office:string-value="kEnableSkeletonSlowDown" table:formula="of:=SUBSTITUTE(SUBSTITUTE(SUBSTITUTE((COM.MICROSOFT.CONCAT(&quot;k&quot;; [.B130])); &quot; &quot;; &quot;&quot;); &quot;/&quot;; &quot;&quot;); &quot;-&quot;; &quot;&quot;)" table:style-name="ce11">
            <text:p>kEnableSkeletonSlowDow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distance</text:p>
          </table:table-cell>
          <table:table-cell office:value-type="string" table:style-name="ce11">
            <text:p>Skeleton Slow Down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1]; &quot;::&quot;; [.H131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Distance" table:formula="of:=SUBSTITUTE(SUBSTITUTE(SUBSTITUTE((COM.MICROSOFT.CONCAT(&quot;k&quot;; [.B131])); &quot; &quot;; &quot;&quot;); &quot;/&quot;; &quot;&quot;); &quot;-&quot;; &quot;&quot;)" table:style-name="ce11">
            <text:p>kSkeletonSlowDown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lift_distance</text:p>
          </table:table-cell>
          <table:table-cell office:value-type="string" table:style-name="ce11">
            <text:p>Skeleton Slow Down Lift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to lift during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2]; &quot;::&quot;; [.H132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LiftDistance" table:formula="of:=SUBSTITUTE(SUBSTITUTE(SUBSTITUTE((COM.MICROSOFT.CONCAT(&quot;k&quot;; [.B132])); &quot; &quot;; &quot;&quot;); &quot;/&quot;; &quot;&quot;); &quot;-&quot;; &quot;&quot;)" table:style-name="ce11">
            <text:p>kSkeletonSlowDownLift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speed</text:p>
          </table:table-cell>
          <table:table-cell office:value-type="string" table:style-name="ce11">
            <text:p>Skeleton Slow Down Speed</text:p>
          </table:table-cell>
          <table:table-cell office:value-type="string" table:style-name="ce11">
            <text:p>speed</text:p>
          </table:table-cell>
          <table:table-cell office:value-type="string" table:style-name="ce11">
            <text:p>Speed for the skeleton slow down move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3]; &quot;::&quot;; [.H133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Speed" table:formula="of:=SUBSTITUTE(SUBSTITUTE(SUBSTITUTE((COM.MICROSOFT.CONCAT(&quot;k&quot;; [.B133])); &quot; &quot;; &quot;&quot;); &quot;/&quot;; &quot;&quot;); &quot;-&quot;; &quot;&quot;)" table:style-name="ce11">
            <text:p>kSkeletonSlowDown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speed</text:p>
          </table:table-cell>
          <table:table-cell office:value-type="string" table:style-name="ce11">
            <text:p>Skeleton Slow Down Extruder Speed</text:p>
          </table:table-cell>
          <table:table-cell office:value-type="string" table:style-name="ce11">
            <text:p>rpm</text:p>
          </table:table-cell>
          <table:table-cell office:value-type="string" table:style-name="ce11">
            <text:p>Extruder Speed for the skeleton slow down move</text:p>
          </table:table-cell>
          <table:table-cell office:value-type="string" table:style-name="ce11">
            <text:p>{"AND": [{"skeleton": true}, {"AND": [{"skeleton_slow_down":true}, {"enable_width_height": false}]}]}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4]; &quot;::&quot;; [.H134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Speed" table:formula="of:=SUBSTITUTE(SUBSTITUTE(SUBSTITUTE((COM.MICROSOFT.CONCAT(&quot;k&quot;; [.B134])); &quot; &quot;; &quot;&quot;); &quot;/&quot;; &quot;&quot;); &quot;-&quot;; &quot;&quot;)" table:style-name="ce11">
            <text:p>kSkeletonSlowDownExtruderSpeed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keleton_slow_down_extruder_off_distance</text:p>
          </table:table-cell>
          <table:table-cell office:value-type="string" table:style-name="ce11">
            <text:p>Skeleton Slow Down Extruder Cutoff Distance</text:p>
          </table:table-cell>
          <table:table-cell office:value-type="string" table:style-name="ce11">
            <text:p>distance</text:p>
          </table:table-cell>
          <table:table-cell office:value-type="string" table:style-name="ce11">
            <text:p>Distance from the end of the skeleton slow down move to turn the extruder off</text:p>
          </table:table-cell>
          <table:table-cell office:value-type="string" table:style-name="ce11">
            <text:p>{"AND": [{"skeleton": true}, {"skeleton_slow_down":true}]}</text:p>
          </table:table-cell>
          <table:table-cell table:style-name="ce11"/>
          <table:table-cell office:value-type="float" office:value="0" table:style-name="ce13">
            <text:p>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5]; &quot;::&quot;; [.H135])); &quot; &quot;; &quot;&quot;); &quot;/&quot;; &quot;&quot;); &quot;-&quot;; &quot;&quot;)" table:style-name="ce11">
            <text:p>Material::SlowDown</text:p>
          </table:table-cell>
          <table:table-cell office:value-type="string" office:string-value="kSkeletonSlowDownExtruderCutoffDistance" table:formula="of:=SUBSTITUTE(SUBSTITUTE(SUBSTITUTE((COM.MICROSOFT.CONCAT(&quot;k&quot;; [.B135])); &quot; &quot;; &quot;&quot;); &quot;/&quot;; &quot;&quot;); &quot;-&quot;; &quot;&quot;)" table:style-name="ce11">
            <text:p>kSkeletonSlowDownExtruderCutoffDistance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11">
            <text:p>slow_down_area_modifier</text:p>
          </table:table-cell>
          <table:table-cell office:value-type="string" table:style-name="ce11">
            <text:p>Slow Down Bead Area Modifier</text:p>
          </table:table-cell>
          <table:table-cell office:value-type="string" table:style-name="ce11">
            <text:p>percentage</text:p>
          </table:table-cell>
          <table:table-cell office:value-type="string" table:style-name="ce11">
            <text:p>Percent multiplier for bead area of slow down paths</text:p>
          </table:table-cell>
          <table:table-cell office:value-type="string" table:style-name="ce11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office:value-type="float" office:value="100" table:style-name="ce13">
            <text:p>100</text:p>
          </table:table-cell>
          <table:table-cell office:value-type="string" table:style-name="ce11">
            <text:p>Slow Down</text:p>
          </table:table-cell>
          <table:table-cell office:value-type="string" table:style-name="ce11">
            <text:p>Material</text:p>
          </table:table-cell>
          <table:table-cell office:value-type="string" office:string-value="Material::SlowDown" table:formula="of:=SUBSTITUTE(SUBSTITUTE(SUBSTITUTE((COM.MICROSOFT.CONCAT([.I136]; &quot;::&quot;; [.H136])); &quot; &quot;; &quot;&quot;); &quot;/&quot;; &quot;&quot;); &quot;-&quot;; &quot;&quot;)" table:style-name="ce11">
            <text:p>Material::SlowDown</text:p>
          </table:table-cell>
          <table:table-cell office:value-type="string" office:string-value="kSlowDownBeadAreaModifier" table:formula="of:=SUBSTITUTE(SUBSTITUTE(SUBSTITUTE((COM.MICROSOFT.CONCAT(&quot;k&quot;; [.B136])); &quot; &quot;; &quot;&quot;); &quot;/&quot;; &quot;&quot;); &quot;-&quot;; &quot;&quot;)" table:style-name="ce11">
            <text:p>kSlowDownBeadAreaModifi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</text:p>
          </table:table-cell>
          <table:table-cell office:value-type="string" table:style-name="ce29">
            <text:p>Enable Perimeter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perimeter moves to prevent material from sticking up</text:p>
          </table:table-cell>
          <table:table-cell office:value-type="string" table:style-name="ce29">
            <text:p>{"perimeter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7]; &quot;::&quot;; [.H137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PerimeterTipWipe" table:formula="of:=SUBSTITUTE(SUBSTITUTE(SUBSTITUTE((COM.MICROSOFT.CONCAT(&quot;k&quot;; [.B137])); &quot; &quot;; &quot;&quot;); &quot;/&quot;; &quot;&quot;); &quot;-&quot;; &quot;&quot;)" table:style-name="ce29">
            <text:p>kEnablePerimeter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rection</text:p>
          </table:table-cell>
          <table:table-cell office:value-type="string" table:style-name="ce29">
            <text:p>Perimeter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perimeter tip wipes. Optimal does forward for closed loops paths\nand reverse for open loop paths</text:p>
          </table:table-cell>
          <table:table-cell office:value-type="string" table:style-name="ce29">
            <text:p>{"AND": [{"perimeter": true}, {"perimeter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8]; &quot;::&quot;; [.H138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rection" table:formula="of:=SUBSTITUTE(SUBSTITUTE(SUBSTITUTE((COM.MICROSOFT.CONCAT(&quot;k&quot;; [.B138])); &quot; &quot;; &quot;&quot;); &quot;/&quot;; &quot;&quot;); &quot;-&quot;; &quot;&quot;)" table:style-name="ce29">
            <text:p>kPerimeter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distance</text:p>
          </table:table-cell>
          <table:table-cell office:value-type="string" table:style-name="ce29">
            <text:p>Perimeter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perimeter tip wiping. If using an incrementing wipe, this is the initial distance.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39]; &quot;::&quot;; [.H139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Distance" table:formula="of:=SUBSTITUTE(SUBSTITUTE(SUBSTITUTE((COM.MICROSOFT.CONCAT(&quot;k&quot;; [.B139])); &quot; &quot;; &quot;&quot;); &quot;/&quot;; &quot;&quot;); &quot;-&quot;; &quot;&quot;)" table:style-name="ce29">
            <text:p>kPerimeter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speed</text:p>
          </table:table-cell>
          <table:table-cell office:value-type="string" table:style-name="ce29">
            <text:p>Perimeter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0]; &quot;::&quot;; [.H140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Speed" table:formula="of:=SUBSTITUTE(SUBSTITUTE(SUBSTITUTE((COM.MICROSOFT.CONCAT(&quot;k&quot;; [.B140])); &quot; &quot;; &quot;&quot;); &quot;/&quot;; &quot;&quot;); &quot;-&quot;; &quot;&quot;)" table:style-name="ce29">
            <text:p>kPerimeter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extruder_speed</text:p>
          </table:table-cell>
          <table:table-cell office:value-type="string" table:style-name="ce29">
            <text:p>Perimeter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1]; &quot;::&quot;; [.H141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ExtruderSpeed" table:formula="of:=SUBSTITUTE(SUBSTITUTE(SUBSTITUTE((COM.MICROSOFT.CONCAT(&quot;k&quot;; [.B141])); &quot; &quot;; &quot;&quot;); &quot;/&quot;; &quot;&quot;); &quot;-&quot;; &quot;&quot;)" table:style-name="ce29">
            <text:p>kPerimeter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angle</text:p>
          </table:table-cell>
          <table:table-cell office:value-type="string" table:style-name="ce29">
            <text:p>Perimeter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perimeter tip wipe</text:p>
          </table:table-cell>
          <table:table-cell office:value-type="string" table:style-name="ce29">
            <text:p>{"AND": [{"perimeter": true}, {"AND": [{"perimeter_wipe": true},{"perimeter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2]; &quot;::&quot;; [.H142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Angle" table:formula="of:=SUBSTITUTE(SUBSTITUTE(SUBSTITUTE((COM.MICROSOFT.CONCAT(&quot;k&quot;; [.B142])); &quot; &quot;; &quot;&quot;); &quot;/&quot;; &quot;&quot;); &quot;-&quot;; &quot;&quot;)" table:style-name="ce29">
            <text:p>kPerimeter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cutoff_distance</text:p>
          </table:table-cell>
          <table:table-cell office:value-type="string" table:style-name="ce29">
            <text:p>Perimeter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perimeter tip wipe to turn the extruder off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3]; &quot;::&quot;; [.H143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CutoffDistance" table:formula="of:=SUBSTITUTE(SUBSTITUTE(SUBSTITUTE((COM.MICROSOFT.CONCAT(&quot;k&quot;; [.B143])); &quot; &quot;; &quot;&quot;); &quot;/&quot;; &quot;&quot;); &quot;-&quot;; &quot;&quot;)" table:style-name="ce29">
            <text:p>kPerimeter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perimeter_wipe_lift_height</text:p>
          </table:table-cell>
          <table:table-cell office:value-type="string" table:style-name="ce29">
            <text:p>Perimeter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perimeter tip wipe move</text:p>
          </table:table-cell>
          <table:table-cell office:value-type="string" table:style-name="ce29">
            <text:p>{"AND": [{"perimeter": true}, {"perimeter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4]; &quot;::&quot;; [.H144])); &quot; &quot;; &quot;&quot;); &quot;/&quot;; &quot;&quot;); &quot;-&quot;; &quot;&quot;)" table:style-name="ce29">
            <text:p>Material::TipWipe</text:p>
          </table:table-cell>
          <table:table-cell office:value-type="string" office:string-value="kPerimeterWipeLiftHeight" table:formula="of:=SUBSTITUTE(SUBSTITUTE(SUBSTITUTE((COM.MICROSOFT.CONCAT(&quot;k&quot;; [.B144])); &quot; &quot;; &quot;&quot;); &quot;/&quot;; &quot;&quot;); &quot;-&quot;; &quot;&quot;)" table:style-name="ce29">
            <text:p>kPerimeter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</text:p>
          </table:table-cell>
          <table:table-cell office:value-type="string" table:style-name="ce29">
            <text:p>Enable Inset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set moves to prevent material from sticking up</text:p>
          </table:table-cell>
          <table:table-cell office:value-type="string" table:style-name="ce29">
            <text:p>{"inset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5]; &quot;::&quot;; [.H145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setTipWipe" table:formula="of:=SUBSTITUTE(SUBSTITUTE(SUBSTITUTE((COM.MICROSOFT.CONCAT(&quot;k&quot;; [.B145])); &quot; &quot;; &quot;&quot;); &quot;/&quot;; &quot;&quot;); &quot;-&quot;; &quot;&quot;)" table:style-name="ce29">
            <text:p>kEnableInset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rection</text:p>
          </table:table-cell>
          <table:table-cell office:value-type="string" table:style-name="ce29">
            <text:p>Inset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set tip wipes. Optimal does forward for closed loops paths\nand reverse for open loop paths</text:p>
          </table:table-cell>
          <table:table-cell office:value-type="string" table:style-name="ce29">
            <text:p>{"AND": [{"inset": true}, {"inset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6]; &quot;::&quot;; [.H146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rection" table:formula="of:=SUBSTITUTE(SUBSTITUTE(SUBSTITUTE((COM.MICROSOFT.CONCAT(&quot;k&quot;; [.B146])); &quot; &quot;; &quot;&quot;); &quot;/&quot;; &quot;&quot;); &quot;-&quot;; &quot;&quot;)" table:style-name="ce29">
            <text:p>kInset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distance</text:p>
          </table:table-cell>
          <table:table-cell office:value-type="string" table:style-name="ce29">
            <text:p>Inset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set tip wiping. If using an incrementing wipe, this is the initial distance.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7]; &quot;::&quot;; [.H147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Distance" table:formula="of:=SUBSTITUTE(SUBSTITUTE(SUBSTITUTE((COM.MICROSOFT.CONCAT(&quot;k&quot;; [.B147])); &quot; &quot;; &quot;&quot;); &quot;/&quot;; &quot;&quot;); &quot;-&quot;; &quot;&quot;)" table:style-name="ce29">
            <text:p>kInset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speed</text:p>
          </table:table-cell>
          <table:table-cell office:value-type="string" table:style-name="ce29">
            <text:p>Inset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8]; &quot;::&quot;; [.H148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Speed" table:formula="of:=SUBSTITUTE(SUBSTITUTE(SUBSTITUTE((COM.MICROSOFT.CONCAT(&quot;k&quot;; [.B148])); &quot; &quot;; &quot;&quot;); &quot;/&quot;; &quot;&quot;); &quot;-&quot;; &quot;&quot;)" table:style-name="ce29">
            <text:p>kInset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extruder_speed</text:p>
          </table:table-cell>
          <table:table-cell office:value-type="string" table:style-name="ce29">
            <text:p>Inset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49]; &quot;::&quot;; [.H149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ExtruderSpeed" table:formula="of:=SUBSTITUTE(SUBSTITUTE(SUBSTITUTE((COM.MICROSOFT.CONCAT(&quot;k&quot;; [.B149])); &quot; &quot;; &quot;&quot;); &quot;/&quot;; &quot;&quot;); &quot;-&quot;; &quot;&quot;)" table:style-name="ce29">
            <text:p>kInset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angle</text:p>
          </table:table-cell>
          <table:table-cell office:value-type="string" table:style-name="ce29">
            <text:p>Inset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set tip wipe</text:p>
          </table:table-cell>
          <table:table-cell office:value-type="string" table:style-name="ce29">
            <text:p>{"AND": [{"inset": true}, {"AND": [{"inset_wipe": true},{"inset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0]; &quot;::&quot;; [.H150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Angle" table:formula="of:=SUBSTITUTE(SUBSTITUTE(SUBSTITUTE((COM.MICROSOFT.CONCAT(&quot;k&quot;; [.B150])); &quot; &quot;; &quot;&quot;); &quot;/&quot;; &quot;&quot;); &quot;-&quot;; &quot;&quot;)" table:style-name="ce29">
            <text:p>kInset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cutoff_distance</text:p>
          </table:table-cell>
          <table:table-cell office:value-type="string" table:style-name="ce29">
            <text:p>Inset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set tip wipe to turn the extruder off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1]; &quot;::&quot;; [.H151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CutoffDistance" table:formula="of:=SUBSTITUTE(SUBSTITUTE(SUBSTITUTE((COM.MICROSOFT.CONCAT(&quot;k&quot;; [.B151])); &quot; &quot;; &quot;&quot;); &quot;/&quot;; &quot;&quot;); &quot;-&quot;; &quot;&quot;)" table:style-name="ce29">
            <text:p>kInset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set_wipe_lift_height</text:p>
          </table:table-cell>
          <table:table-cell office:value-type="string" table:style-name="ce29">
            <text:p>Inset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set tip wipe move</text:p>
          </table:table-cell>
          <table:table-cell office:value-type="string" table:style-name="ce29">
            <text:p>{"AND": [{"inset": true}, {"inset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2]; &quot;::&quot;; [.H152])); &quot; &quot;; &quot;&quot;); &quot;/&quot;; &quot;&quot;); &quot;-&quot;; &quot;&quot;)" table:style-name="ce29">
            <text:p>Material::TipWipe</text:p>
          </table:table-cell>
          <table:table-cell office:value-type="string" office:string-value="kInsetWipeLiftHeight" table:formula="of:=SUBSTITUTE(SUBSTITUTE(SUBSTITUTE((COM.MICROSOFT.CONCAT(&quot;k&quot;; [.B152])); &quot; &quot;; &quot;&quot;); &quot;/&quot;; &quot;&quot;); &quot;-&quot;; &quot;&quot;)" table:style-name="ce29">
            <text:p>kInset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</text:p>
          </table:table-cell>
          <table:table-cell office:value-type="string" table:style-name="ce29">
            <text:p>Enable Skeleto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eleton moves to prevent material from sticking up</text:p>
          </table:table-cell>
          <table:table-cell office:value-type="string" table:style-name="ce29">
            <text:p>{"skeleto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3]; &quot;::&quot;; [.H153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eletonTipWipe" table:formula="of:=SUBSTITUTE(SUBSTITUTE(SUBSTITUTE((COM.MICROSOFT.CONCAT(&quot;k&quot;; [.B153])); &quot; &quot;; &quot;&quot;); &quot;/&quot;; &quot;&quot;); &quot;-&quot;; &quot;&quot;)" table:style-name="ce29">
            <text:p>kEnableSkeleto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rection</text:p>
          </table:table-cell>
          <table:table-cell office:value-type="string" table:style-name="ce29">
            <text:p>Skeleto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eleton tip wipes. Optimal does reverse a reverse wipe</text:p>
          </table:table-cell>
          <table:table-cell office:value-type="string" table:style-name="ce29">
            <text:p>{"AND": [{"skeleton": true}, {"skeleto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4]; &quot;::&quot;; [.H154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rection" table:formula="of:=SUBSTITUTE(SUBSTITUTE(SUBSTITUTE((COM.MICROSOFT.CONCAT(&quot;k&quot;; [.B154])); &quot; &quot;; &quot;&quot;); &quot;/&quot;; &quot;&quot;); &quot;-&quot;; &quot;&quot;)" table:style-name="ce29">
            <text:p>kSkeleto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distance</text:p>
          </table:table-cell>
          <table:table-cell office:value-type="string" table:style-name="ce29">
            <text:p>Skeleto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eleton tip wiping. If using an incrementing wipe, this is the initial distance.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5]; &quot;::&quot;; [.H155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Distance" table:formula="of:=SUBSTITUTE(SUBSTITUTE(SUBSTITUTE((COM.MICROSOFT.CONCAT(&quot;k&quot;; [.B155])); &quot; &quot;; &quot;&quot;); &quot;/&quot;; &quot;&quot;); &quot;-&quot;; &quot;&quot;)" table:style-name="ce29">
            <text:p>kSkeleto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speed</text:p>
          </table:table-cell>
          <table:table-cell office:value-type="string" table:style-name="ce29">
            <text:p>Skeleto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6]; &quot;::&quot;; [.H156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Speed" table:formula="of:=SUBSTITUTE(SUBSTITUTE(SUBSTITUTE((COM.MICROSOFT.CONCAT(&quot;k&quot;; [.B156])); &quot; &quot;; &quot;&quot;); &quot;/&quot;; &quot;&quot;); &quot;-&quot;; &quot;&quot;)" table:style-name="ce29">
            <text:p>kSkeleto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extruder_speed</text:p>
          </table:table-cell>
          <table:table-cell office:value-type="string" table:style-name="ce29">
            <text:p>Skeleto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7]; &quot;::&quot;; [.H157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ExtruderSpeed" table:formula="of:=SUBSTITUTE(SUBSTITUTE(SUBSTITUTE((COM.MICROSOFT.CONCAT(&quot;k&quot;; [.B157])); &quot; &quot;; &quot;&quot;); &quot;/&quot;; &quot;&quot;); &quot;-&quot;; &quot;&quot;)" table:style-name="ce29">
            <text:p>kSkeleto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angle</text:p>
          </table:table-cell>
          <table:table-cell office:value-type="string" table:style-name="ce29">
            <text:p>Skeleto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eleton tip wipe</text:p>
          </table:table-cell>
          <table:table-cell office:value-type="string" table:style-name="ce29">
            <text:p>{"AND": [{"skeleton": true}, {"AND": [{"skeleton_wipe": true},{"skeleto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8]; &quot;::&quot;; [.H158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Angle" table:formula="of:=SUBSTITUTE(SUBSTITUTE(SUBSTITUTE((COM.MICROSOFT.CONCAT(&quot;k&quot;; [.B158])); &quot; &quot;; &quot;&quot;); &quot;/&quot;; &quot;&quot;); &quot;-&quot;; &quot;&quot;)" table:style-name="ce29">
            <text:p>kSkeleto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cutoff_distance</text:p>
          </table:table-cell>
          <table:table-cell office:value-type="string" table:style-name="ce29">
            <text:p>Skeleto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eleton tip wipe to turn the extruder off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59]; &quot;::&quot;; [.H159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onWipeCutoffDistance" table:formula="of:=SUBSTITUTE(SUBSTITUTE(SUBSTITUTE((COM.MICROSOFT.CONCAT(&quot;k&quot;; [.B159])); &quot; &quot;; &quot;&quot;); &quot;/&quot;; &quot;&quot;); &quot;-&quot;; &quot;&quot;)" table:style-name="ce29">
            <text:p>kSkeleto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eleton_wipe_lift_height</text:p>
          </table:table-cell>
          <table:table-cell office:value-type="string" table:style-name="ce29">
            <text:p>Skeleteon Wipe Lift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eleton tip wipe move</text:p>
          </table:table-cell>
          <table:table-cell office:value-type="string" table:style-name="ce29">
            <text:p>{"AND": [{"skeleton": true}, {"skeleto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0]; &quot;::&quot;; [.H160])); &quot; &quot;; &quot;&quot;); &quot;/&quot;; &quot;&quot;); &quot;-&quot;; &quot;&quot;)" table:style-name="ce29">
            <text:p>Material::TipWipe</text:p>
          </table:table-cell>
          <table:table-cell office:value-type="string" office:string-value="kSkeleteonWipeLiftDistance" table:formula="of:=SUBSTITUTE(SUBSTITUTE(SUBSTITUTE((COM.MICROSOFT.CONCAT(&quot;k&quot;; [.B160])); &quot; &quot;; &quot;&quot;); &quot;/&quot;; &quot;&quot;); &quot;-&quot;; &quot;&quot;)" table:style-name="ce29">
            <text:p>kSkeleteonWipeLift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</text:p>
          </table:table-cell>
          <table:table-cell office:value-type="string" table:style-name="ce29">
            <text:p>Enable Skin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skin moves to prevent material from sticking up</text:p>
          </table:table-cell>
          <table:table-cell office:value-type="string" table:style-name="ce29">
            <text:p>{"skin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1]; &quot;::&quot;; [.H161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SkinTipWipe" table:formula="of:=SUBSTITUTE(SUBSTITUTE(SUBSTITUTE((COM.MICROSOFT.CONCAT(&quot;k&quot;; [.B161])); &quot; &quot;; &quot;&quot;); &quot;/&quot;; &quot;&quot;); &quot;-&quot;; &quot;&quot;)" table:style-name="ce29">
            <text:p>kEnableSkin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rection</text:p>
          </table:table-cell>
          <table:table-cell office:value-type="string" table:style-name="ce29">
            <text:p>Skin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skin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skin": true}, {"skin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2]; &quot;::&quot;; [.H162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rection" table:formula="of:=SUBSTITUTE(SUBSTITUTE(SUBSTITUTE((COM.MICROSOFT.CONCAT(&quot;k&quot;; [.B162])); &quot; &quot;; &quot;&quot;); &quot;/&quot;; &quot;&quot;); &quot;-&quot;; &quot;&quot;)" table:style-name="ce29">
            <text:p>kSkin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distance</text:p>
          </table:table-cell>
          <table:table-cell office:value-type="string" table:style-name="ce29">
            <text:p>Skin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skin tip wiping. If using an incrementing wipe, this is the initial distance.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3]; &quot;::&quot;; [.H163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Distance" table:formula="of:=SUBSTITUTE(SUBSTITUTE(SUBSTITUTE((COM.MICROSOFT.CONCAT(&quot;k&quot;; [.B163])); &quot; &quot;; &quot;&quot;); &quot;/&quot;; &quot;&quot;); &quot;-&quot;; &quot;&quot;)" table:style-name="ce29">
            <text:p>kSkin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speed</text:p>
          </table:table-cell>
          <table:table-cell office:value-type="string" table:style-name="ce29">
            <text:p>Skin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4]; &quot;::&quot;; [.H164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Speed" table:formula="of:=SUBSTITUTE(SUBSTITUTE(SUBSTITUTE((COM.MICROSOFT.CONCAT(&quot;k&quot;; [.B164])); &quot; &quot;; &quot;&quot;); &quot;/&quot;; &quot;&quot;); &quot;-&quot;; &quot;&quot;)" table:style-name="ce29">
            <text:p>kSkin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extruder_speed</text:p>
          </table:table-cell>
          <table:table-cell office:value-type="string" table:style-name="ce29">
            <text:p>Skin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5]; &quot;::&quot;; [.H165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ExtruderSpeed" table:formula="of:=SUBSTITUTE(SUBSTITUTE(SUBSTITUTE((COM.MICROSOFT.CONCAT(&quot;k&quot;; [.B165])); &quot; &quot;; &quot;&quot;); &quot;/&quot;; &quot;&quot;); &quot;-&quot;; &quot;&quot;)" table:style-name="ce29">
            <text:p>kSkin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angle</text:p>
          </table:table-cell>
          <table:table-cell office:value-type="string" table:style-name="ce29">
            <text:p>Skin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skin tip wipe</text:p>
          </table:table-cell>
          <table:table-cell office:value-type="string" table:style-name="ce29">
            <text:p>{"AND": [{"skin": true}, {"AND": [{"skin_wipe": true},{"skin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6]; &quot;::&quot;; [.H166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Angle" table:formula="of:=SUBSTITUTE(SUBSTITUTE(SUBSTITUTE((COM.MICROSOFT.CONCAT(&quot;k&quot;; [.B166])); &quot; &quot;; &quot;&quot;); &quot;/&quot;; &quot;&quot;); &quot;-&quot;; &quot;&quot;)" table:style-name="ce29">
            <text:p>kSkin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cutoff_distance</text:p>
          </table:table-cell>
          <table:table-cell office:value-type="string" table:style-name="ce29">
            <text:p>Skin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skin tip wipe to turn the extruder off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7]; &quot;::&quot;; [.H167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CutoffDistance" table:formula="of:=SUBSTITUTE(SUBSTITUTE(SUBSTITUTE((COM.MICROSOFT.CONCAT(&quot;k&quot;; [.B167])); &quot; &quot;; &quot;&quot;); &quot;/&quot;; &quot;&quot;); &quot;-&quot;; &quot;&quot;)" table:style-name="ce29">
            <text:p>kSkin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skin_wipe_lift_height</text:p>
          </table:table-cell>
          <table:table-cell office:value-type="string" table:style-name="ce29">
            <text:p>Skin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skin tip wipe move</text:p>
          </table:table-cell>
          <table:table-cell office:value-type="string" table:style-name="ce29">
            <text:p>{"AND": [{"skin": true}, {"skin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8]; &quot;::&quot;; [.H168])); &quot; &quot;; &quot;&quot;); &quot;/&quot;; &quot;&quot;); &quot;-&quot;; &quot;&quot;)" table:style-name="ce29">
            <text:p>Material::TipWipe</text:p>
          </table:table-cell>
          <table:table-cell office:value-type="string" office:string-value="kSkinWipeLiftHeight" table:formula="of:=SUBSTITUTE(SUBSTITUTE(SUBSTITUTE((COM.MICROSOFT.CONCAT(&quot;k&quot;; [.B168])); &quot; &quot;; &quot;&quot;); &quot;/&quot;; &quot;&quot;); &quot;-&quot;; &quot;&quot;)" table:style-name="ce29">
            <text:p>kSkin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</text:p>
          </table:table-cell>
          <table:table-cell office:value-type="string" table:style-name="ce29">
            <text:p>Enable Infill Tip Wip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will do a tip wipe for infill moves to prevent material from sticking up</text:p>
          </table:table-cell>
          <table:table-cell office:value-type="string" table:style-name="ce29">
            <text:p>{"infill":true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69]; &quot;::&quot;; [.H169])); &quot; &quot;; &quot;&quot;); &quot;/&quot;; &quot;&quot;); &quot;-&quot;; &quot;&quot;)" table:style-name="ce29">
            <text:p>Material::TipWipe</text:p>
          </table:table-cell>
          <table:table-cell office:value-type="string" office:string-value="kEnableInfillTipWipe" table:formula="of:=SUBSTITUTE(SUBSTITUTE(SUBSTITUTE((COM.MICROSOFT.CONCAT(&quot;k&quot;; [.B169])); &quot; &quot;; &quot;&quot;); &quot;/&quot;; &quot;&quot;); &quot;-&quot;; &quot;&quot;)" table:style-name="ce29">
            <text:p>kEnableInfillTipWip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rection</text:p>
          </table:table-cell>
          <table:table-cell office:value-type="string" table:style-name="ce29">
            <text:p>Infill Wipe Direction</text:p>
          </table:table-cell>
          <table:table-cell office:value-type="string" table:style-name="ce29">
            <text:p>enumeration</text:p>
          </table:table-cell>
          <table:table-cell office:value-type="string" table:style-name="ce29">
            <text:p>Direction for all infill tip wipes. Optimal does forward for closed loops paths,\nreverse for open loop paths, and forward over the inset/perimeter when available</text:p>
          </table:table-cell>
          <table:table-cell office:value-type="string" table:style-name="ce29">
            <text:p>{"AND": [{"infill": true}, {"infill_wipe":true}]}</text:p>
          </table:table-cell>
          <table:table-cell office:value-type="string" table:style-name="ce29">
            <text:p>WIPE_OPTIMAL,WIPE_FORWARD,WIPE_REVERSE,WIPE_ANGLED</text:p>
          </table:table-cell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0]; &quot;::&quot;; [.H170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rection" table:formula="of:=SUBSTITUTE(SUBSTITUTE(SUBSTITUTE((COM.MICROSOFT.CONCAT(&quot;k&quot;; [.B170])); &quot; &quot;; &quot;&quot;); &quot;/&quot;; &quot;&quot;); &quot;-&quot;; &quot;&quot;)" table:style-name="ce29">
            <text:p>kInfillWipeDire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distance</text:p>
          </table:table-cell>
          <table:table-cell office:value-type="string" table:style-name="ce29">
            <text:p>Infill Wipe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travel distance for infill tip wiping. If using an incrementing wipe, this is the initial distance.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1]; &quot;::&quot;; [.H171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Distance" table:formula="of:=SUBSTITUTE(SUBSTITUTE(SUBSTITUTE((COM.MICROSOFT.CONCAT(&quot;k&quot;; [.B171])); &quot; &quot;; &quot;&quot;); &quot;/&quot;; &quot;&quot;); &quot;-&quot;; &quot;&quot;)" table:style-name="ce29">
            <text:p>kInfillWipe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speed</text:p>
          </table:table-cell>
          <table:table-cell office:value-type="string" table:style-name="ce29">
            <text:p>Infill Wip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ets the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2]; &quot;::&quot;; [.H172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Speed" table:formula="of:=SUBSTITUTE(SUBSTITUTE(SUBSTITUTE((COM.MICROSOFT.CONCAT(&quot;k&quot;; [.B172])); &quot; &quot;; &quot;&quot;); &quot;/&quot;; &quot;&quot;); &quot;-&quot;; &quot;&quot;)" table:style-name="ce29">
            <text:p>kInfillWip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extruder_speed</text:p>
          </table:table-cell>
          <table:table-cell office:value-type="string" table:style-name="ce29">
            <text:p>Infill Wipe Extruder Speed</text:p>
          </table:table-cell>
          <table:table-cell office:value-type="string" table:style-name="ce29">
            <text:p>rpm</text:p>
          </table:table-cell>
          <table:table-cell office:value-type="string" table:style-name="ce29">
            <text:p>Sets the extruder speed for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3]; &quot;::&quot;; [.H173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ExtruderSpeed" table:formula="of:=SUBSTITUTE(SUBSTITUTE(SUBSTITUTE((COM.MICROSOFT.CONCAT(&quot;k&quot;; [.B173])); &quot; &quot;; &quot;&quot;); &quot;/&quot;; &quot;&quot;); &quot;-&quot;; &quot;&quot;)" table:style-name="ce29">
            <text:p>kInfillWipeExtruder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angle</text:p>
          </table:table-cell>
          <table:table-cell office:value-type="string" table:style-name="ce29">
            <text:p>Infill Wipe Angle</text:p>
          </table:table-cell>
          <table:table-cell office:value-type="string" table:style-name="ce29">
            <text:p>angle</text:p>
          </table:table-cell>
          <table:table-cell office:value-type="string" table:style-name="ce29">
            <text:p>Sets the angle of the infill tip wipe</text:p>
          </table:table-cell>
          <table:table-cell office:value-type="string" table:style-name="ce29">
            <text:p>{"AND": [{"infill": true}, {"AND": [{"infill_wipe": true},{"infill_wipe_direction":3}]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4]; &quot;::&quot;; [.H174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Angle" table:formula="of:=SUBSTITUTE(SUBSTITUTE(SUBSTITUTE((COM.MICROSOFT.CONCAT(&quot;k&quot;; [.B174])); &quot; &quot;; &quot;&quot;); &quot;/&quot;; &quot;&quot;); &quot;-&quot;; &quot;&quot;)" table:style-name="ce29">
            <text:p>kInfillWipeAngl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cutoff_distance</text:p>
          </table:table-cell>
          <table:table-cell office:value-type="string" table:style-name="ce29">
            <text:p>Infill Wipe Cutoff Distance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from the end of the infill tip wipe move to turn the extruder off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5]; &quot;::&quot;; [.H175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CutoffDistance" table:formula="of:=SUBSTITUTE(SUBSTITUTE(SUBSTITUTE((COM.MICROSOFT.CONCAT(&quot;k&quot;; [.B175])); &quot; &quot;; &quot;&quot;); &quot;/&quot;; &quot;&quot;); &quot;-&quot;; &quot;&quot;)" table:style-name="ce29">
            <text:p>kInfillWipeCutoffDistanc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infill_wipe_lift_height</text:p>
          </table:table-cell>
          <table:table-cell office:value-type="string" table:style-name="ce29">
            <text:p>Infill Wipe Lift Height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Sets the distance to lift during the infill tip wipe move</text:p>
          </table:table-cell>
          <table:table-cell office:value-type="string" table:style-name="ce29">
            <text:p>{"AND": [{"infill": true}, {"infill_wipe":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6]; &quot;::&quot;; [.H176])); &quot; &quot;; &quot;&quot;); &quot;/&quot;; &quot;&quot;); &quot;-&quot;; &quot;&quot;)" table:style-name="ce29">
            <text:p>Material::TipWipe</text:p>
          </table:table-cell>
          <table:table-cell office:value-type="string" office:string-value="kInfillWipeLiftHeight" table:formula="of:=SUBSTITUTE(SUBSTITUTE(SUBSTITUTE((COM.MICROSOFT.CONCAT(&quot;k&quot;; [.B176])); &quot; &quot;; &quot;&quot;); &quot;/&quot;; &quot;&quot;); &quot;-&quot;; &quot;&quot;)" table:style-name="ce29">
            <text:p>kInfillWipeLiftHeight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laser_power_multiplier</text:p>
          </table:table-cell>
          <table:table-cell office:value-type="string" table:style-name="ce29">
            <text:p>Laser Power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laser power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7]; &quot;::&quot;; [.H177])); &quot; &quot;; &quot;&quot;); &quot;/&quot;; &quot;&quot;); &quot;-&quot;; &quot;&quot;)" table:style-name="ce29">
            <text:p>Material::TipWipe</text:p>
          </table:table-cell>
          <table:table-cell office:value-type="string" office:string-value="kLaserPowerMultiplier" table:formula="of:=SUBSTITUTE(SUBSTITUTE(SUBSTITUTE((COM.MICROSOFT.CONCAT(&quot;k&quot;; [.B177])); &quot; &quot;; &quot;&quot;); &quot;/&quot;; &quot;&quot;); &quot;-&quot;; &quot;&quot;)" table:style-name="ce29">
            <text:p>kLaserPower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wire_feed_multiplier</text:p>
          </table:table-cell>
          <table:table-cell office:value-type="string" table:style-name="ce29">
            <text:p>Wire Feed Multiplier</text:p>
          </table:table-cell>
          <table:table-cell office:value-type="string" table:style-name="ce29">
            <text:p>unitless_float</text:p>
          </table:table-cell>
          <table:table-cell office:value-type="string" table:style-name="ce29">
            <text:p>Sets multiplier value issued when wire feed is updated during tip wipe. GKN Only.</text:p>
          </table:table-cell>
          <table:table-cell office:value-type="string" table:style-name="ce29">
            <text:p>{"syntax": 4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8]; &quot;::&quot;; [.H178])); &quot; &quot;; &quot;&quot;); &quot;/&quot;; &quot;&quot;); &quot;-&quot;; &quot;&quot;)" table:style-name="ce29">
            <text:p>Material::TipWipe</text:p>
          </table:table-cell>
          <table:table-cell office:value-type="string" office:string-value="kWireFeedMultiplier" table:formula="of:=SUBSTITUTE(SUBSTITUTE(SUBSTITUTE((COM.MICROSOFT.CONCAT(&quot;k&quot;; [.B178])); &quot; &quot;; &quot;&quot;); &quot;/&quot;; &quot;&quot;); &quot;-&quot;; &quot;&quot;)" table:style-name="ce29">
            <text:p>kWireFeedMultiplier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tip_wipe_voltage</text:p>
          </table:table-cell>
          <table:table-cell office:value-type="string" table:style-name="ce29">
            <text:p>Tip Wipe Voltage</text:p>
          </table:table-cell>
          <table:table-cell office:value-type="string" table:style-name="ce29">
            <text:p>voltage</text:p>
          </table:table-cell>
          <table:table-cell office:value-type="string" table:style-name="ce29">
            <text:p>Sets welder voltage during tip wipe motions</text:p>
          </table:table-cell>
          <table:table-cell office:value-type="string" table:style-name="ce29">
            <text:p>{"syntax": 28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Tip Wipe</text:p>
          </table:table-cell>
          <table:table-cell office:value-type="string" table:style-name="ce29">
            <text:p>Material</text:p>
          </table:table-cell>
          <table:table-cell office:value-type="string" office:string-value="Material::TipWipe" table:formula="of:=SUBSTITUTE(SUBSTITUTE(SUBSTITUTE((COM.MICROSOFT.CONCAT([.I179]; &quot;::&quot;; [.H179])); &quot; &quot;; &quot;&quot;); &quot;/&quot;; &quot;&quot;); &quot;-&quot;; &quot;&quot;)" table:style-name="ce29">
            <text:p>Material::TipWipe</text:p>
          </table:table-cell>
          <table:table-cell office:value-type="string" office:string-value="kTipWipeVoltage" table:formula="of:=SUBSTITUTE(SUBSTITUTE(SUBSTITUTE((COM.MICROSOFT.CONCAT(&quot;k&quot;; [.B179])); &quot; &quot;; &quot;&quot;); &quot;/&quot;; &quot;&quot;); &quot;-&quot;; &quot;&quot;)" table:style-name="ce29">
            <text:p>kTipWipeVolta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perimeter</text:p>
          </table:table-cell>
          <table:table-cell office:value-type="string" table:style-name="ce32">
            <text:p>Spiral Perimeter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perimeters</text:p>
          </table:table-cell>
          <table:table-cell office:value-type="string" table:style-name="ce32">
            <text:p>{"perimeter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0]; &quot;::&quot;; [.H180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Perimeters" table:formula="of:=SUBSTITUTE(SUBSTITUTE(SUBSTITUTE((COM.MICROSOFT.CONCAT(&quot;k&quot;; [.B180])); &quot; &quot;; &quot;&quot;); &quot;/&quot;; &quot;&quot;); &quot;-&quot;; &quot;&quot;)" table:style-name="ce32">
            <text:p>kSpiralPerimeter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set</text:p>
          </table:table-cell>
          <table:table-cell office:value-type="string" table:style-name="ce32">
            <text:p>Spiral Inset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sets</text:p>
          </table:table-cell>
          <table:table-cell office:value-type="string" table:style-name="ce32">
            <text:p>{"inset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1]; &quot;::&quot;; [.H181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sets" table:formula="of:=SUBSTITUTE(SUBSTITUTE(SUBSTITUTE((COM.MICROSOFT.CONCAT(&quot;k&quot;; [.B181])); &quot; &quot;; &quot;&quot;); &quot;/&quot;; &quot;&quot;); &quot;-&quot;; &quot;&quot;)" table:style-name="ce32">
            <text:p>kSpiralInse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skin</text:p>
          </table:table-cell>
          <table:table-cell office:value-type="string" table:style-name="ce32">
            <text:p>Spiral Skins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skin</text:p>
          </table:table-cell>
          <table:table-cell office:value-type="string" table:style-name="ce32">
            <text:p>{"skin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2]; &quot;::&quot;; [.H182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Skins" table:formula="of:=SUBSTITUTE(SUBSTITUTE(SUBSTITUTE((COM.MICROSOFT.CONCAT(&quot;k&quot;; [.B182])); &quot; &quot;; &quot;&quot;); &quot;/&quot;; &quot;&quot;); &quot;-&quot;; &quot;&quot;)" table:style-name="ce32">
            <text:p>kSpiralSkin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enable_spiral_infill</text:p>
          </table:table-cell>
          <table:table-cell office:value-type="string" table:style-name="ce32">
            <text:p>Spiral Infill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ft on infill</text:p>
          </table:table-cell>
          <table:table-cell office:value-type="string" table:style-name="ce32">
            <text:p>{"infill": true}</text:p>
          </table:table-cell>
          <table:table-cell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3]; &quot;::&quot;; [.H183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Infill" table:formula="of:=SUBSTITUTE(SUBSTITUTE(SUBSTITUTE((COM.MICROSOFT.CONCAT(&quot;k&quot;; [.B183])); &quot; &quot;; &quot;&quot;); &quot;/&quot;; &quot;&quot;); &quot;-&quot;; &quot;&quot;)" table:style-name="ce32">
            <text:p>kSpiralInfill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end_of_layer</text:p>
          </table:table-cell>
          <table:table-cell office:value-type="string" table:style-name="ce32">
            <text:p>End of Layer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If selected, will perform a spiral list on the last path in a layer</text:p>
          </table:table-cell>
          <table:table-cell table:number-columns-repeated="2" table:style-name="ce32"/>
          <table:table-cell office:value-type="string" table:style-name="ce33">
            <text:p>false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4]; &quot;::&quot;; [.H184])); &quot; &quot;; &quot;&quot;); &quot;/&quot;; &quot;&quot;); &quot;-&quot;; &quot;&quot;)" table:style-name="ce32">
            <text:p>Material::SpiralLift</text:p>
          </table:table-cell>
          <table:table-cell office:value-type="string" office:string-value="kEndofLayer" table:formula="of:=SUBSTITUTE(SUBSTITUTE(SUBSTITUTE((COM.MICROSOFT.CONCAT(&quot;k&quot;; [.B184])); &quot; &quot;; &quot;&quot;); &quot;/&quot;; &quot;&quot;); &quot;-&quot;; &quot;&quot;)" table:style-name="ce32">
            <text:p>kEndofLayer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height</text:p>
          </table:table-cell>
          <table:table-cell office:value-type="string" table:style-name="ce32">
            <text:p>Spira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the distance the extruder lifts before starting the spiral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5]; &quot;::&quot;; [.H185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Height" table:formula="of:=SUBSTITUTE(SUBSTITUTE(SUBSTITUTE((COM.MICROSOFT.CONCAT(&quot;k&quot;; [.B185])); &quot; &quot;; &quot;&quot;); &quot;/&quot;; &quot;&quot;); &quot;-&quot;; &quot;&quot;)" table:style-name="ce32">
            <text:p>kSpiralLiftHeight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points</text:p>
          </table:table-cell>
          <table:table-cell office:value-type="string" table:style-name="ce32">
            <text:p>Number of Points</text:p>
          </table:table-cell>
          <table:table-cell office:value-type="string" table:style-name="ce32">
            <text:p>number</text:p>
          </table:table-cell>
          <table:table-cell office:value-type="string" table:style-name="ce32">
            <text:p>Number of small line segments in the spiral move</text:p>
          </table:table-cell>
          <table:table-cell office:value-type="string" table:style-name="ce32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6]; &quot;::&quot;; [.H186])); &quot; &quot;; &quot;&quot;); &quot;/&quot;; &quot;&quot;); &quot;-&quot;; &quot;&quot;)" table:style-name="ce32">
            <text:p>Material::SpiralLift</text:p>
          </table:table-cell>
          <table:table-cell office:value-type="string" office:string-value="kNumberofPoints" table:formula="of:=SUBSTITUTE(SUBSTITUTE(SUBSTITUTE((COM.MICROSOFT.CONCAT(&quot;k&quot;; [.B186])); &quot; &quot;; &quot;&quot;); &quot;/&quot;; &quot;&quot;); &quot;-&quot;; &quot;&quot;)" table:style-name="ce32">
            <text:p>kNumberofPoint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radius</text:p>
          </table:table-cell>
          <table:table-cell office:value-type="string" table:style-name="ce32">
            <text:p>Spiral Lift Radius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Sets maximum distance from starting point that the extruder will spiral outward to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7]; &quot;::&quot;; [.H187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Radius" table:formula="of:=SUBSTITUTE(SUBSTITUTE(SUBSTITUTE((COM.MICROSOFT.CONCAT(&quot;k&quot;; [.B187])); &quot; &quot;; &quot;&quot;); &quot;/&quot;; &quot;&quot;); &quot;-&quot;; &quot;&quot;)" table:style-name="ce32">
            <text:p>kSpiralLiftRadius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2">
            <text:p>spiral_lift_speed</text:p>
          </table:table-cell>
          <table:table-cell office:value-type="string" table:style-name="ce32">
            <text:p>Spiral Lift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ets the speed for spiral lift moves</text:p>
          </table:table-cell>
          <table:table-cell office:value-type="string" table:style-name="ce32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Spiral Lift</text:p>
          </table:table-cell>
          <table:table-cell office:value-type="string" table:style-name="ce32">
            <text:p>Material</text:p>
          </table:table-cell>
          <table:table-cell office:value-type="string" office:string-value="Material::SpiralLift" table:formula="of:=SUBSTITUTE(SUBSTITUTE(SUBSTITUTE((COM.MICROSOFT.CONCAT([.I188]; &quot;::&quot;; [.H188])); &quot; &quot;; &quot;&quot;); &quot;/&quot;; &quot;&quot;); &quot;-&quot;; &quot;&quot;)" table:style-name="ce32">
            <text:p>Material::SpiralLift</text:p>
          </table:table-cell>
          <table:table-cell office:value-type="string" office:string-value="kSpiralLiftSpeed" table:formula="of:=SUBSTITUTE(SUBSTITUTE(SUBSTITUTE((COM.MICROSOFT.CONCAT(&quot;k&quot;; [.B188])); &quot; &quot;; &quot;&quot;); &quot;/&quot;; &quot;&quot;); &quot;-&quot;; &quot;&quot;)" table:style-name="ce32">
            <text:p>kSpiralLiftSpeed</text:p>
          </table:table-cell>
          <table:table-cell table:style-name="ce32"/>
          <table:table-cell office:value-type="string" table:style-name="ce3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uration</text:p>
          </table:table-cell>
          <table:table-cell office:value-type="string" table:style-name="ce35">
            <text:p>Initial Purge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extruder will purge 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89]; &quot;::&quot;; [.H189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Duration" table:formula="of:=SUBSTITUTE(SUBSTITUTE(SUBSTITUTE((COM.MICROSOFT.CONCAT(&quot;k&quot;; [.B189])); &quot; &quot;; &quot;&quot;); &quot;/&quot;; &quot;&quot;); &quot;-&quot;; &quot;&quot;)" table:style-name="ce35">
            <text:p>kInitialPurge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dwell_screw_rpm</text:p>
          </table:table-cell>
          <table:table-cell office:value-type="string" table:style-name="ce35">
            <text:p>Initial Purge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0]; &quot;::&quot;; [.H190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ScrewRPM" table:formula="of:=SUBSTITUTE(SUBSTITUTE(SUBSTITUTE((COM.MICROSOFT.CONCAT(&quot;k&quot;; [.B190])); &quot; &quot;; &quot;&quot;); &quot;/&quot;; &quot;&quot;); &quot;-&quot;; &quot;&quot;)" table:style-name="ce35">
            <text:p>kInitialPurge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initial_purge_tip_wipe_delay</text:p>
          </table:table-cell>
          <table:table-cell office:value-type="string" table:style-name="ce35">
            <text:p>Initial Purge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the initial purge</text:p>
          </table:table-cell>
          <table:table-cell office:value-type="string" table:style-name="ce35">
            <text:p>{"AND": [{"enable_material_load": true}, {"syntax": 1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1]; &quot;::&quot;; [.H191])); &quot; &quot;; &quot;&quot;); &quot;/&quot;; &quot;&quot;); &quot;-&quot;; &quot;&quot;)" table:style-name="ce35">
            <text:p>Material::Purge</text:p>
          </table:table-cell>
          <table:table-cell office:value-type="string" office:string-value="kInitialPurgeTipWipeDelay" table:formula="of:=SUBSTITUTE(SUBSTITUTE(SUBSTITUTE((COM.MICROSOFT.CONCAT(&quot;k&quot;; [.B191])); &quot; &quot;; &quot;&quot;); &quot;/&quot;; &quot;&quot;); &quot;-&quot;; &quot;&quot;)" table:style-name="ce35">
            <text:p>kInitialPurge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uring_dwell</text:p>
          </table:table-cell>
          <table:table-cell office:value-type="string" table:style-name="ce35">
            <text:p>Purge During Dwell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purge command is issued during dwells forced by the minimum layer time cooling settings</text:p>
          </table:table-cell>
          <table:table-cell office:value-type="string" table:style-name="ce35">
            <text:p>{"minimum_layer_time_method": 0}</text:p>
          </table:table-cell>
          <table:table-cell table:style-name="ce35"/>
          <table:table-cell office:value-type="string" table:style-name="ce36">
            <text:p>false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2]; &quot;::&quot;; [.H192])); &quot; &quot;; &quot;&quot;); &quot;/&quot;; &quot;&quot;); &quot;-&quot;; &quot;&quot;)" table:style-name="ce35">
            <text:p>Material::Purge</text:p>
          </table:table-cell>
          <table:table-cell office:value-type="string" office:string-value="kPurgeDuringDwell" table:formula="of:=SUBSTITUTE(SUBSTITUTE(SUBSTITUTE((COM.MICROSOFT.CONCAT(&quot;k&quot;; [.B192])); &quot; &quot;; &quot;&quot;); &quot;/&quot;; &quot;&quot;); &quot;-&quot;; &quot;&quot;)" table:style-name="ce35">
            <text:p>kPurgeDuringDwell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well_duration</text:p>
          </table:table-cell>
          <table:table-cell office:value-type="string" table:style-name="ce35">
            <text:p>Purge Dwell Duration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Duration to run the extruder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3]; &quot;::&quot;; [.H193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Duration" table:formula="of:=SUBSTITUTE(SUBSTITUTE(SUBSTITUTE((COM.MICROSOFT.CONCAT(&quot;k&quot;; [.B193])); &quot; &quot;; &quot;&quot;); &quot;/&quot;; &quot;&quot;); &quot;-&quot;; &quot;&quot;)" table:style-name="ce35">
            <text:p>kPurgeDwellDuration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dwell_screw_rpm</text:p>
          </table:table-cell>
          <table:table-cell office:value-type="string" table:style-name="ce35">
            <text:p>Purge Dwell Screw RPM</text:p>
          </table:table-cell>
          <table:table-cell office:value-type="string" table:style-name="ce35">
            <text:p>rpm</text:p>
          </table:table-cell>
          <table:table-cell office:value-type="string" table:style-name="ce35">
            <text:p>Speed for the screw during purge dwells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4]; &quot;::&quot;; [.H194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ScrewRPM" table:formula="of:=SUBSTITUTE(SUBSTITUTE(SUBSTITUTE((COM.MICROSOFT.CONCAT(&quot;k&quot;; [.B194])); &quot; &quot;; &quot;&quot;); &quot;/&quot;; &quot;&quot;); &quot;-&quot;; &quot;&quot;)" table:style-name="ce35">
            <text:p>kPurgeDwellScrewRP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tip_wipe_delay</text:p>
          </table:table-cell>
          <table:table-cell office:value-type="string" table:style-name="ce35">
            <text:p>Purge Dwell Tip Wipe Delay</text:p>
          </table:table-cell>
          <table:table-cell office:value-type="string" table:style-name="ce35">
            <text:p>time</text:p>
          </table:table-cell>
          <table:table-cell office:value-type="string" table:style-name="ce35">
            <text:p>Amount of time the extruder will pause before moving to wipe the tip during a purge dwell</text:p>
          </table:table-cell>
          <table:table-cell office:value-type="string" table:style-name="ce35">
            <text:p>{"AND": [{"purge_during_dwell": true}, {"machine_type": 0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5]; &quot;::&quot;; [.H195])); &quot; &quot;; &quot;&quot;); &quot;/&quot;; &quot;&quot;); &quot;-&quot;; &quot;&quot;)" table:style-name="ce35">
            <text:p>Material::Purge</text:p>
          </table:table-cell>
          <table:table-cell office:value-type="string" office:string-value="kPurgeDwellTipWipeDelay" table:formula="of:=SUBSTITUTE(SUBSTITUTE(SUBSTITUTE((COM.MICROSOFT.CONCAT(&quot;k&quot;; [.B195])); &quot; &quot;; &quot;&quot;); &quot;/&quot;; &quot;&quot;); &quot;-&quot;; &quot;&quot;)" table:style-name="ce35">
            <text:p>kPurgeDwellTipWipeDelay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length</text:p>
          </table:table-cell>
          <table:table-cell office:value-type="string" table:style-name="ce35">
            <text:p>Purge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Length of filament, or screw rotation distance, for purges issued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6]; &quot;::&quot;; [.H196])); &quot; &quot;; &quot;&quot;); &quot;/&quot;; &quot;&quot;); &quot;-&quot;; &quot;&quot;)" table:style-name="ce35">
            <text:p>Material::Purge</text:p>
          </table:table-cell>
          <table:table-cell office:value-type="string" office:string-value="kPurgeLength" table:formula="of:=SUBSTITUTE(SUBSTITUTE(SUBSTITUTE((COM.MICROSOFT.CONCAT(&quot;k&quot;; [.B196])); &quot; &quot;; &quot;&quot;); &quot;/&quot;; &quot;&quot;); &quot;-&quot;; &quot;&quot;)" table:style-name="ce35">
            <text:p>kPurge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purge_feedrate</text:p>
          </table:table-cell>
          <table:table-cell office:value-type="string" table:style-name="ce35">
            <text:p>Purge Feedrate</text:p>
          </table:table-cell>
          <table:table-cell office:value-type="string" table:style-name="ce35">
            <text:p>speed</text:p>
          </table:table-cell>
          <table:table-cell office:value-type="string" table:style-name="ce35">
            <text:p>Feedrate for extrusion used for the purge between layers</text:p>
          </table:table-cell>
          <table:table-cell office:value-type="string" table:style-name="ce35">
            <text:p>{"AND": [{"purge_during_dwell": true}, {"OR": [{"syntax": 11}, {"machine_type": 1}]}]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urge</text:p>
          </table:table-cell>
          <table:table-cell office:value-type="string" table:style-name="ce35">
            <text:p>Material</text:p>
          </table:table-cell>
          <table:table-cell office:value-type="string" office:string-value="Material::Purge" table:formula="of:=SUBSTITUTE(SUBSTITUTE(SUBSTITUTE((COM.MICROSOFT.CONCAT([.I197]; &quot;::&quot;; [.H197])); &quot; &quot;; &quot;&quot;); &quot;/&quot;; &quot;&quot;); &quot;-&quot;; &quot;&quot;)" table:style-name="ce35">
            <text:p>Material::Purge</text:p>
          </table:table-cell>
          <table:table-cell office:value-type="string" office:string-value="kPurgeFeedrate" table:formula="of:=SUBSTITUTE(SUBSTITUTE(SUBSTITUTE((COM.MICROSOFT.CONCAT(&quot;k&quot;; [.B197])); &quot; &quot;; &quot;&quot;); &quot;/&quot;; &quot;&quot;); &quot;-&quot;; &quot;&quot;)" table:style-name="ce35">
            <text:p>kPurgeFeedrate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nitial_extruder_speed</text:p>
          </table:table-cell>
          <table:table-cell office:value-type="string" table:style-name="ce5">
            <text:p>Initial Extruder Speed</text:p>
          </table:table-cell>
          <table:table-cell office:value-type="string" table:style-name="ce5">
            <text:p>rpm</text:p>
          </table:table-cell>
          <table:table-cell office:value-type="string" table:style-name="ce5">
            <text:p>Sets the initial extruder speed that is used during the specific extruder on delay set below</text:p>
          </table:table-cell>
          <table:table-cell office:value-type="string" table:style-name="ce5">
            <text:p>{"AND": [{"enable_width_height": fals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8]; &quot;::&quot;; [.H198])); &quot; &quot;; &quot;&quot;); &quot;/&quot;; &quot;&quot;); &quot;-&quot;; &quot;&quot;)" table:style-name="ce5">
            <text:p>Material::Extruder</text:p>
          </table:table-cell>
          <table:table-cell office:value-type="string" office:string-value="kInitialExtruderSpeed" table:formula="of:=SUBSTITUTE(SUBSTITUTE(SUBSTITUTE((COM.MICROSOFT.CONCAT(&quot;k&quot;; [.B198])); &quot; &quot;; &quot;&quot;); &quot;/&quot;; &quot;&quot;); &quot;-&quot;; &quot;&quot;)" table:style-name="ce5">
            <text:p>kInitialExtruder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prime_volume</text:p>
          </table:table-cell>
          <table:table-cell office:value-type="string" table:style-name="ce5">
            <text:p>Extruder Prime Volume</text:p>
          </table:table-cell>
          <table:table-cell office:value-type="string" table:style-name="ce5">
            <text:p>unitless_float</text:p>
          </table:table-cell>
          <table:table-cell office:value-type="string" table:style-name="ce5">
            <text:p>Sets the volume of material to purge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199]; &quot;::&quot;; [.H199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Volume" table:formula="of:=SUBSTITUTE(SUBSTITUTE(SUBSTITUTE((COM.MICROSOFT.CONCAT(&quot;k&quot;; [.B199])); &quot; &quot;; &quot;&quot;); &quot;/&quot;; &quot;&quot;); &quot;-&quot;; &quot;&quot;)" table:style-name="ce5">
            <text:p>kExtruderPrimeVolume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prime_speed</text:p>
          </table:table-cell>
          <table:table-cell office:value-type="string" table:style-name="ce5">
            <text:p>Extruder Prime Speed</text:p>
          </table:table-cell>
          <table:table-cell office:value-type="string" table:style-name="ce5">
            <text:p>speed</text:p>
          </table:table-cell>
          <table:table-cell office:value-type="string" table:style-name="ce5">
            <text:p>Sets the speed of the extruder during priming. Used for pellet extruders without RPM control</text:p>
          </table:table-cell>
          <table:table-cell office:value-type="string" table:style-name="ce5">
            <text:p>{"syntax": 30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0]; &quot;::&quot;; [.H200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PrimeSpeed" table:formula="of:=SUBSTITUTE(SUBSTITUTE(SUBSTITUTE((COM.MICROSOFT.CONCAT(&quot;k&quot;; [.B200])); &quot; &quot;; &quot;&quot;); &quot;/&quot;; &quot;&quot;); &quot;-&quot;; &quot;&quot;)" table:style-name="ce5">
            <text:p>kExtruderPrimeSpeed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perimeter</text:p>
          </table:table-cell>
          <table:table-cell office:value-type="string" table:style-name="ce5">
            <text:p>Perimeter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perimeters</text:p>
          </table:table-cell>
          <table:table-cell office:value-type="string" table:style-name="ce5">
            <text:p>{"AND": [{"perimeter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1]; &quot;::&quot;; [.H201])); &quot; &quot;; &quot;&quot;); &quot;/&quot;; &quot;&quot;); &quot;-&quot;; &quot;&quot;)" table:style-name="ce5">
            <text:p>Material::Extruder</text:p>
          </table:table-cell>
          <table:table-cell office:value-type="string" office:string-value="kPerimeterExtruderOnDelay" table:formula="of:=SUBSTITUTE(SUBSTITUTE(SUBSTITUTE((COM.MICROSOFT.CONCAT(&quot;k&quot;; [.B201])); &quot; &quot;; &quot;&quot;); &quot;/&quot;; &quot;&quot;); &quot;-&quot;; &quot;&quot;)" table:style-name="ce5">
            <text:p>kPerimeter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set</text:p>
          </table:table-cell>
          <table:table-cell office:value-type="string" table:style-name="ce5">
            <text:p>Inset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sets</text:p>
          </table:table-cell>
          <table:table-cell office:value-type="string" table:style-name="ce5">
            <text:p>{"AND": [{"inset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2]; &quot;::&quot;; [.H202])); &quot; &quot;; &quot;&quot;); &quot;/&quot;; &quot;&quot;); &quot;-&quot;; &quot;&quot;)" table:style-name="ce5">
            <text:p>Material::Extruder</text:p>
          </table:table-cell>
          <table:table-cell office:value-type="string" office:string-value="kInsetExtruderOnDelay" table:formula="of:=SUBSTITUTE(SUBSTITUTE(SUBSTITUTE((COM.MICROSOFT.CONCAT(&quot;k&quot;; [.B202])); &quot; &quot;; &quot;&quot;); &quot;/&quot;; &quot;&quot;); &quot;-&quot;; &quot;&quot;)" table:style-name="ce5">
            <text:p>kInset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in</text:p>
          </table:table-cell>
          <table:table-cell office:value-type="string" table:style-name="ce5">
            <text:p>Ski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skins</text:p>
          </table:table-cell>
          <table:table-cell office:value-type="string" table:style-name="ce5">
            <text:p>{"AND": [{"skin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3]; &quot;::&quot;; [.H203])); &quot; &quot;; &quot;&quot;); &quot;/&quot;; &quot;&quot;); &quot;-&quot;; &quot;&quot;)" table:style-name="ce5">
            <text:p>Material::Extruder</text:p>
          </table:table-cell>
          <table:table-cell office:value-type="string" office:string-value="kSkinExtruderOnDelay" table:formula="of:=SUBSTITUTE(SUBSTITUTE(SUBSTITUTE((COM.MICROSOFT.CONCAT(&quot;k&quot;; [.B203])); &quot; &quot;; &quot;&quot;); &quot;/&quot;; &quot;&quot;); &quot;-&quot;; &quot;&quot;)" table:style-name="ce5">
            <text:p>kSki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infill</text:p>
          </table:table-cell>
          <table:table-cell office:value-type="string" table:style-name="ce5">
            <text:p>Infill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 for infill</text:p>
          </table:table-cell>
          <table:table-cell office:value-type="string" table:style-name="ce5">
            <text:p>{"AND": [{"infill": true}, {"OR": [{"machine_type": 0}, {"OR": [{"machine_type": 4}, {"machine_type": 5}]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4]; &quot;::&quot;; [.H204])); &quot; &quot;; &quot;&quot;); &quot;/&quot;; &quot;&quot;); &quot;-&quot;; &quot;&quot;)" table:style-name="ce5">
            <text:p>Material::Extruder</text:p>
          </table:table-cell>
          <table:table-cell office:value-type="string" office:string-value="kInfillExtruderOnDelay" table:formula="of:=SUBSTITUTE(SUBSTITUTE(SUBSTITUTE((COM.MICROSOFT.CONCAT(&quot;k&quot;; [.B204])); &quot; &quot;; &quot;&quot;); &quot;/&quot;; &quot;&quot;); &quot;-&quot;; &quot;&quot;)" table:style-name="ce5">
            <text:p>kInfill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n_delay_skeleton</text:p>
          </table:table-cell>
          <table:table-cell office:value-type="string" table:style-name="ce5">
            <text:p>Skeleton Extruder On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n before the print head begins moving for skeletons</text:p>
          </table:table-cell>
          <table:table-cell office:value-type="string" table:style-name="ce5">
            <text:p>{"AND": [{"skeleton": true}, {"OR": [{"machine_type": 0}, {"OR": [{"machine_type": 4}, {"machine_type": 5}]}]}]}</text:p>
          </table:table-cell>
          <table:table-cell table:style-name="ce5"/>
          <table:table-cell office:value-type="float" office:value="0" table:style-name="ce7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5]; &quot;::&quot;; [.H205])); &quot; &quot;; &quot;&quot;); &quot;/&quot;; &quot;&quot;); &quot;-&quot;; &quot;&quot;)" table:style-name="ce5">
            <text:p>Material::Extruder</text:p>
          </table:table-cell>
          <table:table-cell office:value-type="string" office:string-value="kSkeletonExtruderOnDelay" table:formula="of:=SUBSTITUTE(SUBSTITUTE(SUBSTITUTE((COM.MICROSOFT.CONCAT(&quot;k&quot;; [.B205])); &quot; &quot;; &quot;&quot;); &quot;/&quot;; &quot;&quot;); &quot;-&quot;; &quot;&quot;)" table:style-name="ce5">
            <text:p>kSkeletonExtruderOn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xtruder_off_delay</text:p>
          </table:table-cell>
          <table:table-cell office:value-type="string" table:style-name="ce5">
            <text:p>Extruder Off Delay</text:p>
          </table:table-cell>
          <table:table-cell office:value-type="string" table:style-name="ce5">
            <text:p>time</text:p>
          </table:table-cell>
          <table:table-cell office:value-type="string" table:style-name="ce5">
            <text:p>Sets the time that the extruder is turned offf after the print head stops moving</text:p>
          </table:table-cell>
          <table:table-cell office:value-type="string" table:style-name="ce5">
            <text:p>{"OR": [{"machine_type": 0}, {"OR": [{"machine_type": 4}, {"machine_type": 5}]}]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6]; &quot;::&quot;; [.H206])); &quot; &quot;; &quot;&quot;); &quot;/&quot;; &quot;&quot;); &quot;-&quot;; &quot;&quot;)" table:style-name="ce5">
            <text:p>Material::Extruder</text:p>
          </table:table-cell>
          <table:table-cell office:value-type="string" office:string-value="kExtruderOffDelay" table:formula="of:=SUBSTITUTE(SUBSTITUTE(SUBSTITUTE((COM.MICROSOFT.CONCAT(&quot;k&quot;; [.B206])); &quot; &quot;; &quot;&quot;); &quot;/&quot;; &quot;&quot;); &quot;-&quot;; &quot;&quot;)" table:style-name="ce5">
            <text:p>kExtruderOffDelay</text:p>
          </table:table-cell>
          <table:table-cell table:style-name="ce5"/>
          <table:table-cell office:value-type="string" table:style-name="ce5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ervo_extruder_to_travel_speed</text:p>
          </table:table-cell>
          <table:table-cell office:value-type="string" table:style-name="ce5">
            <text:p>Servo Extruder to Travel Speed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speed of the extruder will servo with the speed of the gantry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7]; &quot;::&quot;; [.H207])); &quot; &quot;; &quot;&quot;); &quot;/&quot;; &quot;&quot;); &quot;-&quot;; &quot;&quot;)" table:style-name="ce5">
            <text:p>Material::Extruder</text:p>
          </table:table-cell>
          <table:table-cell office:value-type="string" office:string-value="kServoExtrudertoTravelSpeed" table:formula="of:=SUBSTITUTE(SUBSTITUTE(SUBSTITUTE((COM.MICROSOFT.CONCAT(&quot;k&quot;; [.B207])); &quot; &quot;; &quot;&quot;); &quot;/&quot;; &quot;&quot;); &quot;-&quot;; &quot;&quot;)" table:style-name="ce5">
            <text:p>kServoExtrudertoTravelSpeed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nable_m3s</text:p>
          </table:table-cell>
          <table:table-cell office:value-type="string" table:style-name="ce5">
            <text:p>Enable M3 S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CI BAAM extruder commands will always use M3 S rather than G1 S. This is helpful for using arc welder, but prevents feedrate scaling from working.</text:p>
          </table:table-cell>
          <table:table-cell office:value-type="string" table:style-name="ce5">
            <text:p>{"syntax": 1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Extruder</text:p>
          </table:table-cell>
          <table:table-cell office:value-type="string" table:style-name="ce5">
            <text:p>Material</text:p>
          </table:table-cell>
          <table:table-cell office:value-type="string" office:string-value="Material::Extruder" table:formula="of:=SUBSTITUTE(SUBSTITUTE(SUBSTITUTE((COM.MICROSOFT.CONCAT([.I208]; &quot;::&quot;; [.H208])); &quot; &quot;; &quot;&quot;); &quot;/&quot;; &quot;&quot;); &quot;-&quot;; &quot;&quot;)" table:style-name="ce5">
            <text:p>Material::Extruder</text:p>
          </table:table-cell>
          <table:table-cell office:value-type="string" office:string-value="kEnableM3S" table:formula="of:=SUBSTITUTE(SUBSTITUTE(SUBSTITUTE((COM.MICROSOFT.CONCAT(&quot;k&quot;; [.B208])); &quot; &quot;; &quot;&quot;); &quot;/&quot;; &quot;&quot;); &quot;-&quot;; &quot;&quot;)" table:style-name="ce5">
            <text:p>kEnableM3S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diameter</text:p>
          </table:table-cell>
          <table:table-cell office:value-type="string" table:style-name="ce37">
            <text:p>Filament Diameter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Average diameter of the filament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09]; &quot;::&quot;; [.H209])); &quot; &quot;; &quot;&quot;); &quot;/&quot;; &quot;&quot;); &quot;-&quot;; &quot;&quot;)" table:style-name="ce37">
            <text:p>Material::Filament</text:p>
          </table:table-cell>
          <table:table-cell office:value-type="string" office:string-value="kFilamentDiameter" table:formula="of:=SUBSTITUTE(SUBSTITUTE(SUBSTITUTE((COM.MICROSOFT.CONCAT(&quot;k&quot;; [.B209])); &quot; &quot;; &quot;&quot;); &quot;/&quot;; &quot;&quot;); &quot;-&quot;; &quot;&quot;)" table:style-name="ce37">
            <text:p>kFilamentDiameter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relative_distance</text:p>
          </table:table-cell>
          <table:table-cell office:value-type="string" table:style-name="ce37">
            <text:p>Enable Relative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sets extrusion distances to relative mode. This issues a G91 command in the startup sequence.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8">
            <text:p>tru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10]; &quot;::&quot;; [.H210])); &quot; &quot;; &quot;&quot;); &quot;/&quot;; &quot;&quot;); &quot;-&quot;; &quot;&quot;)" table:style-name="ce37">
            <text:p>Material::Filament</text:p>
          </table:table-cell>
          <table:table-cell office:value-type="string" office:string-value="kEnableRelativeDistance" table:formula="of:=SUBSTITUTE(SUBSTITUTE(SUBSTITUTE((COM.MICROSOFT.CONCAT(&quot;k&quot;; [.B210])); &quot; &quot;; &quot;&quot;); &quot;/&quot;; &quot;&quot;); &quot;-&quot;; &quot;&quot;)" table:style-name="ce37">
            <text:p>kEnableRelativeDistance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disable_g92</text:p>
          </table:table-cell>
          <table:table-cell office:value-type="string" table:style-name="ce37">
            <text:p>Remove G92 Command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he G92 command to reset the filament axis to 0 will not be issued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11]; &quot;::&quot;; [.H211])); &quot; &quot;; &quot;&quot;); &quot;/&quot;; &quot;&quot;); &quot;-&quot;; &quot;&quot;)" table:style-name="ce37">
            <text:p>Material::Filament</text:p>
          </table:table-cell>
          <table:table-cell office:value-type="string" office:string-value="kRemoveG92Commands" table:formula="of:=SUBSTITUTE(SUBSTITUTE(SUBSTITUTE((COM.MICROSOFT.CONCAT(&quot;k&quot;; [.B211])); &quot; &quot;; &quot;&quot;); &quot;/&quot;; &quot;&quot;); &quot;-&quot;; &quot;&quot;)" table:style-name="ce37">
            <text:p>kRemoveG92Command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filament_b_axis</text:p>
          </table:table-cell>
          <table:table-cell office:value-type="string" table:style-name="ce37">
            <text:p>Use B for Filament Axis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uses B for filament distance output in the g-code rather than the standard E</text:p>
          </table:table-cell>
          <table:table-cell office:value-type="string" table:style-name="ce37">
            <text:p>{"machine_type":1}</text:p>
          </table:table-cell>
          <table:table-cell table:style-name="ce37"/>
          <table:table-cell office:value-type="string" table:style-name="ce37">
            <text:p>false</text:p>
          </table:table-cell>
          <table:table-cell office:value-type="string" table:style-name="ce37">
            <text:p>Filament</text:p>
          </table:table-cell>
          <table:table-cell office:value-type="string" table:style-name="ce37">
            <text:p>Material</text:p>
          </table:table-cell>
          <table:table-cell office:value-type="string" office:string-value="Material::Filament" table:formula="of:=SUBSTITUTE(SUBSTITUTE(SUBSTITUTE((COM.MICROSOFT.CONCAT([.I212]; &quot;::&quot;; [.H212])); &quot; &quot;; &quot;&quot;); &quot;/&quot;; &quot;&quot;); &quot;-&quot;; &quot;&quot;)" table:style-name="ce37">
            <text:p>Material::Filament</text:p>
          </table:table-cell>
          <table:table-cell office:value-type="string" office:string-value="kUseBforFilamentAxis" table:formula="of:=SUBSTITUTE(SUBSTITUTE(SUBSTITUTE((COM.MICROSOFT.CONCAT(&quot;k&quot;; [.B212])); &quot; &quot;; &quot;&quot;); &quot;/&quot;; &quot;&quot;); &quot;-&quot;; &quot;&quot;)" table:style-name="ce37">
            <text:p>kUseBforFilamentAxis</text:p>
          </table:table-cell>
          <table:table-cell table:style-name="ce37"/>
          <table:table-cell office:value-type="string" table:style-name="ce37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</text:p>
          </table:table-cell>
          <table:table-cell office:value-type="string" table:style-name="ce29">
            <text:p>Enable Retraction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cted, filament is retracted back into the extruder to end the path</text:p>
          </table:table-cell>
          <table:table-cell office:value-type="string" table:style-name="ce29">
            <text:p>{"machine_type":1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3]; &quot;::&quot;; [.H213])); &quot; &quot;; &quot;&quot;); &quot;/&quot;; &quot;&quot;); &quot;-&quot;; &quot;&quot;)" table:style-name="ce29">
            <text:p>Material::Retraction</text:p>
          </table:table-cell>
          <table:table-cell office:value-type="string" office:string-value="kEnableRetraction" table:formula="of:=SUBSTITUTE(SUBSTITUTE(SUBSTITUTE((COM.MICROSOFT.CONCAT(&quot;k&quot;; [.B213])); &quot; &quot;; &quot;&quot;); &quot;/&quot;; &quot;&quot;); &quot;-&quot;; &quot;&quot;)" table:style-name="ce29">
            <text:p>kEnable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_min_travel_length</text:p>
          </table:table-cell>
          <table:table-cell office:value-type="string" table:style-name="ce29">
            <text:p>Minimum Travel for Retraction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ravel moves longer than this distance will force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1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4]; &quot;::&quot;; [.H214])); &quot; &quot;; &quot;&quot;); &quot;/&quot;; &quot;&quot;); &quot;-&quot;; &quot;&quot;)" table:style-name="ce29">
            <text:p>Material::Retraction</text:p>
          </table:table-cell>
          <table:table-cell office:value-type="string" office:string-value="kMinimumTravelforRetraction" table:formula="of:=SUBSTITUTE(SUBSTITUTE(SUBSTITUTE((COM.MICROSOFT.CONCAT(&quot;k&quot;; [.B214])); &quot; &quot;; &quot;&quot;); &quot;/&quot;; &quot;&quot;); &quot;-&quot;; &quot;&quot;)" table:style-name="ce29">
            <text:p>kMinimumTravelforRetraction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ength</text:p>
          </table:table-cell>
          <table:table-cell office:value-type="string" table:style-name="ce29">
            <text:p>Retraction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The length of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5]; &quot;::&quot;; [.H215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Length" table:formula="of:=SUBSTITUTE(SUBSTITUTE(SUBSTITUTE((COM.MICROSOFT.CONCAT(&quot;k&quot;; [.B215])); &quot; &quot;; &quot;&quot;); &quot;/&quot;; &quot;&quot;); &quot;-&quot;; &quot;&quot;)" table:style-name="ce29">
            <text:p>kRetraction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speed</text:p>
          </table:table-cell>
          <table:table-cell office:value-type="string" table:style-name="ce29">
            <text:p>Retraction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The speed that the filament that will be retracted into the extrud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6]; &quot;::&quot;; [.H216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ionSpeed" table:formula="of:=SUBSTITUTE(SUBSTITUTE(SUBSTITUTE((COM.MICROSOFT.CONCAT(&quot;k&quot;; [.B216])); &quot; &quot;; &quot;&quot;); &quot;/&quot;; &quot;&quot;); &quot;-&quot;; &quot;&quot;)" table:style-name="ce29">
            <text:p>kRetraction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open_spaces_only</text:p>
          </table:table-cell>
          <table:table-cell office:value-type="string" table:style-name="ce29">
            <text:p>Retract on Open Spaces Only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only when crossing open spaces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7]; &quot;::&quot;; [.H217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OpenSpacesOnly" table:formula="of:=SUBSTITUTE(SUBSTITUTE(SUBSTITUTE((COM.MICROSOFT.CONCAT(&quot;k&quot;; [.B217])); &quot; &quot;; &quot;&quot;); &quot;/&quot;; &quot;&quot;); &quot;-&quot;; &quot;&quot;)" table:style-name="ce29">
            <text:p>kRetractonOpenSpacesOnly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retraction_layer_change</text:p>
          </table:table-cell>
          <table:table-cell office:value-type="string" table:style-name="ce29">
            <text:p>Retract on Layer Change</text:p>
          </table:table-cell>
          <table:table-cell office:value-type="string" table:style-name="ce29">
            <text:p>boolean</text:p>
          </table:table-cell>
          <table:table-cell office:value-type="string" table:style-name="ce29">
            <text:p>If seleted, retraction will occur between every layer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string" table:style-name="ce30">
            <text:p>false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8]; &quot;::&quot;; [.H218])); &quot; &quot;; &quot;&quot;); &quot;/&quot;; &quot;&quot;); &quot;-&quot;; &quot;&quot;)" table:style-name="ce29">
            <text:p>Material::Retraction</text:p>
          </table:table-cell>
          <table:table-cell office:value-type="string" office:string-value="kRetractonLayerChange" table:formula="of:=SUBSTITUTE(SUBSTITUTE(SUBSTITUTE((COM.MICROSOFT.CONCAT(&quot;k&quot;; [.B218])); &quot; &quot;; &quot;&quot;); &quot;/&quot;; &quot;&quot;); &quot;-&quot;; &quot;&quot;)" table:style-name="ce29">
            <text:p>kRetractonLayerChange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speed</text:p>
          </table:table-cell>
          <table:table-cell office:value-type="string" table:style-name="ce29">
            <text:p>Filament Prime Speed</text:p>
          </table:table-cell>
          <table:table-cell office:value-type="string" table:style-name="ce29">
            <text:p>speed</text:p>
          </table:table-cell>
          <table:table-cell office:value-type="string" table:style-name="ce29">
            <text:p>Speed of the extruder during priming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19]; &quot;::&quot;; [.H219])); &quot; &quot;; &quot;&quot;); &quot;/&quot;; &quot;&quot;); &quot;-&quot;; &quot;&quot;)" table:style-name="ce29">
            <text:p>Material::Retraction</text:p>
          </table:table-cell>
          <table:table-cell office:value-type="string" office:string-value="kFilamentPrimeSpeed" table:formula="of:=SUBSTITUTE(SUBSTITUTE(SUBSTITUTE((COM.MICROSOFT.CONCAT(&quot;k&quot;; [.B219])); &quot; &quot;; &quot;&quot;); &quot;/&quot;; &quot;&quot;); &quot;-&quot;; &quot;&quot;)" table:style-name="ce29">
            <text:p>kFilamentPrimeSpeed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9">
            <text:p>filament_prime_length</text:p>
          </table:table-cell>
          <table:table-cell office:value-type="string" table:style-name="ce29">
            <text:p>Additional Prime Length</text:p>
          </table:table-cell>
          <table:table-cell office:value-type="string" table:style-name="ce29">
            <text:p>distance</text:p>
          </table:table-cell>
          <table:table-cell office:value-type="string" table:style-name="ce29">
            <text:p>Length of extra filament to extrude during priming after a retraction</text:p>
          </table:table-cell>
          <table:table-cell office:value-type="string" table:style-name="ce29">
            <text:p>{"AND": [{"machine_type":1}, {"retraction": true}]}</text:p>
          </table:table-cell>
          <table:table-cell table:style-name="ce29"/>
          <table:table-cell office:value-type="float" office:value="0" table:style-name="ce30">
            <text:p>0</text:p>
          </table:table-cell>
          <table:table-cell office:value-type="string" table:style-name="ce29">
            <text:p>Retraction</text:p>
          </table:table-cell>
          <table:table-cell office:value-type="string" table:style-name="ce29">
            <text:p>Material</text:p>
          </table:table-cell>
          <table:table-cell office:value-type="string" office:string-value="Material::Retraction" table:formula="of:=SUBSTITUTE(SUBSTITUTE(SUBSTITUTE((COM.MICROSOFT.CONCAT([.I220]; &quot;::&quot;; [.H220])); &quot; &quot;; &quot;&quot;); &quot;/&quot;; &quot;&quot;); &quot;-&quot;; &quot;&quot;)" table:style-name="ce29">
            <text:p>Material::Retraction</text:p>
          </table:table-cell>
          <table:table-cell office:value-type="string" office:string-value="kAdditionalPrimeLength" table:formula="of:=SUBSTITUTE(SUBSTITUTE(SUBSTITUTE((COM.MICROSOFT.CONCAT(&quot;k&quot;; [.B220])); &quot; &quot;; &quot;&quot;); &quot;/&quot;; &quot;&quot;); &quot;-&quot;; &quot;&quot;)" table:style-name="ce29">
            <text:p>kAdditionalPrimeLength</text:p>
          </table:table-cell>
          <table:table-cell table:style-name="ce29"/>
          <table:table-cell office:value-type="string" table:style-name="ce2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bed_temperature</text:p>
          </table:table-cell>
          <table:table-cell office:value-type="string" table:style-name="ce39">
            <text:p>Bed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bed while printing</text:p>
          </table:table-cell>
          <table:table-cell office:value-type="string" table:style-name="ce39">
            <text:p>{"OR": [{"machine_type":1}, {"syntax": 12}]}</text:p>
          </table:table-cell>
          <table:table-cell table:style-name="ce39"/>
          <table:table-cell office:value-type="float" office:value="398.15" table:style-name="ce40">
            <text:p>398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1]; &quot;::&quot;; [.H22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BedTemperature" table:formula="of:=SUBSTITUTE(SUBSTITUTE(SUBSTITUTE((COM.MICROSOFT.CONCAT(&quot;k&quot;; [.B221])); &quot; &quot;; &quot;&quot;); &quot;/&quot;; &quot;&quot;); &quot;-&quot;; &quot;&quot;)" table:style-name="ce39">
            <text:p>kBed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wo_zone_extruders</text:p>
          </table:table-cell>
          <table:table-cell office:value-type="string" table:style-name="ce39">
            <text:p>Two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wo zones for extruder temperature control</text:p>
          </table:table-cell>
          <table:table-cell office:value-type="string" table:style-name="ce39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2]; &quot;::&quot;; [.H22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woZoneExtruders" table:formula="of:=SUBSTITUTE(SUBSTITUTE(SUBSTITUTE((COM.MICROSOFT.CONCAT(&quot;k&quot;; [.B222])); &quot; &quot;; &quot;&quot;); &quot;/&quot;; &quot;&quot;); &quot;-&quot;; &quot;&quot;)" table:style-name="ce39">
            <text:p>kTwo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three_zone_extruders</text:p>
          </table:table-cell>
          <table:table-cell office:value-type="string" table:style-name="ce39">
            <text:p>Thre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three zones for extruder temperature control</text:p>
          </table:table-cell>
          <table:table-cell office:value-type="string" table:style-name="ce39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3]; &quot;::&quot;; [.H22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ThreeZoneExtruders" table:formula="of:=SUBSTITUTE(SUBSTITUTE(SUBSTITUTE((COM.MICROSOFT.CONCAT(&quot;k&quot;; [.B223])); &quot; &quot;; &quot;&quot;); &quot;/&quot;; &quot;&quot;); &quot;-&quot;; &quot;&quot;)" table:style-name="ce39">
            <text:p>kThre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our_zone_extruders</text:p>
          </table:table-cell>
          <table:table-cell office:value-type="string" table:style-name="ce39">
            <text:p>Four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our zones for extruder temperature control</text:p>
          </table:table-cell>
          <table:table-cell office:value-type="string" table:style-name="ce39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4]; &quot;::&quot;; [.H22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ourZoneExtruders" table:formula="of:=SUBSTITUTE(SUBSTITUTE(SUBSTITUTE((COM.MICROSOFT.CONCAT(&quot;k&quot;; [.B224])); &quot; &quot;; &quot;&quot;); &quot;/&quot;; &quot;&quot;); &quot;-&quot;; &quot;&quot;)" table:style-name="ce39">
            <text:p>kFour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five_zone_extruders</text:p>
          </table:table-cell>
          <table:table-cell office:value-type="string" table:style-name="ce39">
            <text:p>Five Zone Extruder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Enables five zones for extruder temperature control</text:p>
          </table:table-cell>
          <table:table-cell office:value-type="string" table:style-name="ce39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5]; &quot;::&quot;; [.H22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FiveZoneExtruders" table:formula="of:=SUBSTITUTE(SUBSTITUTE(SUBSTITUTE((COM.MICROSOFT.CONCAT(&quot;k&quot;; [.B225])); &quot; &quot;; &quot;&quot;); &quot;/&quot;; &quot;&quot;); &quot;-&quot;; &quot;&quot;)" table:style-name="ce39">
            <text:p>kFiveZoneExtruder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temperature</text:p>
          </table:table-cell>
          <table:table-cell office:value-type="string" table:style-name="ce39">
            <text:p>Extruder 0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0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6]; &quot;::&quot;; [.H22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Temperature" table:formula="of:=SUBSTITUTE(SUBSTITUTE(SUBSTITUTE((COM.MICROSOFT.CONCAT(&quot;k&quot;; [.B226])); &quot; &quot;; &quot;&quot;); &quot;/&quot;; &quot;&quot;); &quot;-&quot;; &quot;&quot;)" table:style-name="ce39">
            <text:p>kExtruder0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temperature</text:p>
          </table:table-cell>
          <table:table-cell office:value-type="string" table:style-name="ce39">
            <text:p>Extruder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of extruder 1 while printing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73.15" table:style-name="ce40">
            <text:p>47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7]; &quot;::&quot;; [.H22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Temperature" table:formula="of:=SUBSTITUTE(SUBSTITUTE(SUBSTITUTE((COM.MICROSOFT.CONCAT(&quot;k&quot;; [.B227])); &quot; &quot;; &quot;&quot;); &quot;/&quot;; &quot;&quot;); &quot;-&quot;; &quot;&quot;)" table:style-name="ce39">
            <text:p>kExtruder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0_temperature</text:p>
          </table:table-cell>
          <table:table-cell office:value-type="string" table:style-name="ce39">
            <text:p>Extruder 0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0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8]; &quot;::&quot;; [.H22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StandbyTemperature" table:formula="of:=SUBSTITUTE(SUBSTITUTE(SUBSTITUTE((COM.MICROSOFT.CONCAT(&quot;k&quot;; [.B228])); &quot; &quot;; &quot;&quot;); &quot;/&quot;; &quot;&quot;); &quot;-&quot;; &quot;&quot;)" table:style-name="ce39">
            <text:p>kExtruder0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tandby1_temperature</text:p>
          </table:table-cell>
          <table:table-cell office:value-type="string" table:style-name="ce39">
            <text:p>Extruder 1 Standby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to hold extruder 1 at when it's not in use</text:p>
          </table:table-cell>
          <table:table-cell office:value-type="string" table:style-name="ce39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office:value-type="float" office:value="423.15" table:style-name="ce40">
            <text:p>423.15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29]; &quot;::&quot;; [.H22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StandbyTemperature" table:formula="of:=SUBSTITUTE(SUBSTITUTE(SUBSTITUTE((COM.MICROSOFT.CONCAT(&quot;k&quot;; [.B229])); &quot; &quot;; &quot;&quot;); &quot;/&quot;; &quot;&quot;); &quot;-&quot;; &quot;&quot;)" table:style-name="ce39">
            <text:p>kExtruder1Standby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1</text:p>
          </table:table-cell>
          <table:table-cell office:value-type="string" table:style-name="ce39">
            <text:p>Extruder 0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0]; &quot;::&quot;; [.H230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1Temperature" table:formula="of:=SUBSTITUTE(SUBSTITUTE(SUBSTITUTE((COM.MICROSOFT.CONCAT(&quot;k&quot;; [.B230])); &quot; &quot;; &quot;&quot;); &quot;/&quot;; &quot;&quot;); &quot;-&quot;; &quot;&quot;)" table:style-name="ce39">
            <text:p>kExtruder0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2</text:p>
          </table:table-cell>
          <table:table-cell office:value-type="string" table:style-name="ce39">
            <text:p>Extruder 0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1]; &quot;::&quot;; [.H231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2Temperature" table:formula="of:=SUBSTITUTE(SUBSTITUTE(SUBSTITUTE((COM.MICROSOFT.CONCAT(&quot;k&quot;; [.B231])); &quot; &quot;; &quot;&quot;); &quot;/&quot;; &quot;&quot;); &quot;-&quot;; &quot;&quot;)" table:style-name="ce39">
            <text:p>kExtruder0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3</text:p>
          </table:table-cell>
          <table:table-cell office:value-type="string" table:style-name="ce39">
            <text:p>Extruder 0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2]; &quot;::&quot;; [.H232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3Temperature" table:formula="of:=SUBSTITUTE(SUBSTITUTE(SUBSTITUTE((COM.MICROSOFT.CONCAT(&quot;k&quot;; [.B232])); &quot; &quot;; &quot;&quot;); &quot;/&quot;; &quot;&quot;); &quot;-&quot;; &quot;&quot;)" table:style-name="ce39">
            <text:p>kExtruder0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4</text:p>
          </table:table-cell>
          <table:table-cell office:value-type="string" table:style-name="ce39">
            <text:p>Extruder 0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3]; &quot;::&quot;; [.H233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4Temperature" table:formula="of:=SUBSTITUTE(SUBSTITUTE(SUBSTITUTE((COM.MICROSOFT.CONCAT(&quot;k&quot;; [.B233])); &quot; &quot;; &quot;&quot;); &quot;/&quot;; &quot;&quot;); &quot;-&quot;; &quot;&quot;)" table:style-name="ce39">
            <text:p>kExtruder0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0_zone5</text:p>
          </table:table-cell>
          <table:table-cell office:value-type="string" table:style-name="ce39">
            <text:p>Extruder 0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0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4]; &quot;::&quot;; [.H234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0Zone5Temperature" table:formula="of:=SUBSTITUTE(SUBSTITUTE(SUBSTITUTE((COM.MICROSOFT.CONCAT(&quot;k&quot;; [.B234])); &quot; &quot;; &quot;&quot;); &quot;/&quot;; &quot;&quot;); &quot;-&quot;; &quot;&quot;)" table:style-name="ce39">
            <text:p>kExtruder0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1</text:p>
          </table:table-cell>
          <table:table-cell office:value-type="string" table:style-name="ce39">
            <text:p>Extruder 1 Zone 1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1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5]; &quot;::&quot;; [.H235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1Temperature" table:formula="of:=SUBSTITUTE(SUBSTITUTE(SUBSTITUTE((COM.MICROSOFT.CONCAT(&quot;k&quot;; [.B235])); &quot; &quot;; &quot;&quot;); &quot;/&quot;; &quot;&quot;); &quot;-&quot;; &quot;&quot;)" table:style-name="ce39">
            <text:p>kExtruder1Zone1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2</text:p>
          </table:table-cell>
          <table:table-cell office:value-type="string" table:style-name="ce39">
            <text:p>Extruder 1 Zone 2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2</text:p>
          </table:table-cell>
          <table:table-cell office:value-type="string" table:style-name="ce39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6]; &quot;::&quot;; [.H236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2Temperature" table:formula="of:=SUBSTITUTE(SUBSTITUTE(SUBSTITUTE((COM.MICROSOFT.CONCAT(&quot;k&quot;; [.B236])); &quot; &quot;; &quot;&quot;); &quot;/&quot;; &quot;&quot;); &quot;-&quot;; &quot;&quot;)" table:style-name="ce39">
            <text:p>kExtruder1Zone2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3</text:p>
          </table:table-cell>
          <table:table-cell office:value-type="string" table:style-name="ce39">
            <text:p>Extruder 1 Zone 3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3</text:p>
          </table:table-cell>
          <table:table-cell office:value-type="string" table:style-name="ce39">
            <text:p>{"OR": [{"three_zone_extruders": true}, {"OR": [{"four_zone_extruders": true}, {"five_zone_extruders": true}]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7]; &quot;::&quot;; [.H237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3Temperature" table:formula="of:=SUBSTITUTE(SUBSTITUTE(SUBSTITUTE((COM.MICROSOFT.CONCAT(&quot;k&quot;; [.B237])); &quot; &quot;; &quot;&quot;); &quot;/&quot;; &quot;&quot;); &quot;-&quot;; &quot;&quot;)" table:style-name="ce39">
            <text:p>kExtruder1Zone3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4</text:p>
          </table:table-cell>
          <table:table-cell office:value-type="string" table:style-name="ce39">
            <text:p>Extruder 1 Zone 4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4</text:p>
          </table:table-cell>
          <table:table-cell office:value-type="string" table:style-name="ce39">
            <text:p>{"OR": [{"four_zone_extruders": true}, {"five_zone_extruders": 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8]; &quot;::&quot;; [.H238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4Temperature" table:formula="of:=SUBSTITUTE(SUBSTITUTE(SUBSTITUTE((COM.MICROSOFT.CONCAT(&quot;k&quot;; [.B238])); &quot; &quot;; &quot;&quot;); &quot;/&quot;; &quot;&quot;); &quot;-&quot;; &quot;&quot;)" table:style-name="ce39">
            <text:p>kExtruder1Zone4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extruder1_zone5</text:p>
          </table:table-cell>
          <table:table-cell office:value-type="string" table:style-name="ce39">
            <text:p>Extruder 1 Zone 5 Temperature</text:p>
          </table:table-cell>
          <table:table-cell office:value-type="string" table:style-name="ce39">
            <text:p>temperature</text:p>
          </table:table-cell>
          <table:table-cell office:value-type="string" table:style-name="ce39">
            <text:p>Temperature for extruder 1 zone 5</text:p>
          </table:table-cell>
          <table:table-cell office:value-type="string" table:style-name="ce39">
            <text:p>{"five_zone_extruders": true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Temperatures</text:p>
          </table:table-cell>
          <table:table-cell office:value-type="string" table:style-name="ce39">
            <text:p>Material</text:p>
          </table:table-cell>
          <table:table-cell office:value-type="string" office:string-value="Material::Temperatures" table:formula="of:=SUBSTITUTE(SUBSTITUTE(SUBSTITUTE((COM.MICROSOFT.CONCAT([.I239]; &quot;::&quot;; [.H239])); &quot; &quot;; &quot;&quot;); &quot;/&quot;; &quot;&quot;); &quot;-&quot;; &quot;&quot;)" table:style-name="ce39">
            <text:p>Material::Temperatures</text:p>
          </table:table-cell>
          <table:table-cell office:value-type="string" office:string-value="kExtruder1Zone5Temperature" table:formula="of:=SUBSTITUTE(SUBSTITUTE(SUBSTITUTE((COM.MICROSOFT.CONCAT(&quot;k&quot;; [.B239])); &quot; &quot;; &quot;&quot;); &quot;/&quot;; &quot;&quot;); &quot;-&quot;; &quot;&quot;)" table:style-name="ce39">
            <text:p>kExtruder1Zone5Temperatur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</text:p>
          </table:table-cell>
          <table:table-cell office:value-type="string" table:style-name="ce42">
            <text:p>Fan Control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Sets how and when the fan will operate</text:p>
          </table:table-cell>
          <table:table-cell office:value-type="string" table:style-name="ce42">
            <text:p>{"machine_type":1}</text:p>
          </table:table-cell>
          <table:table-cell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0]; &quot;::&quot;; [.H240])); &quot; &quot;; &quot;&quot;); &quot;/&quot;; &quot;&quot;); &quot;-&quot;; &quot;&quot;)" table:style-name="ce17">
            <text:p>Material::Cooling</text:p>
          </table:table-cell>
          <table:table-cell office:value-type="string" office:string-value="kFanControl" table:formula="of:=SUBSTITUTE(SUBSTITUTE(SUBSTITUTE((COM.MICROSOFT.CONCAT(&quot;k&quot;; [.B240])); &quot; &quot;; &quot;&quot;); &quot;/&quot;; &quot;&quot;); &quot;-&quot;; &quot;&quot;)" table:style-name="ce17">
            <text:p>kFanControl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in_speed</text:p>
          </table:table-cell>
          <table:table-cell office:value-type="string" table:style-name="ce42">
            <text:p>Min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in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1]; &quot;::&quot;; [.H241])); &quot; &quot;; &quot;&quot;); &quot;/&quot;; &quot;&quot;); &quot;-&quot;; &quot;&quot;)" table:style-name="ce17">
            <text:p>Material::Cooling</text:p>
          </table:table-cell>
          <table:table-cell office:value-type="string" office:string-value="kMinFanSpeed" table:formula="of:=SUBSTITUTE(SUBSTITUTE(SUBSTITUTE((COM.MICROSOFT.CONCAT(&quot;k&quot;; [.B241])); &quot; &quot;; &quot;&quot;); &quot;/&quot;; &quot;&quot;); &quot;-&quot;; &quot;&quot;)" table:style-name="ce17">
            <text:p>kMin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an_max_speed</text:p>
          </table:table-cell>
          <table:table-cell office:value-type="string" table:style-name="ce42">
            <text:p>Max Fan Speed</text:p>
          </table:table-cell>
          <table:table-cell office:value-type="string" table:style-name="ce42">
            <text:p>percentage100</text:p>
          </table:table-cell>
          <table:table-cell office:value-type="string" table:style-name="ce42">
            <text:p>Maximum speed the fan will be on</text:p>
          </table:table-cell>
          <table:table-cell office:value-type="string" table:style-name="ce42">
            <text:p>{"AND": [{"machine_type":1}, {"fan":true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2]; &quot;::&quot;; [.H242])); &quot; &quot;; &quot;&quot;); &quot;/&quot;; &quot;&quot;); &quot;-&quot;; &quot;&quot;)" table:style-name="ce17">
            <text:p>Material::Cooling</text:p>
          </table:table-cell>
          <table:table-cell office:value-type="string" office:string-value="kMaxFanSpeed" table:formula="of:=SUBSTITUTE(SUBSTITUTE(SUBSTITUTE((COM.MICROSOFT.CONCAT(&quot;k&quot;; [.B242])); &quot; &quot;; &quot;&quot;); &quot;/&quot;; &quot;&quot;); &quot;-&quot;; &quot;&quot;)" table:style-name="ce17">
            <text:p>kMaxFanSpee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force_minimum_layer_time</text:p>
          </table:table-cell>
          <table:table-cell office:value-type="string" table:style-name="ce42">
            <text:p>Force Min / Max Layer Time</text:p>
          </table:table-cell>
          <table:table-cell office:value-type="string" table:style-name="ce42">
            <text:p>boolean</text:p>
          </table:table-cell>
          <table:table-cell office:value-type="string" table:style-name="ce42">
            <text:p>If selected, a min / max layer time is reinforced for each layer so that there is adequate time for cooling</text:p>
          </table:table-cell>
          <table:table-cell table:number-columns-repeated="2" table:style-name="ce42"/>
          <table:table-cell office:value-type="string" table:style-name="ce43">
            <text:p>false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3]; &quot;::&quot;; [.H243])); &quot; &quot;; &quot;&quot;); &quot;/&quot;; &quot;&quot;); &quot;-&quot;; &quot;&quot;)" table:style-name="ce17">
            <text:p>Material::Cooling</text:p>
          </table:table-cell>
          <table:table-cell office:value-type="string" office:string-value="kForceMinMaxLayerTime" table:formula="of:=SUBSTITUTE(SUBSTITUTE(SUBSTITUTE((COM.MICROSOFT.CONCAT(&quot;k&quot;; [.B243])); &quot; &quot;; &quot;&quot;); &quot;/&quot;; &quot;&quot;); &quot;-&quot;; &quot;&quot;)" table:style-name="ce17">
            <text:p>kForceMinMax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_method</text:p>
          </table:table-cell>
          <table:table-cell office:value-type="string" table:style-name="ce42">
            <text:p>Min / Max Layer Time Method</text:p>
          </table:table-cell>
          <table:table-cell office:value-type="string" table:style-name="ce42">
            <text:p>enumeration</text:p>
          </table:table-cell>
          <table:table-cell office:value-type="string" table:style-name="ce42">
            <text:p>Choose one of two ways to meet the min / max layer time requirement: either add dwell time or adjust feed rate in G0 G1 lines</text:p>
          </table:table-cell>
          <table:table-cell office:value-type="string" table:style-name="ce42">
            <text:p>{"force_minimum_layer_time":true}</text:p>
          </table:table-cell>
          <table:table-cell office:value-type="string" table:style-name="ce42">
            <text:p>ADD DWELL TIME, MODIFY FEEDRATE</text:p>
          </table:table-cell>
          <table:table-cell office:value-type="float" office:value="0" table:style-name="ce44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4]; &quot;::&quot;; [.H244])); &quot; &quot;; &quot;&quot;); &quot;/&quot;; &quot;&quot;); &quot;-&quot;; &quot;&quot;)" table:style-name="ce17">
            <text:p>Material::Cooling</text:p>
          </table:table-cell>
          <table:table-cell office:value-type="string" office:string-value="kMinMaxLayerTimeMethod" table:formula="of:=SUBSTITUTE(SUBSTITUTE(SUBSTITUTE((COM.MICROSOFT.CONCAT(&quot;k&quot;; [.B244])); &quot; &quot;; &quot;&quot;); &quot;/&quot;; &quot;&quot;); &quot;-&quot;; &quot;&quot;)" table:style-name="ce17">
            <text:p>kMinMaxLayerTimeMethod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inimum_layer_time</text:p>
          </table:table-cell>
          <table:table-cell office:value-type="string" table:style-name="ce42">
            <text:p>Min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inimum layer time required to meet the cooling need</text:p>
          </table:table-cell>
          <table:table-cell office:value-type="string" table:style-name="ce42">
            <text:p>{"force_minimum_layer_time":true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5]; &quot;::&quot;; [.H245])); &quot; &quot;; &quot;&quot;); &quot;/&quot;; &quot;&quot;); &quot;-&quot;; &quot;&quot;)" table:style-name="ce17">
            <text:p>Material::Cooling</text:p>
          </table:table-cell>
          <table:table-cell office:value-type="string" office:string-value="kMinimumLayerTime" table:formula="of:=SUBSTITUTE(SUBSTITUTE(SUBSTITUTE((COM.MICROSOFT.CONCAT(&quot;k&quot;; [.B245])); &quot; &quot;; &quot;&quot;); &quot;/&quot;; &quot;&quot;); &quot;-&quot;; &quot;&quot;)" table:style-name="ce17">
            <text:p>kMin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maximum_layer_time</text:p>
          </table:table-cell>
          <table:table-cell office:value-type="string" table:style-name="ce42">
            <text:p>Maximum Layer Time</text:p>
          </table:table-cell>
          <table:table-cell office:value-type="string" table:style-name="ce42">
            <text:p>time</text:p>
          </table:table-cell>
          <table:table-cell office:value-type="string" table:style-name="ce42">
            <text:p>The maximum layer time required to meet the cooling need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0" table:style-name="ce43">
            <text:p>0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6]; &quot;::&quot;; [.H246])); &quot; &quot;; &quot;&quot;); &quot;/&quot;; &quot;&quot;); &quot;-&quot;; &quot;&quot;)" table:style-name="ce17">
            <text:p>Material::Cooling</text:p>
          </table:table-cell>
          <table:table-cell office:value-type="string" office:string-value="kMaximumLayerTime" table:formula="of:=SUBSTITUTE(SUBSTITUTE(SUBSTITUTE((COM.MICROSOFT.CONCAT(&quot;k&quot;; [.B246])); &quot; &quot;; &quot;&quot;); &quot;/&quot;; &quot;&quot;); &quot;-&quot;; &quot;&quot;)" table:style-name="ce17">
            <text:p>kMaximumLayerTim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extruder_scale_factor</text:p>
          </table:table-cell>
          <table:table-cell office:value-type="string" table:style-name="ce42">
            <text:p>Extruder Scale Factor</text:p>
          </table:table-cell>
          <table:table-cell office:value-type="string" table:style-name="ce42">
            <text:p>unitless_float</text:p>
          </table:table-cell>
          <table:table-cell office:value-type="string" table:style-name="ce42">
            <text:p>Scale factor to be applied to extruder commands when adjusting feedrate. Value of 1 has no effect, greater than 1 increases extruder speed, and less than 1 decreases speed.</text:p>
          </table:table-cell>
          <table:table-cell office:value-type="string" table:style-name="ce42">
            <text:p>{"AND": [{"force_minimum_layer_time":true}, {"minimum_layer_time_method":1}]}</text:p>
          </table:table-cell>
          <table:table-cell table:style-name="ce42"/>
          <table:table-cell office:value-type="float" office:value="1" table:style-name="ce44">
            <text:p>1</text:p>
          </table:table-cell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7]; &quot;::&quot;; [.H247])); &quot; &quot;; &quot;&quot;); &quot;/&quot;; &quot;&quot;); &quot;-&quot;; &quot;&quot;)" table:style-name="ce17">
            <text:p>Material::Cooling</text:p>
          </table:table-cell>
          <table:table-cell office:value-type="string" office:string-value="kExtruderScaleFactor" table:formula="of:=SUBSTITUTE(SUBSTITUTE(SUBSTITUTE((COM.MICROSOFT.CONCAT(&quot;k&quot;; [.B247])); &quot; &quot;; &quot;&quot;); &quot;/&quot;; &quot;&quot;); &quot;-&quot;; &quot;&quot;)" table:style-name="ce17">
            <text:p>kExtruderScaleFactor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re_pause_code</text:p>
          </table:table-cell>
          <table:table-cell office:value-type="string" table:style-name="ce42">
            <text:p>Pre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before the minimum layer time pause command, such as moving to a location to purge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8]; &quot;::&quot;; [.H248])); &quot; &quot;; &quot;&quot;); &quot;/&quot;; &quot;&quot;); &quot;-&quot;; &quot;&quot;)" table:style-name="ce17">
            <text:p>Material::Cooling</text:p>
          </table:table-cell>
          <table:table-cell office:value-type="string" office:string-value="kPrePauseGCode" table:formula="of:=SUBSTITUTE(SUBSTITUTE(SUBSTITUTE((COM.MICROSOFT.CONCAT(&quot;k&quot;; [.B248])); &quot; &quot;; &quot;&quot;); &quot;/&quot;; &quot;&quot;); &quot;-&quot;; &quot;&quot;)" table:style-name="ce17">
            <text:p>kPre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2">
            <text:p>post_pause_code</text:p>
          </table:table-cell>
          <table:table-cell office:value-type="string" table:style-name="ce42">
            <text:p>Post Pause G-Code</text:p>
          </table:table-cell>
          <table:table-cell office:value-type="string" table:style-name="ce42">
            <text:p>multiline_text</text:p>
          </table:table-cell>
          <table:table-cell office:value-type="string" table:style-name="ce42">
            <text:p>G-Code to be executed after the minimum layer time pause command, such as turning an extruder off</text:p>
          </table:table-cell>
          <table:table-cell office:value-type="string" table:style-name="ce42">
            <text:p>{"AND": [{"force_minimum_layer_time":true}, {"minimum_layer_time_method":0}]}</text:p>
          </table:table-cell>
          <table:table-cell table:style-name="ce42"/>
          <table:table-cell table:style-name="ce43"/>
          <table:table-cell office:value-type="string" table:style-name="ce42">
            <text:p>Cooling</text:p>
          </table:table-cell>
          <table:table-cell office:value-type="string" table:style-name="ce42">
            <text:p>Material</text:p>
          </table:table-cell>
          <table:table-cell office:value-type="string" office:string-value="Material::Cooling" table:formula="of:=SUBSTITUTE(SUBSTITUTE(SUBSTITUTE((COM.MICROSOFT.CONCAT([.I249]; &quot;::&quot;; [.H249])); &quot; &quot;; &quot;&quot;); &quot;/&quot;; &quot;&quot;); &quot;-&quot;; &quot;&quot;)" table:style-name="ce17">
            <text:p>Material::Cooling</text:p>
          </table:table-cell>
          <table:table-cell office:value-type="string" office:string-value="kPostPauseGCode" table:formula="of:=SUBSTITUTE(SUBSTITUTE(SUBSTITUTE((COM.MICROSOFT.CONCAT(&quot;k&quot;; [.B249])); &quot; &quot;; &quot;&quot;); &quot;/&quot;; &quot;&quot;); &quot;-&quot;; &quot;&quot;)" table:style-name="ce17">
            <text:p>kPostPauseGCode</text:p>
          </table:table-cell>
          <table:table-cell table:style-name="ce42"/>
          <table:table-cell office:value-type="string" table:style-name="ce42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</text:p>
          </table:table-cell>
          <table:table-cell office:value-type="string" table:style-name="ce35">
            <text:p>Add Raf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raft will be printed below the part to help account for an unlevel build surface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0]; &quot;::&quot;; [.H25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Raft" table:formula="of:=SUBSTITUTE(SUBSTITUTE(SUBSTITUTE((COM.MICROSOFT.CONCAT(&quot;k&quot;; [.B250])); &quot; &quot;; &quot;&quot;); &quot;/&quot;; &quot;&quot;); &quot;-&quot;; &quot;&quot;)" table:style-name="ce35">
            <text:p>kAddRaf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offset</text:p>
          </table:table-cell>
          <table:table-cell office:value-type="string" table:style-name="ce35">
            <text:p>Raft XY Offse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etermines how far beyond the base of the part the raft extend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1]; &quot;::&quot;; [.H25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XYOffset" table:formula="of:=SUBSTITUTE(SUBSTITUTE(SUBSTITUTE((COM.MICROSOFT.CONCAT(&quot;k&quot;; [.B251])); &quot; &quot;; &quot;&quot;); &quot;/&quot;; &quot;&quot;); &quot;-&quot;; &quot;&quot;)" table:style-name="ce35">
            <text:p>kRaftXYOffse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layer_count</text:p>
          </table:table-cell>
          <table:table-cell office:value-type="string" table:style-name="ce35">
            <text:p>Raf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of raft are created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2]; &quot;::&quot;; [.H25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LayerCount" table:formula="of:=SUBSTITUTE(SUBSTITUTE(SUBSTITUTE((COM.MICROSOFT.CONCAT(&quot;k&quot;; [.B252])); &quot; &quot;; &quot;&quot;); &quot;/&quot;; &quot;&quot;); &quot;-&quot;; &quot;&quot;)" table:style-name="ce35">
            <text:p>kRaf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raft_bead_width</text:p>
          </table:table-cell>
          <table:table-cell office:value-type="string" table:style-name="ce35">
            <text:p>Raf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raft paths</text:p>
          </table:table-cell>
          <table:table-cell office:value-type="string" table:style-name="ce35">
            <text:p>{"raf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3]; &quot;::&quot;; [.H25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RaftBeadWidth" table:formula="of:=SUBSTITUTE(SUBSTITUTE(SUBSTITUTE((COM.MICROSOFT.CONCAT(&quot;k&quot;; [.B253])); &quot; &quot;; &quot;&quot;); &quot;/&quot;; &quot;&quot;); &quot;-&quot;; &quot;&quot;)" table:style-name="ce35">
            <text:p>kRaf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</text:p>
          </table:table-cell>
          <table:table-cell office:value-type="string" table:style-name="ce35">
            <text:p>Add Brim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brim will be attached to the part at the base to help with platform adhesion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4]; &quot;::&quot;; [.H254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Brim" table:formula="of:=SUBSTITUTE(SUBSTITUTE(SUBSTITUTE((COM.MICROSOFT.CONCAT(&quot;k&quot;; [.B254])); &quot; &quot;; &quot;&quot;); &quot;/&quot;; &quot;&quot;); &quot;-&quot;; &quot;&quot;)" table:style-name="ce35">
            <text:p>kAddBrim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width</text:p>
          </table:table-cell>
          <table:table-cell office:value-type="string" table:style-name="ce35">
            <text:p>Brim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Width of the brim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5]; &quot;::&quot;; [.H255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Width" table:formula="of:=SUBSTITUTE(SUBSTITUTE(SUBSTITUTE((COM.MICROSOFT.CONCAT(&quot;k&quot;; [.B255])); &quot; &quot;; &quot;&quot;); &quot;/&quot;; &quot;&quot;); &quot;-&quot;; &quot;&quot;)" table:style-name="ce35">
            <text:p>kBrim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layer_count</text:p>
          </table:table-cell>
          <table:table-cell office:value-type="string" table:style-name="ce35">
            <text:p>Brim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Number of layers to print the brim starting with layer 1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6]; &quot;::&quot;; [.H256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LayerCount" table:formula="of:=SUBSTITUTE(SUBSTITUTE(SUBSTITUTE((COM.MICROSOFT.CONCAT(&quot;k&quot;; [.B256])); &quot; &quot;; &quot;&quot;); &quot;/&quot;; &quot;&quot;); &quot;-&quot;; &quot;&quot;)" table:style-name="ce35">
            <text:p>kBrim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brim_bead_width</text:p>
          </table:table-cell>
          <table:table-cell office:value-type="string" table:style-name="ce35">
            <text:p>Brim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brim paths</text:p>
          </table:table-cell>
          <table:table-cell office:value-type="string" table:style-name="ce35">
            <text:p>{"brim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7]; &quot;::&quot;; [.H257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BrimBeadWidth" table:formula="of:=SUBSTITUTE(SUBSTITUTE(SUBSTITUTE((COM.MICROSOFT.CONCAT(&quot;k&quot;; [.B257])); &quot; &quot;; &quot;&quot;); &quot;/&quot;; &quot;&quot;); &quot;-&quot;; &quot;&quot;)" table:style-name="ce35">
            <text:p>kBrim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</text:p>
          </table:table-cell>
          <table:table-cell office:value-type="string" table:style-name="ce35">
            <text:p>Add Skirt</text:p>
          </table:table-cell>
          <table:table-cell office:value-type="string" table:style-name="ce35">
            <text:p>boolean</text:p>
          </table:table-cell>
          <table:table-cell office:value-type="string" table:style-name="ce35">
            <text:p>If selected, a skirt will be printed around the object to prime the extruder</text:p>
          </table:table-cell>
          <table:table-cell table:number-columns-repeated="2" table:style-name="ce35"/>
          <table:table-cell office:value-type="string" table:style-name="ce36">
            <text:p>false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8]; &quot;::&quot;; [.H258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AddSkirt" table:formula="of:=SUBSTITUTE(SUBSTITUTE(SUBSTITUTE((COM.MICROSOFT.CONCAT(&quot;k&quot;; [.B258])); &quot; &quot;; &quot;&quot;); &quot;/&quot;; &quot;&quot;); &quot;-&quot;; &quot;&quot;)" table:style-name="ce35">
            <text:p>kAddSkir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oops</text:p>
          </table:table-cell>
          <table:table-cell office:value-type="string" table:style-name="ce35">
            <text:p>Skirt Loops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The amount of closed loop paths offset from the base of the print that funtions as a purge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59]; &quot;::&quot;; [.H259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oops" table:formula="of:=SUBSTITUTE(SUBSTITUTE(SUBSTITUTE((COM.MICROSOFT.CONCAT(&quot;k&quot;; [.B259])); &quot; &quot;; &quot;&quot;); &quot;/&quot;; &quot;&quot;); &quot;-&quot;; &quot;&quot;)" table:style-name="ce35">
            <text:p>kSkirtLoops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distance_from_object</text:p>
          </table:table-cell>
          <table:table-cell office:value-type="string" table:style-name="ce35">
            <text:p>Skirt Distance from Object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distance away from the object where the skirt is being created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0]; &quot;::&quot;; [.H260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DistancefromObject" table:formula="of:=SUBSTITUTE(SUBSTITUTE(SUBSTITUTE((COM.MICROSOFT.CONCAT(&quot;k&quot;; [.B260])); &quot; &quot;; &quot;&quot;); &quot;/&quot;; &quot;&quot;); &quot;-&quot;; &quot;&quot;)" table:style-name="ce35">
            <text:p>kSkirtDistancefromObjec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layer_count</text:p>
          </table:table-cell>
          <table:table-cell office:value-type="string" table:style-name="ce35">
            <text:p>Skirt Layer Count</text:p>
          </table:table-cell>
          <table:table-cell office:value-type="string" table:style-name="ce35">
            <text:p>positive_int</text:p>
          </table:table-cell>
          <table:table-cell office:value-type="string" table:style-name="ce35">
            <text:p>Determines how many layers the skirt contain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1" table:style-name="ce36">
            <text:p>1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1]; &quot;::&quot;; [.H261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LayerCount" table:formula="of:=SUBSTITUTE(SUBSTITUTE(SUBSTITUTE((COM.MICROSOFT.CONCAT(&quot;k&quot;; [.B261])); &quot; &quot;; &quot;&quot;); &quot;/&quot;; &quot;&quot;); &quot;-&quot;; &quot;&quot;)" table:style-name="ce35">
            <text:p>kSkirtLayerCount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minimum_length</text:p>
          </table:table-cell>
          <table:table-cell office:value-type="string" table:style-name="ce35">
            <text:p>Skirt Minimum Leng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The minimum extrusion length for the skirt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2]; &quot;::&quot;; [.H262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MinimumLength" table:formula="of:=SUBSTITUTE(SUBSTITUTE(SUBSTITUTE((COM.MICROSOFT.CONCAT(&quot;k&quot;; [.B262])); &quot; &quot;; &quot;&quot;); &quot;/&quot;; &quot;&quot;); &quot;-&quot;; &quot;&quot;)" table:style-name="ce35">
            <text:p>kSkirtMinimumLeng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5">
            <text:p>skirt_bead_width</text:p>
          </table:table-cell>
          <table:table-cell office:value-type="string" table:style-name="ce35">
            <text:p>Skirt Bead Width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Bead width for skirt paths</text:p>
          </table:table-cell>
          <table:table-cell office:value-type="string" table:style-name="ce35">
            <text:p>{"skirt":true}</text:p>
          </table:table-cell>
          <table:table-cell table:style-name="ce35"/>
          <table:table-cell office:value-type="float" office:value="0" table:style-name="ce36">
            <text:p>0</text:p>
          </table:table-cell>
          <table:table-cell office:value-type="string" table:style-name="ce35">
            <text:p>Platform Adhesion</text:p>
          </table:table-cell>
          <table:table-cell office:value-type="string" table:style-name="ce35">
            <text:p>Material</text:p>
          </table:table-cell>
          <table:table-cell office:value-type="string" office:string-value="Material::PlatformAdhesion" table:formula="of:=SUBSTITUTE(SUBSTITUTE(SUBSTITUTE((COM.MICROSOFT.CONCAT([.I263]; &quot;::&quot;; [.H263])); &quot; &quot;; &quot;&quot;); &quot;/&quot;; &quot;&quot;); &quot;-&quot;; &quot;&quot;)" table:style-name="ce35">
            <text:p>Material::PlatformAdhesion</text:p>
          </table:table-cell>
          <table:table-cell office:value-type="string" office:string-value="kSkirtBeadWidth" table:formula="of:=SUBSTITUTE(SUBSTITUTE(SUBSTITUTE((COM.MICROSOFT.CONCAT(&quot;k&quot;; [.B263])); &quot; &quot;; &quot;&quot;); &quot;/&quot;; &quot;&quot;); &quot;-&quot;; &quot;&quot;)" table:style-name="ce35">
            <text:p>kSkirtBeadWidth</text:p>
          </table:table-cell>
          <table:table-cell table:style-name="ce35"/>
          <table:table-cell office:value-type="string" table:style-name="ce35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ulti_material</text:p>
          </table:table-cell>
          <table:table-cell office:value-type="string" table:style-name="ce37">
            <text:p>Enable Multi-material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enables the use of multiple printing materials</text:p>
          </table:table-cell>
          <table:table-cell office:value-type="string" table:style-name="ce37">
            <text:p>{ "OR": [{"syntax": 1},{"OR": [{"syntax": 11},{"syntax": 12}]}]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4]; &quot;::&quot;; [.H264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Multimaterial" table:formula="of:=SUBSTITUTE(SUBSTITUTE(SUBSTITUTE((COM.MICROSOFT.CONCAT(&quot;k&quot;; [.B264])); &quot; &quot;; &quot;&quot;); &quot;/&quot;; &quot;&quot;); &quot;-&quot;; &quot;&quot;)" table:style-name="ce37">
            <text:p>kEnableMultimaterial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perimeter_material_num</text:p>
          </table:table-cell>
          <table:table-cell office:value-type="string" table:style-name="ce37">
            <text:p>Perimeter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perimeter, brim, skeleton, and skirt paths</text:p>
          </table:table-cell>
          <table:table-cell office:value-type="string" table:style-name="ce37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5]; &quot;::&quot;; [.H265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PerimeterMaterialNumber" table:formula="of:=SUBSTITUTE(SUBSTITUTE(SUBSTITUTE((COM.MICROSOFT.CONCAT(&quot;k&quot;; [.B265])); &quot; &quot;; &quot;&quot;); &quot;/&quot;; &quot;&quot;); &quot;-&quot;; &quot;&quot;)" table:style-name="ce37">
            <text:p>kPerimeter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set_material_num</text:p>
          </table:table-cell>
          <table:table-cell office:value-type="string" table:style-name="ce37">
            <text:p>Inse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set paths</text:p>
          </table:table-cell>
          <table:table-cell office:value-type="string" table:style-name="ce37">
            <text:p>{"AND": [{"inset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6]; &quot;::&quot;; [.H266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setMaterialNumber" table:formula="of:=SUBSTITUTE(SUBSTITUTE(SUBSTITUTE((COM.MICROSOFT.CONCAT(&quot;k&quot;; [.B266])); &quot; &quot;; &quot;&quot;); &quot;/&quot;; &quot;&quot;); &quot;-&quot;; &quot;&quot;)" table:style-name="ce37">
            <text:p>kInse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kin_material_num</text:p>
          </table:table-cell>
          <table:table-cell office:value-type="string" table:style-name="ce37">
            <text:p>Skin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kin paths</text:p>
          </table:table-cell>
          <table:table-cell office:value-type="string" table:style-name="ce37">
            <text:p>{"AND": [{"skin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7]; &quot;::&quot;; [.H267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kinMaterialNumber" table:formula="of:=SUBSTITUTE(SUBSTITUTE(SUBSTITUTE((COM.MICROSOFT.CONCAT(&quot;k&quot;; [.B267])); &quot; &quot;; &quot;&quot;); &quot;/&quot;; &quot;&quot;); &quot;-&quot;; &quot;&quot;)" table:style-name="ce37">
            <text:p>kSkin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infill_material_num</text:p>
          </table:table-cell>
          <table:table-cell office:value-type="string" table:style-name="ce37">
            <text:p>Infill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infill paths</text:p>
          </table:table-cell>
          <table:table-cell office:value-type="string" table:style-name="ce37">
            <text:p>{"AND": [{"infill": true}, {"enable_multi_material":true}]}</text:p>
          </table:table-cell>
          <table:table-cell table:style-name="ce37"/>
          <table:table-cell office:value-type="float" office:value="0" table:style-name="ce38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8]; &quot;::&quot;; [.H268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InfillMaterialNumber" table:formula="of:=SUBSTITUTE(SUBSTITUTE(SUBSTITUTE((COM.MICROSOFT.CONCAT(&quot;k&quot;; [.B268])); &quot; &quot;; &quot;&quot;); &quot;/&quot;; &quot;&quot;); &quot;-&quot;; &quot;&quot;)" table:style-name="ce37">
            <text:p>kInfill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upport_material_num</text:p>
          </table:table-cell>
          <table:table-cell office:value-type="string" table:style-name="ce37">
            <text:p>Support Material Number</text:p>
          </table:table-cell>
          <table:table-cell office:value-type="string" table:style-name="ce37">
            <text:p>number</text:p>
          </table:table-cell>
          <table:table-cell office:value-type="string" table:style-name="ce37">
            <text:p>Sets the material number to be used during support and raft paths</text:p>
          </table:table-cell>
          <table:table-cell office:value-type="string" table:style-name="ce37">
            <text:p>{"AND": [{"enable_multi_material": true}, {"OR": [{"support":true}, {"raft":true}]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69]; &quot;::&quot;; [.H269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upportMaterialNumber" table:formula="of:=SUBSTITUTE(SUBSTITUTE(SUBSTITUTE((COM.MICROSOFT.CONCAT(&quot;k&quot;; [.B269])); &quot; &quot;; &quot;&quot;); &quot;/&quot;; &quot;&quot;); &quot;-&quot;; &quot;&quot;)" table:style-name="ce37">
            <text:p>kSupportMaterialNumber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material_transition_distance</text:p>
          </table:table-cell>
          <table:table-cell office:value-type="string" table:style-name="ce37">
            <text:p>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The distance needed to transition between materials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0]; &quot;::&quot;; [.H270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TransitionDistance" table:formula="of:=SUBSTITUTE(SUBSTITUTE(SUBSTITUTE((COM.MICROSOFT.CONCAT(&quot;k&quot;; [.B270])); &quot; &quot;; &quot;&quot;); &quot;/&quot;; &quot;&quot;); &quot;-&quot;; &quot;&quot;)" table:style-name="ce37">
            <text:p>k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second_transition_distance</text:p>
          </table:table-cell>
          <table:table-cell office:value-type="string" table:style-name="ce37">
            <text:p>Enable Second Transition Distanc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If selected, Transition Distance will be used to transition from 1 to 2 and Second Transition Distance will be used for 2 to 1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1]; &quot;::&quot;; [.H271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EnableSecondTransitionDistance" table:formula="of:=SUBSTITUTE(SUBSTITUTE(SUBSTITUTE((COM.MICROSOFT.CONCAT(&quot;k&quot;; [.B271])); &quot; &quot;; &quot;&quot;); &quot;/&quot;; &quot;&quot;); &quot;-&quot;; &quot;&quot;)" table:style-name="ce37">
            <text:p>kEnable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second_transition_distance</text:p>
          </table:table-cell>
          <table:table-cell office:value-type="string" table:style-name="ce37">
            <text:p>Second Transition Distance</text:p>
          </table:table-cell>
          <table:table-cell office:value-type="string" table:style-name="ce37">
            <text:p>distance</text:p>
          </table:table-cell>
          <table:table-cell office:value-type="string" table:style-name="ce37">
            <text:p>Distance used for transition from material 2 to material 1</text:p>
          </table:table-cell>
          <table:table-cell office:value-type="string" table:style-name="ce37">
            <text:p>{"AND": [{"enable_multi_material": true}, {"enable_second_transition_distance":true}]}</text:p>
          </table:table-cell>
          <table:table-cell table:style-name="ce37"/>
          <table:table-cell office:value-type="float" office:value="0" table:style-name="ce45">
            <text:p>0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2]; &quot;::&quot;; [.H272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SecondTransitionDistance" table:formula="of:=SUBSTITUTE(SUBSTITUTE(SUBSTITUTE((COM.MICROSOFT.CONCAT(&quot;k&quot;; [.B272])); &quot; &quot;; &quot;&quot;); &quot;/&quot;; &quot;&quot;); &quot;-&quot;; &quot;&quot;)" table:style-name="ce37">
            <text:p>kSecondTransitionDistanc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7">
            <text:p>enable_m222</text:p>
          </table:table-cell>
          <table:table-cell office:value-type="string" table:style-name="ce37">
            <text:p>Use M222 Code</text:p>
          </table:table-cell>
          <table:table-cell office:value-type="string" table:style-name="ce37">
            <text:p>boolean</text:p>
          </table:table-cell>
          <table:table-cell office:value-type="string" table:style-name="ce37">
            <text:p>Uses the M222 code for material transitions rather than the standard M237</text:p>
          </table:table-cell>
          <table:table-cell office:value-type="string" table:style-name="ce37">
            <text:p>{"enable_multi_material":true}</text:p>
          </table:table-cell>
          <table:table-cell table:style-name="ce37"/>
          <table:table-cell office:value-type="string" table:style-name="ce38">
            <text:p>false</text:p>
          </table:table-cell>
          <table:table-cell office:value-type="string" table:style-name="ce37">
            <text:p>Multi-Material</text:p>
          </table:table-cell>
          <table:table-cell office:value-type="string" table:style-name="ce37">
            <text:p>Material</text:p>
          </table:table-cell>
          <table:table-cell office:value-type="string" office:string-value="Material::MultiMaterial" table:formula="of:=SUBSTITUTE(SUBSTITUTE(SUBSTITUTE((COM.MICROSOFT.CONCAT([.I273]; &quot;::&quot;; [.H273])); &quot; &quot;; &quot;&quot;); &quot;/&quot;; &quot;&quot;); &quot;-&quot;; &quot;&quot;)" table:style-name="ce37">
            <text:p>Material::MultiMaterial</text:p>
          </table:table-cell>
          <table:table-cell office:value-type="string" office:string-value="kUseM222Code" table:formula="of:=SUBSTITUTE(SUBSTITUTE(SUBSTITUTE((COM.MICROSOFT.CONCAT(&quot;k&quot;; [.B273])); &quot; &quot;; &quot;&quot;); &quot;/&quot;; &quot;&quot;); &quot;-&quot;; &quot;&quot;)" table:style-name="ce37">
            <text:p>kUseM222Code</text:p>
          </table:table-cell>
          <table:table-cell table:style-name="ce37"/>
          <table:table-cell office:value-type="string" table:style-name="ce37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layer_height</text:p>
          </table:table-cell>
          <table:table-cell office:value-type="string" table:style-name="ce24">
            <text:p>Layer Height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ickness of each layer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4]; &quot;::&quot;; [.H274])); &quot; &quot;; &quot;&quot;); &quot;/&quot;; &quot;&quot;); &quot;-&quot;; &quot;&quot;)" table:style-name="ce24">
            <text:p>Profile::Layer</text:p>
          </table:table-cell>
          <table:table-cell office:value-type="string" office:string-value="kLayerHeight" table:formula="of:=SUBSTITUTE(SUBSTITUTE(SUBSTITUTE((COM.MICROSOFT.CONCAT(&quot;k&quot;; [.B274])); &quot; &quot;; &quot;&quot;); &quot;/&quot;; &quot;&quot;); &quot;-&quot;; &quot;&quot;)" table:style-name="ce24">
            <text:p>kLayerHeight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nozzle_diameter</text:p>
          </table:table-cell>
          <table:table-cell office:value-type="string" table:style-name="ce24">
            <text:p>Nozzle Diameter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diameter of the main extruder nozzle</text:p>
          </table:table-cell>
          <table:table-cell office:value-type="string" table:style-name="ce24">
            <text:p>{"OR": [{"machine_type": 0}, {"OR": [{"machine_type": 1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5]; &quot;::&quot;; [.H275])); &quot; &quot;; &quot;&quot;); &quot;/&quot;; &quot;&quot;); &quot;-&quot;; &quot;&quot;)" table:style-name="ce24">
            <text:p>Profile::Layer</text:p>
          </table:table-cell>
          <table:table-cell office:value-type="string" office:string-value="kNozzleDiameter" table:formula="of:=SUBSTITUTE(SUBSTITUTE(SUBSTITUTE((COM.MICROSOFT.CONCAT(&quot;k&quot;; [.B275])); &quot; &quot;; &quot;&quot;); &quot;/&quot;; &quot;&quot;); &quot;-&quot;; &quot;&quot;)" table:style-name="ce24">
            <text:p>kNozzleDiameter</text:p>
          </table:table-cell>
          <table:table-cell table:style-name="ce24"/>
          <table:table-cell office:value-type="string" table:style-name="ce2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width</text:p>
          </table:table-cell>
          <table:table-cell office:value-type="string" table:style-name="ce24">
            <text:p>Default Bead Wid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bead width for paths that don't have a defined width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6]; &quot;::&quot;; [.H276])); &quot; &quot;; &quot;&quot;); &quot;/&quot;; &quot;&quot;); &quot;-&quot;; &quot;&quot;)" table:style-name="ce24">
            <text:p>Profile::Layer</text:p>
          </table:table-cell>
          <table:table-cell office:value-type="string" office:string-value="kDefaultBeadWidth" table:formula="of:=SUBSTITUTE(SUBSTITUTE(SUBSTITUTE((COM.MICROSOFT.CONCAT(&quot;k&quot;; [.B276])); &quot; &quot;; &quot;&quot;); &quot;/&quot;; &quot;&quot;); &quot;-&quot;; &quot;&quot;)" table:style-name="ce24">
            <text:p>kDefaultBeadWid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speed</text:p>
          </table:table-cell>
          <table:table-cell office:value-type="string" table:style-name="ce24">
            <text:p>Default Print Speed</text:p>
          </table:table-cell>
          <table:table-cell office:value-type="string" table:style-name="ce24">
            <text:p>speed</text:p>
          </table:table-cell>
          <table:table-cell office:value-type="string" table:style-name="ce24">
            <text:p>Default printing speed for paths that don't have a defined speed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7]; &quot;::&quot;; [.H277])); &quot; &quot;; &quot;&quot;); &quot;/&quot;; &quot;&quot;); &quot;-&quot;; &quot;&quot;)" table:style-name="ce24">
            <text:p>Profile::Layer</text:p>
          </table:table-cell>
          <table:table-cell office:value-type="string" office:string-value="kDefaultPrintSpeed" table:formula="of:=SUBSTITUTE(SUBSTITUTE(SUBSTITUTE((COM.MICROSOFT.CONCAT(&quot;k&quot;; [.B277])); &quot; &quot;; &quot;&quot;); &quot;/&quot;; &quot;&quot;); &quot;-&quot;; &quot;&quot;)" table:style-name="ce24">
            <text:p>kDefaultPrint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default_extruder_speed</text:p>
          </table:table-cell>
          <table:table-cell office:value-type="string" table:style-name="ce24">
            <text:p>Default Extruder Speed</text:p>
          </table:table-cell>
          <table:table-cell office:value-type="string" table:style-name="ce24">
            <text:p>rpm</text:p>
          </table:table-cell>
          <table:table-cell office:value-type="string" table:style-name="ce24">
            <text:p>Default extruder speed for paths that don't have a defined extruder speed</text:p>
          </table:table-cell>
          <table:table-cell office:value-type="string" table:style-name="ce24">
            <text:p>{"AND": [{"enable_width_height": false}, {"OR": [{"machine_type": 0}, {"OR": [{"machine_type": 4}, {"machine_type": 5}]}]}]}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8]; &quot;::&quot;; [.H278])); &quot; &quot;; &quot;&quot;); &quot;/&quot;; &quot;&quot;); &quot;-&quot;; &quot;&quot;)" table:style-name="ce24">
            <text:p>Profile::Layer</text:p>
          </table:table-cell>
          <table:table-cell office:value-type="string" office:string-value="kDefaultExtruderSpeed" table:formula="of:=SUBSTITUTE(SUBSTITUTE(SUBSTITUTE((COM.MICROSOFT.CONCAT(&quot;k&quot;; [.B278])); &quot; &quot;; &quot;&quot;); &quot;/&quot;; &quot;&quot;); &quot;-&quot;; &quot;&quot;)" table:style-name="ce24">
            <text:p>kDefaultExtruderSpeed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24">
            <text:p>minimum_extrude_length</text:p>
          </table:table-cell>
          <table:table-cell office:value-type="string" table:style-name="ce24">
            <text:p>Minimum Extrude Length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Default minimum extrusion length. Paths less than this are eliminated. Currently used for brim, raft, and support paths.</text:p>
          </table:table-cell>
          <table:table-cell table:number-columns-repeated="2" table:style-name="ce24"/>
          <table:table-cell office:value-type="float" office:value="0" table:style-name="ce25">
            <text:p>0</text:p>
          </table:table-cell>
          <table:table-cell office:value-type="string" table:style-name="ce24">
            <text:p>Layer</text:p>
          </table:table-cell>
          <table:table-cell office:value-type="string" table:style-name="ce24">
            <text:p>Profile</text:p>
          </table:table-cell>
          <table:table-cell office:value-type="string" office:string-value="Profile::Layer" table:formula="of:=SUBSTITUTE(SUBSTITUTE(SUBSTITUTE((COM.MICROSOFT.CONCAT([.I279]; &quot;::&quot;; [.H279])); &quot; &quot;; &quot;&quot;); &quot;/&quot;; &quot;&quot;); &quot;-&quot;; &quot;&quot;)" table:style-name="ce24">
            <text:p>Profile::Layer</text:p>
          </table:table-cell>
          <table:table-cell office:value-type="string" office:string-value="kMinimumExtrudeLength" table:formula="of:=SUBSTITUTE(SUBSTITUTE(SUBSTITUTE((COM.MICROSOFT.CONCAT(&quot;k&quot;; [.B279])); &quot; &quot;; &quot;&quot;); &quot;/&quot;; &quot;&quot;); &quot;-&quot;; &quot;&quot;)" table:style-name="ce24">
            <text:p>kMinimumExtrudeLength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</text:p>
          </table:table-cell>
          <table:table-cell office:value-type="string" table:style-name="ce46">
            <text:p>Enable Perimeter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s will be generated</text:p>
          </table:table-cell>
          <table:table-cell table:number-columns-repeated="2"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0]; &quot;::&quot;; [.H280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" table:formula="of:=SUBSTITUTE(SUBSTITUTE(SUBSTITUTE((COM.MICROSOFT.CONCAT(&quot;k&quot;; [.B280])); &quot; &quot;; &quot;&quot;); &quot;/&quot;; &quot;&quot;); &quot;-&quot;; &quot;&quot;)" table:style-name="ce46">
            <text:p>kEnablePerimet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count</text:p>
          </table:table-cell>
          <table:table-cell office:value-type="string" table:style-name="ce46">
            <text:p>Number of Perimeters</text:p>
          </table:table-cell>
          <table:table-cell office:value-type="string" table:style-name="ce48">
            <text:p>positive_int</text:p>
          </table:table-cell>
          <table:table-cell office:value-type="string" table:style-name="ce46">
            <text:p>Total number of perimeters per lay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1]; &quot;::&quot;; [.H281])); &quot; &quot;; &quot;&quot;); &quot;/&quot;; &quot;&quot;); &quot;-&quot;; &quot;&quot;)" table:style-name="ce46">
            <text:p>Profile::Perimeter</text:p>
          </table:table-cell>
          <table:table-cell office:value-type="string" office:string-value="kNumberofPerimeters" table:formula="of:=SUBSTITUTE(SUBSTITUTE(SUBSTITUTE((COM.MICROSOFT.CONCAT(&quot;k&quot;; [.B281])); &quot; &quot;; &quot;&quot;); &quot;/&quot;; &quot;&quot;); &quot;-&quot;; &quot;&quot;)" table:style-name="ce46">
            <text:p>kNumberofPerimeter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width</text:p>
          </table:table-cell>
          <table:table-cell office:value-type="string" table:style-name="ce46">
            <text:p>Perimeter Bead Wid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Bead width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2]; &quot;::&quot;; [.H282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BeadWidth" table:formula="of:=SUBSTITUTE(SUBSTITUTE(SUBSTITUTE((COM.MICROSOFT.CONCAT(&quot;k&quot;; [.B282])); &quot; &quot;; &quot;&quot;); &quot;/&quot;; &quot;&quot;); &quot;-&quot;; &quot;&quot;)" table:style-name="ce46">
            <text:p>kPerimeterBeadWid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speed</text:p>
          </table:table-cell>
          <table:table-cell office:value-type="string" table:style-name="ce46">
            <text:p>Perimeter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perimeter paths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3]; &quot;::&quot;; [.H283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eed" table:formula="of:=SUBSTITUTE(SUBSTITUTE(SUBSTITUTE((COM.MICROSOFT.CONCAT(&quot;k&quot;; [.B283])); &quot; &quot;; &quot;&quot;); &quot;/&quot;; &quot;&quot;); &quot;-&quot;; &quot;&quot;)" table:style-name="ce46">
            <text:p>kPerimet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extruder_speed</text:p>
          </table:table-cell>
          <table:table-cell office:value-type="string" table:style-name="ce46">
            <text:p>Perimeter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perimeter paths</text:p>
          </table:table-cell>
          <table:table-cell office:value-type="string" table:style-name="ce46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4]; &quot;::&quot;; [.H284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derSpeed" table:formula="of:=SUBSTITUTE(SUBSTITUTE(SUBSTITUTE((COM.MICROSOFT.CONCAT(&quot;k&quot;; [.B284])); &quot; &quot;; &quot;&quot;); &quot;/&quot;; &quot;&quot;); &quot;-&quot;; &quot;&quot;)" table:style-name="ce46">
            <text:p>kPerimeter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extrusion_multiplier</text:p>
          </table:table-cell>
          <table:table-cell office:value-type="string" table:style-name="ce46">
            <text:p>Perimeter Extrusion Multiplier</text:p>
          </table:table-cell>
          <table:table-cell office:value-type="string" table:style-name="ce46">
            <text:p>unitless_float</text:p>
          </table:table-cell>
          <table:table-cell office:value-type="string" table:style-name="ce46">
            <text:p>Extrusion multiplier to increase/decrease flowrate for perimeter paths for systems without RPM control</text:p>
          </table:table-cell>
          <table:table-cell office:value-type="string" table:style-name="ce46">
            <text:p>{"AND": [{"perimeter": true}, {"OR": [{"machine_type":1}, {"syntax": 30}]}]}</text:p>
          </table:table-cell>
          <table:table-cell table:style-name="ce46"/>
          <table:table-cell office:value-type="float" office:value="1" table:style-name="ce49">
            <text:p>1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5]; &quot;::&quot;; [.H285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ExtrusionMultiplier" table:formula="of:=SUBSTITUTE(SUBSTITUTE(SUBSTITUTE((COM.MICROSOFT.CONCAT(&quot;k&quot;; [.B285])); &quot; &quot;; &quot;&quot;); &quot;/&quot;; &quot;&quot;); &quot;-&quot;; &quot;&quot;)" table:style-name="ce46">
            <text:p>kPerimeterExtrusionMultipli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minimum_path_length</text:p>
          </table:table-cell>
          <table:table-cell office:value-type="string" table:style-name="ce46">
            <text:p>Minimum Perimeter Path Length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Perimeter extrusion paths less than this value are deleted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float" office:value="0" table:style-name="ce47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6]; &quot;::&quot;; [.H286])); &quot; &quot;; &quot;&quot;); &quot;/&quot;; &quot;&quot;); &quot;-&quot;; &quot;&quot;)" table:style-name="ce46">
            <text:p>Profile::Perimeter</text:p>
          </table:table-cell>
          <table:table-cell office:value-type="string" office:string-value="kMinimumPerimeterPathLength" table:formula="of:=SUBSTITUTE(SUBSTITUTE(SUBSTITUTE((COM.MICROSOFT.CONCAT(&quot;k&quot;; [.B286])); &quot; &quot;; &quot;&quot;); &quot;/&quot;; &quot;&quot;); &quot;-&quot;; &quot;&quot;)" table:style-name="ce46">
            <text:p>kMinimumPerimeterPathLength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power</text:p>
          </table:table-cell>
          <table:table-cell office:value-type="string" table:style-name="ce46">
            <text:p>Perimeter Power</text:p>
          </table:table-cell>
          <table:table-cell office:value-type="string" table:style-name="ce46">
            <text:p>power</text:p>
          </table:table-cell>
          <table:table-cell office:value-type="string" table:style-name="ce46">
            <text:p>Power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7]; &quot;::&quot;; [.H287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Power" table:formula="of:=SUBSTITUTE(SUBSTITUTE(SUBSTITUTE((COM.MICROSOFT.CONCAT(&quot;k&quot;; [.B287])); &quot; &quot;; &quot;&quot;); &quot;/&quot;; &quot;&quot;); &quot;-&quot;; &quot;&quot;)" table:style-name="ce46">
            <text:p>kPerimeterPower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focus</text:p>
          </table:table-cell>
          <table:table-cell office:value-type="string" table:style-name="ce46">
            <text:p>Perimeter Focus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Focus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8]; &quot;::&quot;; [.H288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ocus" table:formula="of:=SUBSTITUTE(SUBSTITUTE(SUBSTITUTE((COM.MICROSOFT.CONCAT(&quot;k&quot;; [.B288])); &quot; &quot;; &quot;&quot;); &quot;/&quot;; &quot;&quot;); &quot;-&quot;; &quot;&quot;)" table:style-name="ce46">
            <text:p>kPerimeterFocu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6">
            <text:p>perimeter_spot_size</text:p>
          </table:table-cell>
          <table:table-cell office:value-type="string" table:style-name="ce46">
            <text:p>Perimeter Spot Siz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Spot size for perimeter</text:p>
          </table:table-cell>
          <table:table-cell office:value-type="string" table:style-name="ce46">
            <text:p>{"AND": [{"perimeter":true}, {"syntax":16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89]; &quot;::&quot;; [.H289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SpotSize" table:formula="of:=SUBSTITUTE(SUBSTITUTE(SUBSTITUTE((COM.MICROSOFT.CONCAT(&quot;k&quot;; [.B289])); &quot; &quot;; &quot;&quot;); &quot;/&quot;; &quot;&quot;); &quot;-&quot;; &quot;&quot;)" table:style-name="ce46">
            <text:p>kPerimeterSpotSiz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lead_in</text:p>
          </table:table-cell>
          <table:table-cell office:value-type="string" table:style-name="ce46">
            <text:p>Enable Perimeter Lead-In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a lead-in path segment is added to the first perimeter path that can be used to prime the extruder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0]; &quot;::&quot;; [.H290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LeadIn" table:formula="of:=SUBSTITUTE(SUBSTITUTE(SUBSTITUTE((COM.MICROSOFT.CONCAT(&quot;k&quot;; [.B290])); &quot; &quot;; &quot;&quot;); &quot;/&quot;; &quot;&quot;); &quot;-&quot;; &quot;&quot;)" table:style-name="ce46">
            <text:p>kEnablePerimeterLeadI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lead_in_x</text:p>
          </table:table-cell>
          <table:table-cell office:value-type="string" table:style-name="ce46">
            <text:p>Lead-In Point X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X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1]; &quot;::&quot;; [.H291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XPosition" table:formula="of:=SUBSTITUTE(SUBSTITUTE(SUBSTITUTE((COM.MICROSOFT.CONCAT(&quot;k&quot;; [.B291])); &quot; &quot;; &quot;&quot;); &quot;/&quot;; &quot;&quot;); &quot;-&quot;; &quot;&quot;)" table:style-name="ce46">
            <text:p>kLeadInPointX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lead_in_y</text:p>
          </table:table-cell>
          <table:table-cell office:value-type="string" table:style-name="ce46">
            <text:p>Lead-In Point Y Position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Y Position for the start of the perimeter lead-in segment</text:p>
          </table:table-cell>
          <table:table-cell office:value-type="string" table:style-name="ce46">
            <text:p>{"AND": [{"perimeter":true},{"perimeter_lead_in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2]; &quot;::&quot;; [.H292])); &quot; &quot;; &quot;&quot;); &quot;/&quot;; &quot;&quot;); &quot;-&quot;; &quot;&quot;)" table:style-name="ce46">
            <text:p>Profile::Perimeter</text:p>
          </table:table-cell>
          <table:table-cell office:value-type="string" office:string-value="kLeadInPointYPosition" table:formula="of:=SUBSTITUTE(SUBSTITUTE(SUBSTITUTE((COM.MICROSOFT.CONCAT(&quot;k&quot;; [.B292])); &quot; &quot;; &quot;&quot;); &quot;/&quot;; &quot;&quot;); &quot;-&quot;; &quot;&quot;)" table:style-name="ce46">
            <text:p>kLeadInPointYPosition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flying_start</text:p>
          </table:table-cell>
          <table:table-cell office:value-type="string" table:style-name="ce46">
            <text:p>Enable Perimeter Flying Start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motions are created prior to the first extrusion move such that the end effector is in motion at the start of the path.</text:p>
          </table:table-cell>
          <table:table-cell office:value-type="string" table:style-name="ce46">
            <text:p>{"perimeter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3]; &quot;::&quot;; [.H293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FlyingStart" table:formula="of:=SUBSTITUTE(SUBSTITUTE(SUBSTITUTE((COM.MICROSOFT.CONCAT(&quot;k&quot;; [.B293])); &quot; &quot;; &quot;&quot;); &quot;/&quot;; &quot;&quot;); &quot;-&quot;; &quot;&quot;)" table:style-name="ce46">
            <text:p>kEnablePerimeterFlyingStart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flying_start_distance</text:p>
          </table:table-cell>
          <table:table-cell office:value-type="string" table:style-name="ce46">
            <text:p>Perimeter Flying Start Distance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away from the start of the extrusion path to begin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4]; &quot;::&quot;; [.H294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Distance" table:formula="of:=SUBSTITUTE(SUBSTITUTE(SUBSTITUTE((COM.MICROSOFT.CONCAT(&quot;k&quot;; [.B294])); &quot; &quot;; &quot;&quot;); &quot;/&quot;; &quot;&quot;); &quot;-&quot;; &quot;&quot;)" table:style-name="ce46">
            <text:p>kPerimeterFlyingStartDistanc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flying_start_speed</text:p>
          </table:table-cell>
          <table:table-cell office:value-type="string" table:style-name="ce46">
            <text:p>Perimeter Flying Start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flying start motion.</text:p>
          </table:table-cell>
          <table:table-cell office:value-type="string" table:style-name="ce46">
            <text:p>{"AND": [{"perimeter":true},{"perimeter_flying_start":true}]}</text:p>
          </table:table-cell>
          <table:table-cell table:style-name="ce46"/>
          <table:table-cell office:value-type="float" office:value="0" table:style-name="ce49">
            <text:p>0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5]; &quot;::&quot;; [.H295])); &quot; &quot;; &quot;&quot;); &quot;/&quot;; &quot;&quot;); &quot;-&quot;; &quot;&quot;)" table:style-name="ce46">
            <text:p>Profile::Perimeter</text:p>
          </table:table-cell>
          <table:table-cell office:value-type="string" office:string-value="kPerimeterFlyingStartSpeed" table:formula="of:=SUBSTITUTE(SUBSTITUTE(SUBSTITUTE((COM.MICROSOFT.CONCAT(&quot;k&quot;; [.B295])); &quot; &quot;; &quot;&quot;); &quot;/&quot;; &quot;&quot;); &quot;-&quot;; &quot;&quot;)" table:style-name="ce46">
            <text:p>kPerimeterFlyingStart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46">
            <text:p>perimeter_shifted_beads</text:p>
          </table:table-cell>
          <table:table-cell office:value-type="string" table:style-name="ce46">
            <text:p>Enable Perimeter Shifted Beads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perimeter shifted beads will be generated</text:p>
          </table:table-cell>
          <table:table-cell office:value-type="string" table:style-name="ce46">
            <text:p>{"perimeter_shifted_beads":true}</text:p>
          </table:table-cell>
          <table:table-cell table:style-name="ce46"/>
          <table:table-cell office:value-type="string" table:style-name="ce47">
            <text:p>false</text:p>
          </table:table-cell>
          <table:table-cell office:value-type="string" table:style-name="ce46">
            <text:p>Perimeter</text:p>
          </table:table-cell>
          <table:table-cell office:value-type="string" table:style-name="ce46">
            <text:p>Profile</text:p>
          </table:table-cell>
          <table:table-cell office:value-type="string" office:string-value="Profile::Perimeter" table:formula="of:=SUBSTITUTE(SUBSTITUTE(SUBSTITUTE((COM.MICROSOFT.CONCAT([.I296]; &quot;::&quot;; [.H296])); &quot; &quot;; &quot;&quot;); &quot;/&quot;; &quot;&quot;); &quot;-&quot;; &quot;&quot;)" table:style-name="ce46">
            <text:p>Profile::Perimeter</text:p>
          </table:table-cell>
          <table:table-cell office:value-type="string" office:string-value="kEnablePerimeterShiftedBeads" table:formula="of:=SUBSTITUTE(SUBSTITUTE(SUBSTITUTE((COM.MICROSOFT.CONCAT(&quot;k&quot;; [.B296])); &quot; &quot;; &quot;&quot;); &quot;/&quot;; &quot;&quot;); &quot;-&quot;; &quot;&quot;)" table:style-name="ce46">
            <text:p>kEnablePerimeterShiftedBeads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0">
            <text:p>inset</text:p>
          </table:table-cell>
          <table:table-cell office:value-type="string" table:style-name="ce50">
            <text:p>Enable Inset</text:p>
          </table:table-cell>
          <table:table-cell office:value-type="string" table:style-name="ce50">
            <text:p>boolean</text:p>
          </table:table-cell>
          <table:table-cell office:value-type="string" table:style-name="ce50">
            <text:p>If selected, insets will be generated</text:p>
          </table:table-cell>
          <table:table-cell table:number-columns-repeated="2" table:style-name="ce50"/>
          <table:table-cell office:value-type="string" table:style-name="ce51">
            <text:p>false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7]; &quot;::&quot;; [.H297])); &quot; &quot;; &quot;&quot;); &quot;/&quot;; &quot;&quot;); &quot;-&quot;; &quot;&quot;)" table:style-name="ce50">
            <text:p>Profile::Inset</text:p>
          </table:table-cell>
          <table:table-cell office:value-type="string" office:string-value="kEnableInset" table:formula="of:=SUBSTITUTE(SUBSTITUTE(SUBSTITUTE((COM.MICROSOFT.CONCAT(&quot;k&quot;; [.B297])); &quot; &quot;; &quot;&quot;); &quot;/&quot;; &quot;&quot;); &quot;-&quot;; &quot;&quot;)" table:style-name="ce50">
            <text:p>kEnableInset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0">
            <text:p>inset_count</text:p>
          </table:table-cell>
          <table:table-cell office:value-type="string" table:style-name="ce50">
            <text:p>Number of Insets</text:p>
          </table:table-cell>
          <table:table-cell office:value-type="string" table:style-name="ce52">
            <text:p>positive_int</text:p>
          </table:table-cell>
          <table:table-cell office:value-type="string" table:style-name="ce50">
            <text:p>Number of inset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8]; &quot;::&quot;; [.H298])); &quot; &quot;; &quot;&quot;); &quot;/&quot;; &quot;&quot;); &quot;-&quot;; &quot;&quot;)" table:style-name="ce50">
            <text:p>Profile::Inset</text:p>
          </table:table-cell>
          <table:table-cell office:value-type="string" office:string-value="kNumberofInsets" table:formula="of:=SUBSTITUTE(SUBSTITUTE(SUBSTITUTE((COM.MICROSOFT.CONCAT(&quot;k&quot;; [.B298])); &quot; &quot;; &quot;&quot;); &quot;/&quot;; &quot;&quot;); &quot;-&quot;; &quot;&quot;)" table:style-name="ce50">
            <text:p>kNumberofInsets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0">
            <text:p>inset_width</text:p>
          </table:table-cell>
          <table:table-cell office:value-type="string" table:style-name="ce50">
            <text:p>Inset Bead Wid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Bead width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299]; &quot;::&quot;; [.H299])); &quot; &quot;; &quot;&quot;); &quot;/&quot;; &quot;&quot;); &quot;-&quot;; &quot;&quot;)" table:style-name="ce50">
            <text:p>Profile::Inset</text:p>
          </table:table-cell>
          <table:table-cell office:value-type="string" office:string-value="kInsetBeadWidth" table:formula="of:=SUBSTITUTE(SUBSTITUTE(SUBSTITUTE((COM.MICROSOFT.CONCAT(&quot;k&quot;; [.B299])); &quot; &quot;; &quot;&quot;); &quot;/&quot;; &quot;&quot;); &quot;-&quot;; &quot;&quot;)" table:style-name="ce50">
            <text:p>kInsetBeadWid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0">
            <text:p>inset_speed</text:p>
          </table:table-cell>
          <table:table-cell office:value-type="string" table:style-name="ce50">
            <text:p>Inset Speed</text:p>
          </table:table-cell>
          <table:table-cell office:value-type="string" table:style-name="ce50">
            <text:p>speed</text:p>
          </table:table-cell>
          <table:table-cell office:value-type="string" table:style-name="ce50">
            <text:p>Speed for inset paths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0]; &quot;::&quot;; [.H300])); &quot; &quot;; &quot;&quot;); &quot;/&quot;; &quot;&quot;); &quot;-&quot;; &quot;&quot;)" table:style-name="ce50">
            <text:p>Profile::Inset</text:p>
          </table:table-cell>
          <table:table-cell office:value-type="string" office:string-value="kInsetSpeed" table:formula="of:=SUBSTITUTE(SUBSTITUTE(SUBSTITUTE((COM.MICROSOFT.CONCAT(&quot;k&quot;; [.B300])); &quot; &quot;; &quot;&quot;); &quot;/&quot;; &quot;&quot;); &quot;-&quot;; &quot;&quot;)" table:style-name="ce50">
            <text:p>kInset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extruder_speed</text:p>
          </table:table-cell>
          <table:table-cell office:value-type="string" table:style-name="ce50">
            <text:p>Inset Extruder Speed</text:p>
          </table:table-cell>
          <table:table-cell office:value-type="string" table:style-name="ce50">
            <text:p>rpm</text:p>
          </table:table-cell>
          <table:table-cell office:value-type="string" table:style-name="ce50">
            <text:p>Extruder speed for inset paths</text:p>
          </table:table-cell>
          <table:table-cell office:value-type="string" table:style-name="ce50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1]; &quot;::&quot;; [.H301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derSpeed" table:formula="of:=SUBSTITUTE(SUBSTITUTE(SUBSTITUTE((COM.MICROSOFT.CONCAT(&quot;k&quot;; [.B301])); &quot; &quot;; &quot;&quot;); &quot;/&quot;; &quot;&quot;); &quot;-&quot;; &quot;&quot;)" table:style-name="ce50">
            <text:p>kInsetExtruderSpeed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extrusion_multiplier</text:p>
          </table:table-cell>
          <table:table-cell office:value-type="string" table:style-name="ce50">
            <text:p>Inset Extrusion Multiplier</text:p>
          </table:table-cell>
          <table:table-cell office:value-type="string" table:style-name="ce50">
            <text:p>unitless_float</text:p>
          </table:table-cell>
          <table:table-cell office:value-type="string" table:style-name="ce50">
            <text:p>Extrusion multiplier to increase/decrease flowrate for inset paths for systems without RPM control</text:p>
          </table:table-cell>
          <table:table-cell office:value-type="string" table:style-name="ce50">
            <text:p>{"AND": [{"inset": true}, {"OR": [{"machine_type":1}, {"syntax": 30}]}]}</text:p>
          </table:table-cell>
          <table:table-cell table:style-name="ce50"/>
          <table:table-cell office:value-type="float" office:value="1" table:style-name="ce55">
            <text:p>1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2]; &quot;::&quot;; [.H302])); &quot; &quot;; &quot;&quot;); &quot;/&quot;; &quot;&quot;); &quot;-&quot;; &quot;&quot;)" table:style-name="ce50">
            <text:p>Profile::Inset</text:p>
          </table:table-cell>
          <table:table-cell office:value-type="string" office:string-value="kInsetExtrusionMultiplier" table:formula="of:=SUBSTITUTE(SUBSTITUTE(SUBSTITUTE((COM.MICROSOFT.CONCAT(&quot;k&quot;; [.B302])); &quot; &quot;; &quot;&quot;); &quot;/&quot;; &quot;&quot;); &quot;-&quot;; &quot;&quot;)" table:style-name="ce50">
            <text:p>kInsetExtrusionMultiplier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minimum_path_length</text:p>
          </table:table-cell>
          <table:table-cell office:value-type="string" table:style-name="ce50">
            <text:p>Minimum Inset Path Length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Inset extrusion paths less than this value are deleted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3]; &quot;::&quot;; [.H303])); &quot; &quot;; &quot;&quot;); &quot;/&quot;; &quot;&quot;); &quot;-&quot;; &quot;&quot;)" table:style-name="ce50">
            <text:p>Profile::Inset</text:p>
          </table:table-cell>
          <table:table-cell office:value-type="string" office:string-value="kMinimumInsetPathLength" table:formula="of:=SUBSTITUTE(SUBSTITUTE(SUBSTITUTE((COM.MICROSOFT.CONCAT(&quot;k&quot;; [.B303])); &quot; &quot;; &quot;&quot;); &quot;/&quot;; &quot;&quot;); &quot;-&quot;; &quot;&quot;)" table:style-name="ce50">
            <text:p>kMinimumInsetPathLength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0">
            <text:p>inset_overlap_distance</text:p>
          </table:table-cell>
          <table:table-cell office:value-type="string" table:style-name="ce50">
            <text:p>Inset Overlap Distance</text:p>
          </table:table-cell>
          <table:table-cell office:value-type="string" table:style-name="ce50">
            <text:p>distance</text:p>
          </table:table-cell>
          <table:table-cell office:value-type="string" table:style-name="ce50">
            <text:p>Width of the inset overlaps with exterior</text:p>
          </table:table-cell>
          <table:table-cell office:value-type="string" table:style-name="ce50">
            <text:p>{"inset":true}</text:p>
          </table:table-cell>
          <table:table-cell table:style-name="ce50"/>
          <table:table-cell office:value-type="float" office:value="0" table:style-name="ce51">
            <text:p>0</text:p>
          </table:table-cell>
          <table:table-cell office:value-type="string" table:style-name="ce50">
            <text:p>Inset</text:p>
          </table:table-cell>
          <table:table-cell office:value-type="string" table:style-name="ce50">
            <text:p>Profile</text:p>
          </table:table-cell>
          <table:table-cell office:value-type="string" office:string-value="Profile::Inset" table:formula="of:=SUBSTITUTE(SUBSTITUTE(SUBSTITUTE((COM.MICROSOFT.CONCAT([.I304]; &quot;::&quot;; [.H304])); &quot; &quot;; &quot;&quot;); &quot;/&quot;; &quot;&quot;); &quot;-&quot;; &quot;&quot;)" table:style-name="ce50">
            <text:p>Profile::Inset</text:p>
          </table:table-cell>
          <table:table-cell office:value-type="string" office:string-value="kInsetOverlapDistance" table:formula="of:=SUBSTITUTE(SUBSTITUTE(SUBSTITUTE((COM.MICROSOFT.CONCAT(&quot;k&quot;; [.B304])); &quot; &quot;; &quot;&quot;); &quot;/&quot;; &quot;&quot;); &quot;-&quot;; &quot;&quot;)" table:style-name="ce50">
            <text:p>kInsetOverlapDistance</text:p>
          </table:table-cell>
          <table:table-cell table:style-name="ce50"/>
          <table:table-cell office:value-type="string" table:style-name="ce50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6">
            <text:p>skeleton</text:p>
          </table:table-cell>
          <table:table-cell office:value-type="string" table:style-name="ce56">
            <text:p>Enable Skeletons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skeletons will allow for an open loop path to fill a space that is too thin to use concentric paths</text:p>
          </table:table-cell>
          <table:table-cell table:number-columns-repeated="2"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5]; &quot;::&quot;; [.H305])); &quot; &quot;; &quot;&quot;); &quot;/&quot;; &quot;&quot;); &quot;-&quot;; &quot;&quot;)" table:style-name="ce56">
            <text:p>Profile::Skeleton</text:p>
          </table:table-cell>
          <table:table-cell office:value-type="string" office:string-value="kEnableSkeletons" table:formula="of:=SUBSTITUTE(SUBSTITUTE(SUBSTITUTE((COM.MICROSOFT.CONCAT(&quot;k&quot;; [.B305])); &quot; &quot;; &quot;&quot;); &quot;/&quot;; &quot;&quot;); &quot;-&quot;; &quot;&quot;)" table:style-name="ce56">
            <text:p>kEnableSkeletons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6">
            <text:p>skeleton_input</text:p>
          </table:table-cell>
          <table:table-cell office:value-type="string" table:style-name="ce56">
            <text:p>Skeleton Input</text:p>
          </table:table-cell>
          <table:table-cell office:value-type="string" table:style-name="ce56">
            <text:p>enumeration</text:p>
          </table:table-cell>
          <table:table-cell office:value-type="string" table:style-name="ce56">
            <text:p>Feed skeleton Voronoi Diagram generator border geometry segments or points</text:p>
          </table:table-cell>
          <table:table-cell office:value-type="string" table:style-name="ce56">
            <text:p>{"skeleton":true}</text:p>
          </table:table-cell>
          <table:table-cell office:value-type="string" table:style-name="ce56">
            <text:p>SEGMENT,POINT</text:p>
          </table:table-cell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6]; &quot;::&quot;; [.H306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" table:formula="of:=SUBSTITUTE(SUBSTITUTE(SUBSTITUTE((COM.MICROSOFT.CONCAT(&quot;k&quot;; [.B306])); &quot; &quot;; &quot;&quot;); &quot;/&quot;; &quot;&quot;); &quot;-&quot;; &quot;&quot;)" table:style-name="ce56">
            <text:p>kSkeletonInput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6">
            <text:p>skeleton_input_cleaning_distance</text:p>
          </table:table-cell>
          <table:table-cell office:value-type="string" table:style-name="ce56">
            <text:p>Skeleton Input Cleaning Distance</text:p>
          </table:table-cell>
          <table:table-cell office:value-type="string" table:style-name="ce56">
            <text:p>distance</text:p>
          </table:table-cell>
          <table:table-cell office:value-type="string" table:style-name="ce56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7]; &quot;::&quot;; [.H307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leaningDistance" table:formula="of:=SUBSTITUTE(SUBSTITUTE(SUBSTITUTE((COM.MICROSOFT.CONCAT(&quot;k&quot;; [.B307])); &quot; &quot;; &quot;&quot;); &quot;/&quot;; &quot;&quot;); &quot;-&quot;; &quot;&quot;)" table:style-name="ce56">
            <text:p>kSkeletonIn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6">
            <text:p>skeleton_input_chamfering_angle</text:p>
          </table:table-cell>
          <table:table-cell office:value-type="string" table:style-name="ce56">
            <text:p>Skeleton Input Chamfer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Corners of input geometery that have an angle less than this value will be chamfer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8]; &quot;::&quot;; [.H308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InputChamferingAngle" table:formula="of:=SUBSTITUTE(SUBSTITUTE(SUBSTITUTE((COM.MICROSOFT.CONCAT(&quot;k&quot;; [.B308])); &quot; &quot;; &quot;&quot;); &quot;/&quot;; &quot;&quot;); &quot;-&quot;; &quot;&quot;)" table:style-name="ce56">
            <text:p>kSkeletonInputChamfering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9">
            <text:p>skeleton_output_cleaning_distance</text:p>
          </table:table-cell>
          <table:table-cell office:value-type="string" table:style-name="ce59">
            <text:p>Skeleton<text:span text:style-name="T2"><text:s/></text:span>Output<text:span text:style-name="T2"><text:s/></text:span>Cleaning<text:span text:style-name="T2"><text:s/></text:span>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Removes<text:span text:style-name="T2"><text:s/></text:span>vertices:<text:span text:style-name="T2"><text:s/></text:span>that<text:span text:style-name="T2"><text:s/></text:span>join<text:span text:style-name="T2"><text:s/></text:span>co-linear<text:span text:style-name="T2"><text:s/></text:span>edges,<text:span text:style-name="T2"><text:s/></text:span>or<text:span text:style-name="T2"><text:s/></text:span>join<text:span text:style-name="T2"><text:s/></text:span>edges<text:span text:style-name="T2"><text:s/></text:span>that<text:span text:style-name="T2"><text:s/></text:span>are<text:span text:style-name="T2"><text:s/></text:span>almost<text:span text:style-name="T2"><text:s/></text:span>co-linear<text:span text:style-name="T2"><text:s/></text:span>(such<text:span text:style-name="T2"><text:s/></text:span>that<text:span text:style-name="T2"><text:s/></text:span>if<text:span text:style-name="T2"><text:s/></text:span>the<text:span text:style-name="T2"><text:s/></text:span>vertex<text:span text:style-name="T2"><text:s/></text:span>was<text:span text:style-name="T2"><text:s/></text:span>moved<text:span text:style-name="T2"><text:s/></text:span>no<text:span text:style-name="T2"><text:s/></text:span>more<text:span text:style-name="T2"><text:s/></text:span>than<text:span text:style-name="T2"><text:s/></text:span>the<text:span text:style-name="T2"><text:s/></text:span>specified<text:span text:style-name="T2"><text:s/></text:span>distance<text:span text:style-name="T2"><text:s/></text:span>the<text:span text:style-name="T2"><text:s/></text:span>edges<text:span text:style-name="T2"><text:s/></text:span>would<text:span text:style-name="T2"><text:s/></text:span>be<text:span text:style-name="T2"><text:s/></text:span>co-linear)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n<text:span text:style-name="T2"><text:s/></text:span>adjacent<text:span text:style-name="T2"><text:s/></text:span>vertex,<text:span text:style-name="T2"><text:s/></text:span>that<text:span text:style-name="T2"><text:s/></text:span>are<text:span text:style-name="T2"><text:s/></text:span>within<text:span text:style-name="T2"><text:s/></text:span>the<text:span text:style-name="T2"><text:s/></text:span>specified<text:span text:style-name="T2"><text:s/></text:span>distance<text:span text:style-name="T2"><text:s/></text:span>of<text:span text:style-name="T2"><text:s/></text:span>a<text:span text:style-name="T2"><text:s/></text:span>semi-adjacent<text:span text:style-name="T2"><text:s/></text:span>vertex<text:span text:style-name="T2"><text:s/></text:span>together<text:span text:style-name="T2"><text:s/></text:span>with<text:span text:style-name="T2"><text:s/></text:span>their<text:span text:style-name="T2"><text:s/></text:span>out-lying<text:span text:style-name="T2"><text:s/></text:span>vertice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09]; &quot;::&quot;; [.H309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OutputCleaningDistance" table:formula="of:=SUBSTITUTE(SUBSTITUTE(SUBSTITUTE((COM.MICROSOFT.CONCAT(&quot;k&quot;; [.B309])); &quot; &quot;; &quot;&quot;); &quot;/&quot;; &quot;&quot;); &quot;-&quot;; &quot;&quot;)" table:style-name="ce56">
            <text:p>kSkeletonOutputCleaning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9">
            <text:p>skeleton_width</text:p>
          </table:table-cell>
          <table:table-cell office:value-type="string" table:style-name="ce59">
            <text:p>Skeleto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Bead width for skeleton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0]; &quot;::&quot;; [.H310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BeadWidth" table:formula="of:=SUBSTITUTE(SUBSTITUTE(SUBSTITUTE((COM.MICROSOFT.CONCAT(&quot;k&quot;; [.B310])); &quot; &quot;; &quot;&quot;); &quot;/&quot;; &quot;&quot;); &quot;-&quot;; &quot;&quot;)" table:style-name="ce56">
            <text:p>kSkeleto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6">
            <text:p>skeleton_speed</text:p>
          </table:table-cell>
          <table:table-cell office:value-type="string" table:style-name="ce56">
            <text:p>Skeleton Speed</text:p>
          </table:table-cell>
          <table:table-cell office:value-type="string" table:style-name="ce56">
            <text:p>speed</text:p>
          </table:table-cell>
          <table:table-cell office:value-type="string" table:style-name="ce56">
            <text:p>Speed of skeleton printing paths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1]; &quot;::&quot;; [.H311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Speed" table:formula="of:=SUBSTITUTE(SUBSTITUTE(SUBSTITUTE((COM.MICROSOFT.CONCAT(&quot;k&quot;; [.B311])); &quot; &quot;; &quot;&quot;); &quot;/&quot;; &quot;&quot;); &quot;-&quot;; &quot;&quot;)" table:style-name="ce56">
            <text:p>kSkeleton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59">
            <text:p>skeleton_adapt</text:p>
          </table:table-cell>
          <table:table-cell office:value-type="string" table:style-name="ce59">
            <text:p>Skeleton Adapt Bead Width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skeleton bead width will adapt to its environment. The linear relationship between bead width and speed will be applied to adapted segments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2]; &quot;::&quot;; [.H312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BeadWidth" table:formula="of:=SUBSTITUTE(SUBSTITUTE(SUBSTITUTE((COM.MICROSOFT.CONCAT(&quot;k&quot;; [.B312])); &quot; &quot;; &quot;&quot;); &quot;/&quot;; &quot;&quot;); &quot;-&quot;; &quot;&quot;)" table:style-name="ce56">
            <text:p>kSkeletonAdapt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2">
          <table:table-cell office:value-type="string" table:style-name="ce59">
            <text:p>skeleton_adapt_min_width</text:p>
          </table:table-cell>
          <table:table-cell office:value-type="string" table:style-name="ce59">
            <text:p>Skeleton Adapt Min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in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3]; &quot;::&quot;; [.H313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inBeadWidth" table:formula="of:=SUBSTITUTE(SUBSTITUTE(SUBSTITUTE((COM.MICROSOFT.CONCAT(&quot;k&quot;; [.B313])); &quot; &quot;; &quot;&quot;); &quot;/&quot;; &quot;&quot;); &quot;-&quot;; &quot;&quot;)" table:style-name="ce56">
            <text:p>kSkeletonAdaptMin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2">
          <table:table-cell office:value-type="string" table:style-name="ce59">
            <text:p>skeleton_adapt_max_width</text:p>
          </table:table-cell>
          <table:table-cell office:value-type="string" table:style-name="ce59">
            <text:p>Skeleton Adapt Max Bead Wid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Maximum bead width used during for adaptable skeleton bead widths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4]; &quot;::&quot;; [.H314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MaxBeadWidth" table:formula="of:=SUBSTITUTE(SUBSTITUTE(SUBSTITUTE((COM.MICROSOFT.CONCAT(&quot;k&quot;; [.B314])); &quot; &quot;; &quot;&quot;); &quot;/&quot;; &quot;&quot;); &quot;-&quot;; &quot;&quot;)" table:style-name="ce56">
            <text:p>kSkeletonAdaptMaxBeadWid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53"/>
        </table:table-row>
        <table:table-row table:style-name="ro1">
          <table:table-cell office:value-type="string" table:style-name="ce59">
            <text:p>skeleton_adapt_discretization_distance</text:p>
          </table:table-cell>
          <table:table-cell office:value-type="string" table:style-name="ce59">
            <text:p>Skeleton Adapt Discretization Distance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Discretizes skeleton segments according to this value. Bead widths of subsegments then adapt to their environment.</text:p>
          </table:table-cell>
          <table:table-cell office:value-type="string" table:style-name="ce56">
            <text:p>{"AND": [{"skeleton":true},{"skeleton_adapt":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5]; &quot;::&quot;; [.H315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AdaptDiscretizationDistance" table:formula="of:=SUBSTITUTE(SUBSTITUTE(SUBSTITUTE((COM.MICROSOFT.CONCAT(&quot;k&quot;; [.B315])); &quot; &quot;; &quot;&quot;); &quot;/&quot;; &quot;&quot;); &quot;-&quot;; &quot;&quot;)" table:style-name="ce56">
            <text:p>kSkeletonAdaptDiscretizationDistanc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6">
            <text:p>skeleton_extruder_speed</text:p>
          </table:table-cell>
          <table:table-cell office:value-type="string" table:style-name="ce56">
            <text:p>Skeleton Extruder Speed</text:p>
          </table:table-cell>
          <table:table-cell office:value-type="string" table:style-name="ce56">
            <text:p>rpm</text:p>
          </table:table-cell>
          <table:table-cell office:value-type="string" table:style-name="ce56">
            <text:p>Extruder speed for skeletons</text:p>
          </table:table-cell>
          <table:table-cell office:value-type="string" table:style-name="ce56">
            <text:p>{"AND": [{"skeleton": true}, {"AND": [{"enable_width_height": false}, {"OR": [{"machine_type": 0}, {"OR": [{"machine_type": 4}, {"machine_type": 5}]}]}]}]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6]; &quot;::&quot;; [.H316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derSpeed" table:formula="of:=SUBSTITUTE(SUBSTITUTE(SUBSTITUTE((COM.MICROSOFT.CONCAT(&quot;k&quot;; [.B316])); &quot; &quot;; &quot;&quot;); &quot;/&quot;; &quot;&quot;); &quot;-&quot;; &quot;&quot;)" table:style-name="ce56">
            <text:p>kSkeletonExtruderSpeed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6">
            <text:p>skeleton_extrusion_multiplier</text:p>
          </table:table-cell>
          <table:table-cell office:value-type="string" table:style-name="ce56">
            <text:p>Skeleton Extrusion Multiplier</text:p>
          </table:table-cell>
          <table:table-cell office:value-type="string" table:style-name="ce56">
            <text:p>unitless_float</text:p>
          </table:table-cell>
          <table:table-cell office:value-type="string" table:style-name="ce56">
            <text:p>Extrusion multiplier to increase/decrease flowrate for skeleton paths for systems without RPM control</text:p>
          </table:table-cell>
          <table:table-cell office:value-type="string" table:style-name="ce56">
            <text:p>{"AND": [{"skeleton": true}, {"OR": [{"machine_type":1}, {"syntax": 30}]}]}</text:p>
          </table:table-cell>
          <table:table-cell table:style-name="ce56"/>
          <table:table-cell office:value-type="float" office:value="1" table:style-name="ce58">
            <text:p>1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7]; &quot;::&quot;; [.H317])); &quot; &quot;; &quot;&quot;); &quot;/&quot;; &quot;&quot;); &quot;-&quot;; &quot;&quot;)" table:style-name="ce56">
            <text:p>Profile::Skeleton</text:p>
          </table:table-cell>
          <table:table-cell office:value-type="string" office:string-value="kSkeletonExtrusionMultiplier" table:formula="of:=SUBSTITUTE(SUBSTITUTE(SUBSTITUTE((COM.MICROSOFT.CONCAT(&quot;k&quot;; [.B317])); &quot; &quot;; &quot;&quot;); &quot;/&quot;; &quot;&quot;); &quot;-&quot;; &quot;&quot;)" table:style-name="ce56">
            <text:p>kSkeletonExtrusionMultipli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skeleton_minimum_path_length</text:p>
          </table:table-cell>
          <table:table-cell office:value-type="string" table:style-name="ce59">
            <text:p>Minimum Skeleton Path Length</text:p>
          </table:table-cell>
          <table:table-cell office:value-type="string" table:style-name="ce56">
            <text:p>distance</text:p>
          </table:table-cell>
          <table:table-cell office:value-type="string" table:style-name="ce59">
            <text:p>Skeleton extrusion paths less than this value are deleted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8]; &quot;::&quot;; [.H318])); &quot; &quot;; &quot;&quot;); &quot;/&quot;; &quot;&quot;); &quot;-&quot;; &quot;&quot;)" table:style-name="ce56">
            <text:p>Profile::Skeleton</text:p>
          </table:table-cell>
          <table:table-cell office:value-type="string" office:string-value="kMinimumSkeletonPathLength" table:formula="of:=SUBSTITUTE(SUBSTITUTE(SUBSTITUTE((COM.MICROSOFT.CONCAT(&quot;k&quot;; [.B318])); &quot; &quot;; &quot;&quot;); &quot;/&quot;; &quot;&quot;); &quot;-&quot;; &quot;&quot;)" table:style-name="ce56">
            <text:p>kMinimumSkeletonPathLength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59">
            <text:p>skeleton_skin_mcode</text:p>
          </table:table-cell>
          <table:table-cell office:value-type="string" table:style-name="ce59">
            <text:p>Use Skin M-Code for Skeletons</text:p>
          </table:table-cell>
          <table:table-cell office:value-type="string" table:style-name="ce56">
            <text:p>boolean</text:p>
          </table:table-cell>
          <table:table-cell office:value-type="string" table:style-name="ce59">
            <text:p>If selected, the skin m-code override (M15) will be issued rather than the default inset m-code override (M13) on BAAM.</text:p>
          </table:table-cell>
          <table:table-cell office:value-type="string" table:style-name="ce56">
            <text:p>{"skeleton":true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Skeleton</text:p>
          </table:table-cell>
          <table:table-cell office:value-type="string" table:style-name="ce56">
            <text:p>Profile</text:p>
          </table:table-cell>
          <table:table-cell office:value-type="string" office:string-value="Profile::Skeleton" table:formula="of:=SUBSTITUTE(SUBSTITUTE(SUBSTITUTE((COM.MICROSOFT.CONCAT([.I319]; &quot;::&quot;; [.H319])); &quot; &quot;; &quot;&quot;); &quot;/&quot;; &quot;&quot;); &quot;-&quot;; &quot;&quot;)" table:style-name="ce56">
            <text:p>Profile::Skeleton</text:p>
          </table:table-cell>
          <table:table-cell office:value-type="string" office:string-value="kUseSkinMCodeforSkeletons" table:formula="of:=SUBSTITUTE(SUBSTITUTE(SUBSTITUTE((COM.MICROSOFT.CONCAT(&quot;k&quot;; [.B319])); &quot; &quot;; &quot;&quot;); &quot;/&quot;; &quot;&quot;); &quot;-&quot;; &quot;&quot;)" table:style-name="ce56">
            <text:p>kUseSkinMCodeforSkeletons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</text:p>
          </table:table-cell>
          <table:table-cell office:value-type="string" table:style-name="ce39">
            <text:p>Enable Skin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skins will be generated</text:p>
          </table:table-cell>
          <table:table-cell table:number-columns-repeated="2"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0]; &quot;::&quot;; [.H320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" table:formula="of:=SUBSTITUTE(SUBSTITUTE(SUBSTITUTE((COM.MICROSOFT.CONCAT(&quot;k&quot;; [.B320])); &quot; &quot;; &quot;&quot;); &quot;/&quot;; &quot;&quot;); &quot;-&quot;; &quot;&quot;)" table:style-name="ce39">
            <text:p>kEnableSki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9">
            <text:p>skin_top_count</text:p>
          </table:table-cell>
          <table:table-cell office:value-type="string" table:style-name="ce39">
            <text:p>Top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top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1]; &quot;::&quot;; [.H321])); &quot; &quot;; &quot;&quot;); &quot;/&quot;; &quot;&quot;); &quot;-&quot;; &quot;&quot;)" table:style-name="ce39">
            <text:p>Profile::Skin</text:p>
          </table:table-cell>
          <table:table-cell office:value-type="string" office:string-value="kTopSkinCount" table:formula="of:=SUBSTITUTE(SUBSTITUTE(SUBSTITUTE((COM.MICROSOFT.CONCAT(&quot;k&quot;; [.B321])); &quot; &quot;; &quot;&quot;); &quot;/&quot;; &quot;&quot;); &quot;-&quot;; &quot;&quot;)" table:style-name="ce39">
            <text:p>kTop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bottom_count</text:p>
          </table:table-cell>
          <table:table-cell office:value-type="string" table:style-name="ce39">
            <text:p>Bottom Skin Count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skin layers at the bottom of a print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2]; &quot;::&quot;; [.H322])); &quot; &quot;; &quot;&quot;); &quot;/&quot;; &quot;&quot;); &quot;-&quot;; &quot;&quot;)" table:style-name="ce39">
            <text:p>Profile::Skin</text:p>
          </table:table-cell>
          <table:table-cell office:value-type="string" office:string-value="kBottomSkinCount" table:formula="of:=SUBSTITUTE(SUBSTITUTE(SUBSTITUTE((COM.MICROSOFT.CONCAT(&quot;k&quot;; [.B322])); &quot; &quot;; &quot;&quot;); &quot;/&quot;; &quot;&quot;); &quot;-&quot;; &quot;&quot;)" table:style-name="ce39">
            <text:p>kBottomSkinCount</text:p>
          </table:table-cell>
          <table:table-cell table:style-name="ce39"/>
          <table:table-cell office:value-type="string" table:style-name="ce39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attern</text:p>
          </table:table-cell>
          <table:table-cell office:value-type="string" table:style-name="ce39">
            <text:p>Skin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skins</text:p>
          </table:table-cell>
          <table:table-cell office:value-type="string" table:style-name="ce39">
            <text:p>{"skin":true}</text:p>
          </table:table-cell>
          <table:table-cell office:value-type="string" table:style-name="ce39">
            <text:p>Lines, Grid, Concentric, Inside Out Concentric, Triangles, Hexagons and Triangles, Honeycomb</text:p>
          </table:table-cell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3]; &quot;::&quot;; [.H323])); &quot; &quot;; &quot;&quot;); &quot;/&quot;; &quot;&quot;); &quot;-&quot;; &quot;&quot;)" table:style-name="ce39">
            <text:p>Profile::Skin</text:p>
          </table:table-cell>
          <table:table-cell office:value-type="string" office:string-value="kSkinPattern" table:formula="of:=SUBSTITUTE(SUBSTITUTE(SUBSTITUTE((COM.MICROSOFT.CONCAT(&quot;k&quot;; [.B323])); &quot; &quot;; &quot;&quot;); &quot;/&quot;; &quot;&quot;); &quot;-&quot;; &quot;&quot;)" table:style-name="ce39">
            <text:p>kSkin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angle</text:p>
          </table:table-cell>
          <table:table-cell office:value-type="string" table:style-name="ce39">
            <text:p>Skin 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skin infill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4]; &quot;::&quot;; [.H324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" table:formula="of:=SUBSTITUTE(SUBSTITUTE(SUBSTITUTE((COM.MICROSOFT.CONCAT(&quot;k&quot;; [.B324])); &quot; &quot;; &quot;&quot;); &quot;/&quot;; &quot;&quot;); &quot;-&quot;; &quot;&quot;)" table:style-name="ce39">
            <text:p>kSk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angle_rotation</text:p>
          </table:table-cell>
          <table:table-cell office:value-type="string" table:style-name="ce39">
            <text:p>Skin 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mount the skin fill rotates layer to laye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5]; &quot;::&quot;; [.H325])); &quot; &quot;; &quot;&quot;); &quot;/&quot;; &quot;&quot;); &quot;-&quot;; &quot;&quot;)" table:style-name="ce39">
            <text:p>Profile::Skin</text:p>
          </table:table-cell>
          <table:table-cell office:value-type="string" office:string-value="kSkinFillAngleRotation" table:formula="of:=SUBSTITUTE(SUBSTITUTE(SUBSTITUTE((COM.MICROSOFT.CONCAT(&quot;k&quot;; [.B325])); &quot; &quot;; &quot;&quot;); &quot;/&quot;; &quot;&quot;); &quot;-&quot;; &quot;&quot;)" table:style-name="ce39">
            <text:p>kSk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exterior_overlap</text:p>
          </table:table-cell>
          <table:table-cell office:value-type="string" table:style-name="ce39">
            <text:p>Skin Exterior Overlap</text:p>
          </table:table-cell>
          <table:table-cell office:value-type="string" table:style-name="ce39">
            <text:p>location</text:p>
          </table:table-cell>
          <table:table-cell office:value-type="string" table:style-name="ce39">
            <text:p>Width of the skin overlaps with the exterior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6]; &quot;::&quot;; [.H326])); &quot; &quot;; &quot;&quot;); &quot;/&quot;; &quot;&quot;); &quot;-&quot;; &quot;&quot;)" table:style-name="ce39">
            <text:p>Profile::Skin</text:p>
          </table:table-cell>
          <table:table-cell office:value-type="string" office:string-value="kSkinExteriorOverlap" table:formula="of:=SUBSTITUTE(SUBSTITUTE(SUBSTITUTE((COM.MICROSOFT.CONCAT(&quot;k&quot;; [.B326])); &quot; &quot;; &quot;&quot;); &quot;/&quot;; &quot;&quot;); &quot;-&quot;; &quot;&quot;)" table:style-name="ce39">
            <text:p>kSkinExteriorOverlap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width</text:p>
          </table:table-cell>
          <table:table-cell office:value-type="string" table:style-name="ce39">
            <text:p>Skin Bead Wid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Bead width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7]; &quot;::&quot;; [.H327])); &quot; &quot;; &quot;&quot;); &quot;/&quot;; &quot;&quot;); &quot;-&quot;; &quot;&quot;)" table:style-name="ce39">
            <text:p>Profile::Skin</text:p>
          </table:table-cell>
          <table:table-cell office:value-type="string" office:string-value="kSkinBeadWidth" table:formula="of:=SUBSTITUTE(SUBSTITUTE(SUBSTITUTE((COM.MICROSOFT.CONCAT(&quot;k&quot;; [.B327])); &quot; &quot;; &quot;&quot;); &quot;/&quot;; &quot;&quot;); &quot;-&quot;; &quot;&quot;)" table:style-name="ce39">
            <text:p>kSkinBeadWid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speed</text:p>
          </table:table-cell>
          <table:table-cell office:value-type="string" table:style-name="ce39">
            <text:p>Skin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aths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8]; &quot;::&quot;; [.H328])); &quot; &quot;; &quot;&quot;); &quot;/&quot;; &quot;&quot;); &quot;-&quot;; &quot;&quot;)" table:style-name="ce39">
            <text:p>Profile::Skin</text:p>
          </table:table-cell>
          <table:table-cell office:value-type="string" office:string-value="kSkinSpeed" table:formula="of:=SUBSTITUTE(SUBSTITUTE(SUBSTITUTE((COM.MICROSOFT.CONCAT(&quot;k&quot;; [.B328])); &quot; &quot;; &quot;&quot;); &quot;/&quot;; &quot;&quot;); &quot;-&quot;; &quot;&quot;)" table:style-name="ce39">
            <text:p>kSkin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extruder_speed</text:p>
          </table:table-cell>
          <table:table-cell office:value-type="string" table:style-name="ce39">
            <text:p>Skin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Extruder speed for skin paths</text:p>
          </table:table-cell>
          <table:table-cell office:value-type="string" table:style-name="ce39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29]; &quot;::&quot;; [.H329])); &quot; &quot;; &quot;&quot;); &quot;/&quot;; &quot;&quot;); &quot;-&quot;; &quot;&quot;)" table:style-name="ce39">
            <text:p>Profile::Skin</text:p>
          </table:table-cell>
          <table:table-cell office:value-type="string" office:string-value="kSkinExtruderSpeed" table:formula="of:=SUBSTITUTE(SUBSTITUTE(SUBSTITUTE((COM.MICROSOFT.CONCAT(&quot;k&quot;; [.B329])); &quot; &quot;; &quot;&quot;); &quot;/&quot;; &quot;&quot;); &quot;-&quot;; &quot;&quot;)" table:style-name="ce39">
            <text:p>kSkin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0">
            <text:p>skin_extrusion_multiplier</text:p>
          </table:table-cell>
          <table:table-cell office:value-type="string" table:style-name="ce60">
            <text:p>Skin Extrusion Multiplier</text:p>
          </table:table-cell>
          <table:table-cell office:value-type="string" table:style-name="ce60">
            <text:p>unitless_float</text:p>
          </table:table-cell>
          <table:table-cell office:value-type="string" table:style-name="ce60">
            <text:p>Extrusion multiplier to increase/decrease flowrate for skin paths for systems without RPM control</text:p>
          </table:table-cell>
          <table:table-cell office:value-type="string" table:style-name="ce60">
            <text:p>{"AND": [{"skin": true}, {"OR": [{"machine_type":1}, {"syntax": 30}]}]}</text:p>
          </table:table-cell>
          <table:table-cell table:style-name="ce60"/>
          <table:table-cell office:value-type="float" office:value="1" table:style-name="ce61">
            <text:p>1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0]; &quot;::&quot;; [.H330])); &quot; &quot;; &quot;&quot;); &quot;/&quot;; &quot;&quot;); &quot;-&quot;; &quot;&quot;)" table:style-name="ce60">
            <text:p>Profile::Skin</text:p>
          </table:table-cell>
          <table:table-cell office:value-type="string" office:string-value="kSkinExtrusionMultiplier" table:formula="of:=SUBSTITUTE(SUBSTITUTE(SUBSTITUTE((COM.MICROSOFT.CONCAT(&quot;k&quot;; [.B330])); &quot; &quot;; &quot;&quot;); &quot;/&quot;; &quot;&quot;); &quot;-&quot;; &quot;&quot;)" table:style-name="ce60">
            <text:p>kSkinExtrusionMultiplier</text:p>
          </table:table-cell>
          <table:table-cell table:style-name="ce60"/>
          <table:table-cell office:value-type="string" table:style-name="ce60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minimum_path_length</text:p>
          </table:table-cell>
          <table:table-cell office:value-type="string" table:style-name="ce39">
            <text:p>Minimum Skin Path Length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Skin extrusion paths less than this value are dele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1]; &quot;::&quot;; [.H331])); &quot; &quot;; &quot;&quot;); &quot;/&quot;; &quot;&quot;); &quot;-&quot;; &quot;&quot;)" table:style-name="ce39">
            <text:p>Profile::Skin</text:p>
          </table:table-cell>
          <table:table-cell office:value-type="string" office:string-value="kMinimumSkinPathLength" table:formula="of:=SUBSTITUTE(SUBSTITUTE(SUBSTITUTE((COM.MICROSOFT.CONCAT(&quot;k&quot;; [.B331])); &quot; &quot;; &quot;&quot;); &quot;/&quot;; &quot;&quot;); &quot;-&quot;; &quot;&quot;)" table:style-name="ce39">
            <text:p>kMinimumSkinPathLength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</text:p>
          </table:table-cell>
          <table:table-cell office:value-type="string" table:style-name="ce39">
            <text:p>Enable Skin Prestart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open contour paths will start along the edge of the perimeter before starting the actual path. Reverse Tip Wipes MUST be off</text:p>
          </table:table-cell>
          <table:table-cell office:value-type="string" table:style-name="ce39">
            <text:p>{"AND": [{"skin": true}, {"OR": [{"perimeter": true}, {"inset": true}]}]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2]; &quot;::&quot;; [.H332])); &quot; &quot;; &quot;&quot;); &quot;/&quot;; &quot;&quot;); &quot;-&quot;; &quot;&quot;)" table:style-name="ce39">
            <text:p>Profile::Skin</text:p>
          </table:table-cell>
          <table:table-cell office:value-type="string" office:string-value="kEnableSkinPrestart" table:formula="of:=SUBSTITUTE(SUBSTITUTE(SUBSTITUTE((COM.MICROSOFT.CONCAT(&quot;k&quot;; [.B332])); &quot; &quot;; &quot;&quot;); &quot;/&quot;; &quot;&quot;); &quot;-&quot;; &quot;&quot;)" table:style-name="ce39">
            <text:p>kEnableSkinPrestart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distance</text:p>
          </table:table-cell>
          <table:table-cell office:value-type="string" table:style-name="ce39">
            <text:p>Skin Prestart Distance</text:p>
          </table:table-cell>
          <table:table-cell office:value-type="string" table:style-name="ce39">
            <text:p>distance</text:p>
          </table:table-cell>
          <table:table-cell office:value-type="string" table:style-name="ce39">
            <text:p>When beginning a skin move, this sets the distance along the permimeter and away from the starting point that the extruder starts extruding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3]; &quot;::&quot;; [.H333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Distance" table:formula="of:=SUBSTITUTE(SUBSTITUTE(SUBSTITUTE((COM.MICROSOFT.CONCAT(&quot;k&quot;; [.B333])); &quot; &quot;; &quot;&quot;); &quot;/&quot;; &quot;&quot;); &quot;-&quot;; &quot;&quot;)" table:style-name="ce39">
            <text:p>kSkinPrestartDistanc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speed</text:p>
          </table:table-cell>
          <table:table-cell office:value-type="string" table:style-name="ce39">
            <text:p>Skin Prestart Speed</text:p>
          </table:table-cell>
          <table:table-cell office:value-type="string" table:style-name="ce39">
            <text:p>speed</text:p>
          </table:table-cell>
          <table:table-cell office:value-type="string" table:style-name="ce39">
            <text:p>Speed for skin prestart paths</text:p>
          </table:table-cell>
          <table:table-cell office:value-type="string" table:style-name="ce39">
            <text:p>{"AND": [{"skin":true},{"skin_prestart":true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4]; &quot;::&quot;; [.H334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Speed" table:formula="of:=SUBSTITUTE(SUBSTITUTE(SUBSTITUTE((COM.MICROSOFT.CONCAT(&quot;k&quot;; [.B334])); &quot; &quot;; &quot;&quot;); &quot;/&quot;; &quot;&quot;); &quot;-&quot;; &quot;&quot;)" table:style-name="ce39">
            <text:p>kSkinPrestart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prestart_extruder_speed</text:p>
          </table:table-cell>
          <table:table-cell office:value-type="string" table:style-name="ce39">
            <text:p>Skin Prestart Extruder Speed</text:p>
          </table:table-cell>
          <table:table-cell office:value-type="string" table:style-name="ce39">
            <text:p>rpm</text:p>
          </table:table-cell>
          <table:table-cell office:value-type="string" table:style-name="ce39">
            <text:p>Sets the extruder speed for skin prestarts</text:p>
          </table:table-cell>
          <table:table-cell office:value-type="string" table:style-name="ce39">
            <text:p>{"AND": [{"skin":true}, {"AND": [{"skin_prestart":true}, {"enable_width_height": false}]}]}</text:p>
          </table:table-cell>
          <table:table-cell table:style-name="ce39"/>
          <table:table-cell office:value-type="float" office:value="0" table:style-name="ce40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5]; &quot;::&quot;; [.H335])); &quot; &quot;; &quot;&quot;); &quot;/&quot;; &quot;&quot;); &quot;-&quot;; &quot;&quot;)" table:style-name="ce39">
            <text:p>Profile::Skin</text:p>
          </table:table-cell>
          <table:table-cell office:value-type="string" office:string-value="kSkinPrestartExtruderSpeed" table:formula="of:=SUBSTITUTE(SUBSTITUTE(SUBSTITUTE((COM.MICROSOFT.CONCAT(&quot;k&quot;; [.B335])); &quot; &quot;; &quot;&quot;); &quot;/&quot;; &quot;&quot;); &quot;-&quot;; &quot;&quot;)" table:style-name="ce39">
            <text:p>kSkinPrestartExtruderSpeed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</text:p>
          </table:table-cell>
          <table:table-cell office:value-type="string" table:style-name="ce39">
            <text:p>Enable Gradual Infill Steps</text:p>
          </table:table-cell>
          <table:table-cell office:value-type="string" table:style-name="ce39">
            <text:p>boolean</text:p>
          </table:table-cell>
          <table:table-cell office:value-type="string" table:style-name="ce39">
            <text:p>If selected, gradual infill steps will be generated</text:p>
          </table:table-cell>
          <table:table-cell office:value-type="string" table:style-name="ce39">
            <text:p>{"skin":true}</text:p>
          </table:table-cell>
          <table:table-cell table:style-name="ce39"/>
          <table:table-cell office:value-type="string" table:style-name="ce40">
            <text:p>false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6]; &quot;::&quot;; [.H336])); &quot; &quot;; &quot;&quot;); &quot;/&quot;; &quot;&quot;); &quot;-&quot;; &quot;&quot;)" table:style-name="ce39">
            <text:p>Profile::Skin</text:p>
          </table:table-cell>
          <table:table-cell office:value-type="string" office:string-value="kEnableGradualInfillSteps" table:formula="of:=SUBSTITUTE(SUBSTITUTE(SUBSTITUTE((COM.MICROSOFT.CONCAT(&quot;k&quot;; [.B336])); &quot; &quot;; &quot;&quot;); &quot;/&quot;; &quot;&quot;); &quot;-&quot;; &quot;&quot;)" table:style-name="ce39">
            <text:p>kEnable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steps</text:p>
          </table:table-cell>
          <table:table-cell office:value-type="string" table:style-name="ce39">
            <text:p>Number of Gradual Infill Steps</text:p>
          </table:table-cell>
          <table:table-cell office:value-type="string" table:style-name="ce39">
            <text:p>number</text:p>
          </table:table-cell>
          <table:table-cell office:value-type="string" table:style-name="ce39">
            <text:p>Number of gradual infill steps between top skin and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7]; &quot;::&quot;; [.H337])); &quot; &quot;; &quot;&quot;); &quot;/&quot;; &quot;&quot;); &quot;-&quot;; &quot;&quot;)" table:style-name="ce39">
            <text:p>Profile::Skin</text:p>
          </table:table-cell>
          <table:table-cell office:value-type="string" office:string-value="kNumberofGradualInfillSteps" table:formula="of:=SUBSTITUTE(SUBSTITUTE(SUBSTITUTE((COM.MICROSOFT.CONCAT(&quot;k&quot;; [.B337])); &quot; &quot;; &quot;&quot;); &quot;/&quot;; &quot;&quot;); &quot;-&quot;; &quot;&quot;)" table:style-name="ce39">
            <text:p>kNumberofGradualInfillSteps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pattern</text:p>
          </table:table-cell>
          <table:table-cell office:value-type="string" table:style-name="ce39">
            <text:p>Gradual Infill Pattern</text:p>
          </table:table-cell>
          <table:table-cell office:value-type="string" table:style-name="ce39">
            <text:p>enumeration</text:p>
          </table:table-cell>
          <table:table-cell office:value-type="string" table:style-name="ce39">
            <text:p>Pattern for the gradual infill steps</text:p>
          </table:table-cell>
          <table:table-cell office:value-type="string" table:style-name="ce39">
            <text:p>{"AND": [{"skin":true},{"skin_gradual_infill":true}]}</text:p>
          </table:table-cell>
          <table:table-cell office:value-type="string" table:style-name="ce39">
            <text:p>Lines, Grid, Concentric, Triangles, Hexagons and Triangles, Honeycomb</text:p>
          </table:table-cell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8]; &quot;::&quot;; [.H338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Pattern" table:formula="of:=SUBSTITUTE(SUBSTITUTE(SUBSTITUTE((COM.MICROSOFT.CONCAT(&quot;k&quot;; [.B338])); &quot; &quot;; &quot;&quot;); &quot;/&quot;; &quot;&quot;); &quot;-&quot;; &quot;&quot;)" table:style-name="ce39">
            <text:p>kGradualInfillPatter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</text:p>
          </table:table-cell>
          <table:table-cell office:value-type="string" table:style-name="ce39">
            <text:p>Gradual Infill Angle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39]; &quot;::&quot;; [.H339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" table:formula="of:=SUBSTITUTE(SUBSTITUTE(SUBSTITUTE((COM.MICROSOFT.CONCAT(&quot;k&quot;; [.B339])); &quot; &quot;; &quot;&quot;); &quot;/&quot;; &quot;&quot;); &quot;-&quot;; &quot;&quot;)" table:style-name="ce39">
            <text:p>kGradualInfillAngle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39">
            <text:p>skin_gradual_infill_angle_rotation</text:p>
          </table:table-cell>
          <table:table-cell office:value-type="string" table:style-name="ce39">
            <text:p>Gradual Infill Angle Rotation</text:p>
          </table:table-cell>
          <table:table-cell office:value-type="string" table:style-name="ce39">
            <text:p>angle</text:p>
          </table:table-cell>
          <table:table-cell office:value-type="string" table:style-name="ce39">
            <text:p>Sets the angle for the gradual infill rotation layer to layer</text:p>
          </table:table-cell>
          <table:table-cell office:value-type="string" table:style-name="ce39">
            <text:p>{"AND": [{"skin":true},{"skin_gradual_infill":true}]}</text:p>
          </table:table-cell>
          <table:table-cell table:style-name="ce39"/>
          <table:table-cell office:value-type="float" office:value="0" table:style-name="ce41">
            <text:p>0</text:p>
          </table:table-cell>
          <table:table-cell office:value-type="string" table:style-name="ce39">
            <text:p>Skin</text:p>
          </table:table-cell>
          <table:table-cell office:value-type="string" table:style-name="ce39">
            <text:p>Profile</text:p>
          </table:table-cell>
          <table:table-cell office:value-type="string" office:string-value="Profile::Skin" table:formula="of:=SUBSTITUTE(SUBSTITUTE(SUBSTITUTE((COM.MICROSOFT.CONCAT([.I340]; &quot;::&quot;; [.H340])); &quot; &quot;; &quot;&quot;); &quot;/&quot;; &quot;&quot;); &quot;-&quot;; &quot;&quot;)" table:style-name="ce39">
            <text:p>Profile::Skin</text:p>
          </table:table-cell>
          <table:table-cell office:value-type="string" office:string-value="kGradualInfillAngleRotation" table:formula="of:=SUBSTITUTE(SUBSTITUTE(SUBSTITUTE((COM.MICROSOFT.CONCAT(&quot;k&quot;; [.B340])); &quot; &quot;; &quot;&quot;); &quot;/&quot;; &quot;&quot;); &quot;-&quot;; &quot;&quot;)" table:style-name="ce39">
            <text:p>kGradualInfillAngleRotation</text:p>
          </table:table-cell>
          <table:table-cell table:style-name="ce39"/>
          <table:table-cell office:value-type="string" table:style-name="ce39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</text:p>
          </table:table-cell>
          <table:table-cell office:value-type="string" table:style-name="ce62">
            <text:p>Enable Infill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will be generated</text:p>
          </table:table-cell>
          <table:table-cell table:number-columns-repeated="2"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1]; &quot;::&quot;; [.H341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" table:formula="of:=SUBSTITUTE(SUBSTITUTE(SUBSTITUTE((COM.MICROSOFT.CONCAT(&quot;k&quot;; [.B341])); &quot; &quot;; &quot;&quot;); &quot;/&quot;; &quot;&quot;); &quot;-&quot;; &quot;&quot;)" table:style-name="ce62">
            <text:p>kEnableInfill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density</text:p>
          </table:table-cell>
          <table:table-cell office:value-type="string" table:style-name="ce62">
            <text:p>Infill Density</text:p>
          </table:table-cell>
          <table:table-cell office:value-type="string" table:style-name="ce62">
            <text:p>percentage100</text:p>
          </table:table-cell>
          <table:table-cell office:value-type="string" table:style-name="ce62">
            <text:p>Percent of area to be covered by infill</text:p>
          </table:table-cell>
          <table:table-cell office:value-type="string" table:style-name="ce62">
            <text:p>{"AND": [{"infill": true}, {"infill_manual_spacing": fals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2]; &quot;::&quot;; [.H342])); &quot; &quot;; &quot;&quot;); &quot;/&quot;; &quot;&quot;); &quot;-&quot;; &quot;&quot;)" table:style-name="ce62">
            <text:p>Profile::Infill</text:p>
          </table:table-cell>
          <table:table-cell office:value-type="string" office:string-value="kInfillDensity" table:formula="of:=SUBSTITUTE(SUBSTITUTE(SUBSTITUTE((COM.MICROSOFT.CONCAT(&quot;k&quot;; [.B342])); &quot; &quot;; &quot;&quot;); &quot;/&quot;; &quot;&quot;); &quot;-&quot;; &quot;&quot;)" table:style-name="ce62">
            <text:p>kInfillDensity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manual_spacing</text:p>
          </table:table-cell>
          <table:table-cell office:value-type="string" table:style-name="ce62">
            <text:p>Enable Manual Infill Line Spac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Override infill density and manually define distance between beads on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3]; &quot;::&quot;; [.H343])); &quot; &quot;; &quot;&quot;); &quot;/&quot;; &quot;&quot;); &quot;-&quot;; &quot;&quot;)" table:style-name="ce62">
            <text:p>Profile::Infill</text:p>
          </table:table-cell>
          <table:table-cell office:value-type="string" office:string-value="kEnableManualInfillLineSpacing" table:formula="of:=SUBSTITUTE(SUBSTITUTE(SUBSTITUTE((COM.MICROSOFT.CONCAT(&quot;k&quot;; [.B343])); &quot; &quot;; &quot;&quot;); &quot;/&quot;; &quot;&quot;); &quot;-&quot;; &quot;&quot;)" table:style-name="ce62">
            <text:p>kEnableManual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line_spacing</text:p>
          </table:table-cell>
          <table:table-cell office:value-type="string" table:style-name="ce62">
            <text:p>Infill Line Spacing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Distance between beads on sparse infill</text:p>
          </table:table-cell>
          <table:table-cell office:value-type="string" table:style-name="ce62">
            <text:p>{"AND": [{"infill": true}, {"infill_manual_spacing": 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4]; &quot;::&quot;; [.H344])); &quot; &quot;; &quot;&quot;); &quot;/&quot;; &quot;&quot;); &quot;-&quot;; &quot;&quot;)" table:style-name="ce62">
            <text:p>Profile::Infill</text:p>
          </table:table-cell>
          <table:table-cell office:value-type="string" office:string-value="kInfillLineSpacing" table:formula="of:=SUBSTITUTE(SUBSTITUTE(SUBSTITUTE((COM.MICROSOFT.CONCAT(&quot;k&quot;; [.B344])); &quot; &quot;; &quot;&quot;); &quot;/&quot;; &quot;&quot;); &quot;-&quot;; &quot;&quot;)" table:style-name="ce62">
            <text:p>kInfillLineSpac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pattern</text:p>
          </table:table-cell>
          <table:table-cell office:value-type="string" table:style-name="ce62">
            <text:p>Infill Pattern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Pattern for the infill</text:p>
          </table:table-cell>
          <table:table-cell office:value-type="string" table:style-name="ce62">
            <text:p>{"infill":true}</text:p>
          </table:table-cell>
          <table:table-cell office:value-type="string" table:style-name="ce62">
            <text:p>Lines, Grid, Concentric, Inside Out Concentric, Triangles, Hexagons and Triangles, Honeycomb, Radial Hatch</text:p>
          </table:table-cell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5]; &quot;::&quot;; [.H345])); &quot; &quot;; &quot;&quot;); &quot;/&quot;; &quot;&quot;); &quot;-&quot;; &quot;&quot;)" table:style-name="ce62">
            <text:p>Profile::Infill</text:p>
          </table:table-cell>
          <table:table-cell office:value-type="string" office:string-value="kInfillPattern" table:formula="of:=SUBSTITUTE(SUBSTITUTE(SUBSTITUTE((COM.MICROSOFT.CONCAT(&quot;k&quot;; [.B345])); &quot; &quot;; &quot;&quot;); &quot;/&quot;; &quot;&quot;); &quot;-&quot;; &quot;&quot;)" table:style-name="ce62">
            <text:p>kInfillPatter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based_on_printer</text:p>
          </table:table-cell>
          <table:table-cell office:value-type="string" table:style-name="ce62">
            <text:p>Infill Based on Printer Area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pattern is generated based on the printer area rather than the object. This means the infill pattern is specific to where the object is within the printer.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6]; &quot;::&quot;; [.H346])); &quot; &quot;; &quot;&quot;); &quot;/&quot;; &quot;&quot;); &quot;-&quot;; &quot;&quot;)" table:style-name="ce62">
            <text:p>Profile::Infill</text:p>
          </table:table-cell>
          <table:table-cell office:value-type="string" office:string-value="kInfillBasedonPrinterArea" table:formula="of:=SUBSTITUTE(SUBSTITUTE(SUBSTITUTE((COM.MICROSOFT.CONCAT(&quot;k&quot;; [.B346])); &quot; &quot;; &quot;&quot;); &quot;/&quot;; &quot;&quot;); &quot;-&quot;; &quot;&quot;)" table:style-name="ce62">
            <text:p>kInfillBasedonPrinterArea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angle</text:p>
          </table:table-cell>
          <table:table-cell office:value-type="string" table:style-name="ce62">
            <text:p>Infill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infill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7]; &quot;::&quot;; [.H347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" table:formula="of:=SUBSTITUTE(SUBSTITUTE(SUBSTITUTE((COM.MICROSOFT.CONCAT(&quot;k&quot;; [.B347])); &quot; &quot;; &quot;&quot;); &quot;/&quot;; &quot;&quot;); &quot;-&quot;; &quot;&quot;)" table:style-name="ce62">
            <text:p>kInfill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angle_rotation</text:p>
          </table:table-cell>
          <table:table-cell office:value-type="string" table:style-name="ce62">
            <text:p>Infill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infill angle rotates on every layer, default 90 degre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8]; &quot;::&quot;; [.H348])); &quot; &quot;; &quot;&quot;); &quot;/&quot;; &quot;&quot;); &quot;-&quot;; &quot;&quot;)" table:style-name="ce62">
            <text:p>Profile::Infill</text:p>
          </table:table-cell>
          <table:table-cell office:value-type="string" office:string-value="kInfillAngleRotation" table:formula="of:=SUBSTITUTE(SUBSTITUTE(SUBSTITUTE((COM.MICROSOFT.CONCAT(&quot;k&quot;; [.B348])); &quot; &quot;; &quot;&quot;); &quot;/&quot;; &quot;&quot;); &quot;-&quot;; &quot;&quot;)" table:style-name="ce62">
            <text:p>kInfill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overlap_distance</text:p>
          </table:table-cell>
          <table:table-cell office:value-type="string" table:style-name="ce62">
            <text:p>Infill Overlap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Width of the infill overlaps with exterior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49]; &quot;::&quot;; [.H349])); &quot; &quot;; &quot;&quot;); &quot;/&quot;; &quot;&quot;); &quot;-&quot;; &quot;&quot;)" table:style-name="ce62">
            <text:p>Profile::Infill</text:p>
          </table:table-cell>
          <table:table-cell office:value-type="string" office:string-value="kInfillOverlapDistance" table:formula="of:=SUBSTITUTE(SUBSTITUTE(SUBSTITUTE((COM.MICROSOFT.CONCAT(&quot;k&quot;; [.B349])); &quot; &quot;; &quot;&quot;); &quot;/&quot;; &quot;&quot;); &quot;-&quot;; &quot;&quot;)" table:style-name="ce62">
            <text:p>kInfillOverlap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width</text:p>
          </table:table-cell>
          <table:table-cell office:value-type="string" table:style-name="ce62">
            <text:p>Infill Bead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the bead for the infill print move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0]; &quot;::&quot;; [.H350])); &quot; &quot;; &quot;&quot;); &quot;/&quot;; &quot;&quot;); &quot;-&quot;; &quot;&quot;)" table:style-name="ce62">
            <text:p>Profile::Infill</text:p>
          </table:table-cell>
          <table:table-cell office:value-type="string" office:string-value="kInfillBeadWidth" table:formula="of:=SUBSTITUTE(SUBSTITUTE(SUBSTITUTE((COM.MICROSOFT.CONCAT(&quot;k&quot;; [.B350])); &quot; &quot;; &quot;&quot;); &quot;/&quot;; &quot;&quot;); &quot;-&quot;; &quot;&quot;)" table:style-name="ce62">
            <text:p>kInfillBead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speed</text:p>
          </table:table-cell>
          <table:table-cell office:value-type="string" table:style-name="ce62">
            <text:p>Infill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the infill paths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1]; &quot;::&quot;; [.H351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eed" table:formula="of:=SUBSTITUTE(SUBSTITUTE(SUBSTITUTE((COM.MICROSOFT.CONCAT(&quot;k&quot;; [.B351])); &quot; &quot;; &quot;&quot;); &quot;/&quot;; &quot;&quot;); &quot;-&quot;; &quot;&quot;)" table:style-name="ce62">
            <text:p>kInfill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2">
            <text:p>infill_extruder_speed</text:p>
          </table:table-cell>
          <table:table-cell office:value-type="string" table:style-name="ce62">
            <text:p>Infill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Extruder speed for the infill</text:p>
          </table:table-cell>
          <table:table-cell office:value-type="string" table:style-name="ce62">
            <text:p>{"AND": [{"infill": true}, {"AND": [{"enable_width_height": false}, {"OR": [{"machine_type": 0}, {"OR": [{"machine_type": 4}, {"machine_type": 5}]}]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2]; &quot;::&quot;; [.H352])); &quot; &quot;; &quot;&quot;); &quot;/&quot;; &quot;&quot;); &quot;-&quot;; &quot;&quot;)" table:style-name="ce62">
            <text:p>Profile::Infill</text:p>
          </table:table-cell>
          <table:table-cell office:value-type="string" office:string-value="kInfillExtruderSpeed" table:formula="of:=SUBSTITUTE(SUBSTITUTE(SUBSTITUTE((COM.MICROSOFT.CONCAT(&quot;k&quot;; [.B352])); &quot; &quot;; &quot;&quot;); &quot;/&quot;; &quot;&quot;); &quot;-&quot;; &quot;&quot;)" table:style-name="ce62">
            <text:p>kInfill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65">
            <text:p>infill_extrusion_multiplier</text:p>
          </table:table-cell>
          <table:table-cell office:value-type="string" table:style-name="ce65">
            <text:p>Infill Extrusion Multiplier</text:p>
          </table:table-cell>
          <table:table-cell office:value-type="string" table:style-name="ce65">
            <text:p>unitless_float</text:p>
          </table:table-cell>
          <table:table-cell office:value-type="string" table:style-name="ce65">
            <text:p>Extrusion multiplier to increase/decrease flowrate for infill paths for systems without RPM control</text:p>
          </table:table-cell>
          <table:table-cell office:value-type="string" table:style-name="ce65">
            <text:p>{"AND": [{"infill": true}, {"OR": [{"machine_type":1}, {"syntax": 30}]}]}</text:p>
          </table:table-cell>
          <table:table-cell table:style-name="ce65"/>
          <table:table-cell office:value-type="float" office:value="1" table:style-name="ce66">
            <text:p>1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3]; &quot;::&quot;; [.H353])); &quot; &quot;; &quot;&quot;); &quot;/&quot;; &quot;&quot;); &quot;-&quot;; &quot;&quot;)" table:style-name="ce65">
            <text:p>Profile::Infill</text:p>
          </table:table-cell>
          <table:table-cell office:value-type="string" office:string-value="kInfillExtrusionMultiplier" table:formula="of:=SUBSTITUTE(SUBSTITUTE(SUBSTITUTE((COM.MICROSOFT.CONCAT(&quot;k&quot;; [.B353])); &quot; &quot;; &quot;&quot;); &quot;/&quot;; &quot;&quot;); &quot;-&quot;; &quot;&quot;)" table:style-name="ce65">
            <text:p>kInfillExtrusionMultiplier</text:p>
          </table:table-cell>
          <table:table-cell table:style-name="ce65"/>
          <table:table-cell office:value-type="string" table:style-name="ce65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62">
            <text:p>infill_minimum_path_length</text:p>
          </table:table-cell>
          <table:table-cell office:value-type="string" table:style-name="ce62">
            <text:p>Min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less than this value are deleted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4]; &quot;::&quot;; [.H354])); &quot; &quot;; &quot;&quot;); &quot;/&quot;; &quot;&quot;); &quot;-&quot;; &quot;&quot;)" table:style-name="ce62">
            <text:p>Profile::Infill</text:p>
          </table:table-cell>
          <table:table-cell office:value-type="string" office:string-value="kMinimumInfillPathLength" table:formula="of:=SUBSTITUTE(SUBSTITUTE(SUBSTITUTE((COM.MICROSOFT.CONCAT(&quot;k&quot;; [.B354])); &quot; &quot;; &quot;&quot;); &quot;/&quot;; &quot;&quot;); &quot;-&quot;; &quot;&quot;)" table:style-name="ce62">
            <text:p>kMin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maximum_path_length</text:p>
          </table:table-cell>
          <table:table-cell office:value-type="string" table:style-name="ce62">
            <text:p>Maximum Infill Path Leng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Infill extrusion paths greater than this are split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5]; &quot;::&quot;; [.H355])); &quot; &quot;; &quot;&quot;); &quot;/&quot;; &quot;&quot;); &quot;-&quot;; &quot;&quot;)" table:style-name="ce62">
            <text:p>Profile::Infill</text:p>
          </table:table-cell>
          <table:table-cell office:value-type="string" office:string-value="kMaximumInfillPathLength" table:formula="of:=SUBSTITUTE(SUBSTITUTE(SUBSTITUTE((COM.MICROSOFT.CONCAT(&quot;k&quot;; [.B355])); &quot; &quot;; &quot;&quot;); &quot;/&quot;; &quot;&quot;); &quot;-&quot;; &quot;&quot;)" table:style-name="ce62">
            <text:p>kMaximumInfillPathLeng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combine_every_x_layers</text:p>
          </table:table-cell>
          <table:table-cell office:value-type="string" table:style-name="ce62">
            <text:p>Combine Infill Every X Layers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Prints perimeter for X amount of layers then goes back and prints all of the infill for those layers as one thicker layer, saves time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6]; &quot;::&quot;; [.H356])); &quot; &quot;; &quot;&quot;); &quot;/&quot;; &quot;&quot;); &quot;-&quot;; &quot;&quot;)" table:style-name="ce62">
            <text:p>Profile::Infill</text:p>
          </table:table-cell>
          <table:table-cell office:value-type="string" office:string-value="kCombineInfillEveryXLayers" table:formula="of:=SUBSTITUTE(SUBSTITUTE(SUBSTITUTE((COM.MICROSOFT.CONCAT(&quot;k&quot;; [.B356])); &quot; &quot;; &quot;&quot;); &quot;/&quot;; &quot;&quot;); &quot;-&quot;; &quot;&quot;)" table:style-name="ce62">
            <text:p>kCombineInfillEveryXLayers</text:p>
          </table:table-cell>
          <table:table-cell table:style-name="ce62"/>
          <table:table-cell office:value-type="string" table:style-name="ce6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</text:p>
          </table:table-cell>
          <table:table-cell office:value-type="string" table:style-name="ce62">
            <text:p>Enable Infill Prestart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open contour paths will start along the edge of the perimeter before starting the actual path. Reverse Tip Wipes MUST be off</text:p>
          </table:table-cell>
          <table:table-cell office:value-type="string" table:style-name="ce62">
            <text:p>{"AND": [{"infill": true}, {"OR": [{"perimeter": true}, {"inset": true}]}]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7]; &quot;::&quot;; [.H357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Prestart" table:formula="of:=SUBSTITUTE(SUBSTITUTE(SUBSTITUTE((COM.MICROSOFT.CONCAT(&quot;k&quot;; [.B357])); &quot; &quot;; &quot;&quot;); &quot;/&quot;; &quot;&quot;); &quot;-&quot;; &quot;&quot;)" table:style-name="ce62">
            <text:p>kEnableInfillPrestar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_distance</text:p>
          </table:table-cell>
          <table:table-cell office:value-type="string" table:style-name="ce62">
            <text:p>Infill Prestart Distanc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hen beginning an infill move, this sets the distance along the permimeter and away from the starting point that the extruder starts extruding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8]; &quot;::&quot;; [.H358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Distance" table:formula="of:=SUBSTITUTE(SUBSTITUTE(SUBSTITUTE((COM.MICROSOFT.CONCAT(&quot;k&quot;; [.B358])); &quot; &quot;; &quot;&quot;); &quot;/&quot;; &quot;&quot;); &quot;-&quot;; &quot;&quot;)" table:style-name="ce62">
            <text:p>kInfillPrestart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_speed</text:p>
          </table:table-cell>
          <table:table-cell office:value-type="string" table:style-name="ce62">
            <text:p>Infill Prestart Speed</text:p>
          </table:table-cell>
          <table:table-cell office:value-type="string" table:style-name="ce62">
            <text:p>speed</text:p>
          </table:table-cell>
          <table:table-cell office:value-type="string" table:style-name="ce62">
            <text:p>Speed for infill prestart paths</text:p>
          </table:table-cell>
          <table:table-cell office:value-type="string" table:style-name="ce62">
            <text:p>{"AND": [{"infill":true},{"infill_prestart":true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59]; &quot;::&quot;; [.H359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Speed" table:formula="of:=SUBSTITUTE(SUBSTITUTE(SUBSTITUTE((COM.MICROSOFT.CONCAT(&quot;k&quot;; [.B359])); &quot; &quot;; &quot;&quot;); &quot;/&quot;; &quot;&quot;); &quot;-&quot;; &quot;&quot;)" table:style-name="ce62">
            <text:p>kInfillPrestart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restart_extruder_speed</text:p>
          </table:table-cell>
          <table:table-cell office:value-type="string" table:style-name="ce62">
            <text:p>Infill Prestart Extruder Speed</text:p>
          </table:table-cell>
          <table:table-cell office:value-type="string" table:style-name="ce62">
            <text:p>rpm</text:p>
          </table:table-cell>
          <table:table-cell office:value-type="string" table:style-name="ce62">
            <text:p>Sets the extruder speed for infill prestarts</text:p>
          </table:table-cell>
          <table:table-cell office:value-type="string" table:style-name="ce62">
            <text:p>{"AND": [{"infill":true}, {"AND": [{"infill_prestart":true}, {"enable_width_height": false}]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0]; &quot;::&quot;; [.H360])); &quot; &quot;; &quot;&quot;); &quot;/&quot;; &quot;&quot;); &quot;-&quot;; &quot;&quot;)" table:style-name="ce62">
            <text:p>Profile::Infill</text:p>
          </table:table-cell>
          <table:table-cell office:value-type="string" office:string-value="kInfillPrestartExtruderSpeed" table:formula="of:=SUBSTITUTE(SUBSTITUTE(SUBSTITUTE((COM.MICROSOFT.CONCAT(&quot;k&quot;; [.B360])); &quot; &quot;; &quot;&quot;); &quot;/&quot;; &quot;&quot;); &quot;-&quot;; &quot;&quot;)" table:style-name="ce62">
            <text:p>kInfillPrestartExtruderSpeed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ector_count</text:p>
          </table:table-cell>
          <table:table-cell office:value-type="string" table:style-name="ce62">
            <text:p>Infill Sector Count</text:p>
          </table:table-cell>
          <table:table-cell office:value-type="string" table:style-name="ce62">
            <text:p>number</text:p>
          </table:table-cell>
          <table:table-cell office:value-type="string" table:style-name="ce62">
            <text:p>Number of sectors for radial hatch pattern</text:p>
          </table:table-cell>
          <table:table-cell office:value-type="string" table:style-name="ce62">
            <text:p>{"AND": [{"infill":true},{"infill_pattern":7}]}</text:p>
          </table:table-cell>
          <table:table-cell table:style-name="ce62"/>
          <table:table-cell office:value-type="float" office:value="0" table:style-name="ce63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1]; &quot;::&quot;; [.H361])); &quot; &quot;; &quot;&quot;); &quot;/&quot;; &quot;&quot;); &quot;-&quot;; &quot;&quot;)" table:style-name="ce62">
            <text:p>Profile::Infill</text:p>
          </table:table-cell>
          <table:table-cell office:value-type="string" office:string-value="kInfillSectorCount" table:formula="of:=SUBSTITUTE(SUBSTITUTE(SUBSTITUTE((COM.MICROSOFT.CONCAT(&quot;k&quot;; [.B361])); &quot; &quot;; &quot;&quot;); &quot;/&quot;; &quot;&quot;); &quot;-&quot;; &quot;&quot;)" table:style-name="ce62">
            <text:p>kInfillSectorCoun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ower</text:p>
          </table:table-cell>
          <table:table-cell office:value-type="string" table:style-name="ce62">
            <text:p>Infill Power</text:p>
          </table:table-cell>
          <table:table-cell office:value-type="string" table:style-name="ce62">
            <text:p>power</text:p>
          </table:table-cell>
          <table:table-cell office:value-type="string" table:style-name="ce62">
            <text:p>Power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2]; &quot;::&quot;; [.H362])); &quot; &quot;; &quot;&quot;); &quot;/&quot;; &quot;&quot;); &quot;-&quot;; &quot;&quot;)" table:style-name="ce62">
            <text:p>Profile::Infill</text:p>
          </table:table-cell>
          <table:table-cell office:value-type="string" office:string-value="kInfillPower" table:formula="of:=SUBSTITUTE(SUBSTITUTE(SUBSTITUTE((COM.MICROSOFT.CONCAT(&quot;k&quot;; [.B362])); &quot; &quot;; &quot;&quot;); &quot;/&quot;; &quot;&quot;); &quot;-&quot;; &quot;&quot;)" table:style-name="ce62">
            <text:p>kInfillPower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focus</text:p>
          </table:table-cell>
          <table:table-cell office:value-type="string" table:style-name="ce62">
            <text:p>Infill Focus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Focus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3]; &quot;::&quot;; [.H363])); &quot; &quot;; &quot;&quot;); &quot;/&quot;; &quot;&quot;); &quot;-&quot;; &quot;&quot;)" table:style-name="ce62">
            <text:p>Profile::Infill</text:p>
          </table:table-cell>
          <table:table-cell office:value-type="string" office:string-value="kInfillFocus" table:formula="of:=SUBSTITUTE(SUBSTITUTE(SUBSTITUTE((COM.MICROSOFT.CONCAT(&quot;k&quot;; [.B363])); &quot; &quot;; &quot;&quot;); &quot;/&quot;; &quot;&quot;); &quot;-&quot;; &quot;&quot;)" table:style-name="ce62">
            <text:p>kInfillFocu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pot_size</text:p>
          </table:table-cell>
          <table:table-cell office:value-type="string" table:style-name="ce62">
            <text:p>Infill Spot Size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Spot size for infill</text:p>
          </table:table-cell>
          <table:table-cell office:value-type="string" table:style-name="ce62">
            <text:p>{"AND": [{"infill":true}, {"syntax":16}]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4]; &quot;::&quot;; [.H364])); &quot; &quot;; &quot;&quot;); &quot;/&quot;; &quot;&quot;); &quot;-&quot;; &quot;&quot;)" table:style-name="ce62">
            <text:p>Profile::Infill</text:p>
          </table:table-cell>
          <table:table-cell office:value-type="string" office:string-value="kInfillSpotSize" table:formula="of:=SUBSTITUTE(SUBSTITUTE(SUBSTITUTE((COM.MICROSOFT.CONCAT(&quot;k&quot;; [.B364])); &quot; &quot;; &quot;&quot;); &quot;/&quot;; &quot;&quot;); &quot;-&quot;; &quot;&quot;)" table:style-name="ce62">
            <text:p>kInfillSpotSiz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enable_partition_scheme</text:p>
          </table:table-cell>
          <table:table-cell office:value-type="string" table:style-name="ce62">
            <text:p>Enable Parition Scheme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Enables geometric partitioning of hatches</text:p>
          </table:table-cell>
          <table:table-cell office:value-type="string" table:style-name="ce62">
            <text:p>{"AND": [{"infill": true}, {"slicer_type":4}]}</text:p>
          </table:table-cell>
          <table:table-cell table:style-name="ce62"/>
          <table:table-cell office:value-type="string" table:style-name="ce62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5]; &quot;::&quot;; [.H365])); &quot; &quot;; &quot;&quot;); &quot;/&quot;; &quot;&quot;); &quot;-&quot;; &quot;&quot;)" table:style-name="ce62">
            <text:p>Profile::Infill</text:p>
          </table:table-cell>
          <table:table-cell office:value-type="string" office:string-value="kEnableParitionScheme" table:formula="of:=SUBSTITUTE(SUBSTITUTE(SUBSTITUTE((COM.MICROSOFT.CONCAT(&quot;k&quot;; [.B365])); &quot; &quot;; &quot;&quot;); &quot;/&quot;; &quot;&quot;); &quot;-&quot;; &quot;&quot;)" table:style-name="ce62">
            <text:p>kEnablePar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partition_scheme</text:p>
          </table:table-cell>
          <table:table-cell office:value-type="string" table:style-name="ce62">
            <text:p>Hatch Partition Scheme</text:p>
          </table:table-cell>
          <table:table-cell office:value-type="string" table:style-name="ce62">
            <text:p>enumeration</text:p>
          </table:table-cell>
          <table:table-cell office:value-type="string" table:style-name="ce62">
            <text:p>Scheme for geometric partitioning</text:p>
          </table:table-cell>
          <table:table-cell office:value-type="string" table:style-name="ce62">
            <text:p>{"AND": [{"infill":true}, {"AND": [{"slicer_type":4}, {"enable_partition_scheme": true}]}]}</text:p>
          </table:table-cell>
          <table:table-cell office:value-type="string" table:style-name="ce62">
            <text:p>Convex, Monotone X, Monotone Y</text:p>
          </table:table-cell>
          <table:table-cell office:value-type="float" office:value="0" table:style-name="ce62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6]; &quot;::&quot;; [.H366])); &quot; &quot;; &quot;&quot;); &quot;/&quot;; &quot;&quot;); &quot;-&quot;; &quot;&quot;)" table:style-name="ce62">
            <text:p>Profile::Infill</text:p>
          </table:table-cell>
          <table:table-cell office:value-type="string" office:string-value="kHatchPartitionScheme" table:formula="of:=SUBSTITUTE(SUBSTITUTE(SUBSTITUTE((COM.MICROSOFT.CONCAT(&quot;k&quot;; [.B366])); &quot; &quot;; &quot;&quot;); &quot;/&quot;; &quot;&quot;); &quot;-&quot;; &quot;&quot;)" table:style-name="ce62">
            <text:p>kHatchPartitionSchem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enable_infill_stripe</text:p>
          </table:table-cell>
          <table:table-cell office:value-type="string" table:style-name="ce62">
            <text:p>Enable Striping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stripes will be overlaid onto pathing</text:p>
          </table:table-cell>
          <table:table-cell office:value-type="string" table:style-name="ce62">
            <text:p>{"infill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7]; &quot;::&quot;; [.H367])); &quot; &quot;; &quot;&quot;); &quot;/&quot;; &quot;&quot;); &quot;-&quot;; &quot;&quot;)" table:style-name="ce62">
            <text:p>Profile::Infill</text:p>
          </table:table-cell>
          <table:table-cell office:value-type="string" office:string-value="kEnableStriping" table:formula="of:=SUBSTITUTE(SUBSTITUTE(SUBSTITUTE((COM.MICROSOFT.CONCAT(&quot;k&quot;; [.B367])); &quot; &quot;; &quot;&quot;); &quot;/&quot;; &quot;&quot;); &quot;-&quot;; &quot;&quot;)" table:style-name="ce62">
            <text:p>kEnableStriping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width</text:p>
          </table:table-cell>
          <table:table-cell office:value-type="string" table:style-name="ce62">
            <text:p>Stripe Width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Width of stripe along x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8]; &quot;::&quot;; [.H368])); &quot; &quot;; &quot;&quot;); &quot;/&quot;; &quot;&quot;); &quot;-&quot;; &quot;&quot;)" table:style-name="ce62">
            <text:p>Profile::Infill</text:p>
          </table:table-cell>
          <table:table-cell office:value-type="string" office:string-value="kStripeWidth" table:formula="of:=SUBSTITUTE(SUBSTITUTE(SUBSTITUTE((COM.MICROSOFT.CONCAT(&quot;k&quot;; [.B368])); &quot; &quot;; &quot;&quot;); &quot;/&quot;; &quot;&quot;); &quot;-&quot;; &quot;&quot;)" table:style-name="ce62">
            <text:p>kStripeWidth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height</text:p>
          </table:table-cell>
          <table:table-cell office:value-type="string" table:style-name="ce62">
            <text:p>Stripe Height</text:p>
          </table:table-cell>
          <table:table-cell office:value-type="string" table:style-name="ce62">
            <text:p>distance</text:p>
          </table:table-cell>
          <table:table-cell office:value-type="string" table:style-name="ce62">
            <text:p>Height of stripe along y axis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69]; &quot;::&quot;; [.H369])); &quot; &quot;; &quot;&quot;); &quot;/&quot;; &quot;&quot;); &quot;-&quot;; &quot;&quot;)" table:style-name="ce62">
            <text:p>Profile::Infill</text:p>
          </table:table-cell>
          <table:table-cell office:value-type="string" office:string-value="kStripeHeight" table:formula="of:=SUBSTITUTE(SUBSTITUTE(SUBSTITUTE((COM.MICROSOFT.CONCAT(&quot;k&quot;; [.B369])); &quot; &quot;; &quot;&quot;); &quot;/&quot;; &quot;&quot;); &quot;-&quot;; &quot;&quot;)" table:style-name="ce62">
            <text:p>kStripeHeight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angle</text:p>
          </table:table-cell>
          <table:table-cell office:value-type="string" table:style-name="ce62">
            <text:p>Stripe Angle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Sets the angle for the strip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0]; &quot;::&quot;; [.H370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" table:formula="of:=SUBSTITUTE(SUBSTITUTE(SUBSTITUTE((COM.MICROSOFT.CONCAT(&quot;k&quot;; [.B370])); &quot; &quot;; &quot;&quot;); &quot;/&quot;; &quot;&quot;); &quot;-&quot;; &quot;&quot;)" table:style-name="ce62">
            <text:p>kStripeAngl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angle_rotation</text:p>
          </table:table-cell>
          <table:table-cell office:value-type="string" table:style-name="ce62">
            <text:p>Stripe Angle Rotation</text:p>
          </table:table-cell>
          <table:table-cell office:value-type="string" table:style-name="ce62">
            <text:p>angle</text:p>
          </table:table-cell>
          <table:table-cell office:value-type="string" table:style-name="ce62">
            <text:p>Determines how much the stripe angle rotates on every layer, default 90 degree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1.570796327" table:style-name="ce64">
            <text:p>1.570796327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1]; &quot;::&quot;; [.H371])); &quot; &quot;; &quot;&quot;); &quot;/&quot;; &quot;&quot;); &quot;-&quot;; &quot;&quot;)" table:style-name="ce62">
            <text:p>Profile::Infill</text:p>
          </table:table-cell>
          <table:table-cell office:value-type="string" office:string-value="kStripeAngleRotation" table:formula="of:=SUBSTITUTE(SUBSTITUTE(SUBSTITUTE((COM.MICROSOFT.CONCAT(&quot;k&quot;; [.B371])); &quot; &quot;; &quot;&quot;); &quot;/&quot;; &quot;&quot;); &quot;-&quot;; &quot;&quot;)" table:style-name="ce62">
            <text:p>kStripeAngleRotation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overlap_x</text:p>
          </table:table-cell>
          <table:table-cell office:value-type="string" table:style-name="ce62">
            <text:p>Stripe Overlap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2]; &quot;::&quot;; [.H372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XDistance" table:formula="of:=SUBSTITUTE(SUBSTITUTE(SUBSTITUTE((COM.MICROSOFT.CONCAT(&quot;k&quot;; [.B372])); &quot; &quot;; &quot;&quot;); &quot;/&quot;; &quot;&quot;); &quot;-&quot;; &quot;&quot;)" table:style-name="ce62">
            <text:p>kStripeOverlap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overlap_y</text:p>
          </table:table-cell>
          <table:table-cell office:value-type="string" table:style-name="ce62">
            <text:p>Stripe Overlap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Overlap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3]; &quot;::&quot;; [.H373])); &quot; &quot;; &quot;&quot;); &quot;/&quot;; &quot;&quot;); &quot;-&quot;; &quot;&quot;)" table:style-name="ce62">
            <text:p>Profile::Infill</text:p>
          </table:table-cell>
          <table:table-cell office:value-type="string" office:string-value="kStripeOverlapYDistance" table:formula="of:=SUBSTITUTE(SUBSTITUTE(SUBSTITUTE((COM.MICROSOFT.CONCAT(&quot;k&quot;; [.B373])); &quot; &quot;; &quot;&quot;); &quot;/&quot;; &quot;&quot;); &quot;-&quot;; &quot;&quot;)" table:style-name="ce62">
            <text:p>kStripeOverlap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shift_x</text:p>
          </table:table-cell>
          <table:table-cell office:value-type="string" table:style-name="ce62">
            <text:p>Stripe Shift X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x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4]; &quot;::&quot;; [.H374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XDistance" table:formula="of:=SUBSTITUTE(SUBSTITUTE(SUBSTITUTE((COM.MICROSOFT.CONCAT(&quot;k&quot;; [.B374])); &quot; &quot;; &quot;&quot;); &quot;/&quot;; &quot;&quot;); &quot;-&quot;; &quot;&quot;)" table:style-name="ce62">
            <text:p>kStripeShiftX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stripe_shift_y</text:p>
          </table:table-cell>
          <table:table-cell office:value-type="string" table:style-name="ce62">
            <text:p>Stripe Shift Y Distance</text:p>
          </table:table-cell>
          <table:table-cell office:value-type="string" table:style-name="ce62">
            <text:p>location</text:p>
          </table:table-cell>
          <table:table-cell office:value-type="string" table:style-name="ce62">
            <text:p>Shift of stripes in y direction</text:p>
          </table:table-cell>
          <table:table-cell office:value-type="string" table:style-name="ce62">
            <text:p>{"enable_infill_stripe":true}</text:p>
          </table:table-cell>
          <table:table-cell table:style-name="ce62"/>
          <table:table-cell office:value-type="float" office:value="0" table:style-name="ce64">
            <text:p>0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5]; &quot;::&quot;; [.H375])); &quot; &quot;; &quot;&quot;); &quot;/&quot;; &quot;&quot;); &quot;-&quot;; &quot;&quot;)" table:style-name="ce62">
            <text:p>Profile::Infill</text:p>
          </table:table-cell>
          <table:table-cell office:value-type="string" office:string-value="kStripeShiftYDistance" table:formula="of:=SUBSTITUTE(SUBSTITUTE(SUBSTITUTE((COM.MICROSOFT.CONCAT(&quot;k&quot;; [.B375])); &quot; &quot;; &quot;&quot;); &quot;/&quot;; &quot;&quot;); &quot;-&quot;; &quot;&quot;)" table:style-name="ce62">
            <text:p>kStripeShiftYDistance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2">
            <text:p>infill_alternating_lines</text:p>
          </table:table-cell>
          <table:table-cell office:value-type="string" table:style-name="ce62">
            <text:p>Enable Infill Alternating Lines</text:p>
          </table:table-cell>
          <table:table-cell office:value-type="string" table:style-name="ce62">
            <text:p>boolean</text:p>
          </table:table-cell>
          <table:table-cell office:value-type="string" table:style-name="ce62">
            <text:p>If selected, infill lines will be shifted for an alternating pattern of full and half heights.</text:p>
          </table:table-cell>
          <table:table-cell office:value-type="string" table:style-name="ce62">
            <text:p>{"infill_alternating_lines":true}</text:p>
          </table:table-cell>
          <table:table-cell table:style-name="ce62"/>
          <table:table-cell office:value-type="string" table:style-name="ce63">
            <text:p>false</text:p>
          </table:table-cell>
          <table:table-cell office:value-type="string" table:style-name="ce62">
            <text:p>Infill</text:p>
          </table:table-cell>
          <table:table-cell office:value-type="string" table:style-name="ce62">
            <text:p>Profile</text:p>
          </table:table-cell>
          <table:table-cell office:value-type="string" office:string-value="Profile::Infill" table:formula="of:=SUBSTITUTE(SUBSTITUTE(SUBSTITUTE((COM.MICROSOFT.CONCAT([.I376]; &quot;::&quot;; [.H376])); &quot; &quot;; &quot;&quot;); &quot;/&quot;; &quot;&quot;); &quot;-&quot;; &quot;&quot;)" table:style-name="ce62">
            <text:p>Profile::Infill</text:p>
          </table:table-cell>
          <table:table-cell office:value-type="string" office:string-value="kEnableInfillAlternatingLines" table:formula="of:=SUBSTITUTE(SUBSTITUTE(SUBSTITUTE((COM.MICROSOFT.CONCAT(&quot;k&quot;; [.B376])); &quot; &quot;; &quot;&quot;); &quot;/&quot;; &quot;&quot;); &quot;-&quot;; &quot;&quot;)" table:style-name="ce62">
            <text:p>kEnableInfillAlternatingLines</text:p>
          </table:table-cell>
          <table:table-cell table:style-name="ce62"/>
          <table:table-cell office:value-type="string" table:style-name="ce6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</text:p>
          </table:table-cell>
          <table:table-cell office:value-type="string" table:style-name="ce67">
            <text:p>Enable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generated for overhangs</text:p>
          </table:table-cell>
          <table:table-cell table:number-columns-repeated="2"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7]; &quot;::&quot;; [.H377])); &quot; &quot;; &quot;&quot;); &quot;/&quot;; &quot;&quot;); &quot;-&quot;; &quot;&quot;)" table:style-name="ce67">
            <text:p>Profile::Support</text:p>
          </table:table-cell>
          <table:table-cell office:value-type="string" office:string-value="kEnableSupport" table:formula="of:=SUBSTITUTE(SUBSTITUTE(SUBSTITUTE((COM.MICROSOFT.CONCAT(&quot;k&quot;; [.B377])); &quot; &quot;; &quot;&quot;); &quot;/&quot;; &quot;&quot;); &quot;-&quot;; &quot;&quot;)" table:style-name="ce67">
            <text:p>kEnableSuppor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print_first</text:p>
          </table:table-cell>
          <table:table-cell office:value-type="string" table:style-name="ce67">
            <text:p>Print Support Firs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material will be printed firs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8]; &quot;::&quot;; [.H378])); &quot; &quot;; &quot;&quot;); &quot;/&quot;; &quot;&quot;); &quot;-&quot;; &quot;&quot;)" table:style-name="ce67">
            <text:p>Profile::Support</text:p>
          </table:table-cell>
          <table:table-cell office:value-type="string" office:string-value="kPrintSupportFirst" table:formula="of:=SUBSTITUTE(SUBSTITUTE(SUBSTITUTE((COM.MICROSOFT.CONCAT(&quot;k&quot;; [.B378])); &quot; &quot;; &quot;&quot;); &quot;/&quot;; &quot;&quot;); &quot;-&quot;; &quot;&quot;)" table:style-name="ce67">
            <text:p>kPrintSupportFirst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tapering</text:p>
          </table:table-cell>
          <table:table-cell office:value-type="string" table:style-name="ce67">
            <text:p>Taper Support</text:p>
          </table:table-cell>
          <table:table-cell office:value-type="string" table:style-name="ce67">
            <text:p>boolean</text:p>
          </table:table-cell>
          <table:table-cell office:value-type="string" table:style-name="ce67">
            <text:p>If selected, support structures will be tapered inwar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string" table:style-name="ce68">
            <text:p>false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79]; &quot;::&quot;; [.H379])); &quot; &quot;; &quot;&quot;); &quot;/&quot;; &quot;&quot;); &quot;-&quot;; &quot;&quot;)" table:style-name="ce67">
            <text:p>Profile::Support</text:p>
          </table:table-cell>
          <table:table-cell office:value-type="string" office:string-value="kTaperSupport" table:formula="of:=SUBSTITUTE(SUBSTITUTE(SUBSTITUTE((COM.MICROSOFT.CONCAT(&quot;k&quot;; [.B379])); &quot; &quot;; &quot;&quot;); &quot;/&quot;; &quot;&quot;); &quot;-&quot;; &quot;&quot;)" table:style-name="ce67">
            <text:p>kTaperSuppor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threshold_angle</text:p>
          </table:table-cell>
          <table:table-cell office:value-type="string" table:style-name="ce67">
            <text:p>Support Threshold Angle</text:p>
          </table:table-cell>
          <table:table-cell office:value-type="string" table:style-name="ce67">
            <text:p>angle</text:p>
          </table:table-cell>
          <table:table-cell office:value-type="string" table:style-name="ce67">
            <text:p>Overhangs exceeding this angle will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0]; &quot;::&quot;; [.H380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ThresholdAngle" table:formula="of:=SUBSTITUTE(SUBSTITUTE(SUBSTITUTE((COM.MICROSOFT.CONCAT(&quot;k&quot;; [.B380])); &quot; &quot;; &quot;&quot;); &quot;/&quot;; &quot;&quot;); &quot;-&quot;; &quot;&quot;)" table:style-name="ce67">
            <text:p>kSupportThresholdAngl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xy_distance</text:p>
          </table:table-cell>
          <table:table-cell office:value-type="string" table:style-name="ce67">
            <text:p>Support XY Distance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XY distance from the part to generate support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1]; &quot;::&quot;; [.H381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XYDistance" table:formula="of:=SUBSTITUTE(SUBSTITUTE(SUBSTITUTE((COM.MICROSOFT.CONCAT(&quot;k&quot;; [.B381])); &quot; &quot;; &quot;&quot;); &quot;/&quot;; &quot;&quot;); &quot;-&quot;; &quot;&quot;)" table:style-name="ce67">
            <text:p>kSupportXYDistance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layer_offset</text:p>
          </table:table-cell>
          <table:table-cell office:value-type="string" table:style-name="ce67">
            <text:p>Support Layer Offset</text:p>
          </table:table-cell>
          <table:table-cell office:value-type="string" table:style-name="ce67">
            <text:p>number</text:p>
          </table:table-cell>
          <table:table-cell office:value-type="string" table:style-name="ce67">
            <text:p>Number of vertical layers to offset support from model surface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2]; &quot;::&quot;; [.H382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ayerOffset" table:formula="of:=SUBSTITUTE(SUBSTITUTE(SUBSTITUTE((COM.MICROSOFT.CONCAT(&quot;k&quot;; [.B382])); &quot; &quot;; &quot;&quot;); &quot;/&quot;; &quot;&quot;); &quot;-&quot;; &quot;&quot;)" table:style-name="ce67">
            <text:p>kSupportLayerOffset</text:p>
          </table:table-cell>
          <table:table-cell table:style-name="ce67"/>
          <table:table-cell office:value-type="string" table:style-name="ce6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minimum_infill_area</text:p>
          </table:table-cell>
          <table:table-cell office:value-type="string" table:style-name="ce67">
            <text:p>Minimum Support Infill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Support structures smaller than this will not generate in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3]; &quot;::&quot;; [.H383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InfillArea" table:formula="of:=SUBSTITUTE(SUBSTITUTE(SUBSTITUTE((COM.MICROSOFT.CONCAT(&quot;k&quot;; [.B383])); &quot; &quot;; &quot;&quot;); &quot;/&quot;; &quot;&quot;); &quot;-&quot;; &quot;&quot;)" table:style-name="ce67">
            <text:p>kMinimumSupportInfill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minimum_area</text:p>
          </table:table-cell>
          <table:table-cell office:value-type="string" table:style-name="ce67">
            <text:p>Minimum Support Area</text:p>
          </table:table-cell>
          <table:table-cell office:value-type="string" table:style-name="ce67">
            <text:p>area</text:p>
          </table:table-cell>
          <table:table-cell office:value-type="string" table:style-name="ce67">
            <text:p>Areas of the part smaller than this will not have supports generated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4]; &quot;::&quot;; [.H384])); &quot; &quot;; &quot;&quot;); &quot;/&quot;; &quot;&quot;); &quot;-&quot;; &quot;&quot;)" table:style-name="ce67">
            <text:p>Profile::Support</text:p>
          </table:table-cell>
          <table:table-cell office:value-type="string" office:string-value="kMinimumSupportArea" table:formula="of:=SUBSTITUTE(SUBSTITUTE(SUBSTITUTE((COM.MICROSOFT.CONCAT(&quot;k&quot;; [.B384])); &quot; &quot;; &quot;&quot;); &quot;/&quot;; &quot;&quot;); &quot;-&quot;; &quot;&quot;)" table:style-name="ce67">
            <text:p>kMinimumSupportArea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pattern</text:p>
          </table:table-cell>
          <table:table-cell office:value-type="string" table:style-name="ce67">
            <text:p>Support Pattern</text:p>
          </table:table-cell>
          <table:table-cell office:value-type="string" table:style-name="ce67">
            <text:p>enumeration</text:p>
          </table:table-cell>
          <table:table-cell office:value-type="string" table:style-name="ce67">
            <text:p>Lines or Grid</text:p>
          </table:table-cell>
          <table:table-cell office:value-type="string" table:style-name="ce67">
            <text:p>{"support":true}</text:p>
          </table:table-cell>
          <table:table-cell office:value-type="string" table:style-name="ce67">
            <text:p>SUPPORT_TYPE_LINES,SUPPORT_TYPE_GRID</text:p>
          </table:table-cell>
          <table:table-cell office:value-type="float" office:value="0" table:style-name="ce68">
            <text:p>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5]; &quot;::&quot;; [.H385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Pattern" table:formula="of:=SUBSTITUTE(SUBSTITUTE(SUBSTITUTE((COM.MICROSOFT.CONCAT(&quot;k&quot;; [.B385])); &quot; &quot;; &quot;&quot;); &quot;/&quot;; &quot;&quot;); &quot;-&quot;; &quot;&quot;)" table:style-name="ce67">
            <text:p>kSupportPattern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7">
            <text:p>support_line_spacing</text:p>
          </table:table-cell>
          <table:table-cell office:value-type="string" table:style-name="ce67">
            <text:p>Support Line Spacing</text:p>
          </table:table-cell>
          <table:table-cell office:value-type="string" table:style-name="ce67">
            <text:p>distance</text:p>
          </table:table-cell>
          <table:table-cell office:value-type="string" table:style-name="ce67">
            <text:p>Distance between beads on sparse support fill</text:p>
          </table:table-cell>
          <table:table-cell office:value-type="string" table:style-name="ce67">
            <text:p>{"support":true}</text:p>
          </table:table-cell>
          <table:table-cell table:style-name="ce67"/>
          <table:table-cell office:value-type="float" office:value="10000" table:style-name="ce69">
            <text:p>10000</text:p>
          </table:table-cell>
          <table:table-cell office:value-type="string" table:style-name="ce67">
            <text:p>Support</text:p>
          </table:table-cell>
          <table:table-cell office:value-type="string" table:style-name="ce67">
            <text:p>Profile</text:p>
          </table:table-cell>
          <table:table-cell office:value-type="string" office:string-value="Profile::Support" table:formula="of:=SUBSTITUTE(SUBSTITUTE(SUBSTITUTE((COM.MICROSOFT.CONCAT([.I386]; &quot;::&quot;; [.H386])); &quot; &quot;; &quot;&quot;); &quot;/&quot;; &quot;&quot;); &quot;-&quot;; &quot;&quot;)" table:style-name="ce67">
            <text:p>Profile::Support</text:p>
          </table:table-cell>
          <table:table-cell office:value-type="string" office:string-value="kSupportLineSpacing" table:formula="of:=SUBSTITUTE(SUBSTITUTE(SUBSTITUTE((COM.MICROSOFT.CONCAT(&quot;k&quot;; [.B386])); &quot; &quot;; &quot;&quot;); &quot;/&quot;; &quot;&quot;); &quot;-&quot;; &quot;&quot;)" table:style-name="ce67">
            <text:p>kSupportLineSpacing</text:p>
          </table:table-cell>
          <table:table-cell table:style-name="ce67"/>
          <table:table-cell office:value-type="string" table:style-name="ce67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speed</text:p>
          </table:table-cell>
          <table:table-cell office:value-type="string" table:style-name="ce32">
            <text:p>Travel Speed</text:p>
          </table:table-cell>
          <table:table-cell office:value-type="string" table:style-name="ce32">
            <text:p>speed</text:p>
          </table:table-cell>
          <table:table-cell office:value-type="string" table:style-name="ce32">
            <text:p>Speed for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7]; &quot;::&quot;; [.H387])); &quot; &quot;; &quot;&quot;); &quot;/&quot;; &quot;&quot;); &quot;-&quot;; &quot;&quot;)" table:style-name="ce32">
            <text:p>Profile::Travel</text:p>
          </table:table-cell>
          <table:table-cell office:value-type="string" office:string-value="kTravelSpeed" table:formula="of:=SUBSTITUTE(SUBSTITUTE(SUBSTITUTE((COM.MICROSOFT.CONCAT(&quot;k&quot;; [.B387])); &quot; &quot;; &quot;&quot;); &quot;/&quot;; &quot;&quot;); &quot;-&quot;; &quot;&quot;)" table:style-name="ce32">
            <text:p>kTravelSpeed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length</text:p>
          </table:table-cell>
          <table:table-cell office:value-type="string" table:style-name="ce32">
            <text:p>Minimum Travel Length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in the infill and skin regions are replaced with extrusion moves</text:p>
          </table:table-cell>
          <table:table-cell office:value-type="string" table:style-name="ce32">
            <text:p>{"OR": [{"infill":true}, {"skin":true}]}</text:p>
          </table:table-cell>
          <table:table-cell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8]; &quot;::&quot;; [.H388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" table:formula="of:=SUBSTITUTE(SUBSTITUTE(SUBSTITUTE((COM.MICROSOFT.CONCAT(&quot;k&quot;; [.B388])); &quot; &quot;; &quot;&quot;); &quot;/&quot;; &quot;&quot;); &quot;-&quot;; &quot;&quot;)" table:style-name="ce32">
            <text:p>kMinimumTravelLength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minimum_travel_for_lift</text:p>
          </table:table-cell>
          <table:table-cell office:value-type="string" table:style-name="ce32">
            <text:p>Minimum Travel Length for Lifting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Travel moves less than this value will not create a travel lift</text:p>
          </table:table-cell>
          <table:table-cell table:number-columns-repeated="2" table:style-name="ce32"/>
          <table:table-cell office:value-type="float" office:value="0" table:style-name="ce70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89]; &quot;::&quot;; [.H389])); &quot; &quot;; &quot;&quot;); &quot;/&quot;; &quot;&quot;); &quot;-&quot;; &quot;&quot;)" table:style-name="ce32">
            <text:p>Profile::Travel</text:p>
          </table:table-cell>
          <table:table-cell office:value-type="string" office:string-value="kMinimumTravelLengthforLifting" table:formula="of:=SUBSTITUTE(SUBSTITUTE(SUBSTITUTE((COM.MICROSOFT.CONCAT(&quot;k&quot;; [.B389])); &quot; &quot;; &quot;&quot;); &quot;/&quot;; &quot;&quot;); &quot;-&quot;; &quot;&quot;)" table:style-name="ce32">
            <text:p>kMinimumTravelLengthforLifting</text:p>
          </table:table-cell>
          <table:table-cell table:style-name="ce32"/>
          <table:table-cell office:value-type="string" table:style-name="ce32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2">
            <text:p>travel_lift_height</text:p>
          </table:table-cell>
          <table:table-cell office:value-type="string" table:style-name="ce32">
            <text:p>Travel Lift Height</text:p>
          </table:table-cell>
          <table:table-cell office:value-type="string" table:style-name="ce32">
            <text:p>distance</text:p>
          </table:table-cell>
          <table:table-cell office:value-type="string" table:style-name="ce32">
            <text:p>Height the Z axis lifts by to clear the part during travel moves</text:p>
          </table:table-cell>
          <table:table-cell table:number-columns-repeated="2" table:style-name="ce32"/>
          <table:table-cell office:value-type="float" office:value="0" table:style-name="ce33">
            <text:p>0</text:p>
          </table:table-cell>
          <table:table-cell office:value-type="string" table:style-name="ce32">
            <text:p>Travel</text:p>
          </table:table-cell>
          <table:table-cell office:value-type="string" table:style-name="ce32">
            <text:p>Profile</text:p>
          </table:table-cell>
          <table:table-cell office:value-type="string" office:string-value="Profile::Travel" table:formula="of:=SUBSTITUTE(SUBSTITUTE(SUBSTITUTE((COM.MICROSOFT.CONCAT([.I390]; &quot;::&quot;; [.H390])); &quot; &quot;; &quot;&quot;); &quot;/&quot;; &quot;&quot;); &quot;-&quot;; &quot;&quot;)" table:style-name="ce32">
            <text:p>Profile::Travel</text:p>
          </table:table-cell>
          <table:table-cell office:value-type="string" office:string-value="kTravelLiftHeight" table:formula="of:=SUBSTITUTE(SUBSTITUTE(SUBSTITUTE((COM.MICROSOFT.CONCAT(&quot;k&quot;; [.B390])); &quot; &quot;; &quot;&quot;); &quot;/&quot;; &quot;&quot;); &quot;-&quot;; &quot;&quot;)" table:style-name="ce32">
            <text:p>kTravelLiftHeight</text:p>
          </table:table-cell>
          <table:table-cell table:style-name="ce32"/>
          <table:table-cell office:value-type="string" table:style-name="ce32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start_code</text:p>
          </table:table-cell>
          <table:table-cell office:value-type="string" table:style-name="ce24">
            <text:p>Perimeter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1]; &quot;::&quot;; [.H391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StartGCode" table:formula="of:=SUBSTITUTE(SUBSTITUTE(SUBSTITUTE((COM.MICROSOFT.CONCAT(&quot;k&quot;; [.B391])); &quot; &quot;; &quot;&quot;); &quot;/&quot;; &quot;&quot;); &quot;-&quot;; &quot;&quot;)" table:style-name="ce24">
            <text:p>kPerimeter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erimeter_end_code</text:p>
          </table:table-cell>
          <table:table-cell office:value-type="string" table:style-name="ce24">
            <text:p>Perimeter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perimeter paths</text:p>
          </table:table-cell>
          <table:table-cell office:value-type="string" table:style-name="ce24">
            <text:p>{"perimeter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2]; &quot;::&quot;; [.H392])); &quot; &quot;; &quot;&quot;); &quot;/&quot;; &quot;&quot;); &quot;-&quot;; &quot;&quot;)" table:style-name="ce24">
            <text:p>Profile::GCode</text:p>
          </table:table-cell>
          <table:table-cell office:value-type="string" office:string-value="kPerimeterEndGCode" table:formula="of:=SUBSTITUTE(SUBSTITUTE(SUBSTITUTE((COM.MICROSOFT.CONCAT(&quot;k&quot;; [.B392])); &quot; &quot;; &quot;&quot;); &quot;/&quot;; &quot;&quot;); &quot;-&quot;; &quot;&quot;)" table:style-name="ce24">
            <text:p>kPerimeter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start_code</text:p>
          </table:table-cell>
          <table:table-cell office:value-type="string" table:style-name="ce24">
            <text:p>Inse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3]; &quot;::&quot;; [.H393])); &quot; &quot;; &quot;&quot;); &quot;/&quot;; &quot;&quot;); &quot;-&quot;; &quot;&quot;)" table:style-name="ce24">
            <text:p>Profile::GCode</text:p>
          </table:table-cell>
          <table:table-cell office:value-type="string" office:string-value="kInsetStartGCode" table:formula="of:=SUBSTITUTE(SUBSTITUTE(SUBSTITUTE((COM.MICROSOFT.CONCAT(&quot;k&quot;; [.B393])); &quot; &quot;; &quot;&quot;); &quot;/&quot;; &quot;&quot;); &quot;-&quot;; &quot;&quot;)" table:style-name="ce24">
            <text:p>kInse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set_end_code</text:p>
          </table:table-cell>
          <table:table-cell office:value-type="string" table:style-name="ce24">
            <text:p>Inse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set paths</text:p>
          </table:table-cell>
          <table:table-cell office:value-type="string" table:style-name="ce24">
            <text:p>{"inse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4]; &quot;::&quot;; [.H394])); &quot; &quot;; &quot;&quot;); &quot;/&quot;; &quot;&quot;); &quot;-&quot;; &quot;&quot;)" table:style-name="ce24">
            <text:p>Profile::GCode</text:p>
          </table:table-cell>
          <table:table-cell office:value-type="string" office:string-value="kInsetEndGCode" table:formula="of:=SUBSTITUTE(SUBSTITUTE(SUBSTITUTE((COM.MICROSOFT.CONCAT(&quot;k&quot;; [.B394])); &quot; &quot;; &quot;&quot;); &quot;/&quot;; &quot;&quot;); &quot;-&quot;; &quot;&quot;)" table:style-name="ce24">
            <text:p>kInse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start_code</text:p>
          </table:table-cell>
          <table:table-cell office:value-type="string" table:style-name="ce24">
            <text:p>Skeleto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5]; &quot;::&quot;; [.H395])); &quot; &quot;; &quot;&quot;); &quot;/&quot;; &quot;&quot;); &quot;-&quot;; &quot;&quot;)" table:style-name="ce24">
            <text:p>Profile::GCode</text:p>
          </table:table-cell>
          <table:table-cell office:value-type="string" office:string-value="kSkeletonStartGCode" table:formula="of:=SUBSTITUTE(SUBSTITUTE(SUBSTITUTE((COM.MICROSOFT.CONCAT(&quot;k&quot;; [.B395])); &quot; &quot;; &quot;&quot;); &quot;/&quot;; &quot;&quot;); &quot;-&quot;; &quot;&quot;)" table:style-name="ce24">
            <text:p>kSkeleto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eleton_end_code</text:p>
          </table:table-cell>
          <table:table-cell office:value-type="string" table:style-name="ce24">
            <text:p>Skeleto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eleton paths</text:p>
          </table:table-cell>
          <table:table-cell office:value-type="string" table:style-name="ce24">
            <text:p>{"skeleto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6]; &quot;::&quot;; [.H396])); &quot; &quot;; &quot;&quot;); &quot;/&quot;; &quot;&quot;); &quot;-&quot;; &quot;&quot;)" table:style-name="ce24">
            <text:p>Profile::GCode</text:p>
          </table:table-cell>
          <table:table-cell office:value-type="string" office:string-value="kSkeletonEndGCode" table:formula="of:=SUBSTITUTE(SUBSTITUTE(SUBSTITUTE((COM.MICROSOFT.CONCAT(&quot;k&quot;; [.B396])); &quot; &quot;; &quot;&quot;); &quot;/&quot;; &quot;&quot;); &quot;-&quot;; &quot;&quot;)" table:style-name="ce24">
            <text:p>kSkeleto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start_code</text:p>
          </table:table-cell>
          <table:table-cell office:value-type="string" table:style-name="ce24">
            <text:p>Skin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7]; &quot;::&quot;; [.H397])); &quot; &quot;; &quot;&quot;); &quot;/&quot;; &quot;&quot;); &quot;-&quot;; &quot;&quot;)" table:style-name="ce24">
            <text:p>Profile::GCode</text:p>
          </table:table-cell>
          <table:table-cell office:value-type="string" office:string-value="kSkinStartGCode" table:formula="of:=SUBSTITUTE(SUBSTITUTE(SUBSTITUTE((COM.MICROSOFT.CONCAT(&quot;k&quot;; [.B397])); &quot; &quot;; &quot;&quot;); &quot;/&quot;; &quot;&quot;); &quot;-&quot;; &quot;&quot;)" table:style-name="ce24">
            <text:p>kSkin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kin_end_code</text:p>
          </table:table-cell>
          <table:table-cell office:value-type="string" table:style-name="ce24">
            <text:p>Skin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kin paths</text:p>
          </table:table-cell>
          <table:table-cell office:value-type="string" table:style-name="ce24">
            <text:p>{"skin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8]; &quot;::&quot;; [.H398])); &quot; &quot;; &quot;&quot;); &quot;/&quot;; &quot;&quot;); &quot;-&quot;; &quot;&quot;)" table:style-name="ce24">
            <text:p>Profile::GCode</text:p>
          </table:table-cell>
          <table:table-cell office:value-type="string" office:string-value="kSkinEndGCode" table:formula="of:=SUBSTITUTE(SUBSTITUTE(SUBSTITUTE((COM.MICROSOFT.CONCAT(&quot;k&quot;; [.B398])); &quot; &quot;; &quot;&quot;); &quot;/&quot;; &quot;&quot;); &quot;-&quot;; &quot;&quot;)" table:style-name="ce24">
            <text:p>kSkin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start_code</text:p>
          </table:table-cell>
          <table:table-cell office:value-type="string" table:style-name="ce24">
            <text:p>Infill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399]; &quot;::&quot;; [.H399])); &quot; &quot;; &quot;&quot;); &quot;/&quot;; &quot;&quot;); &quot;-&quot;; &quot;&quot;)" table:style-name="ce24">
            <text:p>Profile::GCode</text:p>
          </table:table-cell>
          <table:table-cell office:value-type="string" office:string-value="kInfillStartGCode" table:formula="of:=SUBSTITUTE(SUBSTITUTE(SUBSTITUTE((COM.MICROSOFT.CONCAT(&quot;k&quot;; [.B399])); &quot; &quot;; &quot;&quot;); &quot;/&quot;; &quot;&quot;); &quot;-&quot;; &quot;&quot;)" table:style-name="ce24">
            <text:p>kInfill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infill_end_code</text:p>
          </table:table-cell>
          <table:table-cell office:value-type="string" table:style-name="ce24">
            <text:p>Infill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infill paths</text:p>
          </table:table-cell>
          <table:table-cell office:value-type="string" table:style-name="ce24">
            <text:p>{"infill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400]; &quot;::&quot;; [.H400])); &quot; &quot;; &quot;&quot;); &quot;/&quot;; &quot;&quot;); &quot;-&quot;; &quot;&quot;)" table:style-name="ce24">
            <text:p>Profile::GCode</text:p>
          </table:table-cell>
          <table:table-cell office:value-type="string" office:string-value="kInfillEndGCode" table:formula="of:=SUBSTITUTE(SUBSTITUTE(SUBSTITUTE((COM.MICROSOFT.CONCAT(&quot;k&quot;; [.B400])); &quot; &quot;; &quot;&quot;); &quot;/&quot;; &quot;&quot;); &quot;-&quot;; &quot;&quot;)" table:style-name="ce24">
            <text:p>kInfill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start_code</text:p>
          </table:table-cell>
          <table:table-cell office:value-type="string" table:style-name="ce24">
            <text:p>Support Start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start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401]; &quot;::&quot;; [.H401])); &quot; &quot;; &quot;&quot;); &quot;/&quot;; &quot;&quot;); &quot;-&quot;; &quot;&quot;)" table:style-name="ce24">
            <text:p>Profile::GCode</text:p>
          </table:table-cell>
          <table:table-cell office:value-type="string" office:string-value="kSupportStartGCode" table:formula="of:=SUBSTITUTE(SUBSTITUTE(SUBSTITUTE((COM.MICROSOFT.CONCAT(&quot;k&quot;; [.B401])); &quot; &quot;; &quot;&quot;); &quot;/&quot;; &quot;&quot;); &quot;-&quot;; &quot;&quot;)" table:style-name="ce24">
            <text:p>kSupportStart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support_end_code</text:p>
          </table:table-cell>
          <table:table-cell office:value-type="string" table:style-name="ce24">
            <text:p>Support End G-Code</text:p>
          </table:table-cell>
          <table:table-cell office:value-type="string" table:style-name="ce24">
            <text:p>multiline_text</text:p>
          </table:table-cell>
          <table:table-cell office:value-type="string" table:style-name="ce24">
            <text:p>Code to be executed at the end of support paths</text:p>
          </table:table-cell>
          <table:table-cell office:value-type="string" table:style-name="ce24">
            <text:p>{"support":true}</text:p>
          </table:table-cell>
          <table:table-cell table:style-name="ce24"/>
          <table:table-cell table:style-name="ce25"/>
          <table:table-cell office:value-type="string" table:style-name="ce24">
            <text:p>G-Code</text:p>
          </table:table-cell>
          <table:table-cell office:value-type="string" table:style-name="ce24">
            <text:p>Profile</text:p>
          </table:table-cell>
          <table:table-cell office:value-type="string" office:string-value="Profile::GCode" table:formula="of:=SUBSTITUTE(SUBSTITUTE(SUBSTITUTE((COM.MICROSOFT.CONCAT([.I402]; &quot;::&quot;; [.H402])); &quot; &quot;; &quot;&quot;); &quot;/&quot;; &quot;&quot;); &quot;-&quot;; &quot;&quot;)" table:style-name="ce24">
            <text:p>Profile::GCode</text:p>
          </table:table-cell>
          <table:table-cell office:value-type="string" office:string-value="kSupportEndGCode" table:formula="of:=SUBSTITUTE(SUBSTITUTE(SUBSTITUTE((COM.MICROSOFT.CONCAT(&quot;k&quot;; [.B402])); &quot; &quot;; &quot;&quot;); &quot;/&quot;; &quot;&quot;); &quot;-&quot;; &quot;&quot;)" table:style-name="ce24">
            <text:p>kSupportEndGCod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</text:p>
          </table:table-cell>
          <table:table-cell office:value-type="string" table:style-name="ce5">
            <text:p>Enable Smoothing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a smoothing process will be applied on all contours of the ST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3]; &quot;::&quot;; [.H403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moothing" table:formula="of:=SUBSTITUTE(SUBSTITUTE(SUBSTITUTE((COM.MICROSOFT.CONCAT(&quot;k&quot;; [.B403])); &quot; &quot;; &quot;&quot;); &quot;/&quot;; &quot;&quot;); &quot;-&quot;; &quot;&quot;)" table:style-name="ce5">
            <text:p>kEnableSmoothing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smoothing_tolerance</text:p>
          </table:table-cell>
          <table:table-cell office:value-type="string" table:style-name="ce5">
            <text:p>Smoothing Tolerance</text:p>
          </table:table-cell>
          <table:table-cell office:value-type="string" table:style-name="ce5">
            <text:p>distance</text:p>
          </table:table-cell>
          <table:table-cell office:value-type="string" table:style-name="ce5">
            <text:p>The tolerance for the smoothing algorithm</text:p>
          </table:table-cell>
          <table:table-cell office:value-type="string" table:style-name="ce5">
            <text:p>{"smoothing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4]; &quot;::&quot;; [.H404])); &quot; &quot;; &quot;&quot;); &quot;/&quot;; &quot;&quot;); &quot;-&quot;; &quot;&quot;)" table:style-name="ce5">
            <text:p>Profile::SpecialModes</text:p>
          </table:table-cell>
          <table:table-cell office:value-type="string" office:string-value="kSmoothingTolerance" table:formula="of:=SUBSTITUTE(SUBSTITUTE(SUBSTITUTE((COM.MICROSOFT.CONCAT(&quot;k&quot;; [.B404])); &quot; &quot;; &quot;&quot;); &quot;/&quot;; &quot;&quot;); &quot;-&quot;; &quot;&quot;)" table:style-name="ce5">
            <text:p>kSmoothingToler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spiralize_mode</text:p>
          </table:table-cell>
          <table:table-cell office:value-type="string" table:style-name="ce5">
            <text:p>Enable Spiralize Mode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extruder will never lift and part will be made in one continuous path without infill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5]; &quot;::&quot;; [.H405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SpiralizeMode" table:formula="of:=SUBSTITUTE(SUBSTITUTE(SUBSTITUTE((COM.MICROSOFT.CONCAT(&quot;k&quot;; [.B405])); &quot; &quot;; &quot;&quot;); &quot;/&quot;; &quot;&quot;); &quot;-&quot;; &quot;&quot;)" table:style-name="ce5">
            <text:p>kEnableSpiralizeMod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fix_model</text:p>
          </table:table-cell>
          <table:table-cell office:value-type="string" table:style-name="ce5">
            <text:p>Enable Fix Model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manifold issues with the model will be repaired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6]; &quot;::&quot;; [.H406])); &quot; &quot;; &quot;&quot;); &quot;/&quot;; &quot;&quot;); &quot;-&quot;; &quot;&quot;)" table:style-name="ce5">
            <text:p>Profile::SpecialModes</text:p>
          </table:table-cell>
          <table:table-cell office:value-type="string" office:string-value="kEnableFixModel" table:formula="of:=SUBSTITUTE(SUBSTITUTE(SUBSTITUTE((COM.MICROSOFT.CONCAT(&quot;k&quot;; [.B406])); &quot; &quot;; &quot;&quot;); &quot;/&quot;; &quot;&quot;); &quot;-&quot;; &quot;&quot;)" table:style-name="ce5">
            <text:p>kEnableFixModel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</text:p>
          </table:table-cell>
          <table:table-cell office:value-type="string" table:style-name="ce5">
            <text:p>Oversize Par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the part can be oversized in the X and Y dimensions to allow for a machining tolerance</text:p>
          </table:table-cell>
          <table:table-cell table:number-columns-repeated="2"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7]; &quot;::&quot;; [.H407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Part" table:formula="of:=SUBSTITUTE(SUBSTITUTE(SUBSTITUTE((COM.MICROSOFT.CONCAT(&quot;k&quot;; [.B407])); &quot; &quot;; &quot;&quot;); &quot;/&quot;; &quot;&quot;); &quot;-&quot;; &quot;&quot;)" table:style-name="ce5">
            <text:p>kOversizePar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oversize_distance</text:p>
          </table:table-cell>
          <table:table-cell office:value-type="string" table:style-name="ce5">
            <text:p>Oversize Distance</text:p>
          </table:table-cell>
          <table:table-cell office:value-type="string" table:style-name="ce5">
            <text:p>location</text:p>
          </table:table-cell>
          <table:table-cell office:value-type="string" table:style-name="ce5">
            <text:p>Distance to oversize the part in the X and Y directions</text:p>
          </table:table-cell>
          <table:table-cell office:value-type="string" table:style-name="ce5">
            <text:p>{"oversize":true}</text:p>
          </table:table-cell>
          <table:table-cell table:style-name="ce5"/>
          <table:table-cell office:value-type="float" office:value="0" table:style-name="ce6">
            <text:p>0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8]; &quot;::&quot;; [.H408])); &quot; &quot;; &quot;&quot;); &quot;/&quot;; &quot;&quot;); &quot;-&quot;; &quot;&quot;)" table:style-name="ce5">
            <text:p>Profile::SpecialModes</text:p>
          </table:table-cell>
          <table:table-cell office:value-type="string" office:string-value="kOversizeDistance" table:formula="of:=SUBSTITUTE(SUBSTITUTE(SUBSTITUTE((COM.MICROSOFT.CONCAT(&quot;k&quot;; [.B408])); &quot; &quot;; &quot;&quot;); &quot;/&quot;; &quot;&quot;); &quot;-&quot;; &quot;&quot;)" table:style-name="ce5">
            <text:p>kOversizeDistance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enable_width_height</text:p>
          </table:table-cell>
          <table:table-cell office:value-type="string" table:style-name="ce5">
            <text:p>Use Width and Height</text:p>
          </table:table-cell>
          <table:table-cell office:value-type="string" table:style-name="ce5">
            <text:p>boolean</text:p>
          </table:table-cell>
          <table:table-cell office:value-type="string" table:style-name="ce5">
            <text:p>If selected, G-Code will not command feeds and speed and instead send desired bead geometry for the HMI to interpret</text:p>
          </table:table-cell>
          <table:table-cell office:value-type="string" table:style-name="ce5">
            <text:p>{"syntax": 12}</text:p>
          </table:table-cell>
          <table:table-cell table:style-name="ce5"/>
          <table:table-cell office:value-type="string" table:style-name="ce6">
            <text:p>false</text:p>
          </table:table-cell>
          <table:table-cell office:value-type="string" table:style-name="ce5">
            <text:p>Special Modes</text:p>
          </table:table-cell>
          <table:table-cell office:value-type="string" table:style-name="ce5">
            <text:p>Profile</text:p>
          </table:table-cell>
          <table:table-cell office:value-type="string" office:string-value="Profile::SpecialModes" table:formula="of:=SUBSTITUTE(SUBSTITUTE(SUBSTITUTE((COM.MICROSOFT.CONCAT([.I409]; &quot;::&quot;; [.H409])); &quot; &quot;; &quot;&quot;); &quot;/&quot;; &quot;&quot;); &quot;-&quot;; &quot;&quot;)" table:style-name="ce5">
            <text:p>Profile::SpecialModes</text:p>
          </table:table-cell>
          <table:table-cell office:value-type="string" office:string-value="kUseWidthandHeight" table:formula="of:=SUBSTITUTE(SUBSTITUTE(SUBSTITUTE((COM.MICROSOFT.CONCAT(&quot;k&quot;; [.B409])); &quot; &quot;; &quot;&quot;); &quot;/&quot;; &quot;&quot;); &quot;-&quot;; &quot;&quot;)" table:style-name="ce5">
            <text:p>kUseWidthandHeight</text:p>
          </table:table-cell>
          <table:table-cell table:style-name="ce5"/>
          <table:table-cell office:value-type="string" table:style-name="ce5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1">
            <text:p>enable_gpu_acceleration</text:p>
          </table:table-cell>
          <table:table-cell office:value-type="string" table:style-name="ce71">
            <text:p>Enable GPU Acceler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If a CUDA capable GPU is available, then enable the use of it to speed up slicing.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0]; &quot;::&quot;; [.H41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GPUAcceleration" table:formula="of:=SUBSTITUTE(SUBSTITUTE(SUBSTITUTE((COM.MICROSOFT.CONCAT(&quot;k&quot;; [.B410])); &quot; &quot;; &quot;&quot;); &quot;/&quot;; &quot;&quot;); &quot;-&quot;; &quot;&quot;)" table:style-name="ce71">
            <text:p>kEnableGPUAcceleration</text:p>
          </table:table-cell>
          <table:table-cell table:style-name="ce71"/>
          <table:table-cell office:value-type="string" table:style-name="ce71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1">
            <text:p>island_order_optimization</text:p>
          </table:table-cell>
          <table:table-cell office:value-type="string" table:style-name="ce71">
            <text:p>Island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islands</text:p>
          </table:table-cell>
          <table:table-cell table:style-name="ce71"/>
          <table:table-cell office:value-type="string" table:style-name="ce71">
            <text:p>Next Closest, Next Farthest, Shortest Distance (approximate), Shortest Distance (brute force), Least Recently Visited, Random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1]; &quot;::&quot;; [.H41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IslandOrderOptimization" table:formula="of:=SUBSTITUTE(SUBSTITUTE(SUBSTITUTE((COM.MICROSOFT.CONCAT(&quot;k&quot;; [.B411])); &quot; &quot;; &quot;&quot;); &quot;/&quot;; &quot;&quot;); &quot;-&quot;; &quot;&quot;)" table:style-name="ce71">
            <text:p>kIsland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island_order_x_location</text:p>
          </table:table-cell>
          <table:table-cell office:value-type="string" table:style-name="ce71">
            <text:p>Custom Island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2]; &quot;::&quot;; [.H41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XLocation" table:formula="of:=SUBSTITUTE(SUBSTITUTE(SUBSTITUTE((COM.MICROSOFT.CONCAT(&quot;k&quot;; [.B412])); &quot; &quot;; &quot;&quot;); &quot;/&quot;; &quot;&quot;); &quot;-&quot;; &quot;&quot;)" table:style-name="ce71">
            <text:p>kCustomIsland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island_order_y_location</text:p>
          </table:table-cell>
          <table:table-cell office:value-type="string" table:style-name="ce71">
            <text:p>Custom Island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island_order_optimization": 6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3]; &quot;::&quot;; [.H41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IslandPointYLocation" table:formula="of:=SUBSTITUTE(SUBSTITUTE(SUBSTITUTE((COM.MICROSOFT.CONCAT(&quot;k&quot;; [.B413])); &quot; &quot;; &quot;&quot;); &quot;/&quot;; &quot;&quot;); &quot;-&quot;; &quot;&quot;)" table:style-name="ce71">
            <text:p>kCustomIsland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path_order_optimization</text:p>
          </table:table-cell>
          <table:table-cell office:value-type="string" table:style-name="ce71">
            <text:p>Path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aths</text:p>
          </table:table-cell>
          <table:table-cell table:style-name="ce71"/>
          <table:table-cell office:value-type="string" table:style-name="ce71">
            <text:p>Next Closest, Next Farthest, Random, Outside In, Inside Out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4]; &quot;::&quot;; [.H41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athOrderOptimization" table:formula="of:=SUBSTITUTE(SUBSTITUTE(SUBSTITUTE((COM.MICROSOFT.CONCAT(&quot;k&quot;; [.B414])); &quot; &quot;; &quot;&quot;); &quot;/&quot;; &quot;&quot;); &quot;-&quot;; &quot;&quot;)" table:style-name="ce71">
            <text:p>kPath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path_order_x_location</text:p>
          </table:table-cell>
          <table:table-cell office:value-type="string" table:style-name="ce71">
            <text:p>Custom Path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5]; &quot;::&quot;; [.H41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XLocation" table:formula="of:=SUBSTITUTE(SUBSTITUTE(SUBSTITUTE((COM.MICROSOFT.CONCAT(&quot;k&quot;; [.B415])); &quot; &quot;; &quot;&quot;); &quot;/&quot;; &quot;&quot;); &quot;-&quot;; &quot;&quot;)" table:style-name="ce71">
            <text:p>kCustomPath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path_order_y_location</text:p>
          </table:table-cell>
          <table:table-cell office:value-type="string" table:style-name="ce71">
            <text:p>Custom Path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Optimization Location</text:p>
          </table:table-cell>
          <table:table-cell office:value-type="string" table:style-name="ce71">
            <text:p>{"path_order_optimization": 5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6]; &quot;::&quot;; [.H416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athPointYLocation" table:formula="of:=SUBSTITUTE(SUBSTITUTE(SUBSTITUTE((COM.MICROSOFT.CONCAT(&quot;k&quot;; [.B416])); &quot; &quot;; &quot;&quot;); &quot;/&quot;; &quot;&quot;); &quot;-&quot;; &quot;&quot;)" table:style-name="ce71">
            <text:p>kCustomPath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point_order_optimization</text:p>
          </table:table-cell>
          <table:table-cell office:value-type="string" table:style-name="ce71">
            <text:p>Point Order Optimization</text:p>
          </table:table-cell>
          <table:table-cell office:value-type="string" table:style-name="ce71">
            <text:p>enumeration</text:p>
          </table:table-cell>
          <table:table-cell office:value-type="string" table:style-name="ce71">
            <text:p>Type of order optimizer to use on point selection after a path has been determined</text:p>
          </table:table-cell>
          <table:table-cell table:style-name="ce71"/>
          <table:table-cell office:value-type="string" table:style-name="ce71">
            <text:p>Next Closest, Next Farthest, Random, Consecutive, Custom Location</text:p>
          </table:table-cell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7]; &quot;::&quot;; [.H417])); &quot; &quot;; &quot;&quot;); &quot;/&quot;; &quot;&quot;); &quot;-&quot;; &quot;&quot;)" table:style-name="ce71">
            <text:p>Profile::Optimizations</text:p>
          </table:table-cell>
          <table:table-cell office:value-type="string" office:string-value="kPointOrderOptimization" table:formula="of:=SUBSTITUTE(SUBSTITUTE(SUBSTITUTE((COM.MICROSOFT.CONCAT(&quot;k&quot;; [.B417])); &quot; &quot;; &quot;&quot;); &quot;/&quot;; &quot;&quot;); &quot;-&quot;; &quot;&quot;)" table:style-name="ce71">
            <text:p>kPointOrderOptimiz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local_randomness_enable</text:p>
          </table:table-cell>
          <table:table-cell office:value-type="string" table:style-name="ce71">
            <text:p>Enable Local Randomness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local randomness within a specified radius after the selected point optimization scheme</text:p>
          </table:table-cell>
          <table:table-cell table:number-columns-repeated="2"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8]; &quot;::&quot;; [.H418])); &quot; &quot;; &quot;&quot;); &quot;/&quot;; &quot;&quot;); &quot;-&quot;; &quot;&quot;)" table:style-name="ce71">
            <text:p>Profile::Optimizations</text:p>
          </table:table-cell>
          <table:table-cell office:value-type="string" office:string-value="kEnableLocalRandomness" table:formula="of:=SUBSTITUTE(SUBSTITUTE(SUBSTITUTE((COM.MICROSOFT.CONCAT(&quot;k&quot;; [.B418])); &quot; &quot;; &quot;&quot;); &quot;/&quot;; &quot;&quot;); &quot;-&quot;; &quot;&quot;)" table:style-name="ce71">
            <text:p>kEnableLocalRandomnes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local_randomness_radius</text:p>
          </table:table-cell>
          <table:table-cell office:value-type="string" table:style-name="ce71">
            <text:p>Local Randomness Radius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Radius within which the travel connection will be randomized after having computed connectivity via point optimization scheme</text:p>
          </table:table-cell>
          <table:table-cell office:value-type="string" table:style-name="ce71">
            <text:p>{"local_randomness_enable": true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19]; &quot;::&quot;; [.H419])); &quot; &quot;; &quot;&quot;); &quot;/&quot;; &quot;&quot;); &quot;-&quot;; &quot;&quot;)" table:style-name="ce71">
            <text:p>Profile::Optimizations</text:p>
          </table:table-cell>
          <table:table-cell office:value-type="string" office:string-value="kLocalRandomnessRadius" table:formula="of:=SUBSTITUTE(SUBSTITUTE(SUBSTITUTE((COM.MICROSOFT.CONCAT(&quot;k&quot;; [.B419])); &quot; &quot;; &quot;&quot;); &quot;/&quot;; &quot;&quot;); &quot;-&quot;; &quot;&quot;)" table:style-name="ce71">
            <text:p>kLocalRandomnessRadius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enable_min_distance</text:p>
          </table:table-cell>
          <table:table-cell office:value-type="string" table:style-name="ce71">
            <text:p>Minimum Distance Enable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minimum distance threshold when using next closest point optimization</text:p>
          </table:table-cell>
          <table:table-cell office:value-type="string" table:style-name="ce71">
            <text:p>{"point_order_optimization": 0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0]; &quot;::&quot;; [.H420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Enable" table:formula="of:=SUBSTITUTE(SUBSTITUTE(SUBSTITUTE((COM.MICROSOFT.CONCAT(&quot;k&quot;; [.B420])); &quot; &quot;; &quot;&quot;); &quot;/&quot;; &quot;&quot;); &quot;-&quot;; &quot;&quot;)" table:style-name="ce71">
            <text:p>kMinimumDistanceEnable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min_distance_threshold</text:p>
          </table:table-cell>
          <table:table-cell office:value-type="string" table:style-name="ce71">
            <text:p>Minimum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Minimum distance that a point must be when selected via next closest point optimization. If none are found, furthest point is selected.</text:p>
          </table:table-cell>
          <table:table-cell office:value-type="string" table:style-name="ce71">
            <text:p>{"AND": [{"point_order_optimization": 0}, {"enable_min_distance": true}]}</text:p>
          </table:table-cell>
          <table:table-cell table:style-name="ce71"/>
          <table:table-cell office:value-type="float" office:value="0" table:style-name="ce73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1]; &quot;::&quot;; [.H421])); &quot; &quot;; &quot;&quot;); &quot;/&quot;; &quot;&quot;); &quot;-&quot;; &quot;&quot;)" table:style-name="ce71">
            <text:p>Profile::Optimizations</text:p>
          </table:table-cell>
          <table:table-cell office:value-type="string" office:string-value="kMinimumDistanceThreshold" table:formula="of:=SUBSTITUTE(SUBSTITUTE(SUBSTITUTE((COM.MICROSOFT.CONCAT(&quot;k&quot;; [.B421])); &quot; &quot;; &quot;&quot;); &quot;/&quot;; &quot;&quot;); &quot;-&quot;; &quot;&quot;)" table:style-name="ce71">
            <text:p>kMinimum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consecutive_distance_threshold</text:p>
          </table:table-cell>
          <table:table-cell office:value-type="string" table:style-name="ce71">
            <text:p>Consecutive Distance Threshold</text:p>
          </table:table-cell>
          <table:table-cell office:value-type="string" table:style-name="ce71">
            <text:p>distance</text:p>
          </table:table-cell>
          <table:table-cell office:value-type="string" table:style-name="ce71">
            <text:p>Sets minimum distance to rotate consecutive point layer to layer</text:p>
          </table:table-cell>
          <table:table-cell office:value-type="string" table:style-name="ce71">
            <text:p>{"point_order_optimization": 3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2]; &quot;::&quot;; [.H422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onsecutiveDistanceThreshold" table:formula="of:=SUBSTITUTE(SUBSTITUTE(SUBSTITUTE((COM.MICROSOFT.CONCAT(&quot;k&quot;; [.B422])); &quot; &quot;; &quot;&quot;); &quot;/&quot;; &quot;&quot;); &quot;-&quot;; &quot;&quot;)" table:style-name="ce71">
            <text:p>kConsecutiveDistanceThreshold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custom_point_order_x_location</text:p>
          </table:table-cell>
          <table:table-cell office:value-type="string" table:style-name="ce71">
            <text:p>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3]; &quot;::&quot;; [.H423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XLocation" table:formula="of:=SUBSTITUTE(SUBSTITUTE(SUBSTITUTE((COM.MICROSOFT.CONCAT(&quot;k&quot;; [.B423])); &quot; &quot;; &quot;&quot;); &quot;/&quot;; &quot;&quot;); &quot;-&quot;; &quot;&quot;)" table:style-name="ce71">
            <text:p>k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point_order_y_location</text:p>
          </table:table-cell>
          <table:table-cell office:value-type="string" table:style-name="ce71">
            <text:p>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Custom Point for Point Optimization Scheme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4]; &quot;::&quot;; [.H424])); &quot; &quot;; &quot;&quot;); &quot;/&quot;; &quot;&quot;); &quot;-&quot;; &quot;&quot;)" table:style-name="ce71">
            <text:p>Profile::Optimizations</text:p>
          </table:table-cell>
          <table:table-cell office:value-type="string" office:string-value="kCustomPointYLocation" table:formula="of:=SUBSTITUTE(SUBSTITUTE(SUBSTITUTE((COM.MICROSOFT.CONCAT(&quot;k&quot;; [.B424])); &quot; &quot;; &quot;&quot;); &quot;/&quot;; &quot;&quot;); &quot;-&quot;; &quot;&quot;)" table:style-name="ce71">
            <text:p>k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enable_second_custom_point_location</text:p>
          </table:table-cell>
          <table:table-cell office:value-type="string" table:style-name="ce71">
            <text:p>Add Second Custom Location</text:p>
          </table:table-cell>
          <table:table-cell office:value-type="string" table:style-name="ce71">
            <text:p>boolean</text:p>
          </table:table-cell>
          <table:table-cell office:value-type="string" table:style-name="ce71">
            <text:p>Enables a second custom point location so that points alternate layer to layer. The second point is used for even numbered layers.</text:p>
          </table:table-cell>
          <table:table-cell office:value-type="string" table:style-name="ce71">
            <text:p>{"point_order_optimization": 4}</text:p>
          </table:table-cell>
          <table:table-cell table:style-name="ce71"/>
          <table:table-cell office:value-type="string" table:style-name="ce72">
            <text:p>false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5]; &quot;::&quot;; [.H425])); &quot; &quot;; &quot;&quot;); &quot;/&quot;; &quot;&quot;); &quot;-&quot;; &quot;&quot;)" table:style-name="ce71">
            <text:p>Profile::Optimizations</text:p>
          </table:table-cell>
          <table:table-cell office:value-type="string" office:string-value="kAddSecondCustomLocation" table:formula="of:=SUBSTITUTE(SUBSTITUTE(SUBSTITUTE((COM.MICROSOFT.CONCAT(&quot;k&quot;; [.B425])); &quot; &quot;; &quot;&quot;); &quot;/&quot;; &quot;&quot;); &quot;-&quot;; &quot;&quot;)" table:style-name="ce71">
            <text:p>kAddSecondCustom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71">
            <text:p>custom_second_point_order_x_location</text:p>
          </table:table-cell>
          <table:table-cell office:value-type="string" table:style-name="ce71">
            <text:p>Second Custom Point X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X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6]; &quot;::&quot;; [.H426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XLocation" table:formula="of:=SUBSTITUTE(SUBSTITUTE(SUBSTITUTE((COM.MICROSOFT.CONCAT(&quot;k&quot;; [.B426])); &quot; &quot;; &quot;&quot;); &quot;/&quot;; &quot;&quot;); &quot;-&quot;; &quot;&quot;)" table:style-name="ce71">
            <text:p>kSecondCustomPointX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71">
            <text:p>custom_second_point_order_y_location</text:p>
          </table:table-cell>
          <table:table-cell office:value-type="string" table:style-name="ce71">
            <text:p>Second Custom Point Y Location</text:p>
          </table:table-cell>
          <table:table-cell office:value-type="string" table:style-name="ce71">
            <text:p>location</text:p>
          </table:table-cell>
          <table:table-cell office:value-type="string" table:style-name="ce71">
            <text:p>Y Coordinate for Second Custom Point for Point Optimization Scheme</text:p>
          </table:table-cell>
          <table:table-cell office:value-type="string" table:style-name="ce71">
            <text:p>{"AND": [{"enable_second_custom_point_location": true}, {"point_order_optimization": 4}]}</text:p>
          </table:table-cell>
          <table:table-cell table:style-name="ce71"/>
          <table:table-cell office:value-type="float" office:value="0" table:style-name="ce72">
            <text:p>0</text:p>
          </table:table-cell>
          <table:table-cell office:value-type="string" table:style-name="ce71">
            <text:p>Optimizations</text:p>
          </table:table-cell>
          <table:table-cell office:value-type="string" table:style-name="ce71">
            <text:p>Profile</text:p>
          </table:table-cell>
          <table:table-cell office:value-type="string" office:string-value="Profile::Optimizations" table:formula="of:=SUBSTITUTE(SUBSTITUTE(SUBSTITUTE((COM.MICROSOFT.CONCAT([.I427]; &quot;::&quot;; [.H427])); &quot; &quot;; &quot;&quot;); &quot;/&quot;; &quot;&quot;); &quot;-&quot;; &quot;&quot;)" table:style-name="ce71">
            <text:p>Profile::Optimizations</text:p>
          </table:table-cell>
          <table:table-cell office:value-type="string" office:string-value="kSecondCustomPointYLocation" table:formula="of:=SUBSTITUTE(SUBSTITUTE(SUBSTITUTE((COM.MICROSOFT.CONCAT(&quot;k&quot;; [.B427])); &quot; &quot;; &quot;&quot;); &quot;/&quot;; &quot;&quot;); &quot;-&quot;; &quot;&quot;)" table:style-name="ce71">
            <text:p>kSecondCustomPointYLocation</text:p>
          </table:table-cell>
          <table:table-cell table:style-name="ce71"/>
          <table:table-cell office:value-type="string" table:style-name="ce71">
            <text:p>true</text:p>
          </table:table-cell>
          <table:table-cell table:number-columns-repeated="1010" table:style-name="ce53"/>
          <table:table-cell table:style-name="ce54"/>
          <table:table-cell table:number-columns-repeated="15360"/>
        </table:table-row>
        <table:table-row table:style-name="ro1">
          <table:table-cell office:value-type="string" table:style-name="ce11">
            <text:p>region_order</text:p>
          </table:table-cell>
          <table:table-cell office:value-type="string" table:style-name="ce11">
            <text:p>Region Order</text:p>
          </table:table-cell>
          <table:table-cell office:value-type="string" table:style-name="ce11">
            <text:p>numbered_list</text:p>
          </table:table-cell>
          <table:table-cell office:value-type="string" table:style-name="ce11">
            <text:p>Order that region paths will be connected</text:p>
          </table:table-cell>
          <table:table-cell table:number-columns-repeated="2" table:style-name="ce11"/>
          <table:table-cell office:value-type="string" table:style-name="ce12">
            <text:p>["Perimeter","Inset","Skin","Infill","Skeleton"]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8]; &quot;::&quot;; [.H428])); &quot; &quot;; &quot;&quot;); &quot;/&quot;; &quot;&quot;); &quot;-&quot;; &quot;&quot;)" table:style-name="ce11">
            <text:p>Profile::Ordering</text:p>
          </table:table-cell>
          <table:table-cell office:value-type="string" office:string-value="kRegionOrder" table:formula="of:=SUBSTITUTE(SUBSTITUTE(SUBSTITUTE((COM.MICROSOFT.CONCAT(&quot;k&quot;; [.B428])); &quot; &quot;; &quot;&quot;); &quot;/&quot;; &quot;&quot;); &quot;-&quot;; &quot;&quot;)" table:style-name="ce11">
            <text:p>kRegionOrder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perimeter_reverse_direction</text:p>
          </table:table-cell>
          <table:table-cell office:value-type="string" table:style-name="ce11">
            <text:p>Reverse Perimeter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perimeters (CW vs CCW)</text:p>
          </table:table-cell>
          <table:table-cell office:value-type="string" table:style-name="ce11">
            <text:p>{"perimeter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29]; &quot;::&quot;; [.H429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PerimeterDirection" table:formula="of:=SUBSTITUTE(SUBSTITUTE(SUBSTITUTE((COM.MICROSOFT.CONCAT(&quot;k&quot;; [.B429])); &quot; &quot;; &quot;&quot;); &quot;/&quot;; &quot;&quot;); &quot;-&quot;; &quot;&quot;)" table:style-name="ce11">
            <text:p>kReversePerimeter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11">
            <text:p>inset_reverse_direction</text:p>
          </table:table-cell>
          <table:table-cell office:value-type="string" table:style-name="ce11">
            <text:p>Reverse Inset Direction</text:p>
          </table:table-cell>
          <table:table-cell office:value-type="string" table:style-name="ce11">
            <text:p>enumeration</text:p>
          </table:table-cell>
          <table:table-cell office:value-type="string" table:style-name="ce11">
            <text:p>Reverse the printing direction of the insets (CW vs CCW)</text:p>
          </table:table-cell>
          <table:table-cell office:value-type="string" table:style-name="ce11">
            <text:p>{"inset":true}</text:p>
          </table:table-cell>
          <table:table-cell office:value-type="string" table:style-name="ce11">
            <text:p>REVERSE_OFF,REVERSE_ALL_LAYERS,REVERSE_ALTERNATING_LAYERS</text:p>
          </table:table-cell>
          <table:table-cell office:value-type="float" office:value="0" table:style-name="ce12">
            <text:p>0</text:p>
          </table:table-cell>
          <table:table-cell office:value-type="string" table:style-name="ce11">
            <text:p>Ordering</text:p>
          </table:table-cell>
          <table:table-cell office:value-type="string" table:style-name="ce11">
            <text:p>Profile</text:p>
          </table:table-cell>
          <table:table-cell office:value-type="string" office:string-value="Profile::Ordering" table:formula="of:=SUBSTITUTE(SUBSTITUTE(SUBSTITUTE((COM.MICROSOFT.CONCAT([.I430]; &quot;::&quot;; [.H430])); &quot; &quot;; &quot;&quot;); &quot;/&quot;; &quot;&quot;); &quot;-&quot;; &quot;&quot;)" table:style-name="ce11">
            <text:p>Profile::Ordering</text:p>
          </table:table-cell>
          <table:table-cell office:value-type="string" office:string-value="kReverseInsetDirection" table:formula="of:=SUBSTITUTE(SUBSTITUTE(SUBSTITUTE((COM.MICROSOFT.CONCAT(&quot;k&quot;; [.B430])); &quot; &quot;; &quot;&quot;); &quot;/&quot;; &quot;&quot;); &quot;-&quot;; &quot;&quot;)" table:style-name="ce11">
            <text:p>kReverseInsetDirection</text:p>
          </table:table-cell>
          <table:table-cell table:style-name="ce11"/>
          <table:table-cell office:value-type="string" table:style-name="ce11">
            <text:p>tru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4">
            <text:p>laser_scanner</text:p>
          </table:table-cell>
          <table:table-cell office:value-type="string" table:style-name="ce34">
            <text:p>Enable Laser Scann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generate G/M codes for laser scanner path between layers</text:p>
          </table:table-cell>
          <table:table-cell office:value-type="string" table:style-name="ce34">
            <text:p>{"OR": [{"syntax": 1}, {"syntax": 4}]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1]; &quot;::&quot;; [.H431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LaserScanner" table:formula="of:=SUBSTITUTE(SUBSTITUTE(SUBSTITUTE((COM.MICROSOFT.CONCAT(&quot;k&quot;; [.B431])); &quot; &quot;; &quot;&quot;); &quot;/&quot;; &quot;&quot;); &quot;-&quot;; &quot;&quot;)" table:style-name="ce34">
            <text:p>kEnableLaserScann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peed</text:p>
          </table:table-cell>
          <table:table-cell office:value-type="string" table:style-name="ce34">
            <text:p>Laser Scan Speed</text:p>
          </table:table-cell>
          <table:table-cell office:value-type="string" table:style-name="ce34">
            <text:p>speed</text:p>
          </table:table-cell>
          <table:table-cell office:value-type="string" table:style-name="ce34">
            <text:p>Speed for scan path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2]; &quot;::&quot;; [.H432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Speed" table:formula="of:=SUBSTITUTE(SUBSTITUTE(SUBSTITUTE((COM.MICROSOFT.CONCAT(&quot;k&quot;; [.B432])); &quot; &quot;; &quot;&quot;); &quot;/&quot;; &quot;&quot;); &quot;-&quot;; &quot;&quot;)" table:style-name="ce34">
            <text:p>kLaserScanSpee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_offset</text:p>
          </table:table-cell>
          <table:table-cell office:value-type="string" table:style-name="ce34">
            <text:p>Laser Scanner Height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Height of scanner above table in home 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3]; &quot;::&quot;; [.H433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Offset" table:formula="of:=SUBSTITUTE(SUBSTITUTE(SUBSTITUTE((COM.MICROSOFT.CONCAT(&quot;k&quot;; [.B433])); &quot; &quot;; &quot;&quot;); &quot;/&quot;; &quot;&quot;); &quot;-&quot;; &quot;&quot;)" table:style-name="ce34">
            <text:p>kLaserScannerHeight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x_offset</text:p>
          </table:table-cell>
          <table:table-cell office:value-type="string" table:style-name="ce34">
            <text:p>Laser Scanner X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X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4]; &quot;::&quot;; [.H434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XOffset" table:formula="of:=SUBSTITUTE(SUBSTITUTE(SUBSTITUTE((COM.MICROSOFT.CONCAT(&quot;k&quot;; [.B434])); &quot; &quot;; &quot;&quot;); &quot;/&quot;; &quot;&quot;); &quot;-&quot;; &quot;&quot;)" table:style-name="ce34">
            <text:p>kLaserScannerX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y_offset</text:p>
          </table:table-cell>
          <table:table-cell office:value-type="string" table:style-name="ce34">
            <text:p>Laser Scanner Y Offset</text:p>
          </table:table-cell>
          <table:table-cell office:value-type="string" table:style-name="ce34">
            <text:p>location</text:p>
          </table:table-cell>
          <table:table-cell office:value-type="string" table:style-name="ce34">
            <text:p>Y offset of scanner from command position (typically extruder head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5]; &quot;::&quot;; [.H435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YOffset" table:formula="of:=SUBSTITUTE(SUBSTITUTE(SUBSTITUTE((COM.MICROSOFT.CONCAT(&quot;k&quot;; [.B435])); &quot; &quot;; &quot;&quot;); &quot;/&quot;; &quot;&quot;); &quot;-&quot;; &quot;&quot;)" table:style-name="ce34">
            <text:p>kLaserScannerYOffse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height</text:p>
          </table:table-cell>
          <table:table-cell office:value-type="string" table:style-name="ce34">
            <text:p>Laser Scanner Height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arget height of scanner above layer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6]; &quot;::&quot;; [.H436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Height" table:formula="of:=SUBSTITUTE(SUBSTITUTE(SUBSTITUTE((COM.MICROSOFT.CONCAT(&quot;k&quot;; [.B436])); &quot; &quot;; &quot;&quot;); &quot;/&quot;; &quot;&quot;); &quot;-&quot;; &quot;&quot;)" table:style-name="ce34">
            <text:p>kLaserScannerHeight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width</text:p>
          </table:table-cell>
          <table:table-cell office:value-type="string" table:style-name="ce34">
            <text:p>Laser Scanner Wid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Width of scanner at given height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7]; &quot;::&quot;; [.H437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nerWidth" table:formula="of:=SUBSTITUTE(SUBSTITUTE(SUBSTITUTE((COM.MICROSOFT.CONCAT(&quot;k&quot;; [.B437])); &quot; &quot;; &quot;&quot;); &quot;/&quot;; &quot;&quot;); &quot;-&quot;; &quot;&quot;)" table:style-name="ce34">
            <text:p>kLaserScannerWidth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step_distance</text:p>
          </table:table-cell>
          <table:table-cell office:value-type="string" table:style-name="ce34">
            <text:p>Laser Step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Step distance of scanner along layer (resolution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8]; &quot;::&quot;; [.H438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tepDistance" table:formula="of:=SUBSTITUTE(SUBSTITUTE(SUBSTITUTE((COM.MICROSOFT.CONCAT(&quot;k&quot;; [.B438])); &quot; &quot;; &quot;&quot;); &quot;/&quot;; &quot;&quot;); &quot;-&quot;; &quot;&quot;)" table:style-name="ce34">
            <text:p>kLaserStep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_line_resolution</text:p>
          </table:table-cell>
          <table:table-cell office:value-type="string" table:style-name="ce34">
            <text:p>Laser Scan Line Resolution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Resolution of single scan lin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39]; &quot;::&quot;; [.H439])); &quot; &quot;; &quot;&quot;); &quot;/&quot;; &quot;&quot;); &quot;-&quot;; &quot;&quot;)" table:style-name="ce34">
            <text:p>Profile::LaserScanner</text:p>
          </table:table-cell>
          <table:table-cell office:value-type="string" office:string-value="kLaserScanLineResolution" table:formula="of:=SUBSTITUTE(SUBSTITUTE(SUBSTITUTE((COM.MICROSOFT.CONCAT(&quot;k&quot;; [.B439])); &quot; &quot;; &quot;&quot;); &quot;/&quot;; &quot;&quot;); &quot;-&quot;; &quot;&quot;)" table:style-name="ce34">
            <text:p>kLaserScanLineResolu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laser_scanner_axis</text:p>
          </table:table-cell>
          <table:table-cell office:value-type="string" table:style-name="ce34">
            <text:p>Scanner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Axis the scan line will travel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</text:p>
          </table:table-cell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0]; &quot;::&quot;; [.H440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nerAxis" table:formula="of:=SUBSTITUTE(SUBSTITUTE(SUBSTITUTE((COM.MICROSOFT.CONCAT(&quot;k&quot;; [.B440])); &quot; &quot;; &quot;&quot;); &quot;/&quot;; &quot;&quot;); &quot;-&quot;; &quot;&quot;)" table:style-name="ce34">
            <text:p>kScanner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invert_laser_scanner_head</text:p>
          </table:table-cell>
          <table:table-cell office:value-type="string" table:style-name="ce34">
            <text:p>Invert Laser Head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irection of mounted laser head with respect to machine axis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1]; &quot;::&quot;; [.H441])); &quot; &quot;; &quot;&quot;); &quot;/&quot;; &quot;&quot;); &quot;-&quot;; &quot;&quot;)" table:style-name="ce34">
            <text:p>Profile::LaserScanner</text:p>
          </table:table-cell>
          <table:table-cell office:value-type="string" office:string-value="kInvertLaserHead" table:formula="of:=SUBSTITUTE(SUBSTITUTE(SUBSTITUTE((COM.MICROSOFT.CONCAT(&quot;k&quot;; [.B441])); &quot; &quot;; &quot;&quot;); &quot;/&quot;; &quot;&quot;); &quot;-&quot;; &quot;&quot;)" table:style-name="ce34">
            <text:p>kInvertLaserHead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bed_scan</text:p>
          </table:table-cell>
          <table:table-cell office:value-type="string" table:style-name="ce34">
            <text:p>Enable Bed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print bed before first layer deposi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2]; &quot;::&quot;; [.H442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BedScan" table:formula="of:=SUBSTITUTE(SUBSTITUTE(SUBSTITUTE((COM.MICROSOFT.CONCAT(&quot;k&quot;; [.B442])); &quot; &quot;; &quot;&quot;); &quot;/&quot;; &quot;&quot;); &quot;-&quot;; &quot;&quot;)" table:style-name="ce34">
            <text:p>kEnableBed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scan_layer_skip</text:p>
          </table:table-cell>
          <table:table-cell office:value-type="string" table:style-name="ce34">
            <text:p>Scan Layer Skip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Multiple of layer to scan (1 = every layer, 2 = every other layer, etc.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3]; &quot;::&quot;; [.H443])); &quot; &quot;; &quot;&quot;); &quot;/&quot;; &quot;&quot;); &quot;-&quot;; &quot;&quot;)" table:style-name="ce34">
            <text:p>Profile::LaserScanner</text:p>
          </table:table-cell>
          <table:table-cell office:value-type="string" office:string-value="kScanLayerSkip" table:formula="of:=SUBSTITUTE(SUBSTITUTE(SUBSTITUTE((COM.MICROSOFT.CONCAT(&quot;k&quot;; [.B443])); &quot; &quot;; &quot;&quot;); &quot;/&quot;; &quot;&quot;); &quot;-&quot;; &quot;&quot;)" table:style-name="ce34">
            <text:p>kScanLayerSki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scanner_buffer</text:p>
          </table:table-cell>
          <table:table-cell office:value-type="string" table:style-name="ce34">
            <text:p>Enable Scanner Buffer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If selected, will allow scan lines to be offset by buffer distance to allow acceleration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4]; &quot;::&quot;; [.H444])); &quot; &quot;; &quot;&quot;); &quot;/&quot;; &quot;&quot;); &quot;-&quot;; &quot;&quot;)" table:style-name="ce34">
            <text:p>Profile::LaserScanner</text:p>
          </table:table-cell>
          <table:table-cell office:value-type="string" office:string-value="kEnableScannerBuffer" table:formula="of:=SUBSTITUTE(SUBSTITUTE(SUBSTITUTE((COM.MICROSOFT.CONCAT(&quot;k&quot;; [.B444])); &quot; &quot;; &quot;&quot;); &quot;/&quot;; &quot;&quot;); &quot;-&quot;; &quot;&quot;)" table:style-name="ce34">
            <text:p>kEnableScannerBuffer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buffer_distance</text:p>
          </table:table-cell>
          <table:table-cell office:value-type="string" table:style-name="ce34">
            <text:p>Buffer Distance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Distance to offset scan lines to allow acceleration</text:p>
          </table:table-cell>
          <table:table-cell office:value-type="string" table:style-name="ce34">
            <text:p>{"AND": [{"laser_scanner":true},{"enable_scanner_buffer":true}]}</text:p>
          </table:table-cell>
          <table:table-cell table:style-name="ce34"/>
          <table:table-cell office:value-type="float" office:value="0" table:style-name="ce74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5]; &quot;::&quot;; [.H445])); &quot; &quot;; &quot;&quot;); &quot;/&quot;; &quot;&quot;); &quot;-&quot;; &quot;&quot;)" table:style-name="ce34">
            <text:p>Profile::LaserScanner</text:p>
          </table:table-cell>
          <table:table-cell office:value-type="string" office:string-value="kBufferDistance" table:formula="of:=SUBSTITUTE(SUBSTITUTE(SUBSTITUTE((COM.MICROSOFT.CONCAT(&quot;k&quot;; [.B445])); &quot; &quot;; &quot;&quot;); &quot;/&quot;; &quot;&quot;); &quot;-&quot;; &quot;&quot;)" table:style-name="ce34">
            <text:p>kBufferDistanc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transmit_height_map</text:p>
          </table:table-cell>
          <table:table-cell office:value-type="string" table:style-name="ce34">
            <text:p>Transmit Height Map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Transmit height map via socket to controlling software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6]; &quot;::&quot;; [.H446])); &quot; &quot;; &quot;&quot;); &quot;/&quot;; &quot;&quot;); &quot;-&quot;; &quot;&quot;)" table:style-name="ce34">
            <text:p>Profile::LaserScanner</text:p>
          </table:table-cell>
          <table:table-cell office:value-type="string" office:string-value="kTransmitHeightMap" table:formula="of:=SUBSTITUTE(SUBSTITUTE(SUBSTITUTE((COM.MICROSOFT.CONCAT(&quot;k&quot;; [.B446])); &quot; &quot;; &quot;&quot;); &quot;/&quot;; &quot;&quot;); &quot;-&quot;; &quot;&quot;)" table:style-name="ce34">
            <text:p>kTransmitHeightMap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global_scan</text:p>
          </table:table-cell>
          <table:table-cell office:value-type="string" table:style-name="ce34">
            <text:p>Global Sca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Scan all objects as part of global bounding box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7]; &quot;::&quot;; [.H447])); &quot; &quot;; &quot;&quot;); &quot;/&quot;; &quot;&quot;); &quot;-&quot;; &quot;&quot;)" table:style-name="ce34">
            <text:p>Profile::LaserScanner</text:p>
          </table:table-cell>
          <table:table-cell office:value-type="string" office:string-value="kGlobalScan" table:formula="of:=SUBSTITUTE(SUBSTITUTE(SUBSTITUTE((COM.MICROSOFT.CONCAT(&quot;k&quot;; [.B447])); &quot; &quot;; &quot;&quot;); &quot;/&quot;; &quot;&quot;); &quot;-&quot;; &quot;&quot;)" table:style-name="ce34">
            <text:p>kGlobalSca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xis</text:p>
          </table:table-cell>
          <table:table-cell office:value-type="string" table:style-name="ce34">
            <text:p>Orientation Axis</text:p>
          </table:table-cell>
          <table:table-cell office:value-type="string" table:style-name="ce34">
            <text:p>enumeration</text:p>
          </table:table-cell>
          <table:table-cell office:value-type="string" table:style-name="ce34">
            <text:p>Orientation axis of scan (default for vertical is z)</text:p>
          </table:table-cell>
          <table:table-cell office:value-type="string" table:style-name="ce34">
            <text:p>{"laser_scanner":true}</text:p>
          </table:table-cell>
          <table:table-cell office:value-type="string" table:style-name="ce34">
            <text:p>X, Y, Z</text:p>
          </table:table-cell>
          <table:table-cell office:value-type="float" office:value="2" table:style-name="ce75">
            <text:p>2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8]; &quot;::&quot;; [.H448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xis" table:formula="of:=SUBSTITUTE(SUBSTITUTE(SUBSTITUTE((COM.MICROSOFT.CONCAT(&quot;k&quot;; [.B448])); &quot; &quot;; &quot;&quot;); &quot;/&quot;; &quot;&quot;); &quot;-&quot;; &quot;&quot;)" table:style-name="ce34">
            <text:p>kOrientationAxis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ngle</text:p>
          </table:table-cell>
          <table:table-cell office:value-type="string" table:style-name="ce34">
            <text:p>Orientation Angle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Orientation angle of scan (default for vertical is 0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49]; &quot;::&quot;; [.H449])); &quot; &quot;; &quot;&quot;); &quot;/&quot;; &quot;&quot;); &quot;-&quot;; &quot;&quot;)" table:style-name="ce34">
            <text:p>Profile::LaserScanner</text:p>
          </table:table-cell>
          <table:table-cell office:value-type="string" office:string-value="kOrientationAngle" table:formula="of:=SUBSTITUTE(SUBSTITUTE(SUBSTITUTE((COM.MICROSOFT.CONCAT(&quot;k&quot;; [.B449])); &quot; &quot;; &quot;&quot;); &quot;/&quot;; &quot;&quot;); &quot;-&quot;; &quot;&quot;)" table:style-name="ce34">
            <text:p>kOrientationAngle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enable_orientation_definition</text:p>
          </table:table-cell>
          <table:table-cell office:value-type="string" table:style-name="ce34">
            <text:p>Custom Orientation Definition</text:p>
          </table:table-cell>
          <table:table-cell office:value-type="string" table:style-name="ce34">
            <text:p>boolean</text:p>
          </table:table-cell>
          <table:table-cell office:value-type="string" table:style-name="ce34">
            <text:p>Define angles that represent orientation (robotic arm systems)</text:p>
          </table:table-cell>
          <table:table-cell office:value-type="string" table:style-name="ce34">
            <text:p>{"laser_scanner":true}</text:p>
          </table:table-cell>
          <table:table-cell table:style-name="ce34"/>
          <table:table-cell office:value-type="string" table:style-name="ce74">
            <text:p>false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0]; &quot;::&quot;; [.H450])); &quot; &quot;; &quot;&quot;); &quot;/&quot;; &quot;&quot;); &quot;-&quot;; &quot;&quot;)" table:style-name="ce34">
            <text:p>Profile::LaserScanner</text:p>
          </table:table-cell>
          <table:table-cell office:value-type="string" office:string-value="kCustomOrientationDefinition" table:formula="of:=SUBSTITUTE(SUBSTITUTE(SUBSTITUTE((COM.MICROSOFT.CONCAT(&quot;k&quot;; [.B450])); &quot; &quot;; &quot;&quot;); &quot;/&quot;; &quot;&quot;); &quot;-&quot;; &quot;&quot;)" table:style-name="ce34">
            <text:p>kCustomOrientationDefinition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a</text:p>
          </table:table-cell>
          <table:table-cell office:value-type="string" table:style-name="ce34">
            <text:p>Angle A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A (X axis rotation - pitch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1]; &quot;::&quot;; [.H451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A" table:formula="of:=SUBSTITUTE(SUBSTITUTE(SUBSTITUTE((COM.MICROSOFT.CONCAT(&quot;k&quot;; [.B451])); &quot; &quot;; &quot;&quot;); &quot;/&quot;; &quot;&quot;); &quot;-&quot;; &quot;&quot;)" table:style-name="ce34">
            <text:p>kAngleA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b</text:p>
          </table:table-cell>
          <table:table-cell office:value-type="string" table:style-name="ce34">
            <text:p>Angle B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B (Y axis rotation - yaw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2]; &quot;::&quot;; [.H452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B" table:formula="of:=SUBSTITUTE(SUBSTITUTE(SUBSTITUTE((COM.MICROSOFT.CONCAT(&quot;k&quot;; [.B452])); &quot; &quot;; &quot;&quot;); &quot;/&quot;; &quot;&quot;); &quot;-&quot;; &quot;&quot;)" table:style-name="ce34">
            <text:p>kAngleB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orientation_c</text:p>
          </table:table-cell>
          <table:table-cell office:value-type="string" table:style-name="ce34">
            <text:p>Angle C</text:p>
          </table:table-cell>
          <table:table-cell office:value-type="string" table:style-name="ce34">
            <text:p>angle</text:p>
          </table:table-cell>
          <table:table-cell office:value-type="string" table:style-name="ce34">
            <text:p>Angle C (Z axis rotation - roll)</text:p>
          </table:table-cell>
          <table:table-cell office:value-type="string" table:style-name="ce34">
            <text:p>{"AND": [{"laser_scanner":true}, {"enable_orientation_definition":true}]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Laser Scanner</text:p>
          </table:table-cell>
          <table:table-cell office:value-type="string" table:style-name="ce34">
            <text:p>Profile</text:p>
          </table:table-cell>
          <table:table-cell office:value-type="string" office:string-value="Profile::LaserScanner" table:formula="of:=SUBSTITUTE(SUBSTITUTE(SUBSTITUTE((COM.MICROSOFT.CONCAT([.I453]; &quot;::&quot;; [.H453])); &quot; &quot;; &quot;&quot;); &quot;/&quot;; &quot;&quot;); &quot;-&quot;; &quot;&quot;)" table:style-name="ce34">
            <text:p>Profile::LaserScanner</text:p>
          </table:table-cell>
          <table:table-cell office:value-type="string" office:string-value="kAngleC" table:formula="of:=SUBSTITUTE(SUBSTITUTE(SUBSTITUTE((COM.MICROSOFT.CONCAT(&quot;k&quot;; [.B453])); &quot; &quot;; &quot;&quot;); &quot;/&quot;; &quot;&quot;); &quot;-&quot;; &quot;&quot;)" table:style-name="ce34">
            <text:p>kAngleC</text:p>
          </table:table-cell>
          <table:table-cell table:style-name="ce34"/>
          <table:table-cell office:value-type="string" table:style-name="ce3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</text:p>
          </table:table-cell>
          <table:table-cell office:value-type="string" table:style-name="ce56">
            <text:p>Enable Thermal Scann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generate g/m codes for IR camera measurements between layers</text:p>
          </table:table-cell>
          <table:table-cell office:value-type="string" table:style-name="ce56">
            <text:p>{"syntax": 1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4]; &quot;::&quot;; [.H454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EnableThermalScanner" table:formula="of:=SUBSTITUTE(SUBSTITUTE(SUBSTITUTE((COM.MICROSOFT.CONCAT(&quot;k&quot;; [.B454])); &quot; &quot;; &quot;&quot;); &quot;/&quot;; &quot;&quot;); &quot;-&quot;; &quot;&quot;)" table:style-name="ce56">
            <text:p>kEnableThermalScanner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_x_offset</text:p>
          </table:table-cell>
          <table:table-cell office:value-type="string" table:style-name="ce56">
            <text:p>Thermal Scanner X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X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5]; &quot;::&quot;; [.H455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XOffset" table:formula="of:=SUBSTITUTE(SUBSTITUTE(SUBSTITUTE((COM.MICROSOFT.CONCAT(&quot;k&quot;; [.B455])); &quot; &quot;; &quot;&quot;); &quot;/&quot;; &quot;&quot;); &quot;-&quot;; &quot;&quot;)" table:style-name="ce56">
            <text:p>kThermalScannerX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_y_offset</text:p>
          </table:table-cell>
          <table:table-cell office:value-type="string" table:style-name="ce56">
            <text:p>Thermal Scanner Y Offset</text:p>
          </table:table-cell>
          <table:table-cell office:value-type="string" table:style-name="ce56">
            <text:p>location</text:p>
          </table:table-cell>
          <table:table-cell office:value-type="string" table:style-name="ce56">
            <text:p>Y offset of scanner from command position (typically extruder head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6]; &quot;::&quot;; [.H456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YOffset" table:formula="of:=SUBSTITUTE(SUBSTITUTE(SUBSTITUTE((COM.MICROSOFT.CONCAT(&quot;k&quot;; [.B456])); &quot; &quot;; &quot;&quot;); &quot;/&quot;; &quot;&quot;); &quot;-&quot;; &quot;&quot;)" table:style-name="ce56">
            <text:p>kThermalScannerYOffse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thermal_scanner_temperature_cutoff</text:p>
          </table:table-cell>
          <table:table-cell office:value-type="string" table:style-name="ce56">
            <text:p>Thermal Scanner Temperature Cutoff</text:p>
          </table:table-cell>
          <table:table-cell office:value-type="string" table:style-name="ce56">
            <text:p>temperature</text:p>
          </table:table-cell>
          <table:table-cell office:value-type="string" table:style-name="ce56">
            <text:p>IR Camera Temperature Cutoff (Celsius)</text:p>
          </table:table-cell>
          <table:table-cell office:value-type="string" table:style-name="ce56">
            <text:p>{"thermal_scanner":true}</text:p>
          </table:table-cell>
          <table:table-cell table:style-name="ce56"/>
          <table:table-cell office:value-type="float" office:value="0" table:style-name="ce57">
            <text:p>0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7]; &quot;::&quot;; [.H457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ThermalScannerTemperatureCutoff" table:formula="of:=SUBSTITUTE(SUBSTITUTE(SUBSTITUTE((COM.MICROSOFT.CONCAT(&quot;k&quot;; [.B457])); &quot; &quot;; &quot;&quot;); &quot;/&quot;; &quot;&quot;); &quot;-&quot;; &quot;&quot;)" table:style-name="ce56">
            <text:p>kThermalScannerTemperatureCutoff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pyrometer_move</text:p>
          </table:table-cell>
          <table:table-cell office:value-type="string" table:style-name="ce56">
            <text:p>Move to Pyrometer Location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If selected, will move to the pyrometer location after lifting during travel</text:p>
          </table:table-cell>
          <table:table-cell office:value-type="string" table:style-name="ce56">
            <text:p>{"syntax": 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Thermal Scanner</text:p>
          </table:table-cell>
          <table:table-cell office:value-type="string" table:style-name="ce56">
            <text:p>Profile</text:p>
          </table:table-cell>
          <table:table-cell office:value-type="string" office:string-value="Profile::ThermalScanner" table:formula="of:=SUBSTITUTE(SUBSTITUTE(SUBSTITUTE((COM.MICROSOFT.CONCAT([.I458]; &quot;::&quot;; [.H458])); &quot; &quot;; &quot;&quot;); &quot;/&quot;; &quot;&quot;); &quot;-&quot;; &quot;&quot;)" table:style-name="ce56">
            <text:p>Profile::ThermalScanner</text:p>
          </table:table-cell>
          <table:table-cell office:value-type="string" office:string-value="kMovetoPyrometerLocation" table:formula="of:=SUBSTITUTE(SUBSTITUTE(SUBSTITUTE((COM.MICROSOFT.CONCAT(&quot;k&quot;; [.B458])); &quot; &quot;; &quot;&quot;); &quot;/&quot;; &quot;&quot;); &quot;-&quot;; &quot;&quot;)" table:style-name="ce56">
            <text:p>kMovetoPyrometerLocation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6">
            <text:p>slicer_type</text:p>
          </table:table-cell>
          <table:table-cell office:value-type="string" table:style-name="ce76">
            <text:p>Slicer Type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What type of slicer to use</text:p>
          </table:table-cell>
          <table:table-cell table:style-name="ce76"/>
          <table:table-cell office:value-type="string" table:style-name="ce76">
            <text:p>Polymer, Conformal, Metal Embossing, Metal, RPBF, Subtractive, Real Time Polymer, Real Time RPBF, Sheet Lamination, Image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59]; &quot;::&quot;; [.H459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SlicerType" table:formula="of:=SUBSTITUTE(SUBSTITUTE(SUBSTITUTE((COM.MICROSOFT.CONCAT(&quot;k&quot;; [.B459])); &quot; &quot;; &quot;&quot;); &quot;/&quot;; &quot;&quot;); &quot;-&quot;; &quot;&quot;)" table:style-name="ce76">
            <text:p>kSlicerTyp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6">
            <text:p>layer_ordering</text:p>
          </table:table-cell>
          <table:table-cell office:value-type="string" table:style-name="ce76">
            <text:p>Layer Ordering</text:p>
          </table:table-cell>
          <table:table-cell office:value-type="string" table:style-name="ce76">
            <text:p>enumeration</text:p>
          </table:table-cell>
          <table:table-cell office:value-type="string" table:style-name="ce76">
            <text:p>How to order layers across multiple parts</text:p>
          </table:table-cell>
          <table:table-cell table:style-name="ce76"/>
          <table:table-cell office:value-type="string" table:style-name="ce76">
            <text:p>By Height, By Layer Number, By Part (Sequential)</text:p>
          </table:table-cell>
          <table:table-cell office:value-type="float" office:value="0" table:style-name="ce77">
            <text:p>0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office:string-value="Experimental::PrinterConfiguration" table:formula="of:=SUBSTITUTE(SUBSTITUTE(SUBSTITUTE((COM.MICROSOFT.CONCAT([.I460]; &quot;::&quot;; [.H460])); &quot; &quot;; &quot;&quot;); &quot;/&quot;; &quot;&quot;); &quot;-&quot;; &quot;&quot;)" table:style-name="ce76">
            <text:p>Experimental::PrinterConfiguration</text:p>
          </table:table-cell>
          <table:table-cell office:value-type="string" office:string-value="kLayerOrdering" table:formula="of:=SUBSTITUTE(SUBSTITUTE(SUBSTITUTE((COM.MICROSOFT.CONCAT(&quot;k&quot;; [.B460])); &quot; &quot;; &quot;&quot;); &quot;/&quot;; &quot;&quot;); &quot;-&quot;; &quot;&quot;)" table:style-name="ce76">
            <text:p>kLayerOrdering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6">
            <text:p>layer_grouping_tolerance</text:p>
          </table:table-cell>
          <table:table-cell office:value-type="string" table:style-name="ce76">
            <text:p>Layer Grouping Tolerance</text:p>
          </table:table-cell>
          <table:table-cell office:value-type="string" table:style-name="ce76">
            <text:p>distance</text:p>
          </table:table-cell>
          <table:table-cell office:value-type="string" table:style-name="ce76">
            <text:p>Layers with the same plane normal that are separated by a distance less than this value will be assigned to the same global layer.</text:p>
          </table:table-cell>
          <table:table-cell office:value-type="string" table:style-name="ce76">
            <text:p>{"layer_ordering":0}</text:p>
          </table:table-cell>
          <table:table-cell table:style-name="ce76"/>
          <table:table-cell office:value-type="float" office:value="1" table:style-name="ce77">
            <text:p>1</text:p>
          </table:table-cell>
          <table:table-cell office:value-type="string" table:style-name="ce76">
            <text:p>Printer Configuration</text:p>
          </table:table-cell>
          <table:table-cell office:value-type="string" table:style-name="ce76">
            <text:p>Experimental</text:p>
          </table:table-cell>
          <table:table-cell office:value-type="string" table:style-name="ce76">
            <text:p>Experimental::PrinterConfiguration</text:p>
          </table:table-cell>
          <table:table-cell office:value-type="string" office:string-value="kLayerGroupingTolerance" table:formula="of:=SUBSTITUTE(SUBSTITUTE(SUBSTITUTE((COM.MICROSOFT.CONCAT(&quot;k&quot;; [.B461])); &quot; &quot;; &quot;&quot;); &quot;/&quot;; &quot;&quot;); &quot;-&quot;; &quot;&quot;)" table:style-name="ce76">
            <text:p>kLayerGroupingTolerance</text:p>
          </table:table-cell>
          <table:table-cell table:style-name="ce78"/>
          <table:table-cell office:value-type="string" table:style-name="ce7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enable_arc_fitting</text:p>
          </table:table-cell>
          <table:table-cell office:value-type="string" table:style-name="ce60">
            <text:p>Enable Arc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arcs(G2/G3) will be fit along curves</text:p>
          </table:table-cell>
          <table:table-cell office:value-type="string" table:style-name="ce60">
            <text:p>{"supports_G2_3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2]; &quot;::&quot;; [.H462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ArcFitting" table:formula="of:=SUBSTITUTE(SUBSTITUTE(SUBSTITUTE((COM.MICROSOFT.CONCAT(&quot;k&quot;; [.B462])); &quot; &quot;; &quot;&quot;); &quot;/&quot;; &quot;&quot;); &quot;-&quot;; &quot;&quot;)" table:style-name="ce60">
            <text:p>kEnableArc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enable_spline_fitting</text:p>
          </table:table-cell>
          <table:table-cell office:value-type="string" table:style-name="ce60">
            <text:p>Enable Spline Fitting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If spline(G5) will be fit along curves</text:p>
          </table:table-cell>
          <table:table-cell office:value-type="string" table:style-name="ce60">
            <text:p>{"NOT": [{"syntax": 12}]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3]; &quot;::&quot;; [.H463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EnableSplineFitting" table:formula="of:=SUBSTITUTE(SUBSTITUTE(SUBSTITUTE((COM.MICROSOFT.CONCAT(&quot;k&quot;; [.B463])); &quot; &quot;; &quot;&quot;); &quot;/&quot;; &quot;&quot;); &quot;-&quot;; &quot;&quot;)" table:style-name="ce60">
            <text:p>kEnableSplineFitting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use_perfect_arcs</text:p>
          </table:table-cell>
          <table:table-cell office:value-type="string" table:style-name="ce60">
            <text:p>Only Use Perfect Arcs</text:p>
          </table:table-cell>
          <table:table-cell office:value-type="string" table:style-name="ce60">
            <text:p>boolean</text:p>
          </table:table-cell>
          <table:table-cell office:value-type="string" table:style-name="ce60">
            <text:p>Only fits perfect arcs to curves</text:p>
          </table:table-cell>
          <table:table-cell office:value-type="string" table:style-name="ce60">
            <text:p>{"enable_arc_fitting":true}</text:p>
          </table:table-cell>
          <table:table-cell table:style-name="ce60"/>
          <table:table-cell office:value-type="string" table:style-name="ce60">
            <text:p>false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4]; &quot;::&quot;; [.H464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OnlyUsePerfectArcs" table:formula="of:=SUBSTITUTE(SUBSTITUTE(SUBSTITUTE((COM.MICROSOFT.CONCAT(&quot;k&quot;; [.B464])); &quot; &quot;; &quot;&quot;); &quot;/&quot;; &quot;&quot;); &quot;-&quot;; &quot;&quot;)" table:style-name="ce60">
            <text:p>kOnlyUsePerfectArcs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min_curve_fitting_angle</text:p>
          </table:table-cell>
          <table:table-cell office:value-type="string" table:style-name="ce60">
            <text:p>Minimum Fitting Angle</text:p>
          </table:table-cell>
          <table:table-cell office:value-type="string" table:style-name="ce60">
            <text:p>angle</text:p>
          </table:table-cell>
          <table:table-cell office:value-type="string" table:style-name="ce60">
            <text:p>Minimum angle an arcs and splines can be fit to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2.5" table:style-name="ce60">
            <text:p>2.5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5]; &quot;::&quot;; [.H465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inimumFittingAngle" table:formula="of:=SUBSTITUTE(SUBSTITUTE(SUBSTITUTE((COM.MICROSOFT.CONCAT(&quot;k&quot;; [.B465])); &quot; &quot;; &quot;&quot;); &quot;/&quot;; &quot;&quot;); &quot;-&quot;; &quot;&quot;)" table:style-name="ce60">
            <text:p>kMinimumFittingAngl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max_curve_segment_distance</text:p>
          </table:table-cell>
          <table:table-cell office:value-type="string" table:style-name="ce60">
            <text:p>Max Supporting Segment Distance</text:p>
          </table:table-cell>
          <table:table-cell office:value-type="string" table:style-name="ce60">
            <text:p>distance</text:p>
          </table:table-cell>
          <table:table-cell office:value-type="string" table:style-name="ce60">
            <text:p>Maximum distance any segment can be to support an arc or spline</text:p>
          </table:table-cell>
          <table:table-cell office:value-type="string" table:style-name="ce60">
            <text:p>{"OR": [{"enable_arc_fitting":true}, {"enable_spline_fitting":true}]}</text:p>
          </table:table-cell>
          <table:table-cell table:style-name="ce60"/>
          <table:table-cell office:value-type="float" office:value="0" table:style-name="ce60">
            <text:p>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6]; &quot;::&quot;; [.H466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MaxSupportingSegmentDistance" table:formula="of:=SUBSTITUTE(SUBSTITUTE(SUBSTITUTE((COM.MICROSOFT.CONCAT(&quot;k&quot;; [.B466])); &quot; &quot;; &quot;&quot;); &quot;/&quot;; &quot;&quot;); &quot;-&quot;; &quot;&quot;)" table:style-name="ce60">
            <text:p>kMaxSupportingSegmentDist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arc_error_threshold</text:p>
          </table:table-cell>
          <table:table-cell office:value-type="string" table:style-name="ce60">
            <text:p>Arc Error Threshold</text:p>
          </table:table-cell>
          <table:table-cell office:value-type="string" table:style-name="ce60">
            <text:p>positive_int</text:p>
          </table:table-cell>
          <table:table-cell office:value-type="string" table:style-name="ce60">
            <text:p>Maximum allowed error when fitting arcs</text:p>
          </table:table-cell>
          <table:table-cell office:value-type="string" table:style-name="ce60">
            <text:p>{"AND": [{"enable_arc_fitting":true}, {"use_perfect_arcs":false}]}</text:p>
          </table:table-cell>
          <table:table-cell table:style-name="ce60"/>
          <table:table-cell office:value-type="float" office:value="2" table:style-name="ce60">
            <text:p>2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7]; &quot;::&quot;; [.H467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ErrorThreshold" table:formula="of:=SUBSTITUTE(SUBSTITUTE(SUBSTITUTE((COM.MICROSOFT.CONCAT(&quot;k&quot;; [.B467])); &quot; &quot;; &quot;&quot;); &quot;/&quot;; &quot;&quot;); &quot;-&quot;; &quot;&quot;)" table:style-name="ce60">
            <text:p>kArcErrorThreshold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arc_differentiation_tolerance</text:p>
          </table:table-cell>
          <table:table-cell office:value-type="string" table:style-name="ce60">
            <text:p>Arc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n arc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" table:style-name="ce60">
            <text:p>1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8]; &quot;::&quot;; [.H468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ArcDifferentiationTolerance" table:formula="of:=SUBSTITUTE(SUBSTITUTE(SUBSTITUTE((COM.MICROSOFT.CONCAT(&quot;k&quot;; [.B468])); &quot; &quot;; &quot;&quot;); &quot;/&quot;; &quot;&quot;); &quot;-&quot;; &quot;&quot;)" table:style-name="ce60">
            <text:p>kArc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0">
            <text:p>spline_differentiation_tolerance</text:p>
          </table:table-cell>
          <table:table-cell office:value-type="string" table:style-name="ce60">
            <text:p>Spline Differentiation Tolerance</text:p>
          </table:table-cell>
          <table:table-cell office:value-type="string" table:style-name="ce60">
            <text:p>percentage100</text:p>
          </table:table-cell>
          <table:table-cell office:value-type="string" table:style-name="ce60">
            <text:p>The percentage change in curvature that will result in a spline fit</text:p>
          </table:table-cell>
          <table:table-cell office:value-type="string" table:style-name="ce60">
            <text:p>{"AND": [{"enable_arc_fitting":true}, {"enable_spline_fitting":true}]}</text:p>
          </table:table-cell>
          <table:table-cell table:style-name="ce60"/>
          <table:table-cell office:value-type="float" office:value="100" table:style-name="ce60">
            <text:p>100</text:p>
          </table:table-cell>
          <table:table-cell office:value-type="string" table:style-name="ce60">
            <text:p>Curve Fitting</text:p>
          </table:table-cell>
          <table:table-cell office:value-type="string" table:style-name="ce60">
            <text:p>Experimental</text:p>
          </table:table-cell>
          <table:table-cell office:value-type="string" office:string-value="Experimental::CurveFitting" table:formula="of:=SUBSTITUTE(SUBSTITUTE(SUBSTITUTE((COM.MICROSOFT.CONCAT([.I469]; &quot;::&quot;; [.H469])); &quot; &quot;; &quot;&quot;); &quot;/&quot;; &quot;&quot;); &quot;-&quot;; &quot;&quot;)" table:style-name="ce60">
            <text:p>Experimental::CurveFitting</text:p>
          </table:table-cell>
          <table:table-cell office:value-type="string" office:string-value="kSplineDifferentiationTolerance" table:formula="of:=SUBSTITUTE(SUBSTITUTE(SUBSTITUTE((COM.MICROSOFT.CONCAT(&quot;k&quot;; [.B469])); &quot; &quot;; &quot;&quot;); &quot;/&quot;; &quot;&quot;); &quot;-&quot;; &quot;&quot;)" table:style-name="ce60">
            <text:p>kSplineDifferentiationTolerance</text:p>
          </table:table-cell>
          <table:table-cell table:style-name="ce60"/>
          <table:table-cell office:value-type="string" table:style-name="ce6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single_path</text:p>
          </table:table-cell>
          <table:table-cell office:value-type="string" table:style-name="ce24">
            <text:p>Enable Single Path Generat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s to compose all polygons into a single build path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0]; &quot;::&quot;; [.H470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Generation" table:formula="of:=SUBSTITUTE(SUBSTITUTE(SUBSTITUTE((COM.MICROSOFT.CONCAT(&quot;k&quot;; [.B470])); &quot; &quot;; &quot;&quot;); &quot;/&quot;; &quot;&quot;); &quot;-&quot;; &quot;&quot;)" table:style-name="ce24">
            <text:p>kEnableSinglePathGene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bridge_exclusion</text:p>
          </table:table-cell>
          <table:table-cell office:value-type="string" table:style-name="ce24">
            <text:p>Enable Bridge Exclusion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Enforces the requirement that bridges for each layer not lie on top of previous lay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1]; &quot;::&quot;; [.H471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BridgeExclusion" table:formula="of:=SUBSTITUTE(SUBSTITUTE(SUBSTITUTE((COM.MICROSOFT.CONCAT(&quot;k&quot;; [.B471])); &quot; &quot;; &quot;&quot;); &quot;/&quot;; &quot;&quot;); &quot;-&quot;; &quot;&quot;)" table:style-name="ce24">
            <text:p>kEnableBridgeExclus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enable_zippering</text:p>
          </table:table-cell>
          <table:table-cell office:value-type="string" table:style-name="ce24">
            <text:p>Enable Single Path Zippering</text:p>
          </table:table-cell>
          <table:table-cell office:value-type="string" table:style-name="ce24">
            <text:p>boolean</text:p>
          </table:table-cell>
          <table:table-cell office:value-type="string" table:style-name="ce24">
            <text:p>Attempts to alternate single path bridges from one layer to the next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string" table:style-name="ce25">
            <text:p>false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2]; &quot;::&quot;; [.H472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EnableSinglePathZippering" table:formula="of:=SUBSTITUTE(SUBSTITUTE(SUBSTITUTE((COM.MICROSOFT.CONCAT(&quot;k&quot;; [.B472])); &quot; &quot;; &quot;&quot;); &quot;/&quot;; &quot;&quot;); &quot;-&quot;; &quot;&quot;)" table:style-name="ce24">
            <text:p>kEnableSinglePathZippering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previous_layer_exclusion_distance</text:p>
          </table:table-cell>
          <table:table-cell office:value-type="string" table:style-name="ce24">
            <text:p>Previous Lay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away from one on the previous layer</text:p>
          </table:table-cell>
          <table:table-cell office:value-type="string" table:style-name="ce24">
            <text:p>{"AND": [{"enable_single_path": true}, {"enable_bridge_exclusion": true}]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3]; &quot;::&quot;; [.H473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PreviousLayerExclusionDistance" table:formula="of:=SUBSTITUTE(SUBSTITUTE(SUBSTITUTE((COM.MICROSOFT.CONCAT(&quot;k&quot;; [.B473])); &quot; &quot;; &quot;&quot;); &quot;/&quot;; &quot;&quot;); &quot;-&quot;; &quot;&quot;)" table:style-name="ce24">
            <text:p>kPreviousLay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corner_exclusion_distance</text:p>
          </table:table-cell>
          <table:table-cell office:value-type="string" table:style-name="ce24">
            <text:p>Corner Exclusion Distance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a bridge can be placed near a corner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4]; &quot;::&quot;; [.H474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CornerExclusionDistance" table:formula="of:=SUBSTITUTE(SUBSTITUTE(SUBSTITUTE((COM.MICROSOFT.CONCAT(&quot;k&quot;; [.B474])); &quot; &quot;; &quot;&quot;); &quot;/&quot;; &quot;&quot;); &quot;-&quot;; &quot;&quot;)" table:style-name="ce24">
            <text:p>kCornerExclusionDistance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ax_bridge_length</text:p>
          </table:table-cell>
          <table:table-cell office:value-type="string" table:style-name="ce24">
            <text:p>Max Bridge Beads</text:p>
          </table:table-cell>
          <table:table-cell office:value-type="string" table:style-name="ce24">
            <text:p>number</text:p>
          </table:table-cell>
          <table:table-cell office:value-type="string" table:style-name="ce24">
            <text:p>The maximum number of bead widths a bridge can be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5]; &quot;::&quot;; [.H475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axBridgeBeads" table:formula="of:=SUBSTITUTE(SUBSTITUTE(SUBSTITUTE((COM.MICROSOFT.CONCAT(&quot;k&quot;; [.B475])); &quot; &quot;; &quot;&quot;); &quot;/&quot;; &quot;&quot;); &quot;-&quot;; &quot;&quot;)" table:style-name="ce24">
            <text:p>kMaxBridgeBeads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in_bridge_separation</text:p>
          </table:table-cell>
          <table:table-cell office:value-type="string" table:style-name="ce24">
            <text:p>Min Bridge Separation</text:p>
          </table:table-cell>
          <table:table-cell office:value-type="string" table:style-name="ce24">
            <text:p>distance</text:p>
          </table:table-cell>
          <table:table-cell office:value-type="string" table:style-name="ce24">
            <text:p>The minimum distance that separates bridges</text:p>
          </table:table-cell>
          <table:table-cell office:value-type="string" table:style-name="ce24">
            <text:p>{"enable_single_path":true}</text:p>
          </table:table-cell>
          <table:table-cell table:style-name="ce24"/>
          <table:table-cell office:value-type="float" office:value="0" table:style-name="ce79">
            <text:p>0</text:p>
          </table:table-cell>
          <table:table-cell office:value-type="string" table:style-name="ce24">
            <text:p>Single Path</text:p>
          </table:table-cell>
          <table:table-cell office:value-type="string" table:style-name="ce24">
            <text:p>Experimental</text:p>
          </table:table-cell>
          <table:table-cell office:value-type="string" office:string-value="Experimental::SinglePath" table:formula="of:=SUBSTITUTE(SUBSTITUTE(SUBSTITUTE((COM.MICROSOFT.CONCAT([.I476]; &quot;::&quot;; [.H476])); &quot; &quot;; &quot;&quot;); &quot;/&quot;; &quot;&quot;); &quot;-&quot;; &quot;&quot;)" table:style-name="ce24">
            <text:p>Experimental::SinglePath</text:p>
          </table:table-cell>
          <table:table-cell office:value-type="string" office:string-value="kMinBridgeSeparation" table:formula="of:=SUBSTITUTE(SUBSTITUTE(SUBSTITUTE((COM.MICROSOFT.CONCAT(&quot;k&quot;; [.B476])); &quot; &quot;; &quot;&quot;); &quot;/&quot;; &quot;&quot;); &quot;-&quot;; &quot;&quot;)" table:style-name="ce24">
            <text:p>kMinBridgeSeparation</text:p>
          </table:table-cell>
          <table:table-cell table:style-name="ce24"/>
          <table:table-cell office:value-type="string" table:style-name="ce2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enable_auto_rotate</text:p>
          </table:table-cell>
          <table:table-cell office:value-type="string" table:style-name="ce80">
            <text:p>Auto Slicing Angle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Calculates the optimal slicing angle for each layer. <text:s/>Used for 5-axis printing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7]; &quot;::&quot;; [.H477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AutoSlicingAngle" table:formula="of:=SUBSTITUTE(SUBSTITUTE(SUBSTITUTE((COM.MICROSOFT.CONCAT(&quot;k&quot;; [.B477])); &quot; &quot;; &quot;&quot;); &quot;/&quot;; &quot;&quot;); &quot;-&quot;; &quot;&quot;)" table:style-name="ce80">
            <text:p>kAutoSlicingAngle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enable_multibranch</text:p>
          </table:table-cell>
          <table:table-cell office:value-type="string" table:style-name="ce80">
            <text:p>Enable Multi-Branch Support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Support models that contain branches resulting in multiple skeletons/ angle paths to follow</text:p>
          </table:table-cell>
          <table:table-cell office:value-type="string" table:style-name="ce80">
            <text:p>{"enable_auto_rotate":true}</text:p>
          </table:table-cell>
          <table:table-cell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8]; &quot;::&quot;; [.H478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MultiBranchSupport" table:formula="of:=SUBSTITUTE(SUBSTITUTE(SUBSTITUTE((COM.MICROSOFT.CONCAT(&quot;k&quot;; [.B478])); &quot; &quot;; &quot;&quot;); &quot;/&quot;; &quot;&quot;); &quot;-&quot;; &quot;&quot;)" table:style-name="ce80">
            <text:p>kEnableMultiBranchSupport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define_custom_axis</text:p>
          </table:table-cell>
          <table:table-cell office:value-type="string" table:style-name="ce80">
            <text:p>Enable Custom axis</text:p>
          </table:table-cell>
          <table:table-cell office:value-type="string" table:style-name="ce80">
            <text:p>boolean</text:p>
          </table:table-cell>
          <table:table-cell office:value-type="string" table:style-name="ce80">
            <text:p>Define custom axis. By default, slicing occurs along the normal of the slicing plane.</text:p>
          </table:table-cell>
          <table:table-cell table:number-columns-repeated="2" table:style-name="ce80"/>
          <table:table-cell office:value-type="string" table:style-name="ce81">
            <text:p>false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79]; &quot;::&quot;; [.H479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EnableCustomaxis" table:formula="of:=SUBSTITUTE(SUBSTITUTE(SUBSTITUTE((COM.MICROSOFT.CONCAT(&quot;k&quot;; [.B479])); &quot; &quot;; &quot;&quot;); &quot;/&quot;; &quot;&quot;); &quot;-&quot;; &quot;&quot;)" table:style-name="ce80">
            <text:p>kEnableCustomaxis</text:p>
          </table:table-cell>
          <table:table-cell table:style-name="ce80"/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licing_axis</text:p>
          </table:table-cell>
          <table:table-cell office:value-type="string" table:style-name="ce80">
            <text:p>Slicing Axis</text:p>
          </table:table-cell>
          <table:table-cell office:value-type="string" table:style-name="ce80">
            <text:p>enumeration</text:p>
          </table:table-cell>
          <table:table-cell office:value-type="string" table:style-name="ce80">
            <text:p>The axis that the slicing plane will shift along</text:p>
          </table:table-cell>
          <table:table-cell office:value-type="string" table:style-name="ce80">
            <text:p>{"define_custom_axis":true}</text:p>
          </table:table-cell>
          <table:table-cell office:value-type="string" table:style-name="ce80">
            <text:p>X, Y, Z</text:p>
          </table:table-cell>
          <table:table-cell office:value-type="float" office:value="2" table:style-name="ce82">
            <text:p>2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0]; &quot;::&quot;; [.H480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licingAxis" table:formula="of:=SUBSTITUTE(SUBSTITUTE(SUBSTITUTE((COM.MICROSOFT.CONCAT(&quot;k&quot;; [.B480])); &quot; &quot;; &quot;&quot;); &quot;/&quot;; &quot;&quot;); &quot;-&quot;; &quot;&quot;)" table:style-name="ce80">
            <text:p>kSlicingAxis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tacking_direction_pitch</text:p>
          </table:table-cell>
          <table:table-cell office:value-type="string" table:style-name="ce80">
            <text:p>Stacking Direction Pitch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x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1]; &quot;::&quot;; [.H481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Pitch" table:formula="of:=SUBSTITUTE(SUBSTITUTE(SUBSTITUTE((COM.MICROSOFT.CONCAT(&quot;k&quot;; [.B481])); &quot; &quot;; &quot;&quot;); &quot;/&quot;; &quot;&quot;); &quot;-&quot;; &quot;&quot;)" table:style-name="ce80">
            <text:p>kStackingDirectionPitch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tacking_direction_yaw</text:p>
          </table:table-cell>
          <table:table-cell office:value-type="string" table:style-name="ce80">
            <text:p>Stacking Direction Yaw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y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2]; &quot;::&quot;; [.H482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Yaw" table:formula="of:=SUBSTITUTE(SUBSTITUTE(SUBSTITUTE((COM.MICROSOFT.CONCAT(&quot;k&quot;; [.B482])); &quot; &quot;; &quot;&quot;); &quot;/&quot;; &quot;&quot;); &quot;-&quot;; &quot;&quot;)" table:style-name="ce80">
            <text:p>kStackingDirectionYaw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stacking_direction_roll</text:p>
          </table:table-cell>
          <table:table-cell office:value-type="string" table:style-name="ce80">
            <text:p>Stacking Direction Roll</text:p>
          </table:table-cell>
          <table:table-cell office:value-type="string" table:style-name="ce80">
            <text:p>angle</text:p>
          </table:table-cell>
          <table:table-cell office:value-type="string" table:style-name="ce80">
            <text:p>The angle the slicing plane or stacking normal will be rotated around the z-axis</text:p>
          </table:table-cell>
          <table:table-cell table:number-columns-repeated="2" table:style-name="ce80"/>
          <table:table-cell office:value-type="float" office:value="0" table:style-name="ce82">
            <text:p>0</text:p>
          </table:table-cell>
          <table:table-cell office:value-type="string" table:style-name="ce80">
            <text:p>Slicing Angle</text:p>
          </table:table-cell>
          <table:table-cell office:value-type="string" table:style-name="ce80">
            <text:p>Experimental</text:p>
          </table:table-cell>
          <table:table-cell office:value-type="string" office:string-value="Experimental::SlicingAngle" table:formula="of:=SUBSTITUTE(SUBSTITUTE(SUBSTITUTE((COM.MICROSOFT.CONCAT([.I483]; &quot;::&quot;; [.H483])); &quot; &quot;; &quot;&quot;); &quot;/&quot;; &quot;&quot;); &quot;-&quot;; &quot;&quot;)" table:style-name="ce80">
            <text:p>Experimental::SlicingAngle</text:p>
          </table:table-cell>
          <table:table-cell office:value-type="string" office:string-value="kStackingDirectionRoll" table:formula="of:=SUBSTITUTE(SUBSTITUTE(SUBSTITUTE((COM.MICROSOFT.CONCAT(&quot;k&quot;; [.B483])); &quot; &quot;; &quot;&quot;); &quot;/&quot;; &quot;&quot;); &quot;-&quot;; &quot;&quot;)" table:style-name="ce80">
            <text:p>kStackingDirectionRoll</text:p>
          </table:table-cell>
          <table:table-cell office:value-type="string" table:style-name="ce80">
            <text:p>slicing_plane</text:p>
          </table:table-cell>
          <table:table-cell office:value-type="string" table:style-name="ce8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max_segment_length</text:p>
          </table:table-cell>
          <table:table-cell office:value-type="string" table:style-name="ce34">
            <text:p>Max Segment Length</text:p>
          </table:table-cell>
          <table:table-cell office:value-type="string" table:style-name="ce34">
            <text:p>distance</text:p>
          </table:table-cell>
          <table:table-cell office:value-type="string" table:style-name="ce34">
            <text:p>The maximum length any segment can b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4]; &quot;::&quot;; [.H484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MaxSegmentLength" table:formula="of:=SUBSTITUTE(SUBSTITUTE(SUBSTITUTE((COM.MICROSOFT.CONCAT(&quot;k&quot;; [.B484])); &quot; &quot;; &quot;&quot;); &quot;/&quot;; &quot;&quot;); &quot;-&quot;; &quot;&quot;)" table:style-name="ce34">
            <text:p>kMaxSegmentLength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4">
            <text:p>conformal_layers</text:p>
          </table:table-cell>
          <table:table-cell office:value-type="string" table:style-name="ce34">
            <text:p>Conformal Layers</text:p>
          </table:table-cell>
          <table:table-cell office:value-type="string" table:style-name="ce34">
            <text:p>number</text:p>
          </table:table-cell>
          <table:table-cell office:value-type="string" table:style-name="ce34">
            <text:p>The number of conformally mapped layers to generate</text:p>
          </table:table-cell>
          <table:table-cell office:value-type="string" table:style-name="ce34">
            <text:p>{"slicer_type":1}</text:p>
          </table:table-cell>
          <table:table-cell table:style-name="ce34"/>
          <table:table-cell office:value-type="float" office:value="0" table:style-name="ce75">
            <text:p>0</text:p>
          </table:table-cell>
          <table:table-cell office:value-type="string" table:style-name="ce34">
            <text:p>Conformal Slicing</text:p>
          </table:table-cell>
          <table:table-cell office:value-type="string" table:style-name="ce34">
            <text:p>Experimental</text:p>
          </table:table-cell>
          <table:table-cell office:value-type="string" office:string-value="Experimental::ConformalSlicing" table:formula="of:=SUBSTITUTE(SUBSTITUTE(SUBSTITUTE((COM.MICROSOFT.CONCAT([.I485]; &quot;::&quot;; [.H485])); &quot; &quot;; &quot;&quot;); &quot;/&quot;; &quot;&quot;); &quot;-&quot;; &quot;&quot;)" table:style-name="ce34">
            <text:p>Experimental::ConformalSlicing</text:p>
          </table:table-cell>
          <table:table-cell office:value-type="string" office:string-value="kConformalLayers" table:formula="of:=SUBSTITUTE(SUBSTITUTE(SUBSTITUTE((COM.MICROSOFT.CONCAT(&quot;k&quot;; [.B485])); &quot; &quot;; &quot;&quot;); &quot;/&quot;; &quot;&quot;); &quot;-&quot;; &quot;&quot;)" table:style-name="ce34">
            <text:p>kConformalLayers</text:p>
          </table:table-cell>
          <table:table-cell table:style-name="ce34"/>
          <table:table-cell office:value-type="string" table:style-name="ce34">
            <text:p>tru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6">
            <text:p>sector_offsetting_enable</text:p>
          </table:table-cell>
          <table:table-cell office:value-type="string" table:style-name="ce56">
            <text:p>Enable Sector Offsetting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Offset each successive laye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6]; &quot;::&quot;; [.H486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Offsetting" table:formula="of:=SUBSTITUTE(SUBSTITUTE(SUBSTITUTE((COM.MICROSOFT.CONCAT(&quot;k&quot;; [.B486])); &quot; &quot;; &quot;&quot;); &quot;/&quot;; &quot;&quot;); &quot;-&quot;; &quot;&quot;)" table:style-name="ce56">
            <text:p>kEnableSectorOffsetting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56">
            <text:p>sector_size</text:p>
          </table:table-cell>
          <table:table-cell office:value-type="string" table:style-name="ce56">
            <text:p>Sector Siz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size of the sector when using sector offsetting</text:p>
          </table:table-cell>
          <table:table-cell office:value-type="string" table:style-name="ce56">
            <text:p>{"AND": [{"slicer_type":4}, {"sector_offsetting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7]; &quot;::&quot;; [.H487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ize" table:formula="of:=SUBSTITUTE(SUBSTITUTE(SUBSTITUTE((COM.MICROSOFT.CONCAT(&quot;k&quot;; [.B487])); &quot; &quot;; &quot;&quot;); &quot;/&quot;; &quot;&quot;); &quot;-&quot;; &quot;&quot;)" table:style-name="ce56">
            <text:p>kSectorSiz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sector_overlap</text:p>
          </table:table-cell>
          <table:table-cell office:value-type="string" table:style-name="ce56">
            <text:p>Sector Overlap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The amount to extend each sector by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8]; &quot;::&quot;; [.H488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Overlap" table:formula="of:=SUBSTITUTE(SUBSTITUTE(SUBSTITUTE((COM.MICROSOFT.CONCAT(&quot;k&quot;; [.B488])); &quot; &quot;; &quot;&quot;); &quot;/&quot;; &quot;&quot;); &quot;-&quot;; &quot;&quot;)" table:style-name="ce56">
            <text:p>kSectorOverlap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sector_stagger_enable</text:p>
          </table:table-cell>
          <table:table-cell office:value-type="string" table:style-name="ce56">
            <text:p>Enable Sector Stagger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/disable sector alignment alteration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89]; &quot;::&quot;; [.H489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SectorStagger" table:formula="of:=SUBSTITUTE(SUBSTITUTE(SUBSTITUTE((COM.MICROSOFT.CONCAT(&quot;k&quot;; [.B489])); &quot; &quot;; &quot;&quot;); &quot;/&quot;; &quot;&quot;); &quot;-&quot;; &quot;&quot;)" table:style-name="ce56">
            <text:p>kEnableSectorStagger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sector_stagger_angle</text:p>
          </table:table-cell>
          <table:table-cell office:value-type="string" table:style-name="ce56">
            <text:p>Sector Stagger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fo alternate sector stagger size by</text:p>
          </table:table-cell>
          <table:table-cell office:value-type="string" table:style-name="ce56">
            <text:p>{"AND": [{"slicer_type": 4}, {"sector_stagger_enable": true}]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90]; &quot;::&quot;; [.H490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SectorStaggerAngle" table:formula="of:=SUBSTITUTE(SUBSTITUTE(SUBSTITUTE((COM.MICROSOFT.CONCAT(&quot;k&quot;; [.B490])); &quot; &quot;; &quot;&quot;); &quot;/&quot;; &quot;&quot;); &quot;-&quot;; &quot;&quot;)" table:style-name="ce56">
            <text:p>kSectorStaggerAngle</text:p>
          </table:table-cell>
          <table:table-cell table:style-name="ce56"/>
          <table:table-cell office:value-type="string" table:style-name="ce5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clocking_angle</text:p>
          </table:table-cell>
          <table:table-cell office:value-type="string" table:style-name="ce56">
            <text:p>Clocking Angle</text:p>
          </table:table-cell>
          <table:table-cell office:value-type="string" table:style-name="ce56">
            <text:p>angle</text:p>
          </table:table-cell>
          <table:table-cell office:value-type="string" table:style-name="ce56">
            <text:p>Amount of clocking to apply when exporting gcode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float" office:value="0" table:style-name="ce58">
            <text:p>0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91]; &quot;::&quot;; [.H491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ClockingAngle" table:formula="of:=SUBSTITUTE(SUBSTITUTE(SUBSTITUTE((COM.MICROSOFT.CONCAT(&quot;k&quot;; [.B491])); &quot; &quot;; &quot;&quot;); &quot;/&quot;; &quot;&quot;); &quot;-&quot;; &quot;&quot;)" table:style-name="ce56">
            <text:p>kClockingAngle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6">
            <text:p>enable_radial_split</text:p>
          </table:table-cell>
          <table:table-cell office:value-type="string" table:style-name="ce56">
            <text:p>Enable Radial Split</text:p>
          </table:table-cell>
          <table:table-cell office:value-type="string" table:style-name="ce56">
            <text:p>boolean</text:p>
          </table:table-cell>
          <table:table-cell office:value-type="string" table:style-name="ce56">
            <text:p>Enables radial split of sectors</text:p>
          </table:table-cell>
          <table:table-cell office:value-type="string" table:style-name="ce56">
            <text:p>{"slicer_type":4}</text:p>
          </table:table-cell>
          <table:table-cell table:style-name="ce56"/>
          <table:table-cell office:value-type="string" table:style-name="ce57">
            <text:p>false</text:p>
          </table:table-cell>
          <table:table-cell office:value-type="string" table:style-name="ce56">
            <text:p>RPBF Slicing</text:p>
          </table:table-cell>
          <table:table-cell office:value-type="string" table:style-name="ce56">
            <text:p>Experimental</text:p>
          </table:table-cell>
          <table:table-cell office:value-type="string" office:string-value="Experimental::RPBFSlicing" table:formula="of:=SUBSTITUTE(SUBSTITUTE(SUBSTITUTE((COM.MICROSOFT.CONCAT([.I492]; &quot;::&quot;; [.H492])); &quot; &quot;; &quot;&quot;); &quot;/&quot;; &quot;&quot;); &quot;-&quot;; &quot;&quot;)" table:style-name="ce56">
            <text:p>Experimental::RPBFSlicing</text:p>
          </table:table-cell>
          <table:table-cell office:value-type="string" office:string-value="kEnableRadialSplit" table:formula="of:=SUBSTITUTE(SUBSTITUTE(SUBSTITUTE((COM.MICROSOFT.CONCAT(&quot;k&quot;; [.B492])); &quot; &quot;; &quot;&quot;); &quot;/&quot;; &quot;&quot;); &quot;-&quot;; &quot;&quot;)" table:style-name="ce56">
            <text:p>kEnableRadialSplit</text:p>
          </table:table-cell>
          <table:table-cell table:style-name="ce56"/>
          <table:table-cell office:value-type="string" table:style-name="ce5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multi_nozzle</text:p>
          </table:table-cell>
          <table:table-cell office:value-type="string" table:style-name="ce83">
            <text:p>Enable Multiple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ons for experimental multi-nozzle features</text:p>
          </table:table-cell>
          <table:table-cell table:number-columns-repeated="2"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3]; &quot;::&quot;; [.H493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" table:formula="of:=SUBSTITUTE(SUBSTITUTE(SUBSTITUTE((COM.MICROSOFT.CONCAT(&quot;k&quot;; [.B493])); &quot; &quot;; &quot;&quot;); &quot;/&quot;; &quot;&quot;); &quot;-&quot;; &quot;&quot;)" table:style-name="ce83">
            <text:p>kEnableMultiple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count</text:p>
          </table:table-cell>
          <table:table-cell office:value-type="string" table:style-name="ce83">
            <text:p>Number of Nozzles</text:p>
          </table:table-cell>
          <table:table-cell office:value-type="string" table:style-name="ce83">
            <text:p>positive_int</text:p>
          </table:table-cell>
          <table:table-cell office:value-type="string" table:style-name="ce83">
            <text:p>The number of nozzles availab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1" table:style-name="ce85">
            <text:p>1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4]; &quot;::&quot;; [.H494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umberofNozzles" table:formula="of:=SUBSTITUTE(SUBSTITUTE(SUBSTITUTE((COM.MICROSOFT.CONCAT(&quot;k&quot;; [.B494])); &quot; &quot;; &quot;&quot;); &quot;/&quot;; &quot;&quot;); &quot;-&quot;; &quot;&quot;)" table:style-name="ce83">
            <text:p>kNumberof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offset_x</text:p>
          </table:table-cell>
          <table:table-cell office:value-type="string" table:style-name="ce83">
            <text:p>Nozzle Offset X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X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5]; &quot;::&quot;; [.H495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X" table:formula="of:=SUBSTITUTE(SUBSTITUTE(SUBSTITUTE((COM.MICROSOFT.CONCAT(&quot;k&quot;; [.B495])); &quot; &quot;; &quot;&quot;); &quot;/&quot;; &quot;&quot;); &quot;-&quot;; &quot;&quot;)" table:style-name="ce83">
            <text:p>kNozzleOffsetX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offset_y</text:p>
          </table:table-cell>
          <table:table-cell office:value-type="string" table:style-name="ce83">
            <text:p>Nozzle Offset Y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Y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6]; &quot;::&quot;; [.H496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Y" table:formula="of:=SUBSTITUTE(SUBSTITUTE(SUBSTITUTE((COM.MICROSOFT.CONCAT(&quot;k&quot;; [.B496])); &quot; &quot;; &quot;&quot;); &quot;/&quot;; &quot;&quot;); &quot;-&quot;; &quot;&quot;)" table:style-name="ce83">
            <text:p>kNozzleOffse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offset_z</text:p>
          </table:table-cell>
          <table:table-cell office:value-type="string" table:style-name="ce83">
            <text:p>Nozzle Offset Z</text:p>
          </table:table-cell>
          <table:table-cell office:value-type="string" table:style-name="ce83">
            <text:p>distance</text:p>
          </table:table-cell>
          <table:table-cell office:value-type="string" table:style-name="ce83">
            <text:p>Z-Distance of Nozzle Offset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7]; &quot;::&quot;; [.H497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OffsetZ" table:formula="of:=SUBSTITUTE(SUBSTITUTE(SUBSTITUTE((COM.MICROSOFT.CONCAT(&quot;k&quot;; [.B497])); &quot; &quot;; &quot;&quot;); &quot;/&quot;; &quot;&quot;); &quot;-&quot;; &quot;&quot;)" table:style-name="ce83">
            <text:p>kNozzleOffsetZ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nozzle_material</text:p>
          </table:table-cell>
          <table:table-cell office:value-type="string" table:style-name="ce83">
            <text:p>Nozzle Material</text:p>
          </table:table-cell>
          <table:table-cell office:value-type="string" table:style-name="ce83">
            <text:p>number</text:p>
          </table:table-cell>
          <table:table-cell office:value-type="string" table:style-name="ce83">
            <text:p>Material type used in nozzle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8]; &quot;::&quot;; [.H498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NozzleMaterial" table:formula="of:=SUBSTITUTE(SUBSTITUTE(SUBSTITUTE((COM.MICROSOFT.CONCAT(&quot;k&quot;; [.B498])); &quot; &quot;; &quot;&quot;); &quot;/&quot;; &quot;&quot;); &quot;-&quot;; &quot;&quot;)" table:style-name="ce83">
            <text:p>kNozzle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mutli_nozzle_multi_material</text:p>
          </table:table-cell>
          <table:table-cell office:value-type="string" table:style-name="ce83">
            <text:p>Enable Multiple Nozzles with Multi-Material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If selected, segments of different materials will be printed with different nozzles</text:p>
          </table:table-cell>
          <table:table-cell office:value-type="string" table:style-name="ce83">
            <text:p>{ "AND" : [ {"enable_multi_nozzle": true} , {"AND": [{"NOT":[{"nozzle_count": 1}]},{"enable_multi_material": true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499]; &quot;::&quot;; [.H499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MultipleNozzleswithMultiMaterial" table:formula="of:=SUBSTITUTE(SUBSTITUTE(SUBSTITUTE((COM.MICROSOFT.CONCAT(&quot;k&quot;; [.B499])); &quot; &quot;; &quot;&quot;); &quot;/&quot;; &quot;&quot;); &quot;-&quot;; &quot;&quot;)" table:style-name="ce83">
            <text:p>kEnableMultipleNozzleswithMultiMaterial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duplicate_path_removal</text:p>
          </table:table-cell>
          <table:table-cell office:value-type="string" table:style-name="ce83">
            <text:p>Remove Duplicate Path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Removes duplicate paths if the paths can be printed simultaneously by multiple nozzles</text:p>
          </table:table-cell>
          <table:table-cell office:value-type="string" table:style-name="ce83">
            <text:p>{ "AND" : [ {"enable_multi_nozzle": true} , {"NOT":[{"nozzle_count": 1}]} ] 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0]; &quot;::&quot;; [.H500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RemoveDuplicatePaths" table:formula="of:=SUBSTITUTE(SUBSTITUTE(SUBSTITUTE((COM.MICROSOFT.CONCAT(&quot;k&quot;; [.B500])); &quot; &quot;; &quot;&quot;); &quot;/&quot;; &quot;&quot;); &quot;-&quot;; &quot;&quot;)" table:style-name="ce83">
            <text:p>kRemoveDuplicatePath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duplicate_path_similarity</text:p>
          </table:table-cell>
          <table:table-cell office:value-type="string" table:style-name="ce83">
            <text:p>Duplicate Path Similarity</text:p>
          </table:table-cell>
          <table:table-cell office:value-type="string" table:style-name="ce83">
            <text:p>percentage100</text:p>
          </table:table-cell>
          <table:table-cell office:value-type="string" table:style-name="ce83">
            <text:p>Percent similarity required for paths to be considered duplicates</text:p>
          </table:table-cell>
          <table:table-cell office:value-type="string" table:style-name="ce83">
            <text:p>{ "AND" : [ {"enable_multi_nozzle": true} , {"enable_duplicate_path_removal": true}] }</text:p>
          </table:table-cell>
          <table:table-cell table:style-name="ce83"/>
          <table:table-cell office:value-type="float" office:value="98" table:style-name="ce85">
            <text:p>98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1]; &quot;::&quot;; [.H501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DuplicatePathSimilarity" table:formula="of:=SUBSTITUTE(SUBSTITUTE(SUBSTITUTE((COM.MICROSOFT.CONCAT(&quot;k&quot;; [.B501])); &quot; &quot;; &quot;&quot;); &quot;/&quot;; &quot;&quot;); &quot;-&quot;; &quot;&quot;)" table:style-name="ce83">
            <text:p>kDuplicatePathSimilarity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enable_indpendent_nozzles</text:p>
          </table:table-cell>
          <table:table-cell office:value-type="string" table:style-name="ce83">
            <text:p>Enable Independent Nozzles</text:p>
          </table:table-cell>
          <table:table-cell office:value-type="string" table:style-name="ce83">
            <text:p>boolean</text:p>
          </table:table-cell>
          <table:table-cell office:value-type="string" table:style-name="ce83">
            <text:p>Enables optimizations for multiple independent extruders</text:p>
          </table:table-cell>
          <table:table-cell office:value-type="string" table:style-name="ce83">
            <text:p>{"enable_multi_nozzle": true}</text:p>
          </table:table-cell>
          <table:table-cell table:style-name="ce83"/>
          <table:table-cell office:value-type="string" table:style-name="ce84">
            <text:p>false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2]; &quot;::&quot;; [.H502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EnableIndependentNozzles" table:formula="of:=SUBSTITUTE(SUBSTITUTE(SUBSTITUTE((COM.MICROSOFT.CONCAT(&quot;k&quot;; [.B502])); &quot; &quot;; &quot;&quot;); &quot;/&quot;; &quot;&quot;); &quot;-&quot;; &quot;&quot;)" table:style-name="ce83">
            <text:p>kEnableIndependentNozzles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3">
            <text:p>independent_nozzle_optimizer</text:p>
          </table:table-cell>
          <table:table-cell office:value-type="string" table:style-name="ce83">
            <text:p>Independent Nozzle Assignment Method</text:p>
          </table:table-cell>
          <table:table-cell office:value-type="string" table:style-name="ce83">
            <text:p>enumeration</text:p>
          </table:table-cell>
          <table:table-cell office:value-type="string" table:style-name="ce83">
            <text:p>Method to use for assigning islands to nozzles</text:p>
          </table:table-cell>
          <table:table-cell office:value-type="string" table:style-name="ce83">
            <text:p>{ "AND": [ {"enable_multi_nozzle":true}, {"enable_indpendent_nozzles":true}]}</text:p>
          </table:table-cell>
          <table:table-cell office:value-type="string" table:style-name="ce83">
            <text:p>X Location, Y Location, Area</text:p>
          </table:table-cell>
          <table:table-cell office:value-type="float" office:value="0" table:style-name="ce85">
            <text:p>0</text:p>
          </table:table-cell>
          <table:table-cell office:value-type="string" table:style-name="ce83">
            <text:p>Multi-Nozzle</text:p>
          </table:table-cell>
          <table:table-cell office:value-type="string" table:style-name="ce83">
            <text:p>Experimental</text:p>
          </table:table-cell>
          <table:table-cell office:value-type="string" office:string-value="Experimental::MultiNozzle" table:formula="of:=SUBSTITUTE(SUBSTITUTE(SUBSTITUTE((COM.MICROSOFT.CONCAT([.I503]; &quot;::&quot;; [.H503])); &quot; &quot;; &quot;&quot;); &quot;/&quot;; &quot;&quot;); &quot;-&quot;; &quot;&quot;)" table:style-name="ce83">
            <text:p>Experimental::MultiNozzle</text:p>
          </table:table-cell>
          <table:table-cell office:value-type="string" office:string-value="kIndependentNozzleAssignmentMethod" table:formula="of:=SUBSTITUTE(SUBSTITUTE(SUBSTITUTE((COM.MICROSOFT.CONCAT(&quot;k&quot;; [.B503])); &quot; &quot;; &quot;&quot;); &quot;/&quot;; &quot;&quot;); &quot;-&quot;; &quot;&quot;)" table:style-name="ce83">
            <text:p>kIndependentNozzleAssignmentMethod</text:p>
          </table:table-cell>
          <table:table-cell table:style-name="ce83"/>
          <table:table-cell office:value-type="string" table:style-name="ce83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6">
            <text:p>disable_visualization</text:p>
          </table:table-cell>
          <table:table-cell office:value-type="string" table:style-name="ce86">
            <text:p>Disable Visualization</text:p>
          </table:table-cell>
          <table:table-cell office:value-type="string" table:style-name="ce86">
            <text:p>boolean</text:p>
          </table:table-cell>
          <table:table-cell office:value-type="string" table:style-name="ce86">
            <text:p>Enables/disables 3D visualization of gcode</text:p>
          </table:table-cell>
          <table:table-cell table:number-columns-repeated="2" table:style-name="ce86"/>
          <table:table-cell office:value-type="string" table:style-name="ce87">
            <text:p>false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4]; &quot;::&quot;; [.H504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DisableVisualization" table:formula="of:=SUBSTITUTE(SUBSTITUTE(SUBSTITUTE((COM.MICROSOFT.CONCAT(&quot;k&quot;; [.B504])); &quot; &quot;; &quot;&quot;); &quot;/&quot;; &quot;&quot;); &quot;-&quot;; &quot;&quot;)" table:style-name="ce86">
            <text:p>kDisableVisualization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6">
            <text:p>visualization_layer_skip</text:p>
          </table:table-cell>
          <table:table-cell office:value-type="string" table:style-name="ce86">
            <text:p>Visualization Layer Skip</text:p>
          </table:table-cell>
          <table:table-cell office:value-type="string" table:style-name="ce86">
            <text:p>positive_int</text:p>
          </table:table-cell>
          <table:table-cell office:value-type="string" table:style-name="ce86">
            <text:p>Specifies a layer multiple to skip (ex: 1 = visualize every layer, 2 = visualize every 2nd layer, etc.)</text:p>
          </table:table-cell>
          <table:table-cell office:value-type="string" table:style-name="ce86">
            <text:p>{"disable_visualization": false}</text:p>
          </table:table-cell>
          <table:table-cell table:style-name="ce86"/>
          <table:table-cell office:value-type="float" office:value="1" table:style-name="ce88">
            <text:p>1</text:p>
          </table:table-cell>
          <table:table-cell office:value-type="string" table:style-name="ce86">
            <text:p>Visualization</text:p>
          </table:table-cell>
          <table:table-cell office:value-type="string" table:style-name="ce86">
            <text:p>Experimental</text:p>
          </table:table-cell>
          <table:table-cell office:value-type="string" office:string-value="Experimental::Visualization" table:formula="of:=SUBSTITUTE(SUBSTITUTE(SUBSTITUTE((COM.MICROSOFT.CONCAT([.I505]; &quot;::&quot;; [.H505])); &quot; &quot;; &quot;&quot;); &quot;/&quot;; &quot;&quot;); &quot;-&quot;; &quot;&quot;)" table:style-name="ce86">
            <text:p>Experimental::Visualization</text:p>
          </table:table-cell>
          <table:table-cell office:value-type="string" office:string-value="kVisualizationLayerSkip" table:formula="of:=SUBSTITUTE(SUBSTITUTE(SUBSTITUTE((COM.MICROSOFT.CONCAT(&quot;k&quot;; [.B505])); &quot; &quot;; &quot;&quot;); &quot;/&quot;; &quot;&quot;); &quot;-&quot;; &quot;&quot;)" table:style-name="ce86">
            <text:p>kVisualizationLayerSkip</text:p>
          </table:table-cell>
          <table:table-cell table:style-name="ce86"/>
          <table:table-cell office:value-type="string" table:style-name="ce8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slow_down</text:p>
          </table:table-cell>
          <table:table-cell office:value-type="string" table:style-name="ce90">
            <text:p>Enable<text:span text:style-name="T2"><text:s/></text:span>Trajectory<text:span text:style-name="T2"><text:s/></text:span>Auto<text:span text:style-name="T2"><text:s/></text:span>Speed<text:span text:style-name="T2"><text:s/></text:span>Ramping</text:p>
          </table:table-cell>
          <table:table-cell office:value-type="string" table:style-name="ce90">
            <text:p>boolean</text:p>
          </table:table-cell>
          <table:table-cell office:value-type="string" table:style-name="ce90">
            <text:p>If<text:span text:style-name="T2"><text:s/></text:span>selected,<text:span text:style-name="T2"><text:s/></text:span>will<text:span text:style-name="T2"><text:s/></text:span>ramp<text:span text:style-name="T2"><text:s/></text:span>speed<text:span text:style-name="T2"><text:s/></text:span>for<text:span text:style-name="T2"><text:s/></text:span>a<text:span text:style-name="T2"><text:s/></text:span>certain<text:span text:style-name="T2"><text:s/></text:span>distance<text:span text:style-name="T2"><text:s/></text:span>at<text:span text:style-name="T2"><text:s/></text:span>the<text:span text:style-name="T2"><text:s/></text:span>intersections</text:p>
          </table:table-cell>
          <table:table-cell table:number-columns-repeated="2" table:style-name="ce89"/>
          <table:table-cell office:value-type="string" table:style-name="ce91">
            <text:p>false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6]; &quot;::&quot;; [.H506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EnableTrajectoryAutoSpeedRamping" table:formula="of:=SUBSTITUTE(SUBSTITUTE(SUBSTITUTE((COM.MICROSOFT.CONCAT(&quot;k&quot;; [.B506])); &quot; &quot;; &quot;&quot;); &quot;/&quot;; &quot;&quot;); &quot;-&quot;; &quot;&quot;)" table:style-name="ce89">
            <text:p>kEnableTrajectoryAutoSpeedRamping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threshold_slow_down</text:p>
          </table:table-cell>
          <table:table-cell office:value-type="string" table:style-name="ce89">
            <text:p>Angle Threshold</text:p>
          </table:table-cell>
          <table:table-cell office:value-type="string" table:style-name="ce89">
            <text:p>angle</text:p>
          </table:table-cell>
          <table:table-cell office:value-type="string" table:style-name="ce89">
            <text:p>Based on the threshold for change in angle of trajectory, will ramp speed for a certain distance on a path segment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.3561999999999999" table:style-name="ce89">
            <text:p>2.3562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7]; &quot;::&quot;; [.H507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AngleThreshold" table:formula="of:=SUBSTITUTE(SUBSTITUTE(SUBSTITUTE((COM.MICROSOFT.CONCAT(&quot;k&quot;; [.B507])); &quot; &quot;; &quot;&quot;); &quot;/&quot;; &quot;&quot;); &quot;-&quot;; &quot;&quot;)" table:style-name="ce89">
            <text:p>kAngleThreshol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distance_slow_down</text:p>
          </table:table-cell>
          <table:table-cell office:value-type="string" table:style-name="ce89">
            <text:p>Min Ramp Down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Down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8]; &quot;::&quot;; [.H508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DownDistance" table:formula="of:=SUBSTITUTE(SUBSTITUTE(SUBSTITUTE((COM.MICROSOFT.CONCAT(&quot;k&quot;; [.B508])); &quot; &quot;; &quot;&quot;); &quot;/&quot;; &quot;&quot;); &quot;-&quot;; &quot;&quot;)" table:style-name="ce89">
            <text:p>kMinRampDown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distance_speed_up</text:p>
          </table:table-cell>
          <table:table-cell office:value-type="string" table:style-name="ce89">
            <text:p>Min Ramp Up Distance</text:p>
          </table:table-cell>
          <table:table-cell office:value-type="string" table:style-name="ce89">
            <text:p>distance</text:p>
          </table:table-cell>
          <table:table-cell office:value-type="string" table:style-name="ce89">
            <text:p>Distance for the Auto Speed Ramp Up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09]; &quot;::&quot;; [.H509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MinRampUpDistance" table:formula="of:=SUBSTITUTE(SUBSTITUTE(SUBSTITUTE((COM.MICROSOFT.CONCAT(&quot;k&quot;; [.B509])); &quot; &quot;; &quot;&quot;); &quot;/&quot;; &quot;&quot;); &quot;-&quot;; &quot;&quot;)" table:style-name="ce89">
            <text:p>kMinRampUpDistance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speed_slow_down</text:p>
          </table:table-cell>
          <table:table-cell office:value-type="string" table:style-name="ce89">
            <text:p>Ramping Down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5400" table:style-name="ce92">
            <text:p>254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0]; &quot;::&quot;; [.H510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Speed" table:formula="of:=SUBSTITUTE(SUBSTITUTE(SUBSTITUTE((COM.MICROSOFT.CONCAT(&quot;k&quot;; [.B510])); &quot; &quot;; &quot;&quot;); &quot;/&quot;; &quot;&quot;); &quot;-&quot;; &quot;&quot;)" table:style-name="ce89">
            <text:p>kRampingDown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extruder_speed_slow_down</text:p>
          </table:table-cell>
          <table:table-cell office:value-type="string" table:style-name="ce89">
            <text:p>Ramping Down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14" table:style-name="ce93">
            <text:p>14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1]; &quot;::&quot;; [.H511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DownExtruderSpeed" table:formula="of:=SUBSTITUTE(SUBSTITUTE(SUBSTITUTE((COM.MICROSOFT.CONCAT(&quot;k&quot;; [.B511])); &quot; &quot;; &quot;&quot;); &quot;/&quot;; &quot;&quot;); &quot;-&quot;; &quot;&quot;)" table:style-name="ce89">
            <text:p>kRampingDown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speed_up</text:p>
          </table:table-cell>
          <table:table-cell office:value-type="string" table:style-name="ce89">
            <text:p>Ramping Up Speed</text:p>
          </table:table-cell>
          <table:table-cell office:value-type="string" table:style-name="ce89">
            <text:p>speed</text:p>
          </table:table-cell>
          <table:table-cell office:value-type="string" table:style-name="ce89">
            <text:p>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50800" table:style-name="ce92">
            <text:p>50800.0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2]; &quot;::&quot;; [.H512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Speed" table:formula="of:=SUBSTITUTE(SUBSTITUTE(SUBSTITUTE((COM.MICROSOFT.CONCAT(&quot;k&quot;; [.B512])); &quot; &quot;; &quot;&quot;); &quot;/&quot;; &quot;&quot;); &quot;-&quot;; &quot;&quot;)" table:style-name="ce89">
            <text:p>kRampingUp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9">
            <text:p>trajectory_angle_extruder_speed_up</text:p>
          </table:table-cell>
          <table:table-cell office:value-type="string" table:style-name="ce89">
            <text:p>Ramping Up Extruder Speed</text:p>
          </table:table-cell>
          <table:table-cell office:value-type="string" table:style-name="ce89">
            <text:p>rpm</text:p>
          </table:table-cell>
          <table:table-cell office:value-type="string" table:style-name="ce89">
            <text:p>Extruder Speed for the Auto Speed Ramping trajectory move, when angle is over threshold</text:p>
          </table:table-cell>
          <table:table-cell office:value-type="string" table:style-name="ce89">
            <text:p>{"trajectory_angle_slow_down": true}</text:p>
          </table:table-cell>
          <table:table-cell table:style-name="ce89"/>
          <table:table-cell office:value-type="float" office:value="28" table:style-name="ce93">
            <text:p>28.0</text:p>
          </table:table-cell>
          <table:table-cell office:value-type="string" table:style-name="ce89">
            <text:p>Auto Speed Ramping</text:p>
          </table:table-cell>
          <table:table-cell office:value-type="string" table:style-name="ce89">
            <text:p>Experimental</text:p>
          </table:table-cell>
          <table:table-cell office:value-type="string" office:string-value="Experimental::AutoSpeedRamping" table:formula="of:=SUBSTITUTE(SUBSTITUTE(SUBSTITUTE((COM.MICROSOFT.CONCAT([.I513]; &quot;::&quot;; [.H513])); &quot; &quot;; &quot;&quot;); &quot;/&quot;; &quot;&quot;); &quot;-&quot;; &quot;&quot;)" table:style-name="ce89">
            <text:p>Experimental::AutoSpeedRamping</text:p>
          </table:table-cell>
          <table:table-cell office:value-type="string" office:string-value="kRampingUpExtruderSpeed" table:formula="of:=SUBSTITUTE(SUBSTITUTE(SUBSTITUTE((COM.MICROSOFT.CONCAT(&quot;k&quot;; [.B513])); &quot; &quot;; &quot;&quot;); &quot;/&quot;; &quot;&quot;); &quot;-&quot;; &quot;&quot;)" table:style-name="ce89">
            <text:p>kRampingUpExtruderSpeed</text:p>
          </table:table-cell>
          <table:table-cell table:style-name="ce89"/>
          <table:table-cell office:value-type="string" table:style-name="ce89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gravity_point_x</text:p>
          </table:table-cell>
          <table:table-cell office:value-type="string" table:style-name="ce94">
            <text:p>Gravity Poin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4]; &quot;::&quot;; [.H514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X" table:formula="of:=SUBSTITUTE(SUBSTITUTE(SUBSTITUTE((COM.MICROSOFT.CONCAT(&quot;k&quot;; [.B514])); &quot; &quot;; &quot;&quot;); &quot;/&quot;; &quot;&quot;); &quot;-&quot;; &quot;&quot;)" table:style-name="ce94">
            <text:p>kGravityPoin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gravity_point_y</text:p>
          </table:table-cell>
          <table:table-cell office:value-type="string" table:style-name="ce94">
            <text:p>Gravity Poin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for point that all islands are attracted to when packing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5]; &quot;::&quot;; [.H515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ravityPointY" table:formula="of:=SUBSTITUTE(SUBSTITUTE(SUBSTITUTE((COM.MICROSOFT.CONCAT(&quot;k&quot;; [.B515])); &quot; &quot;; &quot;&quot;); &quot;/&quot;; &quot;&quot;); &quot;-&quot;; &quot;&quot;)" table:style-name="ce94">
            <text:p>kGravityPoin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gap</text:p>
          </table:table-cell>
          <table:table-cell office:value-type="string" table:style-name="ce94">
            <text:p>Gap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Minimum distance that islands can be packed together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6]; &quot;::&quot;; [.H516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Gap" table:formula="of:=SUBSTITUTE(SUBSTITUTE(SUBSTITUTE((COM.MICROSOFT.CONCAT(&quot;k&quot;; [.B516])); &quot; &quot;; &quot;&quot;); &quot;/&quot;; &quot;&quot;); &quot;-&quot;; &quot;&quot;)" table:style-name="ce94">
            <text:p>kGap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4">
            <text:p>arm_precision</text:p>
          </table:table-cell>
          <table:table-cell office:value-type="string" table:style-name="ce94">
            <text:p>Arm Precision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Precision of pole-of-inaccessibility algorithm used to loctate pick-up point on each island (do not set to 0)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25400" table:style-name="ce94">
            <text:p>2540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7]; &quot;::&quot;; [.H517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ArmPrecision" table:formula="of:=SUBSTITUTE(SUBSTITUTE(SUBSTITUTE((COM.MICROSOFT.CONCAT(&quot;k&quot;; [.B517])); &quot; &quot;; &quot;&quot;); &quot;/&quot;; &quot;&quot;); &quot;-&quot;; &quot;&quot;)" table:style-name="ce94">
            <text:p>kArmPrecision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destination_offset_x</text:p>
          </table:table-cell>
          <table:table-cell office:value-type="string" table:style-name="ce94">
            <text:p>Destination Offset X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X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8]; &quot;::&quot;; [.H518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X" table:formula="of:=SUBSTITUTE(SUBSTITUTE(SUBSTITUTE((COM.MICROSOFT.CONCAT(&quot;k&quot;; [.B518])); &quot; &quot;; &quot;&quot;); &quot;/&quot;; &quot;&quot;); &quot;-&quot;; &quot;&quot;)" table:style-name="ce94">
            <text:p>kDestinationOffsetX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destination_offset_y</text:p>
          </table:table-cell>
          <table:table-cell office:value-type="string" table:style-name="ce94">
            <text:p>Destination Offset Y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Y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19]; &quot;::&quot;; [.H519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Y" table:formula="of:=SUBSTITUTE(SUBSTITUTE(SUBSTITUTE((COM.MICROSOFT.CONCAT(&quot;k&quot;; [.B519])); &quot; &quot;; &quot;&quot;); &quot;/&quot;; &quot;&quot;); &quot;-&quot;; &quot;&quot;)" table:style-name="ce94">
            <text:p>kDestinationOffsetY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5">
            <text:p>destination_offset_z</text:p>
          </table:table-cell>
          <table:table-cell office:value-type="string" table:style-name="ce94">
            <text:p>Destination Offset Z</text:p>
          </table:table-cell>
          <table:table-cell office:value-type="string" table:style-name="ce94">
            <text:p>distance</text:p>
          </table:table-cell>
          <table:table-cell office:value-type="string" table:style-name="ce94">
            <text:p>Z coordinate of final assembly</text:p>
          </table:table-cell>
          <table:table-cell office:value-type="string" table:style-name="ce94">
            <text:p>{"slicer_type":8}</text:p>
          </table:table-cell>
          <table:table-cell table:style-name="ce94"/>
          <table:table-cell office:value-type="float" office:value="0" table:style-name="ce94">
            <text:p>0</text:p>
          </table:table-cell>
          <table:table-cell office:value-type="string" table:style-name="ce94">
            <text:p>Sheet Lamination Slicing</text:p>
          </table:table-cell>
          <table:table-cell office:value-type="string" table:style-name="ce94">
            <text:p>Experimental</text:p>
          </table:table-cell>
          <table:table-cell office:value-type="string" office:string-value="Experimental::SheetLaminationSlicing" table:formula="of:=SUBSTITUTE(SUBSTITUTE(SUBSTITUTE((COM.MICROSOFT.CONCAT([.I520]; &quot;::&quot;; [.H520])); &quot; &quot;; &quot;&quot;); &quot;/&quot;; &quot;&quot;); &quot;-&quot;; &quot;&quot;)" table:style-name="ce94">
            <text:p>Experimental::SheetLaminationSlicing</text:p>
          </table:table-cell>
          <table:table-cell office:value-type="string" office:string-value="kDestinationOffsetZ" table:formula="of:=SUBSTITUTE(SUBSTITUTE(SUBSTITUTE((COM.MICROSOFT.CONCAT(&quot;k&quot;; [.B520])); &quot; &quot;; &quot;&quot;); &quot;/&quot;; &quot;&quot;); &quot;-&quot;; &quot;&quot;)" table:style-name="ce94">
            <text:p>kDestinationOffsetZ</text:p>
          </table:table-cell>
          <table:table-cell table:style-name="ce94"/>
          <table:table-cell office:value-type="string" table:style-name="ce94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</text:p>
          </table:table-cell>
          <table:table-cell office:value-type="string" table:style-name="ce46">
            <text:p>Enable Ironing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If selected, ironing will be generated</text:p>
          </table:table-cell>
          <table:table-cell office:value-type="string" table:style-name="ce46">
            <text:p>{"AND": [{"infill": true}, {"OR": [{"infill_pattern": 0},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1]; &quot;::&quot;; [.H521])); &quot; &quot;; &quot;&quot;); &quot;/&quot;; &quot;&quot;); &quot;-&quot;; &quot;&quot;)" table:style-name="ce46">
            <text:p>Experimental::Ironing</text:p>
          </table:table-cell>
          <table:table-cell office:value-type="string" office:string-value="kEnableIroning" table:formula="of:=SUBSTITUTE(SUBSTITUTE(SUBSTITUTE((COM.MICROSOFT.CONCAT(&quot;k&quot;; [.B521])); &quot; &quot;; &quot;&quot;); &quot;/&quot;; &quot;&quot;); &quot;-&quot;; &quot;&quot;)" table:style-name="ce46">
            <text:p>kEnableIron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top</text:p>
          </table:table-cell>
          <table:table-cell office:value-type="string" table:style-name="ce46">
            <text:p>Iron Top Layers Only</text:p>
          </table:table-cell>
          <table:table-cell office:value-type="string" table:style-name="ce46">
            <text:p>boolean</text:p>
          </table:table-cell>
          <table:table-cell office:value-type="string" table:style-name="ce46">
            <text:p>Only iron top layer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string" table:style-name="ce46">
            <text:p>false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2]; &quot;::&quot;; [.H522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TopLayersOnly" table:formula="of:=SUBSTITUTE(SUBSTITUTE(SUBSTITUTE((COM.MICROSOFT.CONCAT(&quot;k&quot;; [.B522])); &quot; &quot;; &quot;&quot;); &quot;/&quot;; &quot;&quot;); &quot;-&quot;; &quot;&quot;)" table:style-name="ce46">
            <text:p>kIronTopLayersOnly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line_spacing</text:p>
          </table:table-cell>
          <table:table-cell office:value-type="string" table:style-name="ce46">
            <text:p>Ironing Line Spacing</text:p>
          </table:table-cell>
          <table:table-cell office:value-type="string" table:style-name="ce46">
            <text:p>distance</text:p>
          </table:table-cell>
          <table:table-cell office:value-type="string" table:style-name="ce46">
            <text:p>Distance between beads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3]; &quot;::&quot;; [.H523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LineSpacing" table:formula="of:=SUBSTITUTE(SUBSTITUTE(SUBSTITUTE((COM.MICROSOFT.CONCAT(&quot;k&quot;; [.B523])); &quot; &quot;; &quot;&quot;); &quot;/&quot;; &quot;&quot;); &quot;-&quot;; &quot;&quot;)" table:style-name="ce46">
            <text:p>kIroningLineSpacing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speed</text:p>
          </table:table-cell>
          <table:table-cell office:value-type="string" table:style-name="ce46">
            <text:p>Ironing Speed</text:p>
          </table:table-cell>
          <table:table-cell office:value-type="string" table:style-name="ce46">
            <text:p>speed</text:p>
          </table:table-cell>
          <table:table-cell office:value-type="string" table:style-name="ce46">
            <text:p>Speed for the ironing paths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4]; &quot;::&quot;; [.H524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Speed" table:formula="of:=SUBSTITUTE(SUBSTITUTE(SUBSTITUTE((COM.MICROSOFT.CONCAT(&quot;k&quot;; [.B524])); &quot; &quot;; &quot;&quot;); &quot;/&quot;; &quot;&quot;); &quot;-&quot;; &quot;&quot;)" table:style-name="ce46">
            <text:p>kIroning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extruder_speed</text:p>
          </table:table-cell>
          <table:table-cell office:value-type="string" table:style-name="ce46">
            <text:p>Ironing Extruder Speed</text:p>
          </table:table-cell>
          <table:table-cell office:value-type="string" table:style-name="ce46">
            <text:p>rpm</text:p>
          </table:table-cell>
          <table:table-cell office:value-type="string" table:style-name="ce46">
            <text:p>Extruder speed for the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5]; &quot;::&quot;; [.H525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ExtruderSpeed" table:formula="of:=SUBSTITUTE(SUBSTITUTE(SUBSTITUTE((COM.MICROSOFT.CONCAT(&quot;k&quot;; [.B525])); &quot; &quot;; &quot;&quot;); &quot;/&quot;; &quot;&quot;); &quot;-&quot;; &quot;&quot;)" table:style-name="ce46">
            <text:p>kIroningExtruderSpeed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angle</text:p>
          </table:table-cell>
          <table:table-cell office:value-type="string" table:style-name="ce46">
            <text:p>Ironing Angle</text:p>
          </table:table-cell>
          <table:table-cell office:value-type="string" table:style-name="ce46">
            <text:p>angle</text:p>
          </table:table-cell>
          <table:table-cell office:value-type="string" table:style-name="ce46">
            <text:p>Sets the angle for ironing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6]; &quot;::&quot;; [.H526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Angle" table:formula="of:=SUBSTITUTE(SUBSTITUTE(SUBSTITUTE((COM.MICROSOFT.CONCAT(&quot;k&quot;; [.B526])); &quot; &quot;; &quot;&quot;); &quot;/&quot;; &quot;&quot;); &quot;-&quot;; &quot;&quot;)" table:style-name="ce46">
            <text:p>kIroningAngle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6">
            <text:p>ironing_inset_width</text:p>
          </table:table-cell>
          <table:table-cell office:value-type="string" table:style-name="ce46">
            <text:p>Ironing Inset Width (% of Bead Width)</text:p>
          </table:table-cell>
          <table:table-cell office:value-type="string" table:style-name="ce46">
            <text:p>percentage</text:p>
          </table:table-cell>
          <table:table-cell office:value-type="string" table:style-name="ce46">
            <text:p>Inset width as percent of bead width</text:p>
          </table:table-cell>
          <table:table-cell office:value-type="string" table:style-name="ce46">
            <text:p>{"AND": [{"infill": true}, {"ironing": true}, {"OR":[{"infill_pattern": 0}, {"infill_pattern": 1}]}]}</text:p>
          </table:table-cell>
          <table:table-cell table:style-name="ce46"/>
          <table:table-cell office:value-type="float" office:value="0" table:style-name="ce46">
            <text:p>0</text:p>
          </table:table-cell>
          <table:table-cell office:value-type="string" table:style-name="ce46">
            <text:p>Ironing</text:p>
          </table:table-cell>
          <table:table-cell office:value-type="string" table:style-name="ce46">
            <text:p>Experimental</text:p>
          </table:table-cell>
          <table:table-cell office:value-type="string" office:string-value="Experimental::Ironing" table:formula="of:=SUBSTITUTE(SUBSTITUTE(SUBSTITUTE((COM.MICROSOFT.CONCAT([.I527]; &quot;::&quot;; [.H527])); &quot; &quot;; &quot;&quot;); &quot;/&quot;; &quot;&quot;); &quot;-&quot;; &quot;&quot;)" table:style-name="ce46">
            <text:p>Experimental::Ironing</text:p>
          </table:table-cell>
          <table:table-cell office:value-type="string" office:string-value="kIroningInsetWidth(%ofBeadWidth)" table:formula="of:=SUBSTITUTE(SUBSTITUTE(SUBSTITUTE((COM.MICROSOFT.CONCAT(&quot;k&quot;; [.B527])); &quot; &quot;; &quot;&quot;); &quot;/&quot;; &quot;&quot;); &quot;-&quot;; &quot;&quot;)" table:style-name="ce46">
            <text:p>kIroningInsetWidth(%ofBeadWidth)</text:p>
          </table:table-cell>
          <table:table-cell table:style-name="ce46"/>
          <table:table-cell office:value-type="string" table:style-name="ce4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enable</text:p>
          </table:table-cell>
          <table:table-cell office:value-type="string" table:style-name="ce96">
            <text:p>Enable Wire Feed Mode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wire feed commands will be added to areas identified by settings reg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8]; &quot;::&quot;; [.H528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WireFeedMode" table:formula="of:=SUBSTITUTE(SUBSTITUTE(SUBSTITUTE((COM.MICROSOFT.CONCAT(&quot;k&quot;; [.B528])); &quot; &quot;; &quot;&quot;); &quot;/&quot;; &quot;&quot;); &quot;-&quot;; &quot;&quot;)" table:style-name="ce96">
            <text:p>kEnableWireFeedMod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setting_region_mesh_split</text:p>
          </table:table-cell>
          <table:table-cell office:value-type="string" table:style-name="ce96">
            <text:p>Enable Setting Region Mesh Split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settings regions will split mesh into separate islands before calculating pathing.</text:p>
          </table:table-cell>
          <table:table-cell table:number-columns-repeated="2"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29]; &quot;::&quot;; [.H529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SettingRegionMeshSplit" table:formula="of:=SUBSTITUTE(SUBSTITUTE(SUBSTITUTE((COM.MICROSOFT.CONCAT(&quot;k&quot;; [.B529])); &quot; &quot;; &quot;&quot;); &quot;/&quot;; &quot;&quot;); &quot;-&quot;; &quot;&quot;)" table:style-name="ce96">
            <text:p>kEnableSettingRegionMeshSplit</text:p>
          </table:table-cell>
          <table:table-cell table:style-name="ce96"/>
          <table:table-cell office:value-type="string" table:style-name="ce96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initial_travel</text:p>
          </table:table-cell>
          <table:table-cell office:value-type="string" table:style-name="ce96">
            <text:p>Initial Travel Velocity</text:p>
          </table:table-cell>
          <table:table-cell office:value-type="string" table:style-name="ce96">
            <text:p>speed</text:p>
          </table:table-cell>
          <table:table-cell office:value-type="string" table:style-name="ce96">
            <text:p>Velocity for first travel that moves to start of wire feed sequence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0]; &quot;::&quot;; [.H530])); &quot; &quot;; &quot;&quot;); &quot;/&quot;; &quot;&quot;); &quot;-&quot;; &quot;&quot;)" table:style-name="ce96">
            <text:p>Experimental::WireFeed</text:p>
          </table:table-cell>
          <table:table-cell office:value-type="string" office:string-value="kInitialTravelVelocity" table:formula="of:=SUBSTITUTE(SUBSTITUTE(SUBSTITUTE((COM.MICROSOFT.CONCAT(&quot;k&quot;; [.B530])); &quot; &quot;; &quot;&quot;); &quot;/&quot;; &quot;&quot;); &quot;-&quot;; &quot;&quot;)" table:style-name="ce96">
            <text:p>kInitialTravelVelocity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enable</text:p>
          </table:table-cell>
          <table:table-cell office:value-type="string" table:style-name="ce96">
            <text:p>Enable Anchor</text:p>
          </table:table-cell>
          <table:table-cell office:value-type="string" table:style-name="ce96">
            <text:p>boolean</text:p>
          </table:table-cell>
          <table:table-cell office:value-type="string" table:style-name="ce96">
            <text:p>If selected, anchors will be programmatically generated around designated wire feed locations</text:p>
          </table:table-cell>
          <table:table-cell office:value-type="string" table:style-name="ce96">
            <text:p>{"wire_feed_enable":true}</text:p>
          </table:table-cell>
          <table:table-cell table:style-name="ce96"/>
          <table:table-cell office:value-type="string" table:style-name="ce96">
            <text:p>false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1]; &quot;::&quot;; [.H531])); &quot; &quot;; &quot;&quot;); &quot;/&quot;; &quot;&quot;); &quot;-&quot;; &quot;&quot;)" table:style-name="ce96">
            <text:p>Experimental::WireFeed</text:p>
          </table:table-cell>
          <table:table-cell office:value-type="string" office:string-value="kEnableAnchor" table:formula="of:=SUBSTITUTE(SUBSTITUTE(SUBSTITUTE((COM.MICROSOFT.CONCAT(&quot;k&quot;; [.B531])); &quot; &quot;; &quot;&quot;); &quot;/&quot;; &quot;&quot;); &quot;-&quot;; &quot;&quot;)" table:style-name="ce96">
            <text:p>kEnableAnchor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width</text:p>
          </table:table-cell>
          <table:table-cell office:value-type="string" table:style-name="ce96">
            <text:p>Anchor Width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Width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2]; &quot;::&quot;; [.H532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Width" table:formula="of:=SUBSTITUTE(SUBSTITUTE(SUBSTITUTE((COM.MICROSOFT.CONCAT(&quot;k&quot;; [.B532])); &quot; &quot;; &quot;&quot;); &quot;/&quot;; &quot;&quot;); &quot;-&quot;; &quot;&quot;)" table:style-name="ce96">
            <text:p>kAnchorWidth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height</text:p>
          </table:table-cell>
          <table:table-cell office:value-type="string" table:style-name="ce96">
            <text:p>Anchor Height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Height of anchor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3]; &quot;::&quot;; [.H533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Height" table:formula="of:=SUBSTITUTE(SUBSTITUTE(SUBSTITUTE((COM.MICROSOFT.CONCAT(&quot;k&quot;; [.B533])); &quot; &quot;; &quot;&quot;); &quot;/&quot;; &quot;&quot;); &quot;-&quot;; &quot;&quot;)" table:style-name="ce96">
            <text:p>kAnchorHeight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object_distance_left</text:p>
          </table:table-cell>
          <table:table-cell office:value-type="string" table:style-name="ce96">
            <text:p>Anchor Separation Distance (Lef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first anchor on the lef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4]; &quot;::&quot;; [.H534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LeftSide)" table:formula="of:=SUBSTITUTE(SUBSTITUTE(SUBSTITUTE((COM.MICROSOFT.CONCAT(&quot;k&quot;; [.B534])); &quot; &quot;; &quot;&quot;); &quot;/&quot;; &quot;&quot;); &quot;-&quot;; &quot;&quot;)" table:style-name="ce96">
            <text:p>kAnchorSeparationDistance(Lef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anchor_object_distance_right</text:p>
          </table:table-cell>
          <table:table-cell office:value-type="string" table:style-name="ce96">
            <text:p>Anchor Separation Distance (Right Side)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between bounding rectangles of object and second anchor on the right</text:p>
          </table:table-cell>
          <table:table-cell office:value-type="string" table:style-name="ce96">
            <text:p>{"AND": [{"wire_feed_enable": true}, {"anchor_enable": true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5]; &quot;::&quot;; [.H535])); &quot; &quot;; &quot;&quot;); &quot;/&quot;; &quot;&quot;); &quot;-&quot;; &quot;&quot;)" table:style-name="ce96">
            <text:p>Experimental::WireFeed</text:p>
          </table:table-cell>
          <table:table-cell office:value-type="string" office:string-value="kAnchorSeparationDistance(RightSide)" table:formula="of:=SUBSTITUTE(SUBSTITUTE(SUBSTITUTE((COM.MICROSOFT.CONCAT(&quot;k&quot;; [.B535])); &quot; &quot;; &quot;&quot;); &quot;/&quot;; &quot;&quot;); &quot;-&quot;; &quot;&quot;)" table:style-name="ce96">
            <text:p>kAnchorSeparationDistance(RightSide)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cutoff_distance</text:p>
          </table:table-cell>
          <table:table-cell office:value-type="string" table:style-name="ce96">
            <text:p>Wire Cutoff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Distance from the end of the path when wire feed is disabled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6]; &quot;::&quot;; [.H536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CutoffDistance" table:formula="of:=SUBSTITUTE(SUBSTITUTE(SUBSTITUTE((COM.MICROSOFT.CONCAT(&quot;k&quot;; [.B536])); &quot; &quot;; &quot;&quot;); &quot;/&quot;; &quot;&quot;); &quot;-&quot;; &quot;&quot;)" table:style-name="ce96">
            <text:p>kWireCutoff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stickout_distance</text:p>
          </table:table-cell>
          <table:table-cell office:value-type="string" table:style-name="ce96">
            <text:p>Wire Stickou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before turning the polymer extruder on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7]; &quot;::&quot;; [.H537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StickoutDistance" table:formula="of:=SUBSTITUTE(SUBSTITUTE(SUBSTITUTE((COM.MICROSOFT.CONCAT(&quot;k&quot;; [.B537])); &quot; &quot;; &quot;&quot;); &quot;/&quot;; &quot;&quot;); &quot;-&quot;; &quot;&quot;)" table:style-name="ce96">
            <text:p>kWireStickou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6">
            <text:p>wire_feed_prestart_distance</text:p>
          </table:table-cell>
          <table:table-cell office:value-type="string" table:style-name="ce96">
            <text:p>Wire Prestart Distance</text:p>
          </table:table-cell>
          <table:table-cell office:value-type="string" table:style-name="ce96">
            <text:p>distance</text:p>
          </table:table-cell>
          <table:table-cell office:value-type="string" table:style-name="ce96">
            <text:p>Length of wire to extrude to establish wire feed in bead at start.</text:p>
          </table:table-cell>
          <table:table-cell office:value-type="string" table:style-name="ce96">
            <text:p>{"AND": [{"wire_feed_enable": true}, {"syntax": 10}]}</text:p>
          </table:table-cell>
          <table:table-cell table:style-name="ce96"/>
          <table:table-cell office:value-type="float" office:value="0" table:style-name="ce96">
            <text:p>0</text:p>
          </table:table-cell>
          <table:table-cell office:value-type="string" table:style-name="ce96">
            <text:p>Wire Feed</text:p>
          </table:table-cell>
          <table:table-cell office:value-type="string" table:style-name="ce96">
            <text:p>Experimental</text:p>
          </table:table-cell>
          <table:table-cell office:value-type="string" office:string-value="Experimental::WireFeed" table:formula="of:=SUBSTITUTE(SUBSTITUTE(SUBSTITUTE((COM.MICROSOFT.CONCAT([.I538]; &quot;::&quot;; [.H538])); &quot; &quot;; &quot;&quot;); &quot;/&quot;; &quot;&quot;); &quot;-&quot;; &quot;&quot;)" table:style-name="ce96">
            <text:p>Experimental::WireFeed</text:p>
          </table:table-cell>
          <table:table-cell office:value-type="string" office:string-value="kWirePrestartDistance" table:formula="of:=SUBSTITUTE(SUBSTITUTE(SUBSTITUTE((COM.MICROSOFT.CONCAT(&quot;k&quot;; [.B538])); &quot; &quot;; &quot;&quot;); &quot;/&quot;; &quot;&quot;); &quot;-&quot;; &quot;&quot;)" table:style-name="ce96">
            <text:p>kWirePrestartDistance</text:p>
          </table:table-cell>
          <table:table-cell table:style-name="ce96"/>
          <table:table-cell office:value-type="string" table:style-name="ce96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dditional_meld_output</text:p>
          </table:table-cell>
          <table:table-cell office:value-type="string" table:style-name="ce97">
            <text:p>Enable Mel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companion file csv output for Meld syntax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39]; &quot;::&quot;; [.H539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CompanionFileOutput" table:formula="of:=SUBSTITUTE(SUBSTITUTE(SUBSTITUTE((COM.MICROSOFT.CONCAT(&quot;k&quot;; [.B539])); &quot; &quot;; &quot;&quot;); &quot;/&quot;; &quot;&quot;); &quot;-&quot;; &quot;&quot;)" table:style-name="ce97">
            <text:p>kEnableMel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meld_discrete_feed_commands</text:p>
          </table:table-cell>
          <table:table-cell office:value-type="string" table:style-name="ce97">
            <text:p>Enable Meld Discrete Feed Commands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Uses discrete feed commands for g-code output</text:p>
          </table:table-cell>
          <table:table-cell office:value-type="string" table:style-name="ce97">
            <text:p>{"syntax": 25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0]; &quot;::&quot;; [.H540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eldDiscreteFeedCommands" table:formula="of:=SUBSTITUTE(SUBSTITUTE(SUBSTITUTE((COM.MICROSOFT.CONCAT(&quot;k&quot;; [.B540])); &quot; &quot;; &quot;&quot;); &quot;/&quot;; &quot;&quot;); &quot;-&quot;; &quot;&quot;)" table:style-name="ce97">
            <text:p>kEnableMeldDiscreteFeedCommands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tormach_file_output</text:p>
          </table:table-cell>
          <table:table-cell office:value-type="string" table:style-name="ce97">
            <text:p>Enable Tormach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Tormach will be created.</text:p>
          </table:table-cell>
          <table:table-cell office:value-type="string" table:style-name="ce97">
            <text:p>{"syntax": 28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1]; &quot;::&quot;; [.H541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TormachFileOutput" table:formula="of:=SUBSTITUTE(SUBSTITUTE(SUBSTITUTE((COM.MICROSOFT.CONCAT(&quot;k&quot;; [.B541])); &quot; &quot;; &quot;&quot;); &quot;/&quot;; &quot;&quot;); &quot;-&quot;; &quot;&quot;)" table:style-name="ce97">
            <text:p>kEnableTormach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tormach_mode</text:p>
          </table:table-cell>
          <table:table-cell office:value-type="string" table:style-name="ce97">
            <text:p>Tormach Print Mode</text:p>
          </table:table-cell>
          <table:table-cell office:value-type="string" table:style-name="ce97">
            <text:p>enumeration</text:p>
          </table:table-cell>
          <table:table-cell office:value-type="string" table:style-name="ce97">
            <text:p>Select the welder print mode for the Tormach system.</text:p>
          </table:table-cell>
          <table:table-cell office:value-type="string" table:style-name="ce97">
            <text:p>{"syntax": 28}</text:p>
          </table:table-cell>
          <table:table-cell office:value-type="string" table:style-name="ce97">
            <text:p>Mode_21, Mode_40, Mode_102, Mode_274, Mode_509</text:p>
          </table:table-cell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2]; &quot;::&quot;; [.H542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TormachPrintMode" table:formula="of:=SUBSTITUTE(SUBSTITUTE(SUBSTITUTE((COM.MICROSOFT.CONCAT(&quot;k&quot;; [.B542])); &quot; &quot;; &quot;&quot;); &quot;/&quot;; &quot;&quot;); &quot;-&quot;; &quot;&quot;)" table:style-name="ce97">
            <text:p>kTormachPrintMode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ml3d_file_output</text:p>
          </table:table-cell>
          <table:table-cell office:value-type="string" table:style-name="ce97">
            <text:p>Enable AML3D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AML3D will be created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3]; &quot;::&quot;; [.H543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AML3DCompanionFileOutput" table:formula="of:=SUBSTITUTE(SUBSTITUTE(SUBSTITUTE((COM.MICROSOFT.CONCAT(&quot;k&quot;; [.B543])); &quot; &quot;; &quot;&quot;); &quot;/&quot;; &quot;&quot;); &quot;-&quot;; &quot;&quot;)" table:style-name="ce97">
            <text:p>kEnableAML3D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ml3d_weave_length</text:p>
          </table:table-cell>
          <table:table-cell office:value-type="string" table:style-name="ce97">
            <text:p>AML3D Weave Leng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Wave length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4]; &quot;::&quot;; [.H544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Length" table:formula="of:=SUBSTITUTE(SUBSTITUTE(SUBSTITUTE((COM.MICROSOFT.CONCAT(&quot;k&quot;; [.B544])); &quot; &quot;; &quot;&quot;); &quot;/&quot;; &quot;&quot;); &quot;-&quot;; &quot;&quot;)" table:style-name="ce97">
            <text:p>kAML3DWeaveLeng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aml3d_weave_width</text:p>
          </table:table-cell>
          <table:table-cell office:value-type="string" table:style-name="ce97">
            <text:p>AML3D Weave Width</text:p>
          </table:table-cell>
          <table:table-cell office:value-type="string" table:style-name="ce97">
            <text:p>distance</text:p>
          </table:table-cell>
          <table:table-cell office:value-type="string" table:style-name="ce97">
            <text:p>Amplitude of the weave patten.</text:p>
          </table:table-cell>
          <table:table-cell office:value-type="string" table:style-name="ce97">
            <text:p>{"syntax": 29}</text:p>
          </table:table-cell>
          <table:table-cell table:style-name="ce97"/>
          <table:table-cell office:value-type="float" office:value="0" table:style-name="ce97">
            <text:p>0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5]; &quot;::&quot;; [.H545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AML3DWeaveWidth" table:formula="of:=SUBSTITUTE(SUBSTITUTE(SUBSTITUTE((COM.MICROSOFT.CONCAT(&quot;k&quot;; [.B545])); &quot; &quot;; &quot;&quot;); &quot;/&quot;; &quot;&quot;); &quot;-&quot;; &quot;&quot;)" table:style-name="ce97">
            <text:p>kAML3DWeaveWidth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sandia_file_output</text:p>
          </table:table-cell>
          <table:table-cell office:value-type="string" table:style-name="ce97">
            <text:p>Enable Sandia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Modified output file format for Sandia will be created.</text:p>
          </table:table-cell>
          <table:table-cell office:value-type="string" table:style-name="ce97">
            <text:p>{"syntax": 3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6]; &quot;::&quot;; [.H546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SandiaCompanionFileOutput" table:formula="of:=SUBSTITUTE(SUBSTITUTE(SUBSTITUTE((COM.MICROSOFT.CONCAT(&quot;k&quot;; [.B546])); &quot; &quot;; &quot;&quot;); &quot;/&quot;; &quot;&quot;); &quot;-&quot;; &quot;&quot;)" table:style-name="ce97">
            <text:p>kEnableSandia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marlin_file_output</text:p>
          </table:table-cell>
          <table:table-cell office:value-type="string" table:style-name="ce97">
            <text:p>Enable Marlin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Additional output file format to be used for simulation.</text:p>
          </table:table-cell>
          <table:table-cell office:value-type="string" table:style-name="ce97">
            <text:p>{"syntax": 11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7]; &quot;::&quot;; [.H547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MarlinCompanionFileOutput" table:formula="of:=SUBSTITUTE(SUBSTITUTE(SUBSTITUTE((COM.MICROSOFT.CONCAT(&quot;k&quot;; [.B547])); &quot; &quot;; &quot;&quot;); &quot;/&quot;; &quot;&quot;); &quot;-&quot;; &quot;&quot;)" table:style-name="ce97">
            <text:p>kEnableMarlin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marlin_include_travels</text:p>
          </table:table-cell>
          <table:table-cell office:value-type="string" table:style-name="ce97">
            <text:p>Include Travel Flag for Marlin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If enabled, a 9th column will be added to the Marlin companion file that signifies if the move is a travel. If disabled, travels are included but without the ninth column in the output.</text:p>
          </table:table-cell>
          <table:table-cell office:value-type="string" table:style-name="ce97">
            <text:p>{"marlin_file_output": true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8]; &quot;::&quot;; [.H548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IncludeTravelFlagforMarlinOutput" table:formula="of:=SUBSTITUTE(SUBSTITUTE(SUBSTITUTE((COM.MICROSOFT.CONCAT(&quot;k&quot;; [.B548])); &quot; &quot;; &quot;&quot;); &quot;/&quot;; &quot;&quot;); &quot;-&quot;; &quot;&quot;)" table:style-name="ce97">
            <text:p>kIncludeTravelFlagforMarlin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7">
            <text:p>simulation_file_output</text:p>
          </table:table-cell>
          <table:table-cell office:value-type="string" table:style-name="ce97">
            <text:p>Enable Simulation Companion File Output</text:p>
          </table:table-cell>
          <table:table-cell office:value-type="string" table:style-name="ce97">
            <text:p>boolean</text:p>
          </table:table-cell>
          <table:table-cell office:value-type="string" table:style-name="ce97">
            <text:p>If enabled, a text file listing timestamp, coordinates, and extrusion on/off will be generated for use with ABAQUS. Works with Cincinnati and Marlin Pellet.</text:p>
          </table:table-cell>
          <table:table-cell office:value-type="string" table:style-name="ce97">
            <text:p>{"OR": [{"syntax": 1}, {"syntax": 12}]}</text:p>
          </table:table-cell>
          <table:table-cell table:style-name="ce97"/>
          <table:table-cell office:value-type="string" table:style-name="ce97">
            <text:p>false</text:p>
          </table:table-cell>
          <table:table-cell office:value-type="string" table:style-name="ce97">
            <text:p>File Output</text:p>
          </table:table-cell>
          <table:table-cell office:value-type="string" table:style-name="ce97">
            <text:p>Experimental</text:p>
          </table:table-cell>
          <table:table-cell office:value-type="string" office:string-value="Experimental::FileOutput" table:formula="of:=SUBSTITUTE(SUBSTITUTE(SUBSTITUTE((COM.MICROSOFT.CONCAT([.I549]; &quot;::&quot;; [.H549])); &quot; &quot;; &quot;&quot;); &quot;/&quot;; &quot;&quot;); &quot;-&quot;; &quot;&quot;)" table:style-name="ce97">
            <text:p>Experimental::FileOutput</text:p>
          </table:table-cell>
          <table:table-cell office:value-type="string" office:string-value="kEnableSimulationCompanionFileOutput" table:formula="of:=SUBSTITUTE(SUBSTITUTE(SUBSTITUTE((COM.MICROSOFT.CONCAT(&quot;k&quot;; [.B549])); &quot; &quot;; &quot;&quot;); &quot;/&quot;; &quot;&quot;); &quot;-&quot;; &quot;&quot;)" table:style-name="ce97">
            <text:p>kEnableSimulationCompanionFileOutput</text:p>
          </table:table-cell>
          <table:table-cell table:style-name="ce97"/>
          <table:table-cell office:value-type="string" table:style-name="ce97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8">
            <text:p>rotation_origin_offset_x</text:p>
          </table:table-cell>
          <table:table-cell office:value-type="string" table:style-name="ce98">
            <text:p>Rotational Origin X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X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50]; &quot;::&quot;; [.H550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XOffset" table:formula="of:=SUBSTITUTE(SUBSTITUTE(SUBSTITUTE((COM.MICROSOFT.CONCAT(&quot;k&quot;; [.B550])); &quot; &quot;; &quot;&quot;); &quot;/&quot;; &quot;&quot;); &quot;-&quot;; &quot;&quot;)" table:style-name="ce98">
            <text:p>kRotationalOriginX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98">
            <text:p>rotation_origin_offset_y</text:p>
          </table:table-cell>
          <table:table-cell office:value-type="string" table:style-name="ce98">
            <text:p>Rotational Origin Y Offset</text:p>
          </table:table-cell>
          <table:table-cell office:value-type="string" table:style-name="ce98">
            <text:p>location</text:p>
          </table:table-cell>
          <table:table-cell office:value-type="string" table:style-name="ce98">
            <text:p>Offset Y position of origin for rotation E1</text:p>
          </table:table-cell>
          <table:table-cell office:value-type="string" table:style-name="ce98">
            <text:p>{"supports_E2":true}</text:p>
          </table:table-cell>
          <table:table-cell table:style-name="ce98"/>
          <table:table-cell office:value-type="float" office:value="0" table:style-name="ce99">
            <text:p>0</text:p>
          </table:table-cell>
          <table:table-cell office:value-type="string" table:style-name="ce98">
            <text:p>Rotational Origin</text:p>
          </table:table-cell>
          <table:table-cell office:value-type="string" table:style-name="ce98">
            <text:p>Experimental</text:p>
          </table:table-cell>
          <table:table-cell office:value-type="string" office:string-value="Experimental::RotationalOrigin" table:formula="of:=SUBSTITUTE(SUBSTITUTE(SUBSTITUTE((COM.MICROSOFT.CONCAT([.I551]; &quot;::&quot;; [.H551])); &quot; &quot;; &quot;&quot;); &quot;/&quot;; &quot;&quot;); &quot;-&quot;; &quot;&quot;)" table:style-name="ce98">
            <text:p>Experimental::RotationalOrigin</text:p>
          </table:table-cell>
          <table:table-cell office:value-type="string" office:string-value="kRotationalOriginYOffset" table:formula="of:=SUBSTITUTE(SUBSTITUTE(SUBSTITUTE((COM.MICROSOFT.CONCAT(&quot;k&quot;; [.B551])); &quot; &quot;; &quot;&quot;); &quot;/&quot;; &quot;&quot;); &quot;-&quot;; &quot;&quot;)" table:style-name="ce98">
            <text:p>kRotationalOriginYOffset</text:p>
          </table:table-cell>
          <table:table-cell table:style-name="ce98"/>
          <table:table-cell office:value-type="string" table:style-name="ce98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enable_directed_perimeter</text:p>
          </table:table-cell>
          <table:table-cell office:value-type="string" table:style-name="ce100">
            <text:p>Enable Directed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ill be generated from a single border contour in the selected direction</text:p>
          </table:table-cell>
          <table:table-cell office:value-type="string" table:style-name="ce100">
            <text:p>{"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2]; &quot;::&quot;; [.H552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DirectedPerimeters" table:formula="of:=SUBSTITUTE(SUBSTITUTE(SUBSTITUTE((COM.MICROSOFT.CONCAT(&quot;k&quot;; [.B552])); &quot; &quot;; &quot;&quot;); &quot;/&quot;; &quot;&quot;); &quot;-&quot;; &quot;&quot;)" table:style-name="ce100">
            <text:p>kEnableDirected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generation_direction</text:p>
          </table:table-cell>
          <table:table-cell office:value-type="string" table:style-name="ce100">
            <text:p>Generation Direction</text:p>
          </table:table-cell>
          <table:table-cell office:value-type="string" table:style-name="ce100">
            <text:p>enumeration</text:p>
          </table:table-cell>
          <table:table-cell office:value-type="string" table:style-name="ce100">
            <text:p>Perimeters will be generated outward/inward from the inner/outermost border contour</text:p>
          </table:table-cell>
          <table:table-cell office:value-type="string" table:style-name="ce100">
            <text:p>{"enable_directed_perimeter":true}</text:p>
          </table:table-cell>
          <table:table-cell office:value-type="string" table:style-name="ce100">
            <text:p>Outward, Inward</text:p>
          </table:table-cell>
          <table:table-cell office:value-type="float" office:value="0" table:style-name="ce100">
            <text:p>0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3]; &quot;::&quot;; [.H553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GenerationDirection" table:formula="of:=SUBSTITUTE(SUBSTITUTE(SUBSTITUTE((COM.MICROSOFT.CONCAT(&quot;k&quot;; [.B553])); &quot; &quot;; &quot;&quot;); &quot;/&quot;; &quot;&quot;); &quot;-&quot;; &quot;&quot;)" table:style-name="ce100">
            <text:p>kGenerationDirection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enable_discard_bulging_perimeter</text:p>
          </table:table-cell>
          <table:table-cell office:value-type="string" table:style-name="ce100">
            <text:p>Discard Bulging Perimeter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perimeters which bulge outside the border geometry will be discarded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4]; &quot;::&quot;; [.H554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DiscardBulgingPerimeters" table:formula="of:=SUBSTITUTE(SUBSTITUTE(SUBSTITUTE((COM.MICROSOFT.CONCAT(&quot;k&quot;; [.B554])); &quot; &quot;; &quot;&quot;); &quot;/&quot;; &quot;&quot;); &quot;-&quot;; &quot;&quot;)" table:style-name="ce100">
            <text:p>kDiscardBulgingPerimeters</text:p>
          </table:table-cell>
          <table:table-cell table:style-name="ce100"/>
          <table:table-cell office:value-type="string" table:style-name="ce100">
            <text:p>tru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00">
            <text:p>enable_layer_spiralization</text:p>
          </table:table-cell>
          <table:table-cell office:value-type="string" table:style-name="ce100">
            <text:p>Enable Layer Spiralizations</text:p>
          </table:table-cell>
          <table:table-cell office:value-type="string" table:style-name="ce100">
            <text:p>boolean</text:p>
          </table:table-cell>
          <table:table-cell office:value-type="string" table:style-name="ce100">
            <text:p>If selected, the paths of each layer will be spiralized and connected to those above and below</text:p>
          </table:table-cell>
          <table:table-cell office:value-type="string" table:style-name="ce100">
            <text:p>{"enable_directed_perimeter":true}</text:p>
          </table:table-cell>
          <table:table-cell table:style-name="ce100"/>
          <table:table-cell office:value-type="string" table:style-name="ce100">
            <text:p>false</text:p>
          </table:table-cell>
          <table:table-cell office:value-type="string" table:style-name="ce100">
            <text:p>Directed Perimeter</text:p>
          </table:table-cell>
          <table:table-cell office:value-type="string" table:style-name="ce100">
            <text:p>Experimental</text:p>
          </table:table-cell>
          <table:table-cell office:value-type="string" office:string-value="Experimental::DirectedPerimeter" table:formula="of:=SUBSTITUTE(SUBSTITUTE(SUBSTITUTE((COM.MICROSOFT.CONCAT([.I555]; &quot;::&quot;; [.H555])); &quot; &quot;; &quot;&quot;); &quot;/&quot;; &quot;&quot;); &quot;-&quot;; &quot;&quot;)" table:style-name="ce100">
            <text:p>Experimental::DirectedPerimeter</text:p>
          </table:table-cell>
          <table:table-cell office:value-type="string" office:string-value="kEnableLayerSpiralizations" table:formula="of:=SUBSTITUTE(SUBSTITUTE(SUBSTITUTE((COM.MICROSOFT.CONCAT(&quot;k&quot;; [.B555])); &quot; &quot;; &quot;&quot;); &quot;/&quot;; &quot;&quot;); &quot;-&quot;; &quot;&quot;)" table:style-name="ce100">
            <text:p>kEnableLayerSpiralizations</text:p>
          </table:table-cell>
          <table:table-cell table:style-name="ce100"/>
          <table:table-cell office:value-type="string" table:style-name="ce100">
            <text:p>fals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0">
            <text:p>image_resolution_x</text:p>
          </table:table-cell>
          <table:table-cell office:value-type="string" table:style-name="ce80">
            <text:p>Image Resolution X</text:p>
          </table:table-cell>
          <table:table-cell office:value-type="string" table:style-name="ce80">
            <text:p>distance</text:p>
          </table:table-cell>
          <table:table-cell office:value-type="string" table:style-name="ce80">
            <text:p>Resolution in x dimension of images created using the image kernel</text:p>
          </table:table-cell>
          <table:table-cell office:value-type="string" table:style-name="ce80">
            <text:p>{"slicer_type":9}</text:p>
          </table:table-cell>
          <table:table-cell table:style-name="ce80"/>
          <table:table-cell office:value-type="float" office:value="0" table:style-name="ce80">
            <text:p>0</text:p>
          </table:table-cell>
          <table:table-cell office:value-type="string" table:style-name="ce80">
            <text:p>Image Resolution</text:p>
          </table:table-cell>
          <table:table-cell office:value-type="string" table:style-name="ce80">
            <text:p>Experimental</text:p>
          </table:table-cell>
          <table:table-cell office:value-type="string" table:style-name="ce80">
            <text:p>Experimental::ImageResolution</text:p>
          </table:table-cell>
          <table:table-cell office:value-type="string" table:style-name="ce80">
            <text:p>kImageResolutionX</text:p>
          </table:table-cell>
          <table:table-cell table:style-name="ce80"/>
          <table:table-cell office:value-type="boolean" office:boolean-value="false" table:style-name="ce80">
            <text:p>FALSE</text:p>
          </table:table-cell>
          <table:table-cell table:number-columns-repeated="16371" table:style-name="ce101"/>
        </table:table-row>
        <table:table-row table:style-name="ro1">
          <table:table-cell office:value-type="string" table:style-name="ce80">
            <text:p>image_resolution_y</text:p>
          </table:table-cell>
          <table:table-cell office:value-type="string" table:style-name="ce80">
            <text:p>Image Resolution Y</text:p>
          </table:table-cell>
          <table:table-cell office:value-type="string" table:style-name="ce80">
            <text:p>distance</text:p>
          </table:table-cell>
          <table:table-cell office:value-type="string" table:style-name="ce80">
            <text:p>Resolution in y dimension of images created using the image kernel</text:p>
          </table:table-cell>
          <table:table-cell office:value-type="string" table:style-name="ce80">
            <text:p>{"slicer_type":9}</text:p>
          </table:table-cell>
          <table:table-cell table:style-name="ce80"/>
          <table:table-cell office:value-type="float" office:value="0" table:style-name="ce80">
            <text:p>0</text:p>
          </table:table-cell>
          <table:table-cell office:value-type="string" table:style-name="ce80">
            <text:p>Image Resolution</text:p>
          </table:table-cell>
          <table:table-cell office:value-type="string" table:style-name="ce80">
            <text:p>Experimental</text:p>
          </table:table-cell>
          <table:table-cell office:value-type="string" table:style-name="ce80">
            <text:p>Experimental::ImageResolution</text:p>
          </table:table-cell>
          <table:table-cell office:value-type="string" table:style-name="ce80">
            <text:p>kImageResolutionY</text:p>
          </table:table-cell>
          <table:table-cell table:style-name="ce80"/>
          <table:table-cell office:value-type="boolean" office:boolean-value="false" table:style-name="ce80">
            <text:p>FALSE</text:p>
          </table:table-cell>
          <table:table-cell table:number-columns-repeated="1011" table:style-name="ce80"/>
          <table:table-cell table:number-columns-repeated="15360" table:style-name="ce101"/>
        </table:table-row>
        <table:table-row table:style-name="ro1">
          <table:table-cell office:value-type="string" table:style-name="ce35">
            <text:p>cross_section_largest_gap</text:p>
          </table:table-cell>
          <table:table-cell office:value-type="string" table:style-name="ce35">
            <text:p>Largest Gap Distance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istance to allow cross-section segments to be fused together. Points closer than this distance will be considered neighbors and connected.</text:p>
          </table:table-cell>
          <table:table-cell table:number-columns-repeated="2" table:style-name="ce35"/>
          <table:table-cell office:value-type="float" office:value="2540" table:style-name="ce35">
            <text:p>2540</text:p>
          </table:table-cell>
          <table:table-cell office:value-type="string" table:style-name="ce35">
            <text:p>Cross-Sectioning</text:p>
          </table:table-cell>
          <table:table-cell office:value-type="string" table:style-name="ce35">
            <text:p>Experimental</text:p>
          </table:table-cell>
          <table:table-cell office:value-type="string" table:style-name="ce35">
            <text:p>Experimental::CrossSectioning</text:p>
          </table:table-cell>
          <table:table-cell office:value-type="string" table:style-name="ce35">
            <text:p>kLargestGapDistance</text:p>
          </table:table-cell>
          <table:table-cell table:style-name="ce35"/>
          <table:table-cell office:value-type="boolean" office:boolean-value="false" table:style-name="ce3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style-name="ro1">
          <table:table-cell office:value-type="string" table:style-name="ce35">
            <text:p>max_stitch_distance</text:p>
          </table:table-cell>
          <table:table-cell office:value-type="string" table:style-name="ce35">
            <text:p>Max Stitch Distance</text:p>
          </table:table-cell>
          <table:table-cell office:value-type="string" table:style-name="ce35">
            <text:p>distance</text:p>
          </table:table-cell>
          <table:table-cell office:value-type="string" table:style-name="ce35">
            <text:p>Distance to allow cross-section segments to be fused together if gap fails. Points closer than this distance will be considered neighbors and connected. A healing step to help guarantee no open polylines.</text:p>
          </table:table-cell>
          <table:table-cell table:number-columns-repeated="2" table:style-name="ce35"/>
          <table:table-cell office:value-type="float" office:value="25400" table:style-name="ce35">
            <text:p>25400</text:p>
          </table:table-cell>
          <table:table-cell office:value-type="string" table:style-name="ce35">
            <text:p>Cross-Sectioning</text:p>
          </table:table-cell>
          <table:table-cell office:value-type="string" table:style-name="ce35">
            <text:p>Experimental</text:p>
          </table:table-cell>
          <table:table-cell office:value-type="string" table:style-name="ce35">
            <text:p>Experimental::CrossSectioning</text:p>
          </table:table-cell>
          <table:table-cell office:value-type="string" table:style-name="ce35">
            <text:p>kMaxStitchDistance</text:p>
          </table:table-cell>
          <table:table-cell table:style-name="ce35"/>
          <table:table-cell office:value-type="boolean" office:boolean-value="false" table:style-name="ce35">
            <text:p>FALSE</text:p>
          </table:table-cell>
          <table:table-cell table:number-columns-repeated="1011" table:style-name="ce4"/>
          <table:table-cell table:number-columns-repeated="15360"/>
        </table:table-row>
        <table:table-row table:number-rows-repeated="104801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Bad_32_2" style:display-name="Excel Built-in Bad 2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Excel_32_Built-in_32_Explanatory_32_Text_32_2" style:display-name="Excel Built-in Explanatory Text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Roschli, Alex C.</meta:initial-creator>
    <dc:creator>Roschli, Alex</dc:creator>
    <meta:creation-date>2017-05-30T22:12:40Z</meta:creation-date>
    <dc:date>2024-10-02T14:41:01Z</dc:date>
    <meta:editing-cycles>26</meta:editing-cycles>
    <meta:editing-duration>PT8377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